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style:font-name="Roboto" fo:letter-spacing="normal" fo:font-style="normal" fo:font-weight="normal"/>
    </style:style>
    <style:style style:name="P2" style:family="paragraph" style:parent-style-name="Heading_20_1">
      <style:text-properties fo:font-variant="normal" fo:text-transform="none" style:font-name="Roboto" fo:letter-spacing="normal" fo:font-style="normal" fo:font-weight="normal" officeooo:rsid="00074eec" officeooo:paragraph-rsid="00074eec"/>
    </style:style>
    <style:style style:name="P3" style:family="paragraph" style:parent-style-name="Heading_20_1">
      <style:text-properties fo:font-variant="normal" fo:text-transform="none" style:font-name="Roboto" fo:letter-spacing="normal" fo:font-style="normal" fo:font-weight="normal" officeooo:rsid="0008ffc0" officeooo:paragraph-rsid="0008ffc0"/>
    </style:style>
    <style:style style:name="P4" style:family="paragraph" style:parent-style-name="Heading_20_1">
      <style:text-properties fo:font-variant="normal" fo:text-transform="none" style:font-name="Roboto" fo:letter-spacing="normal" fo:font-style="normal" fo:font-weight="normal" officeooo:rsid="0017523d" officeooo:paragraph-rsid="0017523d"/>
    </style:style>
    <style:style style:name="P5" style:family="paragraph" style:parent-style-name="Heading_20_1">
      <style:text-properties fo:font-variant="normal" fo:text-transform="none" style:font-name="Roboto" fo:letter-spacing="normal" fo:font-style="normal" fo:font-weight="normal" officeooo:rsid="0052dd3a" officeooo:paragraph-rsid="0052dd3a" style:font-style-asian="normal" style:font-weight-asian="normal" style:font-style-complex="normal" style:font-weight-complex="normal"/>
    </style:style>
    <style:style style:name="P6" style:family="paragraph" style:parent-style-name="Heading_20_1">
      <style:text-properties fo:font-variant="normal" fo:text-transform="none" style:font-name="Roboto" fo:letter-spacing="normal" fo:font-style="normal" fo:font-weight="normal" officeooo:rsid="00ab4123" officeooo:paragraph-rsid="00ab4123"/>
    </style:style>
    <style:style style:name="P7" style:family="paragraph" style:parent-style-name="Heading_20_1">
      <style:text-properties fo:font-variant="normal" fo:text-transform="none" style:font-name="Roboto" fo:letter-spacing="normal" fo:font-style="normal" fo:font-weight="normal" officeooo:paragraph-rsid="00dc3c64"/>
    </style:style>
    <style:style style:name="P8" style:family="paragraph" style:parent-style-name="Heading_20_1">
      <style:text-properties fo:font-variant="normal" fo:text-transform="none" style:font-name="Roboto" fo:letter-spacing="normal" fo:font-style="normal" fo:font-weight="normal" officeooo:paragraph-rsid="00fe43d9"/>
    </style:style>
    <style:style style:name="P9" style:family="paragraph" style:parent-style-name="Heading_20_1">
      <style:text-properties fo:font-variant="normal" fo:text-transform="none" style:font-name="Roboto" fo:letter-spacing="normal" fo:font-style="normal" fo:font-weight="normal" officeooo:rsid="0118610d" officeooo:paragraph-rsid="0118610d"/>
    </style:style>
    <style:style style:name="P10" style:family="paragraph" style:parent-style-name="Heading_20_1">
      <style:text-properties fo:font-variant="normal" fo:text-transform="none" style:font-name="Roboto" fo:letter-spacing="normal" fo:font-style="normal" fo:font-weight="normal" officeooo:rsid="012f02a0" officeooo:paragraph-rsid="012f02a0"/>
    </style:style>
    <style:style style:name="P11" style:family="paragraph" style:parent-style-name="Heading_20_1">
      <style:text-properties fo:font-variant="normal" fo:text-transform="none" style:font-name="Roboto" fo:letter-spacing="normal" fo:font-style="normal" fo:font-weight="normal" officeooo:rsid="01369cb2" officeooo:paragraph-rsid="01369cb2"/>
    </style:style>
    <style:style style:name="P12" style:family="paragraph" style:parent-style-name="Heading_20_1">
      <style:text-properties fo:font-variant="normal" fo:text-transform="none" style:font-name="Roboto" fo:letter-spacing="normal" fo:font-style="normal" fo:font-weight="normal" officeooo:rsid="00545afd" officeooo:paragraph-rsid="00545afd"/>
    </style:style>
    <style:style style:name="P13" style:family="paragraph" style:parent-style-name="Heading_20_1">
      <style:text-properties fo:font-variant="normal" fo:text-transform="none" style:font-name="Roboto" fo:letter-spacing="normal" fo:font-style="normal" fo:font-weight="normal" officeooo:rsid="0143bf8e" officeooo:paragraph-rsid="0143bf8e" style:font-weight-asian="normal" style:font-weight-complex="normal"/>
    </style:style>
    <style:style style:name="P14" style:family="paragraph" style:parent-style-name="Standard">
      <style:text-properties officeooo:rsid="00074eec" officeooo:paragraph-rsid="00074eec"/>
    </style:style>
    <style:style style:name="P15" style:family="paragraph" style:parent-style-name="Standard">
      <style:text-properties officeooo:rsid="0007e3c7" officeooo:paragraph-rsid="0007e3c7"/>
    </style:style>
    <style:style style:name="P16" style:family="paragraph" style:parent-style-name="Standard">
      <style:text-properties officeooo:rsid="0008ffc0" officeooo:paragraph-rsid="0008ffc0"/>
    </style:style>
    <style:style style:name="P17" style:family="paragraph" style:parent-style-name="Standard">
      <style:text-properties officeooo:rsid="000ab2f6" officeooo:paragraph-rsid="000ab2f6"/>
    </style:style>
    <style:style style:name="P18" style:family="paragraph" style:parent-style-name="Standard">
      <style:text-properties officeooo:rsid="000ca724" officeooo:paragraph-rsid="000ca724"/>
    </style:style>
    <style:style style:name="P19" style:family="paragraph" style:parent-style-name="Standard">
      <style:text-properties officeooo:rsid="000caab3" officeooo:paragraph-rsid="000caab3"/>
    </style:style>
    <style:style style:name="P20" style:family="paragraph" style:parent-style-name="Standard">
      <style:text-properties officeooo:rsid="000d093a" officeooo:paragraph-rsid="000d093a"/>
    </style:style>
    <style:style style:name="P21" style:family="paragraph" style:parent-style-name="Standard">
      <style:text-properties officeooo:rsid="000f2c16" officeooo:paragraph-rsid="000f2c16"/>
    </style:style>
    <style:style style:name="P22" style:family="paragraph" style:parent-style-name="Standard">
      <style:text-properties officeooo:rsid="000f3bcd" officeooo:paragraph-rsid="000f3bcd"/>
    </style:style>
    <style:style style:name="P23" style:family="paragraph" style:parent-style-name="Standard">
      <style:text-properties officeooo:rsid="001056d5" officeooo:paragraph-rsid="001056d5"/>
    </style:style>
    <style:style style:name="P24" style:family="paragraph" style:parent-style-name="Standard">
      <style:text-properties officeooo:rsid="0012bfe2" officeooo:paragraph-rsid="0012bfe2"/>
    </style:style>
    <style:style style:name="P25" style:family="paragraph" style:parent-style-name="Standard">
      <style:text-properties officeooo:rsid="001523ef" officeooo:paragraph-rsid="001523ef"/>
    </style:style>
    <style:style style:name="P26" style:family="paragraph" style:parent-style-name="Standard">
      <style:text-properties officeooo:rsid="001675ed" officeooo:paragraph-rsid="001675ed"/>
    </style:style>
    <style:style style:name="P27" style:family="paragraph" style:parent-style-name="Standard">
      <style:text-properties officeooo:rsid="0017523d" officeooo:paragraph-rsid="0017523d"/>
    </style:style>
    <style:style style:name="P28" style:family="paragraph" style:parent-style-name="Standard">
      <style:text-properties officeooo:rsid="00180c1e" officeooo:paragraph-rsid="00180c1e"/>
    </style:style>
    <style:style style:name="P29" style:family="paragraph" style:parent-style-name="Standard">
      <style:text-properties officeooo:rsid="0018639c" officeooo:paragraph-rsid="0018639c"/>
    </style:style>
    <style:style style:name="P30" style:family="paragraph" style:parent-style-name="Standard">
      <style:text-properties officeooo:rsid="0018639c" officeooo:paragraph-rsid="001a3542"/>
    </style:style>
    <style:style style:name="P31" style:family="paragraph" style:parent-style-name="Standard">
      <style:text-properties officeooo:rsid="001a3542" officeooo:paragraph-rsid="001a3542"/>
    </style:style>
    <style:style style:name="P32" style:family="paragraph" style:parent-style-name="Standard">
      <style:text-properties officeooo:rsid="001b47be" officeooo:paragraph-rsid="001b47be"/>
    </style:style>
    <style:style style:name="P33" style:family="paragraph" style:parent-style-name="Standard">
      <style:text-properties officeooo:rsid="001d082a" officeooo:paragraph-rsid="001d082a"/>
    </style:style>
    <style:style style:name="P34" style:family="paragraph" style:parent-style-name="Standard">
      <style:text-properties officeooo:rsid="001d082a" officeooo:paragraph-rsid="001f5d75"/>
    </style:style>
    <style:style style:name="P35" style:family="paragraph" style:parent-style-name="Standard">
      <style:text-properties officeooo:rsid="001d082a" officeooo:paragraph-rsid="017b64ff"/>
    </style:style>
    <style:style style:name="P36" style:family="paragraph" style:parent-style-name="Standard">
      <style:text-properties officeooo:rsid="001d66d7" officeooo:paragraph-rsid="001d66d7"/>
    </style:style>
    <style:style style:name="P37" style:family="paragraph" style:parent-style-name="Standard">
      <style:text-properties officeooo:rsid="001f0b75" officeooo:paragraph-rsid="001f0b75"/>
    </style:style>
    <style:style style:name="P38" style:family="paragraph" style:parent-style-name="Standard">
      <style:text-properties officeooo:rsid="001f5d75" officeooo:paragraph-rsid="001f5d75"/>
    </style:style>
    <style:style style:name="P39" style:family="paragraph" style:parent-style-name="Standard">
      <style:text-properties fo:font-style="italic" officeooo:rsid="001f5d75" officeooo:paragraph-rsid="001f5d75" style:font-style-asian="italic" style:font-style-complex="italic"/>
    </style:style>
    <style:style style:name="P40" style:family="paragraph" style:parent-style-name="Standard">
      <style:text-properties fo:font-style="normal" officeooo:rsid="001f5d75" officeooo:paragraph-rsid="001f5d75" style:font-style-asian="normal" style:font-style-complex="normal"/>
    </style:style>
    <style:style style:name="P41" style:family="paragraph" style:parent-style-name="Heading_20_1">
      <style:text-properties fo:font-style="normal" officeooo:rsid="001f5d75" officeooo:paragraph-rsid="001f5d75" style:font-style-asian="normal" style:font-style-complex="normal"/>
    </style:style>
    <style:style style:name="P42" style:family="paragraph" style:parent-style-name="Standard">
      <style:text-properties fo:font-style="normal" officeooo:rsid="00214779" officeooo:paragraph-rsid="00214779" style:font-style-asian="normal" style:font-style-complex="normal"/>
    </style:style>
    <style:style style:name="P43" style:family="paragraph" style:parent-style-name="Standard">
      <style:text-properties fo:font-style="normal" officeooo:rsid="0021b43a" officeooo:paragraph-rsid="0021b43a" style:font-style-asian="normal" style:font-style-complex="normal"/>
    </style:style>
    <style:style style:name="P44" style:family="paragraph" style:parent-style-name="Standard">
      <style:text-properties fo:font-style="normal" officeooo:rsid="00222190" officeooo:paragraph-rsid="00222190" style:font-style-asian="normal" style:font-style-complex="normal"/>
    </style:style>
    <style:style style:name="P45" style:family="paragraph" style:parent-style-name="Standard">
      <style:text-properties fo:font-style="normal" officeooo:rsid="0023c83c" officeooo:paragraph-rsid="0023c83c" style:font-style-asian="normal" style:font-style-complex="normal"/>
    </style:style>
    <style:style style:name="P46" style:family="paragraph" style:parent-style-name="Standard">
      <style:text-properties fo:font-style="normal" officeooo:rsid="00256073" officeooo:paragraph-rsid="00256073" style:font-style-asian="normal" style:font-style-complex="normal"/>
    </style:style>
    <style:style style:name="P47" style:family="paragraph" style:parent-style-name="Standard">
      <style:text-properties fo:font-style="normal" officeooo:rsid="002759f2" officeooo:paragraph-rsid="002759f2" style:font-style-asian="normal" style:font-style-complex="normal"/>
    </style:style>
    <style:style style:name="P48" style:family="paragraph" style:parent-style-name="Standard">
      <style:text-properties fo:font-style="normal" officeooo:rsid="002759f2" officeooo:paragraph-rsid="0027b311" style:font-style-asian="normal" style:font-style-complex="normal"/>
    </style:style>
    <style:style style:name="P49" style:family="paragraph" style:parent-style-name="Standard">
      <style:text-properties fo:font-style="normal" officeooo:rsid="002759f2" officeooo:paragraph-rsid="0027f73a" style:font-style-asian="normal" style:font-style-complex="normal"/>
    </style:style>
    <style:style style:name="P50" style:family="paragraph" style:parent-style-name="Standard">
      <style:text-properties fo:font-style="normal" officeooo:rsid="002759f2" officeooo:paragraph-rsid="0029e8de" style:font-style-asian="normal" style:font-style-complex="normal"/>
    </style:style>
    <style:style style:name="P51" style:family="paragraph" style:parent-style-name="Standard">
      <style:text-properties fo:font-style="normal" officeooo:rsid="002759f2" officeooo:paragraph-rsid="002bc792" style:font-style-asian="normal" style:font-style-complex="normal"/>
    </style:style>
    <style:style style:name="P52" style:family="paragraph" style:parent-style-name="Standard">
      <style:text-properties fo:font-style="normal" officeooo:rsid="002759f2" officeooo:paragraph-rsid="002c0e0d" style:font-style-asian="normal" style:font-style-complex="normal"/>
    </style:style>
    <style:style style:name="P53" style:family="paragraph" style:parent-style-name="Standard">
      <style:text-properties fo:font-style="normal" officeooo:rsid="002759f2" officeooo:paragraph-rsid="002d15bb" style:font-style-asian="normal" style:font-style-complex="normal"/>
    </style:style>
    <style:style style:name="P54" style:family="paragraph" style:parent-style-name="Standard">
      <style:text-properties fo:font-style="normal" officeooo:rsid="002759f2" officeooo:paragraph-rsid="002e6e10" style:font-style-asian="normal" style:font-style-complex="normal"/>
    </style:style>
    <style:style style:name="P55" style:family="paragraph" style:parent-style-name="Standard">
      <style:text-properties fo:font-style="normal" officeooo:rsid="002759f2" officeooo:paragraph-rsid="002eb166" style:font-style-asian="normal" style:font-style-complex="normal"/>
    </style:style>
    <style:style style:name="P56" style:family="paragraph" style:parent-style-name="Standard">
      <style:text-properties fo:font-style="normal" officeooo:rsid="002759f2" officeooo:paragraph-rsid="002fbf39" style:font-style-asian="normal" style:font-style-complex="normal"/>
    </style:style>
    <style:style style:name="P57" style:family="paragraph" style:parent-style-name="Standard">
      <style:text-properties fo:font-style="normal" officeooo:rsid="002759f2" officeooo:paragraph-rsid="0033290e" style:font-style-asian="normal" style:font-style-complex="normal"/>
    </style:style>
    <style:style style:name="P58" style:family="paragraph" style:parent-style-name="Heading_20_1">
      <style:text-properties fo:font-style="normal" officeooo:rsid="002759f2" officeooo:paragraph-rsid="00347149" style:font-style-asian="normal" style:font-style-complex="normal"/>
    </style:style>
    <style:style style:name="P59" style:family="paragraph" style:parent-style-name="Standard">
      <style:text-properties fo:font-style="normal" officeooo:rsid="002759f2" officeooo:paragraph-rsid="00347149" style:font-style-asian="normal" style:font-style-complex="normal"/>
    </style:style>
    <style:style style:name="P60" style:family="paragraph" style:parent-style-name="Standard">
      <style:text-properties fo:font-style="normal" officeooo:rsid="002759f2" officeooo:paragraph-rsid="00360f0b" style:font-style-asian="normal" style:font-style-complex="normal"/>
    </style:style>
    <style:style style:name="P61" style:family="paragraph" style:parent-style-name="Standard">
      <style:text-properties fo:font-style="normal" officeooo:rsid="002759f2" officeooo:paragraph-rsid="0037c091" style:font-style-asian="normal" style:font-style-complex="normal"/>
    </style:style>
    <style:style style:name="P62" style:family="paragraph" style:parent-style-name="Standard">
      <style:text-properties fo:font-style="normal" officeooo:rsid="002759f2" officeooo:paragraph-rsid="00390868" style:font-style-asian="normal" style:font-style-complex="normal"/>
    </style:style>
    <style:style style:name="P63" style:family="paragraph" style:parent-style-name="Standard">
      <style:text-properties fo:font-style="normal" officeooo:rsid="002759f2" officeooo:paragraph-rsid="00397088" style:font-style-asian="normal" style:font-style-complex="normal"/>
    </style:style>
    <style:style style:name="P64" style:family="paragraph" style:parent-style-name="Standard">
      <style:text-properties fo:font-style="normal" officeooo:rsid="002759f2" officeooo:paragraph-rsid="003abc2d" style:font-style-asian="normal" style:font-style-complex="normal"/>
    </style:style>
    <style:style style:name="P65" style:family="paragraph" style:parent-style-name="Heading_20_1">
      <style:text-properties fo:font-style="normal" officeooo:rsid="002759f2" officeooo:paragraph-rsid="003c69c3" style:font-style-asian="normal" style:font-style-complex="normal"/>
    </style:style>
    <style:style style:name="P66" style:family="paragraph" style:parent-style-name="Standard">
      <style:text-properties fo:font-style="normal" officeooo:rsid="002759f2" officeooo:paragraph-rsid="003c69c3" style:font-style-asian="normal" style:font-style-complex="normal"/>
    </style:style>
    <style:style style:name="P67" style:family="paragraph" style:parent-style-name="Heading_20_1">
      <style:text-properties fo:font-style="normal" officeooo:rsid="002759f2" officeooo:paragraph-rsid="004354bf" style:font-style-asian="normal" style:font-style-complex="normal"/>
    </style:style>
    <style:style style:name="P68" style:family="paragraph" style:parent-style-name="Standard">
      <style:text-properties fo:font-style="normal" officeooo:rsid="002759f2" officeooo:paragraph-rsid="004354bf" style:font-style-asian="normal" style:font-style-complex="normal"/>
    </style:style>
    <style:style style:name="P69" style:family="paragraph" style:parent-style-name="Standard">
      <style:text-properties fo:font-style="normal" officeooo:rsid="002759f2" officeooo:paragraph-rsid="0042ef4b" style:font-style-asian="normal" style:font-style-complex="normal"/>
    </style:style>
    <style:style style:name="P70" style:family="paragraph" style:parent-style-name="Standard">
      <style:text-properties fo:font-style="normal" officeooo:rsid="002759f2" officeooo:paragraph-rsid="0042f10e" style:font-style-asian="normal" style:font-style-complex="normal"/>
    </style:style>
    <style:style style:name="P71" style:family="paragraph" style:parent-style-name="Standard">
      <style:text-properties fo:font-style="normal" officeooo:rsid="002759f2" officeooo:paragraph-rsid="0045135a" style:font-style-asian="normal" style:font-style-complex="normal"/>
    </style:style>
    <style:style style:name="P72" style:family="paragraph" style:parent-style-name="Standard">
      <style:text-properties fo:font-style="normal" officeooo:rsid="002759f2" officeooo:paragraph-rsid="006587ca" style:font-style-asian="normal" style:font-style-complex="normal"/>
    </style:style>
    <style:style style:name="P73" style:family="paragraph" style:parent-style-name="Standard">
      <style:text-properties fo:font-style="normal" officeooo:rsid="002759f2" officeooo:paragraph-rsid="006c67a3" style:font-style-asian="normal" style:font-style-complex="normal"/>
    </style:style>
    <style:style style:name="P74" style:family="paragraph" style:parent-style-name="Standard">
      <style:text-properties fo:font-style="normal" officeooo:rsid="002759f2" officeooo:paragraph-rsid="0079bcba" style:font-style-asian="normal" style:font-style-complex="normal"/>
    </style:style>
    <style:style style:name="P75" style:family="paragraph" style:parent-style-name="Standard">
      <style:text-properties fo:font-style="normal" officeooo:rsid="002759f2" officeooo:paragraph-rsid="0081ca7c" style:font-style-asian="normal" style:font-style-complex="normal"/>
    </style:style>
    <style:style style:name="P76" style:family="paragraph" style:parent-style-name="Standard">
      <style:text-properties fo:font-style="normal" officeooo:rsid="002759f2" officeooo:paragraph-rsid="0092152a" style:font-style-asian="normal" style:font-style-complex="normal"/>
    </style:style>
    <style:style style:name="P77" style:family="paragraph" style:parent-style-name="Standard">
      <style:text-properties fo:font-style="normal" officeooo:rsid="002759f2" officeooo:paragraph-rsid="00a1fbf8" style:font-style-asian="normal" style:font-style-complex="normal"/>
    </style:style>
    <style:style style:name="P78" style:family="paragraph" style:parent-style-name="Standard">
      <style:text-properties fo:font-style="normal" officeooo:rsid="002759f2" officeooo:paragraph-rsid="00ac15a7" style:font-style-asian="normal" style:font-style-complex="normal"/>
    </style:style>
    <style:style style:name="P79" style:family="paragraph" style:parent-style-name="Standard">
      <style:text-properties fo:font-style="normal" officeooo:rsid="002759f2" officeooo:paragraph-rsid="00beae25" style:font-style-asian="normal" style:font-style-complex="normal"/>
    </style:style>
    <style:style style:name="P80" style:family="paragraph" style:parent-style-name="Standard">
      <style:text-properties fo:font-style="normal" officeooo:rsid="002759f2" officeooo:paragraph-rsid="00cfcbfa" style:font-style-asian="normal" style:font-style-complex="normal"/>
    </style:style>
    <style:style style:name="P81" style:family="paragraph" style:parent-style-name="Standard">
      <style:text-properties fo:font-style="normal" officeooo:rsid="002759f2" officeooo:paragraph-rsid="00ddcc34" style:font-style-asian="normal" style:font-style-complex="normal"/>
    </style:style>
    <style:style style:name="P82" style:family="paragraph" style:parent-style-name="Standard">
      <style:text-properties fo:font-style="normal" officeooo:rsid="002759f2" officeooo:paragraph-rsid="00e88c32" style:font-style-asian="normal" style:font-style-complex="normal"/>
    </style:style>
    <style:style style:name="P83" style:family="paragraph" style:parent-style-name="Standard">
      <style:text-properties fo:font-style="normal" officeooo:rsid="002759f2" officeooo:paragraph-rsid="01013519" style:font-style-asian="normal" style:font-style-complex="normal"/>
    </style:style>
    <style:style style:name="P84" style:family="paragraph" style:parent-style-name="Standard">
      <style:text-properties fo:font-style="normal" officeooo:rsid="002759f2" officeooo:paragraph-rsid="0109f56f" style:font-style-asian="normal" style:font-style-complex="normal"/>
    </style:style>
    <style:style style:name="P85" style:family="paragraph" style:parent-style-name="Standard">
      <style:text-properties fo:font-style="normal" officeooo:rsid="002759f2" officeooo:paragraph-rsid="0111c45b" style:font-style-asian="normal" style:font-style-complex="normal"/>
    </style:style>
    <style:style style:name="P86" style:family="paragraph" style:parent-style-name="Standard">
      <style:text-properties fo:font-style="normal" officeooo:rsid="002759f2" officeooo:paragraph-rsid="011ed0c2" style:font-style-asian="normal" style:font-style-complex="normal"/>
    </style:style>
    <style:style style:name="P87" style:family="paragraph" style:parent-style-name="Standard">
      <style:text-properties fo:font-style="normal" officeooo:rsid="002759f2" officeooo:paragraph-rsid="0130d0bf" style:font-style-asian="normal" style:font-style-complex="normal"/>
    </style:style>
    <style:style style:name="P88" style:family="paragraph" style:parent-style-name="Standard">
      <style:text-properties fo:font-style="normal" officeooo:rsid="002759f2" officeooo:paragraph-rsid="013bbce8" style:font-style-asian="normal" style:font-style-complex="normal"/>
    </style:style>
    <style:style style:name="P89" style:family="paragraph" style:parent-style-name="Standard">
      <style:text-properties fo:font-style="normal" officeooo:rsid="002759f2" officeooo:paragraph-rsid="01453a08" style:font-style-asian="normal" style:font-style-complex="normal"/>
    </style:style>
    <style:style style:name="P90" style:family="paragraph" style:parent-style-name="Standard">
      <style:text-properties fo:font-style="normal" officeooo:rsid="002759f2" officeooo:paragraph-rsid="01522d37" style:font-style-asian="normal" style:font-style-complex="normal"/>
    </style:style>
    <style:style style:name="P91" style:family="paragraph" style:parent-style-name="Standard">
      <style:text-properties fo:font-style="normal" officeooo:rsid="002759f2" officeooo:paragraph-rsid="0164cf32" style:font-style-asian="normal" style:font-style-complex="normal"/>
    </style:style>
    <style:style style:name="P92" style:family="paragraph" style:parent-style-name="Standard">
      <style:text-properties fo:font-style="normal" officeooo:rsid="002759f2" officeooo:paragraph-rsid="016ee503" style:font-style-asian="normal" style:font-style-complex="normal"/>
    </style:style>
    <style:style style:name="P93" style:family="paragraph" style:parent-style-name="Standard">
      <style:text-properties fo:font-style="normal" officeooo:rsid="0027f73a" officeooo:paragraph-rsid="0029c695" style:font-style-asian="normal" style:font-style-complex="normal"/>
    </style:style>
    <style:style style:name="P94" style:family="paragraph" style:parent-style-name="Standard">
      <style:text-properties fo:font-style="normal" officeooo:rsid="0029c695" officeooo:paragraph-rsid="0029c695" style:font-style-asian="normal" style:font-style-complex="normal"/>
    </style:style>
    <style:style style:name="P95" style:family="paragraph" style:parent-style-name="Standard">
      <style:text-properties fo:font-style="normal" officeooo:rsid="0045135a" officeooo:paragraph-rsid="0045135a" style:font-style-asian="normal" style:font-style-complex="normal"/>
    </style:style>
    <style:style style:name="P96" style:family="paragraph" style:parent-style-name="Standard">
      <style:text-properties fo:font-style="normal" officeooo:rsid="0046df1d" officeooo:paragraph-rsid="0046df1d" style:font-style-asian="normal" style:font-style-complex="normal"/>
    </style:style>
    <style:style style:name="P97" style:family="paragraph" style:parent-style-name="Standard">
      <style:text-properties fo:font-style="normal" fo:font-weight="bold" officeooo:rsid="0021b43a" officeooo:paragraph-rsid="0021b43a" style:font-style-asian="normal" style:font-weight-asian="bold" style:font-style-complex="normal" style:font-weight-complex="bold"/>
    </style:style>
    <style:style style:name="P98" style:family="paragraph" style:parent-style-name="Standard">
      <style:text-properties fo:font-style="normal" fo:font-weight="normal" officeooo:rsid="0046df1d" officeooo:paragraph-rsid="0046df1d" style:font-style-asian="normal" style:font-weight-asian="normal" style:font-style-complex="normal" style:font-weight-complex="normal"/>
    </style:style>
    <style:style style:name="P99" style:family="paragraph" style:parent-style-name="Standard">
      <style:text-properties fo:font-style="normal" fo:font-weight="normal" officeooo:rsid="0047277e" officeooo:paragraph-rsid="0047277e" style:font-style-asian="normal" style:font-weight-asian="normal" style:font-style-complex="normal" style:font-weight-complex="normal"/>
    </style:style>
    <style:style style:name="P100" style:family="paragraph" style:parent-style-name="Standard">
      <style:text-properties fo:font-style="normal" fo:font-weight="normal" officeooo:rsid="004866cb" officeooo:paragraph-rsid="004866cb" style:font-style-asian="normal" style:font-weight-asian="normal" style:font-style-complex="normal" style:font-weight-complex="normal"/>
    </style:style>
    <style:style style:name="P101" style:family="paragraph" style:parent-style-name="Standard">
      <style:text-properties fo:font-style="normal" fo:font-weight="normal" officeooo:rsid="004bb2ad" officeooo:paragraph-rsid="004bb2ad" style:font-style-asian="normal" style:font-weight-asian="normal" style:font-style-complex="normal" style:font-weight-complex="normal"/>
    </style:style>
    <style:style style:name="P102" style:family="paragraph" style:parent-style-name="Standard">
      <style:text-properties fo:font-style="normal" fo:font-weight="normal" officeooo:rsid="004d02cf" officeooo:paragraph-rsid="004d02cf" style:font-style-asian="normal" style:font-weight-asian="normal" style:font-style-complex="normal" style:font-weight-complex="normal"/>
    </style:style>
    <style:style style:name="P103" style:family="paragraph" style:parent-style-name="Standard">
      <style:text-properties fo:font-style="normal" fo:font-weight="normal" officeooo:rsid="0051518e" officeooo:paragraph-rsid="0051518e" style:font-style-asian="normal" style:font-weight-asian="normal" style:font-style-complex="normal" style:font-weight-complex="normal"/>
    </style:style>
    <style:style style:name="P104" style:family="paragraph" style:parent-style-name="Standard">
      <style:text-properties fo:font-style="normal" fo:font-weight="normal" officeooo:rsid="005173d9" officeooo:paragraph-rsid="005173d9" style:font-style-asian="normal" style:font-weight-asian="normal" style:font-style-complex="normal" style:font-weight-complex="normal"/>
    </style:style>
    <style:style style:name="P105" style:family="paragraph" style:parent-style-name="Standard">
      <style:text-properties fo:font-style="normal" fo:font-weight="normal" officeooo:rsid="0052dd3a" officeooo:paragraph-rsid="0052dd3a" style:font-style-asian="normal" style:font-weight-asian="normal" style:font-style-complex="normal" style:font-weight-complex="normal"/>
    </style:style>
    <style:style style:name="P106" style:family="paragraph" style:parent-style-name="Standard">
      <style:text-properties fo:font-style="normal" fo:font-weight="normal" officeooo:rsid="0053b59e" officeooo:paragraph-rsid="0053b59e" style:font-style-asian="normal" style:font-weight-asian="normal" style:font-style-complex="normal" style:font-weight-complex="normal"/>
    </style:style>
    <style:style style:name="P107" style:family="paragraph" style:parent-style-name="Standard">
      <style:text-properties fo:font-style="normal" fo:font-weight="normal" officeooo:rsid="00545afd" officeooo:paragraph-rsid="00545afd" style:font-style-asian="normal" style:font-weight-asian="normal" style:font-style-complex="normal" style:font-weight-complex="normal"/>
    </style:style>
    <style:style style:name="P108" style:family="paragraph" style:parent-style-name="Standard">
      <style:text-properties fo:font-weight="bold" officeooo:rsid="0018639c" officeooo:paragraph-rsid="001a3542" style:font-weight-asian="bold" style:font-weight-complex="bold"/>
    </style:style>
    <style:style style:name="P109" style:family="paragraph" style:parent-style-name="Standard">
      <style:text-properties officeooo:paragraph-rsid="002759f2"/>
    </style:style>
    <style:style style:name="P110" style:family="paragraph" style:parent-style-name="Standard">
      <style:text-properties officeooo:rsid="0027b311" officeooo:paragraph-rsid="0027b311"/>
    </style:style>
    <style:style style:name="P111" style:family="paragraph" style:parent-style-name="Standard">
      <style:text-properties officeooo:rsid="0029c695" officeooo:paragraph-rsid="0029c695"/>
    </style:style>
    <style:style style:name="P112" style:family="paragraph" style:parent-style-name="Standard">
      <style:text-properties style:font-name="Liberation Serif" fo:font-style="normal" officeooo:rsid="002759f2" officeooo:paragraph-rsid="002759f2" style:font-style-asian="normal" style:font-style-complex="normal"/>
    </style:style>
    <style:style style:name="P113" style:family="paragraph" style:parent-style-name="Standard">
      <style:text-properties officeooo:paragraph-rsid="004d02cf"/>
    </style:style>
    <style:style style:name="P114" style:family="paragraph" style:parent-style-name="Standard">
      <style:text-properties officeooo:rsid="005173d9" officeooo:paragraph-rsid="005173d9"/>
    </style:style>
    <style:style style:name="P115" style:family="paragraph" style:parent-style-name="Standard">
      <style:text-properties officeooo:rsid="0053b59e" officeooo:paragraph-rsid="0053b59e"/>
    </style:style>
    <style:style style:name="P116" style:family="paragraph" style:parent-style-name="Standard">
      <style:text-properties officeooo:rsid="0060c0f4" officeooo:paragraph-rsid="0060c0f4"/>
    </style:style>
    <style:style style:name="P117" style:family="paragraph" style:parent-style-name="Standard">
      <style:text-properties officeooo:rsid="004d02cf" officeooo:paragraph-rsid="004d02cf"/>
    </style:style>
    <style:style style:name="P118" style:family="paragraph" style:parent-style-name="Heading_20_1">
      <style:text-properties officeooo:rsid="004d02cf" officeooo:paragraph-rsid="004d02cf"/>
    </style:style>
    <style:style style:name="P119" style:family="paragraph" style:parent-style-name="Standard">
      <style:text-properties officeooo:rsid="0052dd3a" officeooo:paragraph-rsid="0052dd3a"/>
    </style:style>
    <style:style style:name="P120" style:family="paragraph" style:parent-style-name="Standard">
      <style:text-properties officeooo:rsid="005ae7e3" officeooo:paragraph-rsid="005ae7e3"/>
    </style:style>
    <style:style style:name="P121" style:family="paragraph" style:parent-style-name="Standard">
      <style:text-properties officeooo:rsid="005b7470" officeooo:paragraph-rsid="005b7470"/>
    </style:style>
    <style:style style:name="P122" style:family="paragraph" style:parent-style-name="Standard">
      <style:text-properties officeooo:rsid="005bc309" officeooo:paragraph-rsid="005bc309"/>
    </style:style>
    <style:style style:name="P123" style:family="paragraph" style:parent-style-name="Standard">
      <style:text-properties officeooo:rsid="005ec1fc" officeooo:paragraph-rsid="005ec1fc"/>
    </style:style>
    <style:style style:name="P124" style:family="paragraph" style:parent-style-name="Standard">
      <style:text-properties officeooo:rsid="0060aecb" officeooo:paragraph-rsid="0060aecb"/>
    </style:style>
    <style:style style:name="P125" style:family="paragraph" style:parent-style-name="Standard">
      <style:text-properties officeooo:rsid="0064ff01" officeooo:paragraph-rsid="0064ff01"/>
    </style:style>
    <style:style style:name="P126" style:family="paragraph" style:parent-style-name="Standard">
      <style:text-properties officeooo:rsid="006587ca" officeooo:paragraph-rsid="006587ca"/>
    </style:style>
    <style:style style:name="P127" style:family="paragraph" style:parent-style-name="Standard">
      <style:text-properties officeooo:rsid="006587ca" officeooo:paragraph-rsid="0067a0c2"/>
    </style:style>
    <style:style style:name="P128" style:family="paragraph" style:parent-style-name="Standard">
      <style:text-properties officeooo:rsid="006587ca" officeooo:paragraph-rsid="00693ef8"/>
    </style:style>
    <style:style style:name="P129" style:family="paragraph" style:parent-style-name="Standard">
      <style:text-properties officeooo:rsid="0069ba94" officeooo:paragraph-rsid="0069ba94"/>
    </style:style>
    <style:style style:name="P130" style:family="paragraph" style:parent-style-name="Standard">
      <style:text-properties officeooo:rsid="006c67a3" officeooo:paragraph-rsid="006c67a3"/>
    </style:style>
    <style:style style:name="P131" style:family="paragraph" style:parent-style-name="Standard">
      <style:text-properties officeooo:rsid="006c9d21" officeooo:paragraph-rsid="006c9d21"/>
    </style:style>
    <style:style style:name="P132" style:family="paragraph" style:parent-style-name="Standard">
      <style:text-properties officeooo:rsid="006cfdf1" officeooo:paragraph-rsid="006cfdf1"/>
    </style:style>
    <style:style style:name="P133" style:family="paragraph" style:parent-style-name="Standard">
      <style:text-properties officeooo:rsid="006e2578" officeooo:paragraph-rsid="006e2578"/>
    </style:style>
    <style:style style:name="P134" style:family="paragraph" style:parent-style-name="Standard">
      <style:text-properties officeooo:rsid="007070b2" officeooo:paragraph-rsid="007070b2"/>
    </style:style>
    <style:style style:name="P135" style:family="paragraph" style:parent-style-name="Standard">
      <style:text-properties officeooo:rsid="00711451" officeooo:paragraph-rsid="00711451"/>
    </style:style>
    <style:style style:name="P136" style:family="paragraph" style:parent-style-name="Standard">
      <style:text-properties officeooo:rsid="00712636" officeooo:paragraph-rsid="00712636"/>
    </style:style>
    <style:style style:name="P137" style:family="paragraph" style:parent-style-name="Standard">
      <style:text-properties officeooo:rsid="0076c91e" officeooo:paragraph-rsid="0076c91e"/>
    </style:style>
    <style:style style:name="P138" style:family="paragraph" style:parent-style-name="Standard">
      <style:text-properties officeooo:rsid="0076c91e" officeooo:paragraph-rsid="0180cce2"/>
    </style:style>
    <style:style style:name="P139" style:family="paragraph" style:parent-style-name="Standard">
      <style:text-properties officeooo:rsid="007aaf44" officeooo:paragraph-rsid="007aaf44"/>
    </style:style>
    <style:style style:name="P140" style:family="paragraph" style:parent-style-name="Standard">
      <style:text-properties officeooo:rsid="007bd6b1" officeooo:paragraph-rsid="007bd6b1"/>
    </style:style>
    <style:style style:name="P141" style:family="paragraph" style:parent-style-name="Standard">
      <style:text-properties officeooo:rsid="007e6759" officeooo:paragraph-rsid="007e6759"/>
    </style:style>
    <style:style style:name="P142" style:family="paragraph" style:parent-style-name="Standard">
      <style:text-properties officeooo:rsid="007eca40" officeooo:paragraph-rsid="007eca40"/>
    </style:style>
    <style:style style:name="P143" style:family="paragraph" style:parent-style-name="Standard">
      <style:text-properties officeooo:rsid="007fef21" officeooo:paragraph-rsid="007fef21"/>
    </style:style>
    <style:style style:name="P144" style:family="paragraph" style:parent-style-name="Standard">
      <style:text-properties officeooo:paragraph-rsid="0081ca7c"/>
    </style:style>
    <style:style style:name="P145" style:family="paragraph" style:parent-style-name="Standard">
      <style:text-properties officeooo:rsid="0083005b" officeooo:paragraph-rsid="0083005b"/>
    </style:style>
    <style:style style:name="P146" style:family="paragraph" style:parent-style-name="Standard">
      <style:text-properties officeooo:rsid="0085389f" officeooo:paragraph-rsid="0085389f"/>
    </style:style>
    <style:style style:name="P147" style:family="paragraph" style:parent-style-name="Standard">
      <style:text-properties officeooo:rsid="0086b115" officeooo:paragraph-rsid="0086b115"/>
    </style:style>
    <style:style style:name="P148" style:family="paragraph" style:parent-style-name="Standard">
      <style:text-properties officeooo:rsid="00889807" officeooo:paragraph-rsid="00889807"/>
    </style:style>
    <style:style style:name="P149" style:family="paragraph" style:parent-style-name="Standard">
      <style:text-properties officeooo:rsid="008a96f2" officeooo:paragraph-rsid="008a96f2"/>
    </style:style>
    <style:style style:name="P150" style:family="paragraph" style:parent-style-name="Standard">
      <style:text-properties officeooo:rsid="008b0c8a" officeooo:paragraph-rsid="008b0c8a"/>
    </style:style>
    <style:style style:name="P151" style:family="paragraph" style:parent-style-name="Standard">
      <style:text-properties officeooo:rsid="008cb2ae" officeooo:paragraph-rsid="008cb2ae"/>
    </style:style>
    <style:style style:name="P152" style:family="paragraph" style:parent-style-name="Heading_20_1">
      <style:text-properties officeooo:rsid="008cb2ae" officeooo:paragraph-rsid="008cb2ae"/>
    </style:style>
    <style:style style:name="P153" style:family="paragraph" style:parent-style-name="Standard">
      <style:text-properties officeooo:rsid="0092152a" officeooo:paragraph-rsid="008cb2ae"/>
    </style:style>
    <style:style style:name="P154" style:family="paragraph" style:parent-style-name="Standard">
      <style:text-properties officeooo:rsid="0093ab73" officeooo:paragraph-rsid="0093ab73"/>
    </style:style>
    <style:style style:name="P155" style:family="paragraph" style:parent-style-name="Standard">
      <style:text-properties officeooo:rsid="0093ab73" officeooo:paragraph-rsid="009d98d8"/>
    </style:style>
    <style:style style:name="P156" style:family="paragraph" style:parent-style-name="Standard">
      <style:text-properties officeooo:rsid="0095212b" officeooo:paragraph-rsid="0095212b"/>
    </style:style>
    <style:style style:name="P157" style:family="paragraph" style:parent-style-name="Standard">
      <style:text-properties officeooo:rsid="0095212b" officeooo:paragraph-rsid="009d98d8"/>
    </style:style>
    <style:style style:name="P158" style:family="paragraph" style:parent-style-name="Standard">
      <style:text-properties officeooo:rsid="00961cf4" officeooo:paragraph-rsid="00961cf4"/>
    </style:style>
    <style:style style:name="P159" style:family="paragraph" style:parent-style-name="Standard">
      <style:text-properties officeooo:rsid="00961cf4" officeooo:paragraph-rsid="009dca8d"/>
    </style:style>
    <style:style style:name="P160" style:family="paragraph" style:parent-style-name="Standard">
      <style:text-properties officeooo:rsid="0098bf23" officeooo:paragraph-rsid="0098bf23"/>
    </style:style>
    <style:style style:name="P161" style:family="paragraph" style:parent-style-name="Standard">
      <style:text-properties fo:font-weight="normal" officeooo:rsid="0098bf23" officeooo:paragraph-rsid="0098bf23" style:font-weight-asian="normal" style:font-weight-complex="normal"/>
    </style:style>
    <style:style style:name="P162" style:family="paragraph" style:parent-style-name="Standard">
      <style:text-properties fo:font-weight="normal" officeooo:rsid="00a4b4bf" officeooo:paragraph-rsid="00a4b4bf" style:font-weight-asian="normal" style:font-weight-complex="normal"/>
    </style:style>
    <style:style style:name="P163" style:family="paragraph" style:parent-style-name="Standard">
      <style:text-properties fo:font-weight="normal" officeooo:rsid="00a4b4bf" officeooo:paragraph-rsid="00a6edcd" style:font-weight-asian="normal" style:font-weight-complex="normal"/>
    </style:style>
    <style:style style:name="P164" style:family="paragraph" style:parent-style-name="Standard">
      <style:text-properties fo:font-weight="normal" officeooo:rsid="00a600de" officeooo:paragraph-rsid="00a600de" style:font-weight-asian="normal" style:font-weight-complex="normal"/>
    </style:style>
    <style:style style:name="P165" style:family="paragraph" style:parent-style-name="Standard">
      <style:text-properties fo:font-weight="normal" officeooo:rsid="00a6edcd" officeooo:paragraph-rsid="00a6edcd" style:font-weight-asian="normal" style:font-weight-complex="normal"/>
    </style:style>
    <style:style style:name="P166" style:family="paragraph" style:parent-style-name="Standard">
      <style:text-properties fo:font-weight="normal" officeooo:rsid="00a7de8d" officeooo:paragraph-rsid="00a7de8d" style:font-weight-asian="normal" style:font-weight-complex="normal"/>
    </style:style>
    <style:style style:name="P167" style:family="paragraph" style:parent-style-name="Standard">
      <style:text-properties fo:font-weight="normal" officeooo:rsid="00a91fb3" officeooo:paragraph-rsid="00a91fb3" style:font-weight-asian="normal" style:font-weight-complex="normal"/>
    </style:style>
    <style:style style:name="P168" style:family="paragraph" style:parent-style-name="Standard">
      <style:text-properties fo:font-weight="normal" officeooo:rsid="00a9b559" officeooo:paragraph-rsid="00a9b559" style:font-weight-asian="normal" style:font-weight-complex="normal"/>
    </style:style>
    <style:style style:name="P169" style:family="paragraph" style:parent-style-name="Standard">
      <style:text-properties fo:font-weight="normal" officeooo:rsid="00be366b" officeooo:paragraph-rsid="00be366b" style:font-weight-asian="normal" style:font-weight-complex="normal"/>
    </style:style>
    <style:style style:name="P170" style:family="paragraph" style:parent-style-name="Heading_20_1">
      <style:text-properties fo:font-weight="normal" officeooo:rsid="00be366b" officeooo:paragraph-rsid="00be366b" style:font-weight-asian="normal" style:font-weight-complex="normal"/>
    </style:style>
    <style:style style:name="P171" style:family="paragraph" style:parent-style-name="Standard">
      <style:text-properties fo:font-weight="normal" officeooo:rsid="00c06dd0" officeooo:paragraph-rsid="00c06dd0" style:font-weight-asian="normal" style:font-weight-complex="normal"/>
    </style:style>
    <style:style style:name="P172" style:family="paragraph" style:parent-style-name="Standard">
      <style:text-properties fo:font-weight="normal" officeooo:rsid="00c06dd0" officeooo:paragraph-rsid="00c80cca" style:font-weight-asian="normal" style:font-weight-complex="normal"/>
    </style:style>
    <style:style style:name="P173" style:family="paragraph" style:parent-style-name="Standard">
      <style:text-properties fo:font-weight="normal" officeooo:rsid="00c0ff83" officeooo:paragraph-rsid="00c0ff83" style:font-weight-asian="normal" style:font-weight-complex="normal"/>
    </style:style>
    <style:style style:name="P174" style:family="paragraph" style:parent-style-name="Standard">
      <style:text-properties fo:font-weight="normal" officeooo:rsid="00c9f7cd" officeooo:paragraph-rsid="00c9f7cd" style:font-weight-asian="normal" style:font-weight-complex="normal"/>
    </style:style>
    <style:style style:name="P175" style:family="paragraph" style:parent-style-name="Standard">
      <style:text-properties fo:font-weight="normal" officeooo:rsid="00cb3cb6" officeooo:paragraph-rsid="00cb3cb6" style:font-weight-asian="normal" style:font-weight-complex="normal"/>
    </style:style>
    <style:style style:name="P176" style:family="paragraph" style:parent-style-name="Standard">
      <style:text-properties fo:font-weight="normal" officeooo:rsid="00cce915" officeooo:paragraph-rsid="00cce915" style:font-weight-asian="normal" style:font-weight-complex="normal"/>
    </style:style>
    <style:style style:name="P177" style:family="paragraph" style:parent-style-name="Standard">
      <style:text-properties fo:font-weight="normal" officeooo:rsid="00cde8b7" officeooo:paragraph-rsid="00cde8b7" style:font-weight-asian="normal" style:font-weight-complex="normal"/>
    </style:style>
    <style:style style:name="P178" style:family="paragraph" style:parent-style-name="Standard">
      <style:text-properties fo:font-weight="normal" officeooo:rsid="00ab4123" officeooo:paragraph-rsid="00ab4123" style:font-weight-asian="normal" style:font-weight-complex="normal"/>
    </style:style>
    <style:style style:name="P179" style:family="paragraph" style:parent-style-name="Standard">
      <style:text-properties fo:font-weight="normal" officeooo:rsid="00bddb60" officeooo:paragraph-rsid="00bddb60" style:font-weight-asian="normal" style:font-weight-complex="normal"/>
    </style:style>
    <style:style style:name="P180" style:family="paragraph" style:parent-style-name="Standard">
      <style:text-properties fo:font-weight="normal" officeooo:rsid="00c36b6e" officeooo:paragraph-rsid="00c372d8" style:font-weight-asian="normal" style:font-weight-complex="normal"/>
    </style:style>
    <style:style style:name="P181" style:family="paragraph" style:parent-style-name="Standard">
      <style:text-properties fo:font-weight="normal" officeooo:rsid="00cfcbfa" officeooo:paragraph-rsid="00cfcbfa" style:font-weight-asian="normal" style:font-weight-complex="normal"/>
    </style:style>
    <style:style style:name="P182" style:family="paragraph" style:parent-style-name="Standard">
      <style:text-properties fo:font-weight="normal" officeooo:rsid="00d1b3bc" officeooo:paragraph-rsid="00d1b3bc" style:font-weight-asian="normal" style:font-weight-complex="normal"/>
    </style:style>
    <style:style style:name="P183" style:family="paragraph" style:parent-style-name="Standard">
      <style:text-properties fo:font-weight="normal" officeooo:rsid="00d364e4" officeooo:paragraph-rsid="00d364e4" style:font-weight-asian="normal" style:font-weight-complex="normal"/>
    </style:style>
    <style:style style:name="P184" style:family="paragraph" style:parent-style-name="Standard">
      <style:text-properties fo:font-weight="normal" officeooo:rsid="00d4e623" officeooo:paragraph-rsid="00d4e623" style:font-weight-asian="normal" style:font-weight-complex="normal"/>
    </style:style>
    <style:style style:name="P185" style:family="paragraph" style:parent-style-name="Standard">
      <style:text-properties fo:font-weight="normal" officeooo:rsid="00d6e04d" officeooo:paragraph-rsid="00d6e04d" style:font-weight-asian="normal" style:font-weight-complex="normal"/>
    </style:style>
    <style:style style:name="P186" style:family="paragraph" style:parent-style-name="Standard">
      <style:text-properties fo:font-weight="normal" officeooo:rsid="00d7c799" officeooo:paragraph-rsid="00d7c799" style:font-weight-asian="normal" style:font-weight-complex="normal"/>
    </style:style>
    <style:style style:name="P187" style:family="paragraph" style:parent-style-name="Standard">
      <style:text-properties fo:font-weight="normal" officeooo:rsid="00d91cae" officeooo:paragraph-rsid="00d91cae" style:font-weight-asian="normal" style:font-weight-complex="normal"/>
    </style:style>
    <style:style style:name="P188" style:family="paragraph" style:parent-style-name="Standard">
      <style:text-properties fo:font-weight="normal" officeooo:rsid="00d9b94f" officeooo:paragraph-rsid="00d9b94f" style:font-weight-asian="normal" style:font-weight-complex="normal"/>
    </style:style>
    <style:style style:name="P189" style:family="paragraph" style:parent-style-name="Heading_20_1">
      <style:text-properties fo:font-weight="normal" officeooo:rsid="00e524b5" officeooo:paragraph-rsid="00e524b5" style:font-weight-asian="normal" style:font-weight-complex="normal"/>
    </style:style>
    <style:style style:name="P190" style:family="paragraph" style:parent-style-name="Standard">
      <style:text-properties fo:font-weight="normal" officeooo:rsid="00e524b5" officeooo:paragraph-rsid="00e524b5" style:font-weight-asian="normal" style:font-weight-complex="normal"/>
    </style:style>
    <style:style style:name="P191" style:family="paragraph" style:parent-style-name="Standard">
      <style:text-properties fo:font-weight="normal" officeooo:rsid="00de86d0" officeooo:paragraph-rsid="00de86d0" style:font-weight-asian="normal" style:font-weight-complex="normal"/>
    </style:style>
    <style:style style:name="P192" style:family="paragraph" style:parent-style-name="Standard">
      <style:text-properties fo:font-weight="normal" officeooo:rsid="00deb933" officeooo:paragraph-rsid="00deb933" style:font-weight-asian="normal" style:font-weight-complex="normal"/>
    </style:style>
    <style:style style:name="P193" style:family="paragraph" style:parent-style-name="Standard">
      <style:text-properties fo:font-weight="normal" officeooo:rsid="00e0cc21" officeooo:paragraph-rsid="00e0cc21" style:font-weight-asian="normal" style:font-weight-complex="normal"/>
    </style:style>
    <style:style style:name="P194" style:family="paragraph" style:parent-style-name="Standard">
      <style:text-properties fo:font-weight="normal" officeooo:rsid="00ea0932" officeooo:paragraph-rsid="00ea0932" style:font-weight-asian="normal" style:font-weight-complex="normal"/>
    </style:style>
    <style:style style:name="P195" style:family="paragraph" style:parent-style-name="Standard">
      <style:text-properties fo:font-weight="normal" officeooo:rsid="00ed798d" officeooo:paragraph-rsid="00ed798d" style:font-weight-asian="normal" style:font-weight-complex="normal"/>
    </style:style>
    <style:style style:name="P196" style:family="paragraph" style:parent-style-name="Standard">
      <style:text-properties fo:font-weight="normal" officeooo:rsid="00f013d9" officeooo:paragraph-rsid="00f013d9" style:font-weight-asian="normal" style:font-weight-complex="normal"/>
    </style:style>
    <style:style style:name="P197" style:family="paragraph" style:parent-style-name="Standard">
      <style:text-properties fo:font-weight="normal" officeooo:rsid="00f09849" officeooo:paragraph-rsid="00f09849" style:font-weight-asian="normal" style:font-weight-complex="normal"/>
    </style:style>
    <style:style style:name="P198" style:family="paragraph" style:parent-style-name="Standard">
      <style:text-properties fo:font-weight="normal" officeooo:rsid="00f18bcf" officeooo:paragraph-rsid="00f18bcf" style:font-weight-asian="normal" style:font-weight-complex="normal"/>
    </style:style>
    <style:style style:name="P199" style:family="paragraph" style:parent-style-name="Standard">
      <style:text-properties fo:font-weight="normal" officeooo:rsid="00f18bcf" officeooo:paragraph-rsid="00f348da" style:font-weight-asian="normal" style:font-weight-complex="normal"/>
    </style:style>
    <style:style style:name="P200" style:family="paragraph" style:parent-style-name="Standard">
      <style:text-properties fo:font-weight="normal" officeooo:rsid="00f4e312" officeooo:paragraph-rsid="00f4e312" style:font-weight-asian="normal" style:font-weight-complex="normal"/>
    </style:style>
    <style:style style:name="P201" style:family="paragraph" style:parent-style-name="Standard">
      <style:text-properties fo:font-weight="normal" officeooo:rsid="00f6420b" officeooo:paragraph-rsid="00f6420b" style:font-weight-asian="normal" style:font-weight-complex="normal"/>
    </style:style>
    <style:style style:name="P202" style:family="paragraph" style:parent-style-name="Standard">
      <style:text-properties fo:font-weight="normal" officeooo:rsid="00f977b0" officeooo:paragraph-rsid="00f977b0" style:font-weight-asian="normal" style:font-weight-complex="normal"/>
    </style:style>
    <style:style style:name="P203" style:family="paragraph" style:parent-style-name="Standard">
      <style:text-properties fo:font-weight="normal" officeooo:rsid="00fa9c25" officeooo:paragraph-rsid="00fa9c25" style:font-weight-asian="normal" style:font-weight-complex="normal"/>
    </style:style>
    <style:style style:name="P204" style:family="paragraph" style:parent-style-name="Standard">
      <style:text-properties fo:font-weight="normal" officeooo:rsid="01031701" officeooo:paragraph-rsid="01031701" style:font-weight-asian="normal" style:font-weight-complex="normal"/>
    </style:style>
    <style:style style:name="P205" style:family="paragraph" style:parent-style-name="Standard">
      <style:text-properties fo:font-weight="normal" officeooo:rsid="010dbd09" officeooo:paragraph-rsid="010dbd09" style:font-weight-asian="normal" style:font-weight-complex="normal"/>
    </style:style>
    <style:style style:name="P206" style:family="paragraph" style:parent-style-name="Standard">
      <style:text-properties fo:font-weight="normal" officeooo:rsid="010dc39d" officeooo:paragraph-rsid="010dc39d" style:font-weight-asian="normal" style:font-weight-complex="normal"/>
    </style:style>
    <style:style style:name="P207" style:family="paragraph" style:parent-style-name="Standard">
      <style:text-properties fo:font-weight="normal" officeooo:rsid="010e505d" officeooo:paragraph-rsid="010e505d" style:font-weight-asian="normal" style:font-weight-complex="normal"/>
    </style:style>
    <style:style style:name="P208" style:family="paragraph" style:parent-style-name="Standard">
      <style:text-properties fo:font-weight="normal" officeooo:rsid="010ffe90" officeooo:paragraph-rsid="010ffe90" style:font-weight-asian="normal" style:font-weight-complex="normal"/>
    </style:style>
    <style:style style:name="P209" style:family="paragraph" style:parent-style-name="Standard">
      <style:text-properties fo:font-weight="normal" officeooo:rsid="014aa5aa" officeooo:paragraph-rsid="014aa5aa" style:font-weight-asian="normal" style:font-weight-complex="normal"/>
    </style:style>
    <style:style style:name="P210" style:family="paragraph" style:parent-style-name="Standard">
      <style:text-properties fo:font-weight="normal" officeooo:rsid="014bbd89" officeooo:paragraph-rsid="014bbd89" style:font-weight-asian="normal" style:font-weight-complex="normal"/>
    </style:style>
    <style:style style:name="P211" style:family="paragraph" style:parent-style-name="Standard">
      <style:text-properties fo:font-weight="normal" officeooo:rsid="014e0def" officeooo:paragraph-rsid="014e0def" style:font-weight-asian="normal" style:font-weight-complex="normal"/>
    </style:style>
    <style:style style:name="P212" style:family="paragraph" style:parent-style-name="Standard">
      <style:text-properties officeooo:paragraph-rsid="0098bf23"/>
    </style:style>
    <style:style style:name="P213" style:family="paragraph" style:parent-style-name="Standard">
      <style:text-properties officeooo:rsid="009b95b7" officeooo:paragraph-rsid="009b95b7"/>
    </style:style>
    <style:style style:name="P214" style:family="paragraph" style:parent-style-name="Standard">
      <style:text-properties officeooo:rsid="009d7d43" officeooo:paragraph-rsid="009dca8d"/>
    </style:style>
    <style:style style:name="P215" style:family="paragraph" style:parent-style-name="Heading_20_1">
      <style:text-properties officeooo:rsid="009d7d43" officeooo:paragraph-rsid="009dca8d"/>
    </style:style>
    <style:style style:name="P216" style:family="paragraph" style:parent-style-name="Standard">
      <style:text-properties officeooo:rsid="00a1fbf8" officeooo:paragraph-rsid="00a1fbf8"/>
    </style:style>
    <style:style style:name="P217" style:family="paragraph" style:parent-style-name="Standard">
      <style:text-properties officeooo:rsid="00a4b4bf" officeooo:paragraph-rsid="00a4b4bf"/>
    </style:style>
    <style:style style:name="P218" style:family="paragraph" style:parent-style-name="Standard">
      <style:text-properties officeooo:paragraph-rsid="00ab4123"/>
    </style:style>
    <style:style style:name="P219" style:family="paragraph" style:parent-style-name="Standard">
      <style:text-properties officeooo:rsid="00ab4123" officeooo:paragraph-rsid="00ab4123"/>
    </style:style>
    <style:style style:name="P220" style:family="paragraph" style:parent-style-name="Standard">
      <style:text-properties officeooo:rsid="00ab4123"/>
    </style:style>
    <style:style style:name="P221" style:family="paragraph" style:parent-style-name="Standard">
      <style:text-properties officeooo:rsid="00ac15a7" officeooo:paragraph-rsid="00ac15a7"/>
    </style:style>
    <style:style style:name="P222" style:family="paragraph" style:parent-style-name="Standard">
      <style:text-properties officeooo:rsid="00ac7a44" officeooo:paragraph-rsid="00ac7a44"/>
    </style:style>
    <style:style style:name="P223" style:family="paragraph" style:parent-style-name="Standard">
      <style:text-properties officeooo:rsid="00ac7a44" officeooo:paragraph-rsid="00b0b9cb"/>
    </style:style>
    <style:style style:name="P224" style:family="paragraph" style:parent-style-name="Standard">
      <style:text-properties officeooo:rsid="00ad3a38" officeooo:paragraph-rsid="00ad3a38"/>
    </style:style>
    <style:style style:name="P225" style:family="paragraph" style:parent-style-name="Standard">
      <style:text-properties officeooo:rsid="00b0b9cb" officeooo:paragraph-rsid="00b0b9cb"/>
    </style:style>
    <style:style style:name="P226" style:family="paragraph" style:parent-style-name="Standard">
      <style:text-properties officeooo:paragraph-rsid="00b0b9cb"/>
    </style:style>
    <style:style style:name="P227" style:family="paragraph" style:parent-style-name="Standard">
      <style:text-properties officeooo:rsid="00b291c9" officeooo:paragraph-rsid="00b291c9"/>
    </style:style>
    <style:style style:name="P228" style:family="paragraph" style:parent-style-name="Standard">
      <style:text-properties officeooo:rsid="00b44f3b" officeooo:paragraph-rsid="00b44f3b"/>
    </style:style>
    <style:style style:name="P229" style:family="paragraph" style:parent-style-name="Standard">
      <style:text-properties officeooo:rsid="00b6731f" officeooo:paragraph-rsid="00b6731f"/>
    </style:style>
    <style:style style:name="P230" style:family="paragraph" style:parent-style-name="Standard">
      <style:text-properties officeooo:rsid="00b7d710" officeooo:paragraph-rsid="00b7d710"/>
    </style:style>
    <style:style style:name="P231" style:family="paragraph" style:parent-style-name="Standard">
      <style:text-properties officeooo:rsid="00b9ebe6" officeooo:paragraph-rsid="00b9ebe6"/>
    </style:style>
    <style:style style:name="P232" style:family="paragraph" style:parent-style-name="Standard">
      <style:text-properties officeooo:rsid="00b9fbb1" officeooo:paragraph-rsid="00b9fbb1"/>
    </style:style>
    <style:style style:name="P233" style:family="paragraph" style:parent-style-name="Standard">
      <style:text-properties officeooo:rsid="00bba7f7" officeooo:paragraph-rsid="00bba7f7"/>
    </style:style>
    <style:style style:name="P234" style:family="paragraph" style:parent-style-name="Standard">
      <style:text-properties officeooo:rsid="00bddb60" officeooo:paragraph-rsid="00bddb60"/>
    </style:style>
    <style:style style:name="P235" style:family="paragraph" style:parent-style-name="Standard">
      <style:text-properties officeooo:paragraph-rsid="00be366b"/>
    </style:style>
    <style:style style:name="P236" style:family="paragraph" style:parent-style-name="Standard">
      <style:text-properties officeooo:rsid="00c36b6e" officeooo:paragraph-rsid="00c36b6e"/>
    </style:style>
    <style:style style:name="P237" style:family="paragraph" style:parent-style-name="Standard">
      <style:text-properties officeooo:rsid="00c36b6e" officeooo:paragraph-rsid="00c372d8"/>
    </style:style>
    <style:style style:name="P238" style:family="paragraph" style:parent-style-name="Standard">
      <style:text-properties officeooo:rsid="00c36b6e" officeooo:paragraph-rsid="00c501d4"/>
    </style:style>
    <style:style style:name="P239" style:family="paragraph" style:parent-style-name="Standard">
      <style:text-properties officeooo:rsid="00d1b3bc" officeooo:paragraph-rsid="00d1b3bc"/>
    </style:style>
    <style:style style:name="P240" style:family="paragraph" style:parent-style-name="Standard">
      <style:text-properties officeooo:rsid="00d23e74" officeooo:paragraph-rsid="00d23e74"/>
    </style:style>
    <style:style style:name="P241" style:family="paragraph" style:parent-style-name="Standard">
      <style:paragraph-properties style:line-height-at-least="0.503cm"/>
      <style:text-properties fo:color="#cccccc" loext:opacity="100%" style:font-name="Consolas" fo:font-size="10.5pt" fo:font-weight="normal" fo:background-color="#1f1f1f"/>
    </style:style>
    <style:style style:name="P242" style:family="paragraph" style:parent-style-name="Standard">
      <style:text-properties officeooo:rsid="00dae27a" officeooo:paragraph-rsid="00dae27a"/>
    </style:style>
    <style:style style:name="P243" style:family="paragraph" style:parent-style-name="Standard">
      <style:text-properties officeooo:paragraph-rsid="00dc3c64"/>
    </style:style>
    <style:style style:name="P244" style:family="paragraph" style:parent-style-name="Standard">
      <style:text-properties officeooo:rsid="00de337d" officeooo:paragraph-rsid="00de337d"/>
    </style:style>
    <style:style style:name="P245" style:family="paragraph" style:parent-style-name="Standard">
      <style:text-properties officeooo:rsid="00dfba5e" officeooo:paragraph-rsid="00dfba5e"/>
    </style:style>
    <style:style style:name="P246" style:family="paragraph" style:parent-style-name="Standard">
      <style:text-properties officeooo:paragraph-rsid="00dfba5e"/>
    </style:style>
    <style:style style:name="P247" style:family="paragraph" style:parent-style-name="Standard">
      <style:text-properties officeooo:rsid="00e139f0" officeooo:paragraph-rsid="00e139f0"/>
    </style:style>
    <style:style style:name="P248" style:family="paragraph" style:parent-style-name="Standard">
      <style:text-properties officeooo:rsid="00e30bbe" officeooo:paragraph-rsid="00e30bbe"/>
    </style:style>
    <style:style style:name="P249" style:family="paragraph" style:parent-style-name="Standard">
      <style:text-properties officeooo:rsid="00e418f6" officeooo:paragraph-rsid="00e418f6"/>
    </style:style>
    <style:style style:name="P250" style:family="paragraph" style:parent-style-name="Standard">
      <style:text-properties officeooo:rsid="00de86d0" officeooo:paragraph-rsid="00de86d0"/>
    </style:style>
    <style:style style:name="P251" style:family="paragraph" style:parent-style-name="Standard">
      <style:text-properties officeooo:rsid="00e0cc21" officeooo:paragraph-rsid="00e0cc21"/>
    </style:style>
    <style:style style:name="P252" style:family="paragraph" style:parent-style-name="Standard">
      <style:text-properties officeooo:paragraph-rsid="00eeaa4d"/>
    </style:style>
    <style:style style:name="P253" style:family="paragraph" style:parent-style-name="Standard">
      <style:text-properties officeooo:rsid="00f09849" officeooo:paragraph-rsid="00f09849"/>
    </style:style>
    <style:style style:name="P254" style:family="paragraph" style:parent-style-name="Standard">
      <style:text-properties officeooo:rsid="00f6c988" officeooo:paragraph-rsid="00f6c988"/>
    </style:style>
    <style:style style:name="P255" style:family="paragraph" style:parent-style-name="Standard">
      <style:text-properties officeooo:rsid="00f7e4ec" officeooo:paragraph-rsid="00f7e4ec"/>
    </style:style>
    <style:style style:name="P256" style:family="paragraph" style:parent-style-name="Standard">
      <style:text-properties officeooo:rsid="00f977b0" officeooo:paragraph-rsid="00f977b0"/>
    </style:style>
    <style:style style:name="P257" style:family="paragraph" style:parent-style-name="Standard">
      <style:text-properties officeooo:rsid="00fa9c25" officeooo:paragraph-rsid="00fa9c25"/>
    </style:style>
    <style:style style:name="P258" style:family="paragraph" style:parent-style-name="Standard">
      <style:text-properties officeooo:paragraph-rsid="00fe43d9"/>
    </style:style>
    <style:style style:name="P259" style:family="paragraph" style:parent-style-name="Standard">
      <style:text-properties officeooo:rsid="01013519" officeooo:paragraph-rsid="01013519"/>
    </style:style>
    <style:style style:name="P260" style:family="paragraph" style:parent-style-name="Standard">
      <style:text-properties officeooo:rsid="01015646" officeooo:paragraph-rsid="01015646"/>
    </style:style>
    <style:style style:name="P261" style:family="paragraph" style:parent-style-name="Standard">
      <style:text-properties officeooo:rsid="01031701" officeooo:paragraph-rsid="01031701"/>
    </style:style>
    <style:style style:name="P262" style:family="paragraph" style:parent-style-name="Standard">
      <style:text-properties officeooo:paragraph-rsid="0103b6a3"/>
    </style:style>
    <style:style style:name="P263" style:family="paragraph" style:parent-style-name="Standard">
      <style:text-properties officeooo:rsid="0103b6a3" officeooo:paragraph-rsid="0103b6a3"/>
    </style:style>
    <style:style style:name="P264" style:family="paragraph" style:parent-style-name="Standard">
      <style:text-properties officeooo:rsid="01052cfc" officeooo:paragraph-rsid="01052cfc"/>
    </style:style>
    <style:style style:name="P265" style:family="paragraph" style:parent-style-name="Standard">
      <style:text-properties officeooo:rsid="0106bc7d" officeooo:paragraph-rsid="0106bc7d"/>
    </style:style>
    <style:style style:name="P266" style:family="paragraph" style:parent-style-name="Standard">
      <style:text-properties officeooo:paragraph-rsid="01078d0d"/>
    </style:style>
    <style:style style:name="P267" style:family="paragraph" style:parent-style-name="Standard">
      <style:text-properties officeooo:rsid="0109f56f" officeooo:paragraph-rsid="0109f56f"/>
    </style:style>
    <style:style style:name="P268" style:family="paragraph" style:parent-style-name="Standard">
      <style:text-properties officeooo:rsid="010b95ba" officeooo:paragraph-rsid="010b95ba"/>
    </style:style>
    <style:style style:name="P269" style:family="paragraph" style:parent-style-name="Standard">
      <style:text-properties officeooo:rsid="010bbf67" officeooo:paragraph-rsid="010bbf67"/>
    </style:style>
    <style:style style:name="P270" style:family="paragraph" style:parent-style-name="Standard">
      <style:text-properties officeooo:rsid="01125c51" officeooo:paragraph-rsid="01125c51"/>
    </style:style>
    <style:style style:name="P271" style:family="paragraph" style:parent-style-name="Standard">
      <style:text-properties officeooo:rsid="01130663" officeooo:paragraph-rsid="01130663"/>
    </style:style>
    <style:style style:name="P272" style:family="paragraph" style:parent-style-name="Standard">
      <style:text-properties officeooo:rsid="0115cfc6" officeooo:paragraph-rsid="0115cfc6"/>
    </style:style>
    <style:style style:name="P273" style:family="paragraph" style:parent-style-name="Standard">
      <style:text-properties officeooo:rsid="0117b7d2" officeooo:paragraph-rsid="0117b7d2"/>
    </style:style>
    <style:style style:name="P274" style:family="paragraph" style:parent-style-name="Standard">
      <style:text-properties officeooo:rsid="01185cc5" officeooo:paragraph-rsid="01185cc5"/>
    </style:style>
    <style:style style:name="P275" style:family="paragraph" style:parent-style-name="Standard">
      <style:text-properties officeooo:rsid="0118610d" officeooo:paragraph-rsid="0118610d"/>
    </style:style>
    <style:style style:name="P276" style:family="paragraph" style:parent-style-name="Standard">
      <style:text-properties officeooo:rsid="0118610d" officeooo:paragraph-rsid="013c581e"/>
    </style:style>
    <style:style style:name="P277" style:family="paragraph" style:parent-style-name="Standard">
      <style:text-properties officeooo:rsid="01200d30" officeooo:paragraph-rsid="01200d30"/>
    </style:style>
    <style:style style:name="P278" style:family="paragraph" style:parent-style-name="Standard">
      <style:text-properties officeooo:rsid="012156bf" officeooo:paragraph-rsid="012156bf"/>
    </style:style>
    <style:style style:name="P279" style:family="paragraph" style:parent-style-name="Standard">
      <style:text-properties officeooo:rsid="012278a3" officeooo:paragraph-rsid="012278a3"/>
    </style:style>
    <style:style style:name="P280" style:family="paragraph" style:parent-style-name="Standard">
      <style:text-properties officeooo:rsid="01257a72" officeooo:paragraph-rsid="01257a72"/>
    </style:style>
    <style:style style:name="P281" style:family="paragraph" style:parent-style-name="Standard">
      <style:text-properties officeooo:rsid="01271fe5" officeooo:paragraph-rsid="01271fe5"/>
    </style:style>
    <style:style style:name="P282" style:family="paragraph" style:parent-style-name="Standard">
      <style:text-properties officeooo:rsid="01271fe5" officeooo:paragraph-rsid="01505c51"/>
    </style:style>
    <style:style style:name="P283" style:family="paragraph" style:parent-style-name="Standard">
      <style:text-properties officeooo:rsid="01279faf" officeooo:paragraph-rsid="01279faf"/>
    </style:style>
    <style:style style:name="P284" style:family="paragraph" style:parent-style-name="Standard">
      <style:text-properties officeooo:rsid="0127ff87" officeooo:paragraph-rsid="0127ff87"/>
    </style:style>
    <style:style style:name="P285" style:family="paragraph" style:parent-style-name="Standard">
      <style:text-properties officeooo:rsid="0127ff87" officeooo:paragraph-rsid="018b662e"/>
    </style:style>
    <style:style style:name="P286" style:family="paragraph" style:parent-style-name="Standard">
      <style:text-properties officeooo:rsid="012928e1" officeooo:paragraph-rsid="012928e1"/>
    </style:style>
    <style:style style:name="P287" style:family="paragraph" style:parent-style-name="Standard">
      <style:text-properties officeooo:rsid="012ab72d" officeooo:paragraph-rsid="012ab72d"/>
    </style:style>
    <style:style style:name="P288" style:family="paragraph" style:parent-style-name="Standard">
      <style:text-properties officeooo:rsid="012b2642" officeooo:paragraph-rsid="012b2642"/>
    </style:style>
    <style:style style:name="P289" style:family="paragraph" style:parent-style-name="Standard">
      <style:text-properties officeooo:rsid="012cdd0e" officeooo:paragraph-rsid="012cdd0e"/>
    </style:style>
    <style:style style:name="P290" style:family="paragraph" style:parent-style-name="Standard">
      <style:text-properties officeooo:rsid="012d9dc6" officeooo:paragraph-rsid="012d9dc6"/>
    </style:style>
    <style:style style:name="P291" style:family="paragraph" style:parent-style-name="Standard">
      <style:text-properties officeooo:paragraph-rsid="012d9dc6"/>
    </style:style>
    <style:style style:name="P292" style:family="paragraph" style:parent-style-name="Standard">
      <style:text-properties officeooo:rsid="012dc5c7" officeooo:paragraph-rsid="012dc5c7"/>
    </style:style>
    <style:style style:name="P293" style:family="paragraph" style:parent-style-name="Standard">
      <style:text-properties officeooo:rsid="012dc5c7" officeooo:paragraph-rsid="014810df"/>
    </style:style>
    <style:style style:name="P294" style:family="paragraph" style:parent-style-name="Standard">
      <style:text-properties officeooo:rsid="0143bf8e" officeooo:paragraph-rsid="0143bf8e"/>
    </style:style>
    <style:style style:name="P295" style:family="paragraph" style:parent-style-name="Standard">
      <style:text-properties officeooo:rsid="012f02a0" officeooo:paragraph-rsid="012f02a0"/>
    </style:style>
    <style:style style:name="P296" style:family="paragraph" style:parent-style-name="Standard">
      <style:text-properties officeooo:rsid="0132b453" officeooo:paragraph-rsid="0132b453"/>
    </style:style>
    <style:style style:name="P297" style:family="paragraph" style:parent-style-name="Standard">
      <style:text-properties officeooo:rsid="01333aa3" officeooo:paragraph-rsid="01333aa3"/>
    </style:style>
    <style:style style:name="P298" style:family="paragraph" style:parent-style-name="Standard">
      <style:text-properties officeooo:rsid="01343bf4" officeooo:paragraph-rsid="01343bf4"/>
    </style:style>
    <style:style style:name="P299" style:family="paragraph" style:parent-style-name="Standard">
      <style:text-properties officeooo:rsid="013636c0" officeooo:paragraph-rsid="013636c0"/>
    </style:style>
    <style:style style:name="P300" style:family="paragraph" style:parent-style-name="Standard">
      <style:text-properties officeooo:rsid="01369cb2" officeooo:paragraph-rsid="01369cb2"/>
    </style:style>
    <style:style style:name="P301" style:family="paragraph" style:parent-style-name="Standard">
      <style:text-properties officeooo:rsid="01393c1c" officeooo:paragraph-rsid="01393c1c"/>
    </style:style>
    <style:style style:name="P302" style:family="paragraph" style:parent-style-name="Standard">
      <style:text-properties officeooo:rsid="013c581e" officeooo:paragraph-rsid="013c581e"/>
    </style:style>
    <style:style style:name="P303" style:family="paragraph" style:parent-style-name="Standard">
      <style:text-properties officeooo:rsid="013e279a" officeooo:paragraph-rsid="013e279a"/>
    </style:style>
    <style:style style:name="P304" style:family="paragraph" style:parent-style-name="Standard">
      <style:text-properties officeooo:rsid="013ec691" officeooo:paragraph-rsid="013ec691"/>
    </style:style>
    <style:style style:name="P305" style:family="paragraph" style:parent-style-name="Standard">
      <style:text-properties officeooo:rsid="013f6f57" officeooo:paragraph-rsid="013f6f57"/>
    </style:style>
    <style:style style:name="P306" style:family="paragraph" style:parent-style-name="Standard">
      <style:text-properties officeooo:rsid="01414a11" officeooo:paragraph-rsid="01414a11"/>
    </style:style>
    <style:style style:name="P307" style:family="paragraph" style:parent-style-name="Standard">
      <style:text-properties officeooo:rsid="01414a11"/>
    </style:style>
    <style:style style:name="P308" style:family="paragraph" style:parent-style-name="Standard">
      <style:text-properties officeooo:rsid="01417e0a" officeooo:paragraph-rsid="01417e0a"/>
    </style:style>
    <style:style style:name="P309" style:family="paragraph" style:parent-style-name="Standard">
      <style:text-properties officeooo:rsid="0142b263" officeooo:paragraph-rsid="0142b263"/>
    </style:style>
    <style:style style:name="P310" style:family="paragraph" style:parent-style-name="Standard">
      <style:text-properties officeooo:paragraph-rsid="0148dd5d"/>
    </style:style>
    <style:style style:name="P311" style:family="paragraph" style:parent-style-name="Standard">
      <style:text-properties officeooo:rsid="014aa5aa" officeooo:paragraph-rsid="014aa5aa"/>
    </style:style>
    <style:style style:name="P312" style:family="paragraph" style:parent-style-name="Standard">
      <style:text-properties officeooo:paragraph-rsid="014aa5aa"/>
    </style:style>
    <style:style style:name="P313" style:family="paragraph" style:parent-style-name="Standard">
      <style:text-properties officeooo:rsid="014d6090" officeooo:paragraph-rsid="014d6090"/>
    </style:style>
    <style:style style:name="P314" style:family="paragraph" style:parent-style-name="Standard">
      <style:text-properties officeooo:rsid="014d6090" officeooo:paragraph-rsid="014e0def"/>
    </style:style>
    <style:style style:name="P315" style:family="paragraph" style:parent-style-name="Standard">
      <style:text-properties officeooo:rsid="014f9c0b" officeooo:paragraph-rsid="014f9c0b"/>
    </style:style>
    <style:style style:name="P316" style:family="paragraph" style:parent-style-name="Standard">
      <style:text-properties officeooo:rsid="01502bae" officeooo:paragraph-rsid="01502bae"/>
    </style:style>
    <style:style style:name="P317" style:family="paragraph" style:parent-style-name="Standard">
      <style:text-properties officeooo:rsid="0152567d" officeooo:paragraph-rsid="01544019"/>
    </style:style>
    <style:style style:name="P318" style:family="paragraph" style:parent-style-name="Standard">
      <style:text-properties officeooo:rsid="0155a43e" officeooo:paragraph-rsid="0155a43e"/>
    </style:style>
    <style:style style:name="P319" style:family="paragraph" style:parent-style-name="Standard">
      <style:text-properties officeooo:rsid="01591e8d" officeooo:paragraph-rsid="01591e8d"/>
    </style:style>
    <style:style style:name="P320" style:family="paragraph" style:parent-style-name="Standard">
      <style:text-properties officeooo:rsid="015aaff9" officeooo:paragraph-rsid="015aaff9"/>
    </style:style>
    <style:style style:name="P321" style:family="paragraph" style:parent-style-name="Standard">
      <style:text-properties officeooo:rsid="015f0606" officeooo:paragraph-rsid="015f0606"/>
    </style:style>
    <style:style style:name="P322" style:family="paragraph" style:parent-style-name="Standard">
      <style:text-properties officeooo:paragraph-rsid="01626a3c"/>
    </style:style>
    <style:style style:name="P323" style:family="paragraph" style:parent-style-name="Standard">
      <style:text-properties officeooo:rsid="0164cf32" officeooo:paragraph-rsid="0164cf32"/>
    </style:style>
    <style:style style:name="P324" style:family="paragraph" style:parent-style-name="Standard">
      <style:text-properties officeooo:rsid="0165260f" officeooo:paragraph-rsid="0165260f"/>
    </style:style>
    <style:style style:name="P325" style:family="paragraph" style:parent-style-name="Standard">
      <style:text-properties officeooo:rsid="0165e336" officeooo:paragraph-rsid="0165e336"/>
    </style:style>
    <style:style style:name="P326" style:family="paragraph" style:parent-style-name="Standard">
      <style:text-properties officeooo:rsid="0167f182" officeooo:paragraph-rsid="0167f182"/>
    </style:style>
    <style:style style:name="P327" style:family="paragraph" style:parent-style-name="Standard">
      <style:text-properties officeooo:paragraph-rsid="0167f182"/>
    </style:style>
    <style:style style:name="P328" style:family="paragraph" style:parent-style-name="Standard">
      <style:text-properties officeooo:rsid="016bb987" officeooo:paragraph-rsid="016bb987"/>
    </style:style>
    <style:style style:name="P329" style:family="paragraph" style:parent-style-name="Standard">
      <style:text-properties officeooo:rsid="016dd132" officeooo:paragraph-rsid="016dd132"/>
    </style:style>
    <style:style style:name="P330" style:family="paragraph" style:parent-style-name="Standard">
      <style:text-properties officeooo:rsid="016ee503" officeooo:paragraph-rsid="016ee503"/>
    </style:style>
    <style:style style:name="P331" style:family="paragraph" style:parent-style-name="Standard">
      <style:text-properties officeooo:rsid="0170bc15" officeooo:paragraph-rsid="0170bc15"/>
    </style:style>
    <style:style style:name="P332" style:family="paragraph" style:parent-style-name="Standard">
      <style:text-properties officeooo:rsid="0171fcde" officeooo:paragraph-rsid="0171fcde"/>
    </style:style>
    <style:style style:name="P333" style:family="paragraph" style:parent-style-name="Standard">
      <style:text-properties officeooo:rsid="0171fcde" officeooo:paragraph-rsid="0173101c"/>
    </style:style>
    <style:style style:name="P334" style:family="paragraph" style:parent-style-name="Standard">
      <style:text-properties officeooo:rsid="01743e56" officeooo:paragraph-rsid="01743e56"/>
    </style:style>
    <style:style style:name="P335" style:family="paragraph" style:parent-style-name="Standard">
      <style:text-properties officeooo:rsid="01743e56" officeooo:paragraph-rsid="0175d9ab"/>
    </style:style>
    <style:style style:name="P336" style:family="paragraph" style:parent-style-name="Standard">
      <style:text-properties officeooo:rsid="01777bcf" officeooo:paragraph-rsid="01777bcf"/>
    </style:style>
    <style:style style:name="P337" style:family="paragraph" style:parent-style-name="Standard">
      <style:text-properties officeooo:rsid="01770d16" officeooo:paragraph-rsid="01770d16"/>
    </style:style>
    <style:style style:name="P338" style:family="paragraph" style:parent-style-name="Standard">
      <style:text-properties officeooo:rsid="0177d620" officeooo:paragraph-rsid="0177d620"/>
    </style:style>
    <style:style style:name="P339" style:family="paragraph" style:parent-style-name="Standard">
      <style:text-properties officeooo:rsid="009a221b" officeooo:paragraph-rsid="0183812c"/>
    </style:style>
    <style:style style:name="P340" style:family="paragraph" style:parent-style-name="Heading_20_1">
      <style:paragraph-properties fo:margin-left="0cm" fo:margin-right="0cm" fo:margin-top="0cm" fo:margin-bottom="0cm" style:contextual-spacing="false" fo:orphans="2" fo:widows="2" fo:text-indent="0cm" style:auto-text-indent="false" fo:padding="0cm" fo:border="none"/>
    </style:style>
    <style:style style:name="P341" style:family="paragraph" style:parent-style-name="Standard">
      <style:text-properties officeooo:paragraph-rsid="018e3e7d"/>
    </style:style>
    <style:style style:name="P342" style:family="paragraph" style:parent-style-name="Heading_20_1">
      <style:text-properties fo:font-variant="normal" fo:text-transform="none" style:font-name="Roboto" fo:letter-spacing="normal" fo:font-style="normal" fo:font-weight="normal" officeooo:rsid="00545afd" officeooo:paragraph-rsid="00545afd"/>
    </style:style>
    <style:style style:name="P343" style:family="paragraph" style:parent-style-name="Heading_20_1">
      <style:text-properties fo:font-variant="normal" fo:text-transform="none" style:font-name="Roboto" fo:letter-spacing="normal" fo:font-style="normal" fo:font-weight="normal" officeooo:rsid="0069ba94" officeooo:paragraph-rsid="0069ba94"/>
    </style:style>
    <style:style style:name="P344" style:family="paragraph" style:parent-style-name="Heading_20_1">
      <style:text-properties fo:font-variant="normal" fo:text-transform="none" style:font-name="Roboto" fo:letter-spacing="normal" fo:font-style="normal" fo:font-weight="normal" officeooo:rsid="00712636" officeooo:paragraph-rsid="00712636"/>
    </style:style>
    <style:style style:name="P345" style:family="paragraph" style:parent-style-name="Heading_20_1">
      <style:text-properties fo:font-variant="normal" fo:text-transform="none" style:font-name="Roboto" fo:letter-spacing="normal" fo:font-style="normal" fo:font-weight="normal" officeooo:paragraph-rsid="01078d0d"/>
    </style:style>
    <style:style style:name="P346" style:family="paragraph" style:parent-style-name="Heading_20_1">
      <style:text-properties fo:font-variant="normal" fo:text-transform="none" style:font-name="Roboto" fo:letter-spacing="normal" fo:font-style="normal" fo:font-weight="normal"/>
    </style:style>
    <style:style style:name="P347" style:family="paragraph" style:parent-style-name="Heading_20_1">
      <style:text-properties fo:font-variant="normal" fo:text-transform="none" style:font-name="Roboto" fo:letter-spacing="normal" fo:font-style="normal" fo:font-weight="normal" officeooo:rsid="01502bae" officeooo:paragraph-rsid="01502bae"/>
    </style:style>
    <style:style style:name="P348" style:family="paragraph" style:parent-style-name="Heading_20_1">
      <style:text-properties fo:font-variant="normal" fo:text-transform="none" style:font-name="Roboto" fo:letter-spacing="normal" fo:font-style="normal" fo:font-weight="normal" officeooo:rsid="016dd132" officeooo:paragraph-rsid="016dd132"/>
    </style:style>
    <style:style style:name="P349" style:family="paragraph" style:parent-style-name="Heading_20_1">
      <style:text-properties officeooo:rsid="0060c0f4" officeooo:paragraph-rsid="0060c0f4"/>
    </style:style>
    <style:style style:name="P350" style:family="paragraph" style:parent-style-name="Heading_20_1">
      <style:text-properties officeooo:rsid="007e6759" officeooo:paragraph-rsid="007e6759"/>
    </style:style>
    <style:style style:name="P351" style:family="paragraph" style:parent-style-name="Heading_20_1">
      <style:text-properties officeooo:paragraph-rsid="01626a3c"/>
    </style:style>
    <style:style style:name="P352" style:family="paragraph" style:parent-style-name="Standard">
      <style:text-properties officeooo:rsid="0058f986" officeooo:paragraph-rsid="0058f986"/>
    </style:style>
    <style:style style:name="P353" style:family="paragraph" style:parent-style-name="Standard">
      <style:text-properties officeooo:rsid="005ae7e3" officeooo:paragraph-rsid="005ae7e3"/>
    </style:style>
    <style:style style:name="P354" style:family="paragraph" style:parent-style-name="Standard">
      <style:text-properties officeooo:rsid="0060aecb" officeooo:paragraph-rsid="0060aecb"/>
    </style:style>
    <style:style style:name="P355" style:family="paragraph" style:parent-style-name="Standard">
      <style:text-properties officeooo:rsid="0062aba5" officeooo:paragraph-rsid="0062aba5"/>
    </style:style>
    <style:style style:name="P356" style:family="paragraph" style:parent-style-name="Standard">
      <style:text-properties officeooo:rsid="005b7470" officeooo:paragraph-rsid="005b7470"/>
    </style:style>
    <style:style style:name="P357" style:family="paragraph" style:parent-style-name="Standard">
      <style:text-properties officeooo:rsid="005bc309" officeooo:paragraph-rsid="005bc309"/>
    </style:style>
    <style:style style:name="P358" style:family="paragraph" style:parent-style-name="Standard">
      <style:text-properties officeooo:rsid="0062b6bb" officeooo:paragraph-rsid="0062b6bb"/>
    </style:style>
    <style:style style:name="P359" style:family="paragraph" style:parent-style-name="Standard">
      <style:text-properties officeooo:rsid="005ec1fc" officeooo:paragraph-rsid="005ec1fc"/>
    </style:style>
    <style:style style:name="P360" style:family="paragraph" style:parent-style-name="Standard">
      <style:text-properties officeooo:rsid="0067a0c2" officeooo:paragraph-rsid="0067a0c2"/>
    </style:style>
    <style:style style:name="P361" style:family="paragraph" style:parent-style-name="Standard">
      <style:text-properties officeooo:rsid="0060c0f4" officeooo:paragraph-rsid="0060c0f4"/>
    </style:style>
    <style:style style:name="P362" style:family="paragraph" style:parent-style-name="Standard">
      <style:text-properties officeooo:rsid="0064ff01" officeooo:paragraph-rsid="0064ff01"/>
    </style:style>
    <style:style style:name="P363" style:family="paragraph" style:parent-style-name="Standard">
      <style:text-properties officeooo:rsid="006587ca" officeooo:paragraph-rsid="006587ca"/>
    </style:style>
    <style:style style:name="P364" style:family="paragraph" style:parent-style-name="Standard">
      <style:text-properties officeooo:rsid="006587ca" officeooo:paragraph-rsid="0067a0c2"/>
    </style:style>
    <style:style style:name="P365" style:family="paragraph" style:parent-style-name="Standard">
      <style:text-properties officeooo:rsid="006587ca" officeooo:paragraph-rsid="00693ef8"/>
    </style:style>
    <style:style style:name="P366" style:family="paragraph" style:parent-style-name="Standard">
      <style:text-properties officeooo:rsid="0069ba94" officeooo:paragraph-rsid="0069ba94"/>
    </style:style>
    <style:style style:name="P367" style:family="paragraph" style:parent-style-name="Standard">
      <style:text-properties officeooo:rsid="006c9d21" officeooo:paragraph-rsid="006c9d21"/>
    </style:style>
    <style:style style:name="P368" style:family="paragraph" style:parent-style-name="Standard">
      <style:text-properties officeooo:rsid="006cfdf1" officeooo:paragraph-rsid="006e2578"/>
    </style:style>
    <style:style style:name="P369" style:family="paragraph" style:parent-style-name="Standard">
      <style:text-properties officeooo:rsid="006e2578" officeooo:paragraph-rsid="006e2578"/>
    </style:style>
    <style:style style:name="P370" style:family="paragraph" style:parent-style-name="Standard">
      <style:text-properties officeooo:rsid="006f3e22" officeooo:paragraph-rsid="006f3e22"/>
    </style:style>
    <style:style style:name="P371" style:family="paragraph" style:parent-style-name="Standard">
      <style:text-properties officeooo:rsid="007070b2" officeooo:paragraph-rsid="007070b2"/>
    </style:style>
    <style:style style:name="P372" style:family="paragraph" style:parent-style-name="Standard">
      <style:text-properties officeooo:rsid="00711451" officeooo:paragraph-rsid="00711451"/>
    </style:style>
    <style:style style:name="P373" style:family="paragraph" style:parent-style-name="Standard">
      <style:text-properties officeooo:rsid="00712636" officeooo:paragraph-rsid="00712636"/>
    </style:style>
    <style:style style:name="P374" style:family="paragraph" style:parent-style-name="Standard">
      <style:text-properties officeooo:rsid="007528b4" officeooo:paragraph-rsid="007528b4"/>
    </style:style>
    <style:style style:name="P375" style:family="paragraph" style:parent-style-name="Standard">
      <style:text-properties officeooo:rsid="0076c91e" officeooo:paragraph-rsid="0180cce2"/>
    </style:style>
    <style:style style:name="P376" style:family="paragraph" style:parent-style-name="Standard">
      <style:text-properties officeooo:rsid="007aaf44" officeooo:paragraph-rsid="007c891e"/>
    </style:style>
    <style:style style:name="P377" style:family="paragraph" style:parent-style-name="Standard">
      <style:text-properties officeooo:rsid="007aaf44" officeooo:paragraph-rsid="007aaf44"/>
    </style:style>
    <style:style style:name="P378" style:family="paragraph" style:parent-style-name="Standard">
      <style:text-properties officeooo:rsid="007eca40" officeooo:paragraph-rsid="007eca40"/>
    </style:style>
    <style:style style:name="P379" style:family="paragraph" style:parent-style-name="Standard">
      <style:text-properties officeooo:rsid="007bd6b1" officeooo:paragraph-rsid="007bd6b1"/>
    </style:style>
    <style:style style:name="P380" style:family="paragraph" style:parent-style-name="Standard">
      <style:text-properties officeooo:rsid="007e6759" officeooo:paragraph-rsid="007e6759"/>
    </style:style>
    <style:style style:name="P381" style:family="paragraph" style:parent-style-name="Standard">
      <style:text-properties officeooo:rsid="007fef21" officeooo:paragraph-rsid="007fef21"/>
    </style:style>
    <style:style style:name="P382" style:family="paragraph" style:parent-style-name="Standard">
      <style:text-properties officeooo:rsid="0081ca7c" officeooo:paragraph-rsid="0081ca7c"/>
    </style:style>
    <style:style style:name="P383" style:family="paragraph" style:parent-style-name="Standard">
      <style:text-properties officeooo:paragraph-rsid="0081ca7c"/>
    </style:style>
    <style:style style:name="P384" style:family="paragraph" style:parent-style-name="Standard">
      <style:text-properties officeooo:rsid="0083005b" officeooo:paragraph-rsid="0083005b"/>
    </style:style>
    <style:style style:name="P385" style:family="paragraph" style:parent-style-name="Standard">
      <style:text-properties officeooo:rsid="0085389f" officeooo:paragraph-rsid="0085389f"/>
    </style:style>
    <style:style style:name="P386" style:family="paragraph" style:parent-style-name="Standard">
      <style:text-properties officeooo:rsid="0086b115" officeooo:paragraph-rsid="0086b115"/>
    </style:style>
    <style:style style:name="P387" style:family="paragraph" style:parent-style-name="Standard">
      <style:text-properties officeooo:rsid="008a9c94" officeooo:paragraph-rsid="008a9c94"/>
    </style:style>
    <style:style style:name="P388" style:family="paragraph" style:parent-style-name="Standard">
      <style:text-properties officeooo:rsid="008a96f2" officeooo:paragraph-rsid="008a96f2"/>
    </style:style>
    <style:style style:name="P389" style:family="paragraph" style:parent-style-name="Standard">
      <style:text-properties officeooo:rsid="00889807" officeooo:paragraph-rsid="00889807"/>
    </style:style>
    <style:style style:name="P390" style:family="paragraph" style:parent-style-name="Standard">
      <style:text-properties officeooo:rsid="008b0c8a" officeooo:paragraph-rsid="008b0c8a"/>
    </style:style>
    <style:style style:name="P391" style:family="paragraph" style:parent-style-name="Standard">
      <style:text-properties officeooo:rsid="008cb2ae" officeooo:paragraph-rsid="008cb2ae"/>
    </style:style>
    <style:style style:name="P392" style:family="paragraph" style:parent-style-name="Standard" style:list-style-name="L1"/>
    <style:style style:name="P393" style:family="paragraph" style:parent-style-name="Standard" style:list-style-name="L2"/>
    <style:style style:name="P394" style:family="paragraph" style:parent-style-name="Standard" style:list-style-name="L3"/>
    <style:style style:name="P395" style:family="paragraph" style:parent-style-name="Standard" style:list-style-name="L4"/>
    <style:style style:name="P396" style:family="paragraph" style:parent-style-name="Standard">
      <style:text-properties officeooo:rsid="0109f56f" officeooo:paragraph-rsid="0109f56f"/>
    </style:style>
    <style:style style:name="P397" style:family="paragraph" style:parent-style-name="Standard">
      <style:text-properties officeooo:rsid="010b95ba" officeooo:paragraph-rsid="010b95ba"/>
    </style:style>
    <style:style style:name="P398" style:family="paragraph" style:parent-style-name="Standard">
      <style:text-properties officeooo:rsid="010bbf67" officeooo:paragraph-rsid="010bbf67"/>
    </style:style>
    <style:style style:name="P399" style:family="paragraph" style:parent-style-name="Standard">
      <style:text-properties officeooo:rsid="010dbd09" officeooo:paragraph-rsid="010dbd09"/>
    </style:style>
    <style:style style:name="P400" style:family="paragraph" style:parent-style-name="Standard">
      <style:text-properties fo:font-weight="normal" officeooo:rsid="010dbd09" officeooo:paragraph-rsid="010dbd09" style:font-weight-asian="normal" style:font-weight-complex="normal"/>
    </style:style>
    <style:style style:name="P401" style:family="paragraph" style:parent-style-name="Standard">
      <style:text-properties fo:font-weight="normal" officeooo:rsid="010dc39d" officeooo:paragraph-rsid="010dc39d" style:font-weight-asian="normal" style:font-weight-complex="normal"/>
    </style:style>
    <style:style style:name="P402" style:family="paragraph" style:parent-style-name="Standard">
      <style:text-properties fo:font-weight="normal" officeooo:rsid="010e505d" officeooo:paragraph-rsid="010e505d" style:font-weight-asian="normal" style:font-weight-complex="normal"/>
    </style:style>
    <style:style style:name="P403" style:family="paragraph" style:parent-style-name="Standard">
      <style:text-properties fo:font-weight="normal" officeooo:rsid="011035d0" officeooo:paragraph-rsid="011035d0" style:font-weight-asian="normal" style:font-weight-complex="normal"/>
    </style:style>
    <style:style style:name="P404" style:family="paragraph" style:parent-style-name="Standard">
      <style:text-properties fo:font-weight="normal" officeooo:rsid="010ffe90" officeooo:paragraph-rsid="010ffe90" style:font-weight-asian="normal" style:font-weight-complex="normal"/>
    </style:style>
    <style:style style:name="P405" style:family="paragraph" style:parent-style-name="Standard">
      <style:text-properties fo:font-weight="normal" officeooo:rsid="00be366b" officeooo:paragraph-rsid="00be366b" style:font-weight-asian="normal" style:font-weight-complex="normal"/>
    </style:style>
    <style:style style:name="P406" style:family="paragraph" style:parent-style-name="Standard">
      <style:text-properties officeooo:rsid="01125c51" officeooo:paragraph-rsid="01125c51"/>
    </style:style>
    <style:style style:name="P407" style:family="paragraph" style:parent-style-name="Standard">
      <style:text-properties officeooo:rsid="01130663" officeooo:paragraph-rsid="01130663"/>
    </style:style>
    <style:style style:name="P408" style:family="paragraph" style:parent-style-name="Standard">
      <style:text-properties officeooo:rsid="0115cfc6" officeooo:paragraph-rsid="0115cfc6"/>
    </style:style>
    <style:style style:name="P409" style:family="paragraph" style:parent-style-name="Standard">
      <style:text-properties officeooo:rsid="0117b7d2" officeooo:paragraph-rsid="0117b7d2"/>
    </style:style>
    <style:style style:name="P410" style:family="paragraph" style:parent-style-name="Standard">
      <style:text-properties officeooo:paragraph-rsid="0118610d"/>
    </style:style>
    <style:style style:name="P411" style:family="paragraph" style:parent-style-name="Standard">
      <style:text-properties officeooo:paragraph-rsid="0117b7d2"/>
    </style:style>
    <style:style style:name="P412" style:family="paragraph" style:parent-style-name="Standard">
      <style:text-properties officeooo:rsid="01185cc5" officeooo:paragraph-rsid="01185cc5"/>
    </style:style>
    <style:style style:name="P413" style:family="paragraph" style:parent-style-name="Standard">
      <style:text-properties officeooo:rsid="0118610d" officeooo:paragraph-rsid="0118610d"/>
    </style:style>
    <style:style style:name="P414" style:family="paragraph" style:parent-style-name="Standard">
      <style:text-properties officeooo:rsid="01198981" officeooo:paragraph-rsid="01198981"/>
    </style:style>
    <style:style style:name="P415" style:family="paragraph" style:parent-style-name="Standard">
      <style:text-properties officeooo:rsid="011d05e8" officeooo:paragraph-rsid="011d05e8"/>
    </style:style>
    <style:style style:name="P416" style:family="paragraph" style:parent-style-name="Standard">
      <style:text-properties officeooo:rsid="0152567d" officeooo:paragraph-rsid="01544019"/>
    </style:style>
    <style:style style:name="P417" style:family="paragraph" style:parent-style-name="Standard">
      <style:text-properties officeooo:rsid="0155a43e" officeooo:paragraph-rsid="0155a43e"/>
    </style:style>
    <style:style style:name="P418" style:family="paragraph" style:parent-style-name="Standard">
      <style:text-properties officeooo:rsid="01575559" officeooo:paragraph-rsid="01575559"/>
    </style:style>
    <style:style style:name="P419" style:family="paragraph" style:parent-style-name="Standard">
      <style:text-properties officeooo:rsid="01591e8d" officeooo:paragraph-rsid="01591e8d"/>
    </style:style>
    <style:style style:name="P420" style:family="paragraph" style:parent-style-name="Standard">
      <style:text-properties officeooo:rsid="015aaff9" officeooo:paragraph-rsid="015aaff9"/>
    </style:style>
    <style:style style:name="P421" style:family="paragraph" style:parent-style-name="Standard">
      <style:text-properties officeooo:paragraph-rsid="016092f3"/>
    </style:style>
    <style:style style:name="P422" style:family="paragraph" style:parent-style-name="Standard">
      <style:text-properties officeooo:paragraph-rsid="015db912"/>
    </style:style>
    <style:style style:name="P423" style:family="paragraph" style:parent-style-name="Standard">
      <style:text-properties officeooo:rsid="015d8b55" officeooo:paragraph-rsid="015d8b55"/>
    </style:style>
    <style:style style:name="P424" style:family="paragraph" style:parent-style-name="Standard">
      <style:text-properties officeooo:rsid="015c25d6" officeooo:paragraph-rsid="015c25d6"/>
    </style:style>
    <style:style style:name="P425" style:family="paragraph" style:parent-style-name="Standard">
      <style:text-properties officeooo:rsid="015f0606" officeooo:paragraph-rsid="015f0606"/>
    </style:style>
    <style:style style:name="P426" style:family="paragraph" style:parent-style-name="Standard">
      <style:text-properties officeooo:paragraph-rsid="01626a3c"/>
    </style:style>
    <style:style style:name="P427" style:family="paragraph" style:parent-style-name="Standard">
      <style:text-properties officeooo:rsid="0164cf32" officeooo:paragraph-rsid="0164cf32"/>
    </style:style>
    <style:style style:name="P428" style:family="paragraph" style:parent-style-name="Standard">
      <style:text-properties officeooo:rsid="0165260f" officeooo:paragraph-rsid="0165260f"/>
    </style:style>
    <style:style style:name="P429" style:family="paragraph" style:parent-style-name="Standard">
      <style:text-properties officeooo:rsid="0165e336" officeooo:paragraph-rsid="0165e336"/>
    </style:style>
    <style:style style:name="P430" style:family="paragraph" style:parent-style-name="Standard">
      <style:text-properties officeooo:rsid="0167f182" officeooo:paragraph-rsid="0167f182"/>
    </style:style>
    <style:style style:name="P431" style:family="paragraph" style:parent-style-name="Standard">
      <style:text-properties officeooo:paragraph-rsid="0167f182"/>
    </style:style>
    <style:style style:name="P432" style:family="paragraph" style:parent-style-name="Standard">
      <style:text-properties officeooo:rsid="016b18c0" officeooo:paragraph-rsid="016b18c0"/>
    </style:style>
    <style:style style:name="P433" style:family="paragraph" style:parent-style-name="Standard">
      <style:text-properties officeooo:rsid="016bb987" officeooo:paragraph-rsid="016bb987"/>
    </style:style>
    <style:style style:name="P434" style:family="paragraph" style:parent-style-name="Standard">
      <style:text-properties officeooo:rsid="016c74d4" officeooo:paragraph-rsid="016c74d4"/>
    </style:style>
    <style:style style:name="P435" style:family="paragraph" style:parent-style-name="Standard">
      <style:text-properties officeooo:rsid="016dd132" officeooo:paragraph-rsid="016dd132"/>
    </style:style>
    <style:style style:name="P436" style:family="paragraph" style:parent-style-name="Standard">
      <style:text-properties officeooo:rsid="0170bc15" officeooo:paragraph-rsid="0170bc15"/>
    </style:style>
    <style:style style:name="P437" style:family="paragraph" style:parent-style-name="Standard">
      <style:text-properties officeooo:rsid="0171fcde" officeooo:paragraph-rsid="0171fcde"/>
    </style:style>
    <style:style style:name="P438" style:family="paragraph" style:parent-style-name="Standard">
      <style:text-properties officeooo:rsid="0171fcde" officeooo:paragraph-rsid="0173101c"/>
    </style:style>
    <style:style style:name="P439" style:family="paragraph" style:parent-style-name="Standard">
      <style:text-properties officeooo:rsid="01743e56" officeooo:paragraph-rsid="0175d9ab"/>
    </style:style>
    <style:style style:name="P440" style:family="paragraph" style:parent-style-name="Standard">
      <style:text-properties officeooo:rsid="01770d16" officeooo:paragraph-rsid="01770d16"/>
    </style:style>
    <style:style style:name="P441" style:family="paragraph" style:parent-style-name="Standard">
      <style:text-properties officeooo:rsid="01777bcf" officeooo:paragraph-rsid="01777bcf"/>
    </style:style>
    <style:style style:name="P442" style:family="paragraph" style:parent-style-name="Standard">
      <style:text-properties officeooo:rsid="0177d620" officeooo:paragraph-rsid="0177d620"/>
    </style:style>
    <style:style style:name="P443" style:family="paragraph" style:parent-style-name="Standard">
      <style:text-properties officeooo:rsid="0179795e" officeooo:paragraph-rsid="0179795e"/>
    </style:style>
    <style:style style:name="P444" style:family="paragraph" style:parent-style-name="Standard">
      <style:text-properties officeooo:rsid="00bddb60" officeooo:paragraph-rsid="00bddb60"/>
    </style:style>
    <style:style style:name="T1" style:family="text">
      <style:text-properties officeooo:rsid="000ca724"/>
    </style:style>
    <style:style style:name="T2" style:family="text">
      <style:text-properties officeooo:rsid="000d48a5"/>
    </style:style>
    <style:style style:name="T3" style:family="text">
      <style:text-properties officeooo:rsid="000f3bcd"/>
    </style:style>
    <style:style style:name="T4" style:family="text">
      <style:text-properties officeooo:rsid="001056d5"/>
    </style:style>
    <style:style style:name="T5" style:family="text">
      <style:text-properties officeooo:rsid="00122289"/>
    </style:style>
    <style:style style:name="T6" style:family="text">
      <style:text-properties officeooo:rsid="0013a7c4"/>
    </style:style>
    <style:style style:name="T7" style:family="text">
      <style:text-properties officeooo:rsid="001a3542"/>
    </style:style>
    <style:style style:name="T8" style:family="text">
      <style:text-properties officeooo:rsid="001d082a"/>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f5d75" style:font-style-asian="italic" style:font-weight-asian="bold" style:font-style-complex="italic" style:font-weight-complex="bold"/>
    </style:style>
    <style:style style:name="T12" style:family="text">
      <style:text-properties officeooo:rsid="001f0b75"/>
    </style:style>
    <style:style style:name="T13" style:family="text">
      <style:text-properties officeooo:rsid="001f5d75"/>
    </style:style>
    <style:style style:name="T14" style:family="text">
      <style:text-properties fo:font-style="normal" style:font-style-asian="normal" style:font-style-complex="normal"/>
    </style:style>
    <style:style style:name="T15" style:family="text">
      <style:text-properties fo:font-style="normal" officeooo:rsid="001d66d7"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4d02cf" style:font-style-asian="normal" style:font-weight-asian="normal" style:font-style-complex="normal" style:font-weight-complex="normal"/>
    </style:style>
    <style:style style:name="T18" style:family="text">
      <style:text-properties fo:font-style="normal" fo:font-weight="normal" officeooo:rsid="00557ab3"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4d02cf" style:font-style-asian="normal" style:font-weight-asian="bold" style:font-style-complex="normal" style:font-weight-complex="bold"/>
    </style:style>
    <style:style style:name="T21" style:family="text">
      <style:text-properties fo:font-style="normal" fo:font-weight="bold" officeooo:rsid="00557ab3" style:font-style-asian="normal" style:font-weight-asian="bold" style:font-style-complex="normal" style:font-weight-complex="bold"/>
    </style:style>
    <style:style style:name="T22" style:family="text">
      <style:text-properties officeooo:rsid="0023c83c"/>
    </style:style>
    <style:style style:name="T23" style:family="text">
      <style:text-properties fo:font-weight="bold" style:font-weight-asian="bold" style:font-weight-complex="bold"/>
    </style:style>
    <style:style style:name="T24" style:family="text">
      <style:text-properties fo:font-weight="bold" officeooo:rsid="009d98d8" style:font-weight-asian="bold" style:font-weight-complex="bold"/>
    </style:style>
    <style:style style:name="T25" style:family="text">
      <style:text-properties fo:font-weight="bold" officeooo:rsid="009dca8d" style:font-weight-asian="bold" style:font-weight-complex="bold"/>
    </style:style>
    <style:style style:name="T26" style:family="text">
      <style:text-properties fo:font-weight="bold" officeooo:rsid="00a3774f" style:font-weight-asian="bold" style:font-weight-complex="bold"/>
    </style:style>
    <style:style style:name="T27" style:family="text">
      <style:text-properties fo:font-weight="bold" officeooo:rsid="00ab4123" style:font-weight-asian="bold" style:font-weight-complex="bold"/>
    </style:style>
    <style:style style:name="T28" style:family="text">
      <style:text-properties fo:font-weight="bold" officeooo:rsid="00c35da7" style:font-weight-asian="bold" style:font-weight-complex="bold"/>
    </style:style>
    <style:style style:name="T29" style:family="text">
      <style:text-properties fo:font-weight="bold" officeooo:rsid="00c501d4" style:font-weight-asian="bold" style:font-weight-complex="bold"/>
    </style:style>
    <style:style style:name="T30" style:family="text">
      <style:text-properties fo:font-weight="bold" officeooo:rsid="00c80cca" style:font-weight-asian="bold" style:font-weight-complex="bold"/>
    </style:style>
    <style:style style:name="T31" style:family="text">
      <style:text-properties fo:font-weight="bold" officeooo:rsid="00de86d0" style:font-weight-asian="bold" style:font-weight-complex="bold"/>
    </style:style>
    <style:style style:name="T32" style:family="text">
      <style:text-properties fo:font-weight="bold" officeooo:rsid="00e139f0" style:font-weight-asian="bold" style:font-weight-complex="bold"/>
    </style:style>
    <style:style style:name="T33" style:family="text">
      <style:text-properties fo:font-weight="bold" officeooo:rsid="00ef8d47" style:font-weight-asian="bold" style:font-weight-complex="bold"/>
    </style:style>
    <style:style style:name="T34" style:family="text">
      <style:text-properties fo:font-weight="bold" officeooo:rsid="00f348da" style:font-weight-asian="bold" style:font-weight-complex="bold"/>
    </style:style>
    <style:style style:name="T35" style:family="text">
      <style:text-properties fo:font-weight="bold" officeooo:rsid="00f09849" style:font-weight-asian="bold" style:font-weight-complex="bold"/>
    </style:style>
    <style:style style:name="T36" style:family="text">
      <style:text-properties fo:font-weight="bold" officeooo:rsid="00e30bbe" style:font-weight-asian="bold" style:font-weight-complex="bold"/>
    </style:style>
    <style:style style:name="T37" style:family="text">
      <style:text-properties fo:font-weight="bold" officeooo:rsid="01115760" style:font-weight-asian="bold" style:font-weight-complex="bold"/>
    </style:style>
    <style:style style:name="T38" style:family="text">
      <style:text-properties fo:font-weight="bold" officeooo:rsid="01185cc5" style:font-weight-asian="bold" style:font-weight-complex="bold"/>
    </style:style>
    <style:style style:name="T39" style:family="text">
      <style:text-properties fo:font-weight="bold" officeooo:rsid="011e0a03" style:font-weight-asian="bold" style:font-weight-complex="bold"/>
    </style:style>
    <style:style style:name="T40" style:family="text">
      <style:text-properties fo:font-weight="bold" officeooo:rsid="012ab72d" style:font-weight-asian="bold" style:font-weight-complex="bold"/>
    </style:style>
    <style:style style:name="T41" style:family="text">
      <style:text-properties fo:font-weight="bold" officeooo:rsid="01308cb0" style:font-weight-asian="bold" style:font-weight-complex="bold"/>
    </style:style>
    <style:style style:name="T42" style:family="text">
      <style:text-properties fo:font-weight="bold" officeooo:rsid="0137450f" style:font-weight-asian="bold" style:font-weight-complex="bold"/>
    </style:style>
    <style:style style:name="T43" style:family="text">
      <style:text-properties fo:font-weight="bold" officeooo:rsid="013b8d72" style:font-weight-asian="bold" style:font-weight-complex="bold"/>
    </style:style>
    <style:style style:name="T44" style:family="text">
      <style:text-properties fo:font-weight="bold" officeooo:rsid="01414a11" style:font-weight-asian="bold" style:font-weight-complex="bold"/>
    </style:style>
    <style:style style:name="T45" style:family="text">
      <style:text-properties fo:font-weight="bold" officeooo:rsid="01502bae" style:font-weight-asian="bold" style:font-weight-complex="bold"/>
    </style:style>
    <style:style style:name="T46" style:family="text">
      <style:text-properties fo:font-weight="bold" officeooo:rsid="01505c51" style:font-weight-asian="bold" style:font-weight-complex="bold"/>
    </style:style>
    <style:style style:name="T47" style:family="text">
      <style:text-properties fo:font-weight="bold" officeooo:rsid="01544019" style:font-weight-asian="bold" style:font-weight-complex="bold"/>
    </style:style>
    <style:style style:name="T48" style:family="text">
      <style:text-properties fo:font-weight="bold" officeooo:rsid="015c8c40" style:font-weight-asian="bold" style:font-weight-complex="bold"/>
    </style:style>
    <style:style style:name="T49" style:family="text">
      <style:text-properties fo:font-weight="bold" officeooo:rsid="01626a3c" style:font-weight-asian="bold" style:font-weight-complex="bold"/>
    </style:style>
    <style:style style:name="T50" style:family="text">
      <style:text-properties fo:font-weight="bold" officeooo:rsid="0167f182" style:font-weight-asian="bold" style:font-weight-complex="bold"/>
    </style:style>
    <style:style style:name="T51" style:family="text">
      <style:text-properties fo:font-weight="bold" officeooo:rsid="0169eb05" style:font-weight-asian="bold" style:font-weight-complex="bold"/>
    </style:style>
    <style:style style:name="T52" style:family="text">
      <style:text-properties fo:font-weight="bold" officeooo:rsid="0177d620" style:font-weight-asian="bold" style:font-weight-complex="bold"/>
    </style:style>
    <style:style style:name="T53" style:family="text">
      <style:text-properties fo:font-weight="bold" officeooo:rsid="01799a4d" style:font-weight-asian="bold" style:font-weight-complex="bold"/>
    </style:style>
    <style:style style:name="T54" style:family="text">
      <style:text-properties fo:font-weight="bold" officeooo:rsid="000ca724" style:font-weight-asian="bold" style:font-weight-complex="bold"/>
    </style:style>
    <style:style style:name="T55" style:family="text">
      <style:text-properties fo:font-weight="bold" officeooo:rsid="000d48a5" style:font-weight-asian="bold" style:font-weight-complex="bold"/>
    </style:style>
    <style:style style:name="T56" style:family="text">
      <style:text-properties fo:font-weight="bold" officeooo:rsid="000f3bcd" style:font-weight-asian="bold" style:font-weight-complex="bold"/>
    </style:style>
    <style:style style:name="T57" style:family="text">
      <style:text-properties fo:font-weight="bold" officeooo:rsid="0013a7c4" style:font-weight-asian="bold" style:font-weight-complex="bold"/>
    </style:style>
    <style:style style:name="T58" style:family="text">
      <style:text-properties fo:font-weight="bold" officeooo:rsid="001f5d75" style:font-weight-asian="bold" style:font-weight-complex="bold"/>
    </style:style>
    <style:style style:name="T59" style:family="text">
      <style:text-properties fo:font-weight="bold" officeooo:rsid="0027b311" style:font-weight-asian="bold" style:font-weight-complex="bold"/>
    </style:style>
    <style:style style:name="T60" style:family="text">
      <style:text-properties fo:font-weight="bold" officeooo:rsid="0027f73a" style:font-weight-asian="bold" style:font-weight-complex="bold"/>
    </style:style>
    <style:style style:name="T61" style:family="text">
      <style:text-properties fo:font-weight="bold" officeooo:rsid="0029c695" style:font-weight-asian="bold" style:font-weight-complex="bold"/>
    </style:style>
    <style:style style:name="T62" style:family="text">
      <style:text-properties fo:font-weight="bold" officeooo:rsid="0029e8de" style:font-weight-asian="bold" style:font-weight-complex="bold"/>
    </style:style>
    <style:style style:name="T63" style:family="text">
      <style:text-properties fo:font-weight="bold" officeooo:rsid="002d15bb" style:font-weight-asian="bold" style:font-weight-complex="bold"/>
    </style:style>
    <style:style style:name="T64" style:family="text">
      <style:text-properties fo:font-weight="bold" officeooo:rsid="002e6e10" style:font-weight-asian="bold" style:font-weight-complex="bold"/>
    </style:style>
    <style:style style:name="T65" style:family="text">
      <style:text-properties fo:font-weight="bold" officeooo:rsid="002eb166" style:font-weight-asian="bold" style:font-weight-complex="bold"/>
    </style:style>
    <style:style style:name="T66" style:family="text">
      <style:text-properties fo:font-weight="bold" officeooo:rsid="0042ef4b" style:font-weight-asian="bold" style:font-weight-complex="bold"/>
    </style:style>
    <style:style style:name="T67" style:family="text">
      <style:text-properties fo:font-weight="bold" officeooo:rsid="004354bf" style:font-weight-asian="bold" style:font-weight-complex="bold"/>
    </style:style>
    <style:style style:name="T68" style:family="text">
      <style:text-properties fo:font-weight="bold" officeooo:rsid="00468c79" style:font-weight-asian="bold" style:font-weight-complex="bold"/>
    </style:style>
    <style:style style:name="T69" style:family="text">
      <style:text-properties fo:font-weight="bold" officeooo:rsid="005f80a6" style:font-weight-asian="bold" style:font-weight-complex="bold"/>
    </style:style>
    <style:style style:name="T70" style:family="text">
      <style:text-properties fo:font-weight="bold" officeooo:rsid="00671ee1" style:font-weight-asian="bold" style:font-weight-complex="bold"/>
    </style:style>
    <style:style style:name="T71" style:family="text">
      <style:text-properties fo:font-weight="bold" officeooo:rsid="0067a0c2" style:font-weight-asian="bold" style:font-weight-complex="bold"/>
    </style:style>
    <style:style style:name="T72" style:family="text">
      <style:text-properties fo:font-weight="bold" officeooo:rsid="00693ef8" style:font-weight-asian="bold" style:font-weight-complex="bold"/>
    </style:style>
    <style:style style:name="T73" style:family="text">
      <style:text-properties fo:font-weight="bold" officeooo:rsid="0089e043" style:font-weight-asian="bold" style:font-weight-complex="bold"/>
    </style:style>
    <style:style style:name="T74" style:family="text">
      <style:text-properties fo:font-weight="bold" officeooo:rsid="00961cf4" style:font-weight-asian="bold" style:font-weight-complex="bold"/>
    </style:style>
    <style:style style:name="T75" style:family="text">
      <style:text-properties fo:font-weight="bold" officeooo:rsid="009e3c10" style:font-weight-asian="bold" style:font-weight-complex="bold"/>
    </style:style>
    <style:style style:name="T76" style:family="text">
      <style:text-properties fo:font-weight="bold" officeooo:rsid="009fc0cf" style:font-weight-asian="bold" style:font-weight-complex="bold"/>
    </style:style>
    <style:style style:name="T77" style:family="text">
      <style:text-properties fo:font-weight="bold" officeooo:rsid="009d7d43" style:font-weight-asian="bold" style:font-weight-complex="bold"/>
    </style:style>
    <style:style style:name="T78" style:family="text">
      <style:text-properties fo:font-weight="bold" officeooo:rsid="009a221b" style:font-weight-asian="bold" style:font-weight-complex="bold"/>
    </style:style>
    <style:style style:name="T79" style:family="text">
      <style:text-properties fo:font-weight="bold" officeooo:rsid="00a3e84c" style:font-weight-asian="bold" style:font-weight-complex="bold"/>
    </style:style>
    <style:style style:name="T80" style:family="text">
      <style:text-properties fo:font-weight="bold" officeooo:rsid="018403e7" style:font-weight-asian="bold" style:font-weight-complex="bold"/>
    </style:style>
    <style:style style:name="T81" style:family="text">
      <style:text-properties fo:font-weight="bold" officeooo:rsid="00aeb3ab" style:font-weight-asian="bold" style:font-weight-complex="bold"/>
    </style:style>
    <style:style style:name="T82" style:family="text">
      <style:text-properties fo:font-weight="bold" officeooo:rsid="00b4ee56" style:font-weight-asian="bold" style:font-weight-complex="bold"/>
    </style:style>
    <style:style style:name="T83" style:family="text">
      <style:text-properties fo:font-weight="bold" officeooo:rsid="00b876e6" style:font-weight-asian="bold" style:font-weight-complex="bold"/>
    </style:style>
    <style:style style:name="T84" style:family="text">
      <style:text-properties fo:font-weight="bold" officeooo:rsid="00bba7f7" style:font-weight-asian="bold" style:font-weight-complex="bold"/>
    </style:style>
    <style:style style:name="T85" style:family="text">
      <style:text-properties fo:font-weight="bold" officeooo:rsid="00bc4b7c" style:font-weight-asian="bold" style:font-weight-complex="bold"/>
    </style:style>
    <style:style style:name="T86" style:family="text">
      <style:text-properties fo:font-weight="bold" officeooo:rsid="00be366b" style:font-weight-asian="bold" style:font-weight-complex="bold"/>
    </style:style>
    <style:style style:name="T87" style:family="text">
      <style:text-properties fo:font-weight="bold" officeooo:rsid="00d364e4" style:font-weight-asian="bold" style:font-weight-complex="bold"/>
    </style:style>
    <style:style style:name="T88" style:family="text">
      <style:text-properties fo:font-weight="bold" officeooo:rsid="00d5219d" style:font-weight-asian="bold" style:font-weight-complex="bold"/>
    </style:style>
    <style:style style:name="T89" style:family="text">
      <style:text-properties fo:font-weight="bold" officeooo:rsid="00dc3c64" style:font-weight-asian="bold" style:font-weight-complex="bold"/>
    </style:style>
    <style:style style:name="T90" style:family="text">
      <style:text-properties fo:font-weight="bold" officeooo:rsid="00dda2a9" style:font-weight-asian="bold" style:font-weight-complex="bold"/>
    </style:style>
    <style:style style:name="T91" style:family="text">
      <style:text-properties fo:font-weight="bold" officeooo:rsid="00dfba5e" style:font-weight-asian="bold" style:font-weight-complex="bold"/>
    </style:style>
    <style:style style:name="T92" style:family="text">
      <style:text-properties fo:font-weight="bold" officeooo:rsid="0188037e" style:font-weight-asian="bold" style:font-weight-complex="bold"/>
    </style:style>
    <style:style style:name="T93" style:family="text">
      <style:text-properties fo:font-weight="bold" officeooo:rsid="00e68ae1" style:font-weight-asian="bold" style:font-weight-complex="bold"/>
    </style:style>
    <style:style style:name="T94" style:family="text">
      <style:text-properties fo:font-weight="bold" officeooo:rsid="00eeaa4d" style:font-weight-asian="bold" style:font-weight-complex="bold"/>
    </style:style>
    <style:style style:name="T95" style:family="text">
      <style:text-properties fo:font-weight="bold" officeooo:rsid="01031701" style:font-weight-asian="bold" style:font-weight-complex="bold"/>
    </style:style>
    <style:style style:name="T96" style:family="text">
      <style:text-properties fo:font-weight="bold" officeooo:rsid="0103b6a3" style:font-weight-asian="bold" style:font-weight-complex="bold"/>
    </style:style>
    <style:style style:name="T97" style:family="text">
      <style:text-properties fo:font-weight="bold" officeooo:rsid="01078d0d" style:font-weight-asian="bold" style:font-weight-complex="bold"/>
    </style:style>
    <style:style style:name="T98" style:family="text">
      <style:text-properties fo:font-weight="bold" officeooo:rsid="01116088" style:font-weight-asian="bold" style:font-weight-complex="bold"/>
    </style:style>
    <style:style style:name="T99" style:family="text">
      <style:text-properties fo:font-weight="bold" officeooo:rsid="018b662e" style:font-weight-asian="bold" style:font-weight-complex="bold"/>
    </style:style>
    <style:style style:name="T100" style:family="text">
      <style:text-properties fo:font-weight="bold" officeooo:rsid="01462c5e" style:font-weight-asian="bold" style:font-weight-complex="bold"/>
    </style:style>
    <style:style style:name="T101" style:family="text">
      <style:text-properties fo:font-weight="bold" officeooo:rsid="018fb595" style:font-weight-asian="bold" style:font-weight-complex="bold"/>
    </style:style>
    <style:style style:name="T102" style:family="text">
      <style:text-properties style:font-name="Liberation Serif"/>
    </style:style>
    <style:style style:name="T103" style:family="text">
      <style:text-properties style:font-name="Liberation Serif" fo:font-style="normal" officeooo:rsid="0027f73a" style:font-style-asian="normal" style:font-style-complex="normal"/>
    </style:style>
    <style:style style:name="T104" style:family="text">
      <style:text-properties style:font-name="Liberation Serif" fo:font-style="normal" officeooo:rsid="0029e8de" style:font-style-asian="normal" style:font-style-complex="normal"/>
    </style:style>
    <style:style style:name="T105" style:family="text">
      <style:text-properties style:font-name="Liberation Serif" fo:font-style="normal" fo:font-weight="bold" officeooo:rsid="0029e8de" style:font-style-asian="normal" style:font-weight-asian="bold" style:font-style-complex="normal" style:font-weight-complex="bold"/>
    </style:style>
    <style:style style:name="T106" style:family="text">
      <style:text-properties style:font-name="Liberation Serif" officeooo:rsid="0027f73a"/>
    </style:style>
    <style:style style:name="T107" style:family="text">
      <style:text-properties style:font-name="Liberation Serif" officeooo:rsid="0029e8de"/>
    </style:style>
    <style:style style:name="T108" style:family="text">
      <style:text-properties style:font-name="Liberation Serif" officeooo:rsid="002c0e0d"/>
    </style:style>
    <style:style style:name="T109" style:family="text">
      <style:text-properties style:font-name="Liberation Serif" officeooo:rsid="002d15bb"/>
    </style:style>
    <style:style style:name="T110" style:family="text">
      <style:text-properties style:font-name="Liberation Serif" officeooo:rsid="002e6e10"/>
    </style:style>
    <style:style style:name="T111" style:family="text">
      <style:text-properties style:font-name="Liberation Serif" fo:font-weight="bold" style:font-weight-asian="bold" style:font-weight-complex="bold"/>
    </style:style>
    <style:style style:name="T112" style:family="text">
      <style:text-properties style:font-name="Liberation Serif" fo:font-weight="bold" officeooo:rsid="002e6e10" style:font-weight-asian="bold" style:font-weight-complex="bold"/>
    </style:style>
    <style:style style:name="T113" style:family="text">
      <style:text-properties style:font-name="Liberation Serif" fo:font-weight="bold" officeooo:rsid="0033290e" style:font-weight-asian="bold" style:font-weight-complex="bold"/>
    </style:style>
    <style:style style:name="T114" style:family="text">
      <style:text-properties style:font-name="Liberation Serif" fo:font-weight="bold" officeooo:rsid="00390868" style:font-weight-asian="bold" style:font-weight-complex="bold"/>
    </style:style>
    <style:style style:name="T115" style:family="text">
      <style:text-properties style:font-name="Liberation Serif" fo:font-weight="bold" officeooo:rsid="0037c091" style:font-weight-asian="bold" style:font-weight-complex="bold"/>
    </style:style>
    <style:style style:name="T116" style:family="text">
      <style:text-properties style:font-name="Liberation Serif" fo:font-weight="bold" officeooo:rsid="00397088" style:font-weight-asian="bold" style:font-weight-complex="bold"/>
    </style:style>
    <style:style style:name="T117" style:family="text">
      <style:text-properties style:font-name="Liberation Serif" fo:font-weight="bold" officeooo:rsid="003c69c3" style:font-weight-asian="bold" style:font-weight-complex="bold"/>
    </style:style>
    <style:style style:name="T118" style:family="text">
      <style:text-properties style:font-name="Liberation Serif" fo:font-weight="bold" officeooo:rsid="0042ef4b" style:font-weight-asian="bold" style:font-weight-complex="bold"/>
    </style:style>
    <style:style style:name="T119" style:family="text">
      <style:text-properties style:font-name="Liberation Serif" fo:font-weight="bold" officeooo:rsid="004354bf" style:font-weight-asian="bold" style:font-weight-complex="bold"/>
    </style:style>
    <style:style style:name="T120" style:family="text">
      <style:text-properties style:font-name="Liberation Serif" fo:font-weight="bold" officeooo:rsid="0029e8de" style:font-weight-asian="bold" style:font-weight-complex="bold"/>
    </style:style>
    <style:style style:name="T121" style:family="text">
      <style:text-properties style:font-name="Liberation Serif" fo:font-weight="bold" officeooo:rsid="002c0e0d" style:font-weight-asian="bold" style:font-weight-complex="bold"/>
    </style:style>
    <style:style style:name="T122" style:family="text">
      <style:text-properties style:font-name="Liberation Serif" fo:font-weight="bold" officeooo:rsid="002d15bb" style:font-weight-asian="bold" style:font-weight-complex="bold"/>
    </style:style>
    <style:style style:name="T123" style:family="text">
      <style:text-properties style:font-name="Liberation Serif" fo:font-weight="bold" officeooo:rsid="002eb166" style:font-weight-asian="bold" style:font-weight-complex="bold"/>
    </style:style>
    <style:style style:name="T124" style:family="text">
      <style:text-properties style:font-name="Liberation Serif" fo:font-weight="bold" officeooo:rsid="002fbf39" style:font-weight-asian="bold" style:font-weight-complex="bold"/>
    </style:style>
    <style:style style:name="T125" style:family="text">
      <style:text-properties style:font-name="Liberation Serif" fo:font-weight="bold" officeooo:rsid="017d3256" style:font-weight-asian="bold" style:font-weight-complex="bold"/>
    </style:style>
    <style:style style:name="T126" style:family="text">
      <style:text-properties style:font-name="Liberation Serif" fo:font-weight="bold" officeooo:rsid="00347149" style:font-weight-asian="bold" style:font-weight-complex="bold"/>
    </style:style>
    <style:style style:name="T127" style:family="text">
      <style:text-properties style:font-name="Liberation Serif" fo:font-weight="bold" officeooo:rsid="00360f0b" style:font-weight-asian="bold" style:font-weight-complex="bold"/>
    </style:style>
    <style:style style:name="T128" style:family="text">
      <style:text-properties style:font-name="Liberation Serif" fo:font-weight="bold" officeooo:rsid="017dac2b" style:font-weight-asian="bold" style:font-weight-complex="bold"/>
    </style:style>
    <style:style style:name="T129" style:family="text">
      <style:text-properties style:font-name="Liberation Serif" fo:font-weight="bold" officeooo:rsid="003abc2d" style:font-weight-asian="bold" style:font-weight-complex="bold"/>
    </style:style>
    <style:style style:name="T130" style:family="text">
      <style:text-properties style:font-name="Liberation Serif" officeooo:rsid="002eb166"/>
    </style:style>
    <style:style style:name="T131" style:family="text">
      <style:text-properties style:font-name="Liberation Serif" officeooo:rsid="002fbf39"/>
    </style:style>
    <style:style style:name="T132" style:family="text">
      <style:text-properties style:font-name="Liberation Serif" officeooo:rsid="0033290e"/>
    </style:style>
    <style:style style:name="T133" style:family="text">
      <style:text-properties style:font-name="Liberation Serif" officeooo:rsid="00347149"/>
    </style:style>
    <style:style style:name="T134" style:family="text">
      <style:text-properties style:font-name="Liberation Serif" officeooo:rsid="00360f0b"/>
    </style:style>
    <style:style style:name="T135" style:family="text">
      <style:text-properties style:font-name="Liberation Serif" officeooo:rsid="00372a6b"/>
    </style:style>
    <style:style style:name="T136" style:family="text">
      <style:text-properties style:font-name="Liberation Serif" officeooo:rsid="0037c091"/>
    </style:style>
    <style:style style:name="T137" style:family="text">
      <style:text-properties style:font-name="Liberation Serif" officeooo:rsid="00390868"/>
    </style:style>
    <style:style style:name="T138" style:family="text">
      <style:text-properties style:font-name="Liberation Serif" officeooo:rsid="00397088"/>
    </style:style>
    <style:style style:name="T139" style:family="text">
      <style:text-properties style:font-name="Liberation Serif" officeooo:rsid="003abc2d"/>
    </style:style>
    <style:style style:name="T140" style:family="text">
      <style:text-properties style:font-name="Liberation Serif" officeooo:rsid="003c69c3"/>
    </style:style>
    <style:style style:name="T141" style:family="text">
      <style:text-properties style:font-name="Liberation Serif" fo:language="en" fo:country="US" fo:font-weight="normal" officeooo:rsid="002e6e10" style:font-weight-asian="normal" style:font-weight-complex="normal"/>
    </style:style>
    <style:style style:name="T142" style:family="text">
      <style:text-properties style:font-name="Liberation Serif" officeooo:rsid="0042ef4b"/>
    </style:style>
    <style:style style:name="T143" style:family="text">
      <style:text-properties style:font-name="Liberation Serif" officeooo:rsid="004354bf"/>
    </style:style>
    <style:style style:name="T144" style:family="text">
      <style:text-properties style:font-name="Liberation Serif" officeooo:rsid="011ebe50"/>
    </style:style>
    <style:style style:name="T145" style:family="text">
      <style:text-properties style:font-name="Liberation Serif" officeooo:rsid="017d3256"/>
    </style:style>
    <style:style style:name="T146" style:family="text">
      <style:text-properties style:font-name="Liberation Serif" fo:font-weight="normal" officeooo:rsid="002e6e10" style:font-weight-asian="normal" style:font-weight-complex="normal"/>
    </style:style>
    <style:style style:name="T147" style:family="text">
      <style:text-properties style:font-name="Liberation Serif" fo:font-weight="normal" officeooo:rsid="00390868" style:font-weight-asian="normal" style:font-weight-complex="normal"/>
    </style:style>
    <style:style style:name="T148" style:family="text">
      <style:text-properties style:font-name="Liberation Serif" fo:font-weight="normal" officeooo:rsid="0042ef4b" style:font-weight-asian="normal" style:font-weight-complex="normal"/>
    </style:style>
    <style:style style:name="T149" style:family="text">
      <style:text-properties style:font-name="Liberation Serif" officeooo:rsid="017dac2b"/>
    </style:style>
    <style:style style:name="T150" style:family="text">
      <style:text-properties officeooo:rsid="0027b311"/>
    </style:style>
    <style:style style:name="T151" style:family="text">
      <style:text-properties officeooo:rsid="0027f73a"/>
    </style:style>
    <style:style style:name="T152" style:family="text">
      <style:text-properties officeooo:rsid="0029c695"/>
    </style:style>
    <style:style style:name="T153" style:family="text">
      <style:text-properties officeooo:rsid="0029e8de"/>
    </style:style>
    <style:style style:name="T154" style:family="text">
      <style:text-properties officeooo:rsid="002bc792"/>
    </style:style>
    <style:style style:name="T155" style:family="text">
      <style:text-properties fo:font-variant="normal" fo:text-transform="none" style:font-name="Roboto" fo:letter-spacing="normal" fo:font-weight="normal"/>
    </style:style>
    <style:style style:name="T156" style:family="text">
      <style:text-properties fo:font-variant="normal" fo:text-transform="none" style:font-name="Roboto" fo:letter-spacing="normal" fo:font-weight="normal" officeooo:rsid="00347149"/>
    </style:style>
    <style:style style:name="T157" style:family="text">
      <style:text-properties fo:font-variant="normal" fo:text-transform="none" style:font-name="Roboto" fo:letter-spacing="normal" fo:font-weight="normal" officeooo:rsid="003c69c3"/>
    </style:style>
    <style:style style:name="T158" style:family="text">
      <style:text-properties fo:font-variant="normal" fo:text-transform="none" style:font-name="Roboto" fo:letter-spacing="normal" fo:font-weight="normal" officeooo:rsid="004354bf"/>
    </style:style>
    <style:style style:name="T159" style:family="text">
      <style:text-properties fo:font-variant="normal" fo:text-transform="none" style:font-name="Roboto" fo:letter-spacing="normal" fo:language="en" fo:country="US" fo:font-weight="normal" officeooo:rsid="00347149"/>
    </style:style>
    <style:style style:name="T160" style:family="text">
      <style:text-properties fo:font-variant="normal" fo:text-transform="none" style:font-name="Roboto" fo:letter-spacing="normal" fo:font-style="normal"/>
    </style:style>
    <style:style style:name="T161" style:family="text">
      <style:text-properties fo:font-variant="normal" fo:text-transform="none" style:font-name="Roboto" fo:letter-spacing="normal" fo:font-style="normal" fo:font-weight="normal"/>
    </style:style>
    <style:style style:name="T162" style:family="text">
      <style:text-properties fo:font-variant="normal" fo:text-transform="none" style:font-name="Roboto" fo:letter-spacing="normal" fo:font-style="normal" fo:font-weight="normal" style:font-style-asian="normal" style:font-weight-asian="normal" style:font-style-complex="normal" style:font-weight-complex="normal"/>
    </style:style>
    <style:style style:name="T163" style:family="text">
      <style:text-properties fo:font-variant="normal" fo:text-transform="none" fo:color="#c9211e" loext:opacity="100%" style:font-name="Liberation Serif" fo:letter-spacing="normal" fo:font-style="italic" fo:font-weight="normal" officeooo:rsid="0042f10e" style:font-style-asian="italic" style:font-style-complex="italic"/>
    </style:style>
    <style:style style:name="T164" style:family="text">
      <style:text-properties fo:font-variant="normal" fo:text-transform="none" fo:color="#c9211e" loext:opacity="100%" style:font-name="Liberation Serif" fo:letter-spacing="normal" fo:font-style="italic" fo:font-weight="normal" officeooo:rsid="006587ca" style:font-style-asian="italic" style:font-style-complex="italic"/>
    </style:style>
    <style:style style:name="T165" style:family="text">
      <style:text-properties fo:font-variant="normal" fo:text-transform="none" fo:color="#c9211e" loext:opacity="100%" style:font-name="Liberation Serif" fo:letter-spacing="normal" fo:font-style="italic" fo:font-weight="normal" officeooo:rsid="006c9d21" style:font-style-asian="italic" style:font-style-complex="italic"/>
    </style:style>
    <style:style style:name="T166" style:family="text">
      <style:text-properties fo:font-variant="normal" fo:text-transform="none" fo:color="#0f0f0f" loext:opacity="100%" fo:font-size="12pt" fo:letter-spacing="normal" fo:font-style="normal" fo:font-weight="bold" style:font-size-asian="12pt" style:font-weight-asian="bold" style:font-size-complex="12pt" style:font-weight-complex="bold"/>
    </style:style>
    <style:style style:name="T167" style:family="text">
      <style:text-properties fo:font-variant="normal" fo:text-transform="none" fo:color="#d1d5db" loext:opacity="100%" style:font-name="S hne" fo:font-size="12pt" fo:letter-spacing="normal" fo:font-style="normal" fo:font-weight="normal"/>
    </style:style>
    <style:style style:name="T168" style:family="text">
      <style:text-properties fo:font-variant="normal" fo:text-transform="none" fo:color="#d1d5db" loext:opacity="100%" fo:letter-spacing="normal"/>
    </style:style>
    <style:style style:name="T169" style:family="text">
      <style:text-properties officeooo:rsid="0041d5a5"/>
    </style:style>
    <style:style style:name="T170" style:family="text">
      <style:text-properties fo:color="#c9211e" loext:opacity="100%" style:font-name="Liberation Serif" fo:font-style="italic" officeooo:rsid="0042f10e" style:font-style-asian="italic" style:font-style-complex="italic"/>
    </style:style>
    <style:style style:name="T171" style:family="text">
      <style:text-properties fo:color="#c9211e" loext:opacity="100%" style:font-name="Liberation Serif" fo:font-style="italic" officeooo:rsid="0079bcba" style:font-style-asian="italic" style:font-style-complex="italic"/>
    </style:style>
    <style:style style:name="T172" style:family="text">
      <style:text-properties fo:color="#c9211e" loext:opacity="100%" style:font-name="Liberation Serif" fo:font-style="italic" officeooo:rsid="0081ca7c" style:font-style-asian="italic" style:font-style-complex="italic"/>
    </style:style>
    <style:style style:name="T173" style:family="text">
      <style:text-properties fo:color="#c9211e" loext:opacity="100%" style:font-name="Liberation Serif" fo:font-style="italic" officeooo:rsid="0092152a" style:font-style-asian="italic" style:font-style-complex="italic"/>
    </style:style>
    <style:style style:name="T174" style:family="text">
      <style:text-properties fo:color="#c9211e" loext:opacity="100%" style:font-name="Liberation Serif" fo:font-style="italic" officeooo:rsid="00beae25" style:font-style-asian="italic" style:font-style-complex="italic"/>
    </style:style>
    <style:style style:name="T175" style:family="text">
      <style:text-properties fo:color="#c9211e" loext:opacity="100%" style:font-name="Liberation Serif" fo:font-style="italic" officeooo:rsid="00cfcbfa" style:font-style-asian="italic" style:font-style-complex="italic"/>
    </style:style>
    <style:style style:name="T176" style:family="text">
      <style:text-properties fo:color="#c9211e" loext:opacity="100%" style:font-name="Liberation Serif" fo:font-style="italic" officeooo:rsid="00ddcc34" style:font-style-asian="italic" style:font-style-complex="italic"/>
    </style:style>
    <style:style style:name="T177" style:family="text">
      <style:text-properties fo:color="#c9211e" loext:opacity="100%" style:font-name="Liberation Serif" fo:font-style="italic" officeooo:rsid="011035d0" style:font-style-asian="italic" style:font-style-complex="italic"/>
    </style:style>
    <style:style style:name="T178" style:family="text">
      <style:text-properties fo:color="#c9211e" loext:opacity="100%" style:font-name="Liberation Serif" fo:font-style="italic" officeooo:rsid="01393c1c" style:font-style-asian="italic" style:font-style-complex="italic"/>
    </style:style>
    <style:style style:name="T179" style:family="text">
      <style:text-properties fo:color="#c9211e" loext:opacity="100%" style:font-name="Liberation Serif" fo:font-style="italic" officeooo:rsid="0042f10e" style:font-style-asian="italic" style:font-weight-asian="normal" style:font-style-complex="italic" style:font-weight-complex="normal"/>
    </style:style>
    <style:style style:name="T180" style:family="text">
      <style:text-properties fo:color="#c9211e" loext:opacity="100%" style:font-name="Liberation Serif" fo:font-style="italic" officeooo:rsid="00ddcc34" style:font-style-asian="italic" style:font-weight-asian="normal" style:font-style-complex="italic" style:font-weight-complex="normal"/>
    </style:style>
    <style:style style:name="T181" style:family="text">
      <style:text-properties fo:color="#c9211e" loext:opacity="100%" style:font-name="Liberation Serif" fo:font-style="italic" officeooo:rsid="01393c1c" style:font-style-asian="italic" style:font-weight-asian="normal" style:font-style-complex="italic" style:font-weight-complex="normal"/>
    </style:style>
    <style:style style:name="T182" style:family="text">
      <style:text-properties fo:color="#c9211e" loext:opacity="100%" style:font-name="Liberation Serif" fo:font-style="italic" officeooo:rsid="0164cf32" style:font-style-asian="italic" style:font-weight-asian="normal" style:font-style-complex="italic" style:font-weight-complex="normal"/>
    </style:style>
    <style:style style:name="T183" style:family="text">
      <style:text-properties fo:color="#c9211e" loext:opacity="100%" style:font-name="Liberation Serif" fo:font-style="italic" officeooo:rsid="016c398d" style:font-style-asian="italic" style:font-weight-asian="normal" style:font-style-complex="italic" style:font-weight-complex="normal"/>
    </style:style>
    <style:style style:name="T184" style:family="text">
      <style:text-properties fo:color="#c9211e" loext:opacity="100%" style:font-name="Liberation Serif" fo:font-style="italic" officeooo:rsid="016ee503" style:font-style-asian="italic" style:font-weight-asian="normal" style:font-style-complex="italic" style:font-weight-complex="normal"/>
    </style:style>
    <style:style style:name="T185" style:family="text">
      <style:text-properties officeooo:rsid="00468c79"/>
    </style:style>
    <style:style style:name="T186" style:family="text">
      <style:text-properties officeooo:rsid="005d7a7c"/>
    </style:style>
    <style:style style:name="T187" style:family="text">
      <style:text-properties officeooo:rsid="005f80a6"/>
    </style:style>
    <style:style style:name="T188" style:family="text">
      <style:text-properties officeooo:rsid="0060aecb"/>
    </style:style>
    <style:style style:name="T189" style:family="text">
      <style:text-properties officeooo:rsid="0062e688"/>
    </style:style>
    <style:style style:name="T190" style:family="text">
      <style:text-properties officeooo:rsid="00671ee1"/>
    </style:style>
    <style:style style:name="T191" style:family="text">
      <style:text-properties officeooo:rsid="0067a0c2"/>
    </style:style>
    <style:style style:name="T192" style:family="text">
      <style:text-properties officeooo:rsid="00693ef8"/>
    </style:style>
    <style:style style:name="T193" style:family="text">
      <style:text-properties officeooo:rsid="006bade3"/>
    </style:style>
    <style:style style:name="T194" style:family="text">
      <style:text-properties officeooo:rsid="00785755"/>
    </style:style>
    <style:style style:name="T195" style:family="text">
      <style:text-properties officeooo:rsid="0081ca7c"/>
    </style:style>
    <style:style style:name="T196" style:family="text">
      <style:text-properties officeooo:rsid="0083005b"/>
    </style:style>
    <style:style style:name="T197" style:family="text">
      <style:text-properties officeooo:rsid="0084200a"/>
    </style:style>
    <style:style style:name="T198" style:family="text">
      <style:text-properties officeooo:rsid="0089e043"/>
    </style:style>
    <style:style style:name="T199" style:family="text">
      <style:text-properties officeooo:rsid="0095212b"/>
    </style:style>
    <style:style style:name="T200" style:family="text">
      <style:text-properties officeooo:rsid="0095a757"/>
    </style:style>
    <style:style style:name="T201" style:family="text">
      <style:text-properties officeooo:rsid="00961cf4"/>
    </style:style>
    <style:style style:name="T202" style:family="text">
      <style:text-properties fo:font-weight="normal" style:font-weight-asian="normal" style:font-weight-complex="normal"/>
    </style:style>
    <style:style style:name="T203" style:family="text">
      <style:text-properties fo:font-weight="normal" officeooo:rsid="009dca8d" style:font-weight-asian="normal" style:font-weight-complex="normal"/>
    </style:style>
    <style:style style:name="T204" style:family="text">
      <style:text-properties fo:font-weight="normal" officeooo:rsid="009e3c10" style:font-weight-asian="normal" style:font-weight-complex="normal"/>
    </style:style>
    <style:style style:name="T205" style:family="text">
      <style:text-properties fo:font-weight="normal" officeooo:rsid="009fc0cf" style:font-weight-asian="normal" style:font-weight-complex="normal"/>
    </style:style>
    <style:style style:name="T206" style:family="text">
      <style:text-properties fo:font-weight="normal" officeooo:rsid="00ab4123" style:font-weight-asian="normal" style:font-weight-complex="normal"/>
    </style:style>
    <style:style style:name="T207" style:family="text">
      <style:text-properties fo:font-weight="normal" officeooo:rsid="00be366b" style:font-weight-asian="normal" style:font-weight-complex="normal"/>
    </style:style>
    <style:style style:name="T208" style:family="text">
      <style:text-properties fo:font-weight="normal" officeooo:rsid="00be7b47" style:font-weight-asian="normal" style:font-weight-complex="normal"/>
    </style:style>
    <style:style style:name="T209" style:family="text">
      <style:text-properties fo:font-weight="normal" officeooo:rsid="00c35da7" style:font-weight-asian="normal" style:font-weight-complex="normal"/>
    </style:style>
    <style:style style:name="T210" style:family="text">
      <style:text-properties fo:font-weight="normal" officeooo:rsid="00c372d8" style:font-weight-asian="normal" style:font-weight-complex="normal"/>
    </style:style>
    <style:style style:name="T211" style:family="text">
      <style:text-properties fo:font-weight="normal" officeooo:rsid="00c501d4" style:font-weight-asian="normal" style:font-weight-complex="normal"/>
    </style:style>
    <style:style style:name="T212" style:family="text">
      <style:text-properties fo:font-weight="normal" officeooo:rsid="00d364e4" style:font-weight-asian="normal" style:font-weight-complex="normal"/>
    </style:style>
    <style:style style:name="T213" style:family="text">
      <style:text-properties fo:font-weight="normal" officeooo:rsid="00de86d0" style:font-weight-asian="normal" style:font-weight-complex="normal"/>
    </style:style>
    <style:style style:name="T214" style:family="text">
      <style:text-properties fo:font-weight="normal" officeooo:rsid="00dfba5e" style:font-weight-asian="normal" style:font-weight-complex="normal"/>
    </style:style>
    <style:style style:name="T215" style:family="text">
      <style:text-properties fo:font-weight="normal" officeooo:rsid="00e0cc21" style:font-weight-asian="normal" style:font-weight-complex="normal"/>
    </style:style>
    <style:style style:name="T216" style:family="text">
      <style:text-properties fo:font-weight="normal" officeooo:rsid="00e4c789" style:font-weight-asian="normal" style:font-weight-complex="normal"/>
    </style:style>
    <style:style style:name="T217" style:family="text">
      <style:text-properties fo:font-weight="normal" officeooo:rsid="00e68ae1" style:font-weight-asian="normal" style:font-weight-complex="normal"/>
    </style:style>
    <style:style style:name="T218" style:family="text">
      <style:text-properties fo:font-weight="normal" officeooo:rsid="00ebd16b" style:font-weight-asian="normal" style:font-weight-complex="normal"/>
    </style:style>
    <style:style style:name="T219" style:family="text">
      <style:text-properties fo:font-weight="normal" officeooo:rsid="00eeaa4d" style:font-weight-asian="normal" style:font-weight-complex="normal"/>
    </style:style>
    <style:style style:name="T220" style:family="text">
      <style:text-properties fo:font-weight="normal" officeooo:rsid="00ef8d47" style:font-weight-asian="normal" style:font-weight-complex="normal"/>
    </style:style>
    <style:style style:name="T221" style:family="text">
      <style:text-properties fo:font-weight="normal" officeooo:rsid="00f09849" style:font-weight-asian="normal" style:font-weight-complex="normal"/>
    </style:style>
    <style:style style:name="T222" style:family="text">
      <style:text-properties fo:font-weight="normal" officeooo:rsid="00e30bbe" style:font-weight-asian="normal" style:font-weight-complex="normal"/>
    </style:style>
    <style:style style:name="T223" style:family="text">
      <style:text-properties fo:font-weight="normal" officeooo:rsid="01185cc5" style:font-weight-asian="normal" style:font-weight-complex="normal"/>
    </style:style>
    <style:style style:name="T224" style:family="text">
      <style:text-properties fo:font-weight="normal" officeooo:rsid="01462c5e" style:font-weight-asian="normal" style:font-weight-complex="normal"/>
    </style:style>
    <style:style style:name="T225" style:family="text">
      <style:text-properties fo:font-weight="normal" officeooo:rsid="014e0def" style:font-weight-asian="normal" style:font-weight-complex="normal"/>
    </style:style>
    <style:style style:name="T226" style:family="text">
      <style:text-properties fo:font-weight="normal" officeooo:rsid="01502bae" style:font-weight-asian="normal" style:font-weight-complex="normal"/>
    </style:style>
    <style:style style:name="T227" style:family="text">
      <style:text-properties fo:font-weight="normal" officeooo:rsid="01776336" style:font-weight-asian="normal" style:font-weight-complex="normal"/>
    </style:style>
    <style:style style:name="T228" style:family="text">
      <style:text-properties fo:font-weight="normal" officeooo:rsid="01785c59" style:font-weight-asian="normal" style:font-weight-complex="normal"/>
    </style:style>
    <style:style style:name="T229" style:family="text">
      <style:text-properties fo:font-weight="normal" officeooo:rsid="0177d620" style:font-weight-asian="normal" style:font-weight-complex="normal"/>
    </style:style>
    <style:style style:name="T230" style:family="text">
      <style:text-properties fo:font-weight="normal" officeooo:rsid="018fb595" style:font-weight-asian="normal" style:font-weight-complex="normal"/>
    </style:style>
    <style:style style:name="T231" style:family="text">
      <style:text-properties officeooo:rsid="0097eb7c"/>
    </style:style>
    <style:style style:name="T232" style:family="text">
      <style:text-properties officeooo:rsid="009a221b"/>
    </style:style>
    <style:style style:name="T233" style:family="text">
      <style:text-properties officeooo:rsid="009d7d43"/>
    </style:style>
    <style:style style:name="T234" style:family="text">
      <style:text-properties officeooo:rsid="009d98d8"/>
    </style:style>
    <style:style style:name="T235" style:family="text">
      <style:text-properties officeooo:rsid="009dca8d"/>
    </style:style>
    <style:style style:name="T236" style:family="text">
      <style:text-properties fo:language="en" fo:country="US" fo:font-weight="normal" officeooo:rsid="009dca8d" style:font-weight-asian="normal" style:font-weight-complex="normal"/>
    </style:style>
    <style:style style:name="T237" style:family="text">
      <style:text-properties officeooo:rsid="00a3774f"/>
    </style:style>
    <style:style style:name="T238" style:family="text">
      <style:text-properties officeooo:rsid="00a3e84c"/>
    </style:style>
    <style:style style:name="T239" style:family="text">
      <style:text-properties officeooo:rsid="00a44dfe"/>
    </style:style>
    <style:style style:name="T240" style:family="text">
      <style:text-properties officeooo:rsid="00ab4123"/>
    </style:style>
    <style:style style:name="T241" style:family="text">
      <style:text-properties style:text-position="super 58%"/>
    </style:style>
    <style:style style:name="T242" style:family="text">
      <style:text-properties style:text-position="sub 58%"/>
    </style:style>
    <style:style style:name="T243" style:family="text">
      <style:text-properties officeooo:rsid="00ac7a44"/>
    </style:style>
    <style:style style:name="T244" style:family="text">
      <style:text-properties officeooo:rsid="00b04a37"/>
    </style:style>
    <style:style style:name="T245" style:family="text">
      <style:text-properties officeooo:rsid="00b44f3b"/>
    </style:style>
    <style:style style:name="T246" style:family="text">
      <style:text-properties officeooo:rsid="00b4ee56"/>
    </style:style>
    <style:style style:name="T247" style:family="text">
      <style:text-properties officeooo:rsid="00b876e6"/>
    </style:style>
    <style:style style:name="T248" style:family="text">
      <style:text-properties officeooo:rsid="00bba7f7"/>
    </style:style>
    <style:style style:name="T249" style:family="text">
      <style:text-properties officeooo:rsid="00bc4b7c"/>
    </style:style>
    <style:style style:name="T250" style:family="text">
      <style:text-properties officeooo:rsid="00c35da7"/>
    </style:style>
    <style:style style:name="T251" style:family="text">
      <style:text-properties officeooo:rsid="00c501d4"/>
    </style:style>
    <style:style style:name="T252" style:family="text">
      <style:text-properties officeooo:rsid="00c80cca"/>
    </style:style>
    <style:style style:name="T253" style:family="text">
      <style:text-properties officeooo:rsid="00cde8b7"/>
    </style:style>
    <style:style style:name="T254" style:family="text">
      <style:text-properties officeooo:rsid="00cfcbfa"/>
    </style:style>
    <style:style style:name="T255" style:family="text">
      <style:text-properties officeooo:rsid="00d5219d"/>
    </style:style>
    <style:style style:name="T256" style:family="text">
      <style:text-properties officeooo:rsid="00dc3c64"/>
    </style:style>
    <style:style style:name="T257" style:family="text">
      <style:text-properties officeooo:rsid="00dda2a9"/>
    </style:style>
    <style:style style:name="T258" style:family="text">
      <style:text-properties officeooo:rsid="00e139f0"/>
    </style:style>
    <style:style style:name="T259" style:family="text">
      <style:text-properties officeooo:rsid="00eeaa4d"/>
    </style:style>
    <style:style style:name="T260" style:family="text">
      <style:text-properties officeooo:rsid="00f09849"/>
    </style:style>
    <style:style style:name="T261" style:family="text">
      <style:text-properties officeooo:rsid="00f348da"/>
    </style:style>
    <style:style style:name="T262" style:family="text">
      <style:text-properties officeooo:rsid="00fc98e4"/>
    </style:style>
    <style:style style:name="T263" style:family="text">
      <style:text-properties officeooo:rsid="00fe43d9"/>
    </style:style>
    <style:style style:name="T264" style:family="text">
      <style:text-properties officeooo:rsid="00fff7dd"/>
    </style:style>
    <style:style style:name="T265" style:family="text">
      <style:text-properties officeooo:rsid="01031701"/>
    </style:style>
    <style:style style:name="T266" style:family="text">
      <style:text-properties officeooo:rsid="0103b6a3"/>
    </style:style>
    <style:style style:name="T267" style:family="text">
      <style:text-properties officeooo:rsid="0106bc7d"/>
    </style:style>
    <style:style style:name="T268" style:family="text">
      <style:text-properties officeooo:rsid="01078d0d"/>
    </style:style>
    <style:style style:name="T269" style:family="text">
      <style:text-properties officeooo:rsid="010f6daa"/>
    </style:style>
    <style:style style:name="T270" style:family="text">
      <style:text-properties officeooo:rsid="01115760"/>
    </style:style>
    <style:style style:name="T271" style:family="text">
      <style:text-properties officeooo:rsid="0118610d"/>
    </style:style>
    <style:style style:name="T272" style:family="text">
      <style:text-properties officeooo:rsid="011be097"/>
    </style:style>
    <style:style style:name="T273" style:family="text">
      <style:text-properties officeooo:rsid="01271fe5"/>
    </style:style>
    <style:style style:name="T274" style:family="text">
      <style:text-properties officeooo:rsid="01279bc7"/>
    </style:style>
    <style:style style:name="T275" style:family="text">
      <style:text-properties officeooo:rsid="01279faf"/>
    </style:style>
    <style:style style:name="T276" style:family="text">
      <style:text-properties officeooo:rsid="012ab72d"/>
    </style:style>
    <style:style style:name="T277" style:family="text">
      <style:text-properties officeooo:rsid="01308cb0"/>
    </style:style>
    <style:style style:name="T278" style:family="text">
      <style:text-properties officeooo:rsid="0137450f"/>
    </style:style>
    <style:style style:name="T279" style:family="text">
      <style:text-properties officeooo:rsid="01393c1c"/>
    </style:style>
    <style:style style:name="T280" style:family="text">
      <style:text-properties officeooo:rsid="013b8d72"/>
    </style:style>
    <style:style style:name="T281" style:family="text">
      <style:text-properties officeooo:rsid="013bbce8"/>
    </style:style>
    <style:style style:name="T282" style:family="text">
      <style:text-properties officeooo:rsid="013fa2fa"/>
    </style:style>
    <style:style style:name="T283" style:family="text">
      <style:text-properties officeooo:rsid="0142b263"/>
    </style:style>
    <style:style style:name="T284" style:family="text">
      <style:text-properties officeooo:rsid="014810df"/>
    </style:style>
    <style:style style:name="T285" style:family="text">
      <style:text-properties officeooo:rsid="0148dd5d"/>
    </style:style>
    <style:style style:name="T286" style:family="text">
      <style:text-properties officeooo:rsid="01505c51"/>
    </style:style>
    <style:style style:name="T287" style:family="text">
      <style:text-properties officeooo:rsid="01544019"/>
    </style:style>
    <style:style style:name="T288" style:family="text">
      <style:text-properties officeooo:rsid="015c8c40"/>
    </style:style>
    <style:style style:name="T289" style:family="text">
      <style:text-properties officeooo:rsid="015d8b55"/>
    </style:style>
    <style:style style:name="T290" style:family="text">
      <style:text-properties officeooo:rsid="015de1ab"/>
    </style:style>
    <style:style style:name="T291" style:family="text">
      <style:text-properties officeooo:rsid="016092f3"/>
    </style:style>
    <style:style style:name="T292" style:family="text">
      <style:text-properties officeooo:rsid="01626a3c"/>
    </style:style>
    <style:style style:name="T293" style:family="text">
      <style:text-properties officeooo:rsid="0167e03c"/>
    </style:style>
    <style:style style:name="T294" style:family="text">
      <style:text-properties officeooo:rsid="0167f182"/>
    </style:style>
    <style:style style:name="T295" style:family="text">
      <style:text-properties officeooo:rsid="0169eb05"/>
    </style:style>
    <style:style style:name="T296" style:family="text">
      <style:text-properties officeooo:rsid="01799a4d"/>
    </style:style>
    <style:style style:name="T297" style:family="text">
      <style:text-properties officeooo:rsid="017b2324"/>
    </style:style>
    <style:style style:name="T298" style:family="text">
      <style:text-properties officeooo:rsid="017b64ff"/>
    </style:style>
    <style:style style:name="T299" style:family="text">
      <style:text-properties officeooo:rsid="002e6e10"/>
    </style:style>
    <style:style style:name="T300" style:family="text">
      <style:text-properties officeooo:rsid="002eb166"/>
    </style:style>
    <style:style style:name="T301" style:family="text">
      <style:text-properties officeooo:rsid="002fbf39"/>
    </style:style>
    <style:style style:name="T302" style:family="text">
      <style:text-properties officeooo:rsid="00312dc7"/>
    </style:style>
    <style:style style:name="T303" style:family="text">
      <style:text-properties officeooo:rsid="004354bf"/>
    </style:style>
    <style:style style:name="T304" style:family="text">
      <style:text-properties officeooo:rsid="017f52ee"/>
    </style:style>
    <style:style style:name="T305" style:family="text">
      <style:text-properties officeooo:rsid="018403e7"/>
    </style:style>
    <style:style style:name="T306" style:family="text">
      <style:text-properties officeooo:rsid="0186bfbe"/>
    </style:style>
    <style:style style:name="T307" style:family="text">
      <style:text-properties officeooo:rsid="018704f4"/>
    </style:style>
    <style:style style:name="T308" style:family="text">
      <style:text-properties officeooo:rsid="018b662e"/>
    </style:style>
    <style:style style:name="T309" style:family="text">
      <style:text-properties officeooo:rsid="018cd34c"/>
    </style:style>
    <style:style style:name="T310" style:family="text">
      <style:text-properties loext:padding="0.049cm" loext:border="0.06pt solid #d9d9e3"/>
    </style:style>
    <style:style style:name="T311" style:family="text">
      <style:text-properties officeooo:rsid="018e3e7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pítulo 1 Aula 1 – Precisamos fazer um acordo</text:h>
      <text:p text:style-name="Standard"/>
      <text:p text:style-name="P14"><text:span text:style-name="T23">Lembrar</text:span> destes sites:</text:p>
      <text:p text:style-name="P14"/>
      <text:p text:style-name="P14">https://github.com/gustavoguanabara</text:p>
      <text:p text:style-name="P14"/>
      <text:p text:style-name="P14"><text:a xlink:type="simple" xlink:href="https://gustavoguanabara.github.io/" text:style-name="Internet_20_link" text:visited-style-name="Visited_20_Internet_20_Link">https://gustavoguanabara.github.io/</text:a></text:p>
      <text:p text:style-name="P14"/>
      <text:p text:style-name="P263">Link para os <text:span text:style-name="T23">desafios</text:span>:</text:p>
      <text:p text:style-name="P263"/>
      <text:p text:style-name="P263">https://github.com/gustavoguanabara/html-css/tree/master/desafios</text:p>
      <text:p text:style-name="P14"/>
      <text:p text:style-name="P14"/>
      <text:p text:style-name="P14"/>
      <text:p text:style-name="P14"/>
      <text:h text:style-name="P2" text:outline-level="1">Capítulo 1 Aula 3 – Melhores livros para aprender HTML5 e CSS3</text:h>
      <text:p text:style-name="P15">Manual de um determinado <text:span text:style-name="T23">comando</text:span> ou determinada <text:span text:style-name="T23">tag</text:span>:</text:p>
      <text:p text:style-name="P15"/>
      <text:p text:style-name="P14"><text:a xlink:type="simple" xlink:href="https://developer.mozilla.org/pt-BR/" text:style-name="Internet_20_link" text:visited-style-name="Visited_20_Internet_20_Link">https://developer.mozilla.org/pt-BR/</text:a></text:p>
      <text:p text:style-name="P14"/>
      <text:p text:style-name="P14"><text:a xlink:type="simple" xlink:href="https://www.w3.org/" text:style-name="Internet_20_link" text:visited-style-name="Visited_20_Internet_20_Link">https://www.w3.org/</text:a></text:p>
      <text:p text:style-name="P14"/>
      <text:p text:style-name="P14"/>
      <text:p text:style-name="P16">Grupo de <text:span text:style-name="T23">estudos/trabalho</text:span> para evolução da linguagem <text:span text:style-name="T297">HTML</text:span>:</text:p>
      <text:p text:style-name="P16"/>
      <text:p text:style-name="P16"><text:a xlink:type="simple" xlink:href="https://whatwg.org/" text:style-name="Internet_20_link" text:visited-style-name="Visited_20_Internet_20_Link">https://whatwg.org/</text:a></text:p>
      <text:p text:style-name="P16"/>
      <text:p text:style-name="P16"/>
      <text:p text:style-name="P16">Para <text:span text:style-name="T23">incrementar</text:span> informações:</text:p>
      <text:p text:style-name="P16"/>
      <text:p text:style-name="P16"><text:a xlink:type="simple" xlink:href="https://www.w3schools.com/" text:style-name="Internet_20_link" text:visited-style-name="Visited_20_Internet_20_Link">https://www.w3schools.com/</text:a></text:p>
      <text:p text:style-name="P16"/>
      <text:p text:style-name="P16"/>
      <text:p text:style-name="P16"/>
      <text:h text:style-name="P3" text:outline-level="1">Capítulo 2 Aula 1 – Como a Internet funciona?</text:h>
      <text:p text:style-name="P16"/>
      <text:p text:style-name="P17">A <text:span text:style-name="T23">representação</text:span> de dados na computação é representada por <text:span text:style-name="T23">sinais</text:span> e esses sinais são o 0 e o 1.</text:p>
      <text:p text:style-name="P17"/>
      <text:p text:style-name="P17">Essa dupla tem um nome, se chama: <text:span text:style-name="T23">dígitos binários</text:span>. <text:span text:style-name="T1">Em inglês é </text:span><text:span text:style-name="T54">binary digit</text:span><text:span text:style-name="T1">, tamb</text:span><text:span text:style-name="T297">é</text:span><text:span text:style-name="T1">m chamado de </text:span><text:span text:style-name="T54">bit.</text:span><text:span text:style-name="T1"> </text:span></text:p>
      <text:p text:style-name="P17"/>
      <text:p text:style-name="P18"><text:soft-page-break/><text:span text:style-name="T23">Um</text:span> bit é um 0 ou um 1, ele pode assumir esses <text:span text:style-name="T23">dois</text:span> estágios.</text:p>
      <text:p text:style-name="P18"/>
      <text:p text:style-name="P19">A porção <text:span text:style-name="T23">mínima</text:span> para que se represente algum dado é <text:span text:style-name="T23">8 bits</text:span>. Isso se chama <text:span text:style-name="T23">byte</text:span>, ou seja, uma <text:span text:style-name="T23">sequência</text:span> de 8 bits <text:span text:style-name="T23">equivale</text:span> a 1 byte.</text:p>
      <text:p text:style-name="P20"><text:span text:style-name="T23">Exemplo</text:span>: a sequência que representa a letra A é 01000001.</text:p>
      <text:p text:style-name="P20"/>
      <text:p text:style-name="P20">Para saber a tabela inteira, basta pesquisar pelo código <text:span text:style-name="T23">multibyte UTF-8</text:span>. <text:span text:style-name="T2">Nesse código é utilizado de 1 a 4 bytes para representar </text:span><text:span text:style-name="T55">letras, símbolos, caracteres acentuados</text:span><text:span text:style-name="T2"> e até </text:span><text:span text:style-name="T55">emojis</text:span><text:span text:style-name="T2">.</text:span></text:p>
      <text:p text:style-name="P20"/>
      <text:p text:style-name="P21">Assim como temos múltiplos do Kg, temos os <text:span text:style-name="T23">múltiplos</text:span> do <text:span text:style-name="T23">byte</text:span>. <text:span text:style-name="T3">Esses múltiplos são </text:span><text:span text:style-name="T56">sempre</text:span><text:span text:style-name="T3"> representados por </text:span><text:span text:style-name="T56">1024</text:span><text:span text:style-name="T3">.</text:span></text:p>
      <text:p text:style-name="P22"><text:span text:style-name="T23">Exemplo</text:span>: Quando temos <text:span text:style-name="T23">1024 bytes</text:span>, <text:span text:style-name="T4">significa que temos</text:span> uma <text:span text:style-name="T23">sequência</text:span> de 8 bits por 1024 <text:span text:style-name="T23">vezes</text:span>.</text:p>
      <text:p text:style-name="P22"/>
      <text:p text:style-name="P23">1024 bytes equivale a 1 KB (<text:span text:style-name="T23">kilobyte</text:span>). Quando eu tenho 1024 KB, eu passo a ter 1 MB. Se tiver 1024 MB, eu passo a ter 1 GB. <text:span text:style-name="T5">Se tiver 1024 GB, eu passo a ter 1 TB.</text:span> E assim sucessivamente.</text:p>
      <text:p text:style-name="P23"/>
      <text:p text:style-name="P24"><text:span text:style-name="T23">Lembrando</text:span> que MB é diferente de Mb.</text:p>
      <text:p text:style-name="P24"><text:span text:style-name="T23">MB</text:span> – megabyte (<text:span text:style-name="T6">mais usado/</text:span>representado para <text:span text:style-name="T23">armazenamento</text:span>)</text:p>
      <text:p text:style-name="P24"><text:span text:style-name="T23">Mb</text:span> – megabits <text:span text:style-name="T6">(mais usado/representado para </text:span><text:span text:style-name="T57">transmissão</text:span><text:span text:style-name="T6">. Ex: a internet da sua casa, a sua placa de rede, etc)</text:span></text:p>
      <text:p text:style-name="P24"/>
      <text:p text:style-name="P25">Site para <text:span text:style-name="T23">encontrar</text:span> seu IP e de outros sites:</text:p>
      <text:p text:style-name="P25"/>
      <text:p text:style-name="P25"><text:a xlink:type="simple" xlink:href="https://www.iplocation.net/" text:style-name="Internet_20_link" text:visited-style-name="Visited_20_Internet_20_Link">https://www.iplocation.net/</text:a></text:p>
      <text:p text:style-name="P25"/>
      <text:p text:style-name="P26">Para <text:span text:style-name="T23">conectarmos</text:span> a um site sem termos que usar o IP dele, já que ele se altera com <text:span text:style-name="T23">frequência</text:span>, exite uma <text:span text:style-name="T23">“lista de contatos”</text:span>, como se fosse uma agenda, chamado <text:span text:style-name="T23">DNS</text:span> (domain name sistem).</text:p>
      <text:p text:style-name="P27"><text:span text:style-name="T23">Exemplo</text:span>: quando se quer ir no instagram e digita instagram.com (que é o <text:span text:style-name="T23">domínio</text:span> dessa rede social), você não vai diretamente para o servidor do instagram, mas sim para o servidor do DNS, que vai te <text:span text:style-name="T23">direcionar</text:span> para o <text:span text:style-name="T23">servidor</text:span> onde se encontra o instagram.</text:p>
      <text:p text:style-name="P27"/>
      <text:p text:style-name="P27"/>
      <text:p text:style-name="P27"/>
      <text:h text:style-name="P4" text:outline-level="1">Capítulo 2 Aula 2 – O que é domínio e hospedagem?</text:h>
      <text:p text:style-name="P28"/>
      <text:p text:style-name="P28">Para um usuário conseguir ver um site criado por <text:span text:style-name="T23">outro</text:span> usuário, este site tem que estar em um <text:span text:style-name="T23">servidor</text:span>, se não só poderá ver o site no computador da pessoa que o criou.</text:p>
      <text:p text:style-name="P28"/>
      <text:p text:style-name="P28">Primeiramente você precisa de um <text:span text:style-name="T23">domínio</text:span> para que as pessoas achem seu site no DNS. Além de um <text:span text:style-name="T23">local</text:span> para colocar seus arquivos do site que criou, uma <text:span text:style-name="T23">hospedagem</text:span>, que seria um <text:span text:style-name="T23">servidor</text:span>.</text:p>
      <text:p text:style-name="P28"/>
      <text:p text:style-name="P108">Domínio:</text:p>
      <text:p text:style-name="P30"><text:span text:style-name="T7">É</text:span> o nome que <text:span text:style-name="T23">identifica</text:span> o seu site.</text:p>
      <text:p text:style-name="P31">O domínio é um nome <text:span text:style-name="T23">único</text:span>, não se pode ter domínios com mesmo nome. Pode ser pago ou gratuito, mas limitado. Se for pagar, o valor é anual.</text:p>
      <text:p text:style-name="P31">Na hora de escolher um nome, você vai ter que escolher um <text:span text:style-name="T23">TLD</text:span> (top level domains).</text:p>
      <text:p text:style-name="P30"/>
      <text:p text:style-name="P30"/>
      <text:p text:style-name="P30"><text:soft-page-break/><text:span text:style-name="T23">Hospedagem:</text:span></text:p>
      <text:p text:style-name="P30"><text:span text:style-name="T7">É</text:span> o local onde o seu site vai estar <text:span text:style-name="T23">armazenado</text:span>.</text:p>
      <text:p text:style-name="P31">Um espaço para <text:span text:style-name="T23">armazenar</text:span> seus arquivos.</text:p>
      <text:p text:style-name="P32">Pode se pago ou gratuito. Se for pagar, geralmente é mensal.</text:p>
      <text:p text:style-name="P29"/>
      <text:p text:style-name="P33">Você escolhe por espaço, memória, recursos (se tem e-mail, se tem banco de dados, se suporta PHP, etc).</text:p>
      <text:p text:style-name="P33"/>
      <text:p text:style-name="P33"><text:span text:style-name="T23">URL</text:span> é o link que <text:span text:style-name="T23">direciona</text:span> para um site ou ponto específico do site.</text:p>
      <text:p text:style-name="P33"/>
      <text:p text:style-name="P33"><text:span text:style-name="T23">Exemplo</text:span>:</text:p>
      <text:p text:style-name="P33"/>
      <text:p text:style-name="P33"><text:a xlink:type="simple" xlink:href="http://www.github.com/alexandreamaral" text:style-name="Internet_20_link" text:visited-style-name="Visited_20_Internet_20_Link">www.github.com/alexandreamaral</text:a></text:p>
      <text:p text:style-name="P33"/>
      <text:p text:style-name="P33">Tudo isso é um<text:span text:style-name="T13">a</text:span> <text:span text:style-name="T23">URL</text:span>.</text:p>
      <text:p text:style-name="P33"/>
      <text:p text:style-name="P33"><text:span text:style-name="T10">github.com</text:span> é o domínio.</text:p>
      <text:p text:style-name="P33"/>
      <text:p text:style-name="P33">O<text:span text:style-name="T9"> </text:span><text:span text:style-name="T10">.com</text:span> é o TLD do domínio. </text:p>
      <text:p text:style-name="P35"/>
      <text:p text:style-name="P35"><text:span text:style-name="T23">Aproveitando</text:span>:</text:p>
      <text:p text:style-name="P35"><text:span text:style-name="T23">CCTLD</text:span> (country code) é o<text:span text:style-name="T9"> </text:span><text:span text:style-name="T10">.br</text:span> que usamos. Cada país pode ter um.</text:p>
      <text:p text:style-name="P35">Ex:<text:span text:style-name="T9"> .us</text:span> USA; <text:span text:style-name="T9">.uk</text:span> Inglaterra; <text:span text:style-name="T9">.ar</text:span> Argentina; etc.</text:p>
      <text:p text:style-name="P35"><text:span text:style-name="T23">GTLD</text:span> (generic) é o genérico.</text:p>
      <text:p text:style-name="P35">E<text:span text:style-name="T298">x</text:span>:<text:span text:style-name="T9"> </text:span><text:span text:style-name="T10">.edu</text:span> é pra instituição educacional;<text:span text:style-name="T9"> </text:span><text:span text:style-name="T10">.com</text:span> instituição comercial;<text:span text:style-name="T9"> .gov</text:span> instituição governamental; etc.</text:p>
      <text:p text:style-name="P33"/>
      <text:p text:style-name="P36"><text:span text:style-name="T23">Www</text:span> é o <text:span text:style-name="T23">sub-domínio</text:span>. O domínio <text:span text:style-name="T23">principal</text:span> do seu servidor web. Pode ter um outro nome no lugar ou invés de www, dependendo do servidor. <text:span text:style-name="T12">Algumas vezes nem tem.</text:span></text:p>
      <text:p text:style-name="P36"/>
      <text:p text:style-name="P37"><text:span text:style-name="T10">Alexandreamaral</text:span> é o caminho. Será a direção que <text:span text:style-name="T23">tomará</text:span>, aonde você quer chegar especificamente. <text:span text:style-name="T13">Vem </text:span><text:span text:style-name="T58">após</text:span><text:span text:style-name="T13"> uma barra ( / ).</text:span> <text:span text:style-name="T13">Lembrando que nem sempre terá um.</text:span></text:p>
      <text:p text:style-name="P37"/>
      <text:p text:style-name="P38"><text:span text:style-name="T23">Exemplo</text:span> <text:span text:style-name="T23">2</text:span>:</text:p>
      <text:p text:style-name="P38"/>
      <text:p text:style-name="P38">Alexandreamaral.github.io</text:p>
      <text:p text:style-name="P38"/>
      <text:p text:style-name="P34">Tudo isso é um<text:span text:style-name="T13">a</text:span> <text:span text:style-name="T23">URL</text:span>.</text:p>
      <text:p text:style-name="P34"><text:span text:style-name="T11">github.io</text:span><text:span text:style-name="T13"> </text:span>é o domínio.</text:p>
      <text:p text:style-name="P38"><text:span text:style-name="T10">.io</text:span> <text:span text:style-name="T8">é o TLD do domínio.</text:span></text:p>
      <text:p text:style-name="P39"><text:span text:style-name="T23">Alexandreamaral</text:span> <text:span text:style-name="T15">é o sub-domínio.</text:span></text:p>
      <text:p text:style-name="P39"><text:span text:style-name="T15">E</text:span><text:span text:style-name="T14">ssa URL </text:span><text:span text:style-name="T19">não</text:span><text:span text:style-name="T14"> tem caminho.</text:span></text:p>
      <text:p text:style-name="P39"/>
      <text:p text:style-name="P40"><text:span text:style-name="T23">Lembrando</text:span> que https:// (o s é porque tem segurança) <text:span text:style-name="T23">não</text:span> é sub-domínio, mas sim o <text:span text:style-name="T23">protocolo</text:span>.</text:p>
      <text:p text:style-name="P40"/>
      <text:p text:style-name="P40"/>
      <text:p text:style-name="P40"/>
      <text:p text:style-name="P40"/>
      <text:p text:style-name="P40"/>
      <text:p text:style-name="P40"/>
      <text:p text:style-name="P40"/>
      <text:p text:style-name="P40"/>
      <text:h text:style-name="P41" text:outline-level="1"><text:soft-page-break/><text:span text:style-name="T155">Capítulo 3 Aula 1 – A diferença entre HTML, CSS e JavaScript</text:span></text:h>
      <text:p text:style-name="P40"/>
      <text:p text:style-name="P42"><text:span text:style-name="T23">HTML</text:span> e <text:span text:style-name="T23">CSS</text:span> não são linguagem de programação. Dessa forma, não se pode dizer “eu <text:span text:style-name="T23">programo</text:span> em HTML e CSS”, mas a maneira correta seria “eu <text:span text:style-name="T23">desenvolvo</text:span> em HTML e CSS”.</text:p>
      <text:p text:style-name="P42"/>
      <text:p text:style-name="P97">HTML(Hipertext Markup Language):</text:p>
      <text:p text:style-name="P43"><text:span text:style-name="T23">Hipertext</text:span> (hipertexto) é quando se tem um texto e uma área que você pode clicar e ele vai pra outro texto. Pode se uma imagem também. Resumidamente é você clica numa área e é levado para outra.</text:p>
      <text:p text:style-name="P44"/>
      <text:p text:style-name="P44"><text:span text:style-name="T23">Markup</text:span> é de marcas. A Linguagem HTML é fundamentada em marcas, uma linguagem de marcação. Não tem variável, condição, repetição, etc. como nas linguagens de programação.</text:p>
      <text:p text:style-name="P44">Seria então uma linguagem de marcação de hipertexto.</text:p>
      <text:p text:style-name="P43"/>
      <text:p text:style-name="P97">CSS<text:span text:style-name="T22">(Cascading Style Sheets)</text:span>:</text:p>
      <text:p text:style-name="P45">Seria então folhas de estilo em <text:span text:style-name="T23">cascata</text:span>.</text:p>
      <text:p text:style-name="P45">Em cascata porque uma vai <text:span text:style-name="T23">modificando</text:span> a característica padrão da outra.</text:p>
      <text:p text:style-name="P43"/>
      <text:p text:style-name="P45">A linguagem HTML é uma linguagem focada em <text:span text:style-name="T23">conteúdo</text:span>. O Conteúdo pode ser texto, imagens vídeos, tabelas, etc.</text:p>
      <text:p text:style-name="P45"/>
      <text:p text:style-name="P45">Os <text:span text:style-name="T23">atrativos visuais</text:span> de um site são dados pelo <text:span text:style-name="T23">CSS</text:span>, já que ele tem foco em <text:span text:style-name="T23">design</text:span>. Então as cores no site, o tamanho do texto, a posição da imagem, etc. Fazem parte do CSS.</text:p>
      <text:p text:style-name="P45"/>
      <text:p text:style-name="P46">O <text:span text:style-name="T23">JavaScript (JS)</text:span> trabalha com as <text:span text:style-name="T23">interações</text:span>. Num site, o menu dele que te dá opções de direcionamento por exemplo, é com base no JS.</text:p>
      <text:p text:style-name="P46">Com o JS pode-se criar menus <text:span text:style-name="T23">interativos</text:span>, animações, popups, validações (ex: “digite seu nome de usuário”), etc.</text:p>
      <text:p text:style-name="P46"/>
      <text:p text:style-name="P47">Exemplo de conteúdo em HTML:</text:p>
      <text:p text:style-name="P109"/>
      <text:p text:style-name="P47"><text:span text:style-name="Source_20_Text">Exemplo de título</text:span></text:p>
      <text:p text:style-name="P109"><text:span text:style-name="Source_20_Text"/></text:p>
      <text:p text:style-name="P47"><text:span text:style-name="Source_20_Text">Exemplo de parágrafo</text:span></text:p>
      <text:p text:style-name="P109"/>
      <text:p text:style-name="P112">O “exemplo de título” é o chamado de <text:span text:style-name="T23">conteúdo</text:span> em HTML. Mas para <text:span text:style-name="T23">transformar</text:span> ele em título, tem que usar uma <text:span text:style-name="T23">tag</text:span> específica.</text:p>
      <text:p text:style-name="P109"/>
      <text:p text:style-name="P112"><text:span text:style-name="T23">Tag</text:span> <text:span text:style-name="T169">(também chamado de marca) </text:span>em HTML são coisas colocadas entre sinais de menor ( &lt; ) e maior ( &gt; ), o chamado <text:span text:style-name="T23">colchete angular.</text:span> </text:p>
      <text:p text:style-name="P47"/>
      <text:p text:style-name="P47">Para colocar o <text:span text:style-name="T23">título</text:span>, deve-se colocar <text:span text:style-name="Source_20_Text"><text:span text:style-name="T23">&lt;h1&gt;</text:span></text:span> na frente do <text:span text:style-name="T102">“exemplo de título”. Isso se chama </text:span><text:span text:style-name="T111">abertura de tag</text:span><text:span text:style-name="T102">. A maioria das tags tem abertura e </text:span><text:span text:style-name="T111">fechamento</text:span><text:span text:style-name="T102">.</text:span></text:p>
      <text:p text:style-name="P47"/>
      <text:p text:style-name="P47">No <text:span text:style-name="T23">final</text:span> pra fechar a tag, coloca-se <text:span text:style-name="Source_20_Text"><text:span text:style-name="T23">&lt;/h1&gt;</text:span></text:span>, <text:span text:style-name="T150">o chamado </text:span><text:span text:style-name="T59">fechamento de tag</text:span>. Ficando então assim:</text:p>
      <text:p text:style-name="P47"/>
      <text:p text:style-name="P47"><text:span text:style-name="Source_20_Text">&lt;h1&gt;Exemplo de título&lt;/h1&gt;</text:span></text:p>
      <text:p text:style-name="P47"/>
      <text:p text:style-name="P110"/>
      <text:p text:style-name="P110"/>
      <text:p text:style-name="P110"><text:soft-page-break/>Para criar um <text:span text:style-name="T23">parágrafo</text:span>, precisa-se também de uma marca específica que é <text:span text:style-name="Source_20_Text"><text:span text:style-name="T23">&lt;p&gt;</text:span></text:span>. Ficará então assim:</text:p>
      <text:p text:style-name="P110"/>
      <text:p text:style-name="P48"><text:span text:style-name="Source_20_Text">&lt;</text:span><text:span text:style-name="Source_20_Text"><text:span text:style-name="T150">p</text:span></text:span><text:span text:style-name="Source_20_Text">&gt;Exemplo de parágrafo&lt;/</text:span><text:span text:style-name="Source_20_Text"><text:span text:style-name="T150">p</text:span></text:span><text:span text:style-name="Source_20_Text">&gt;</text:span></text:p>
      <text:p text:style-name="P48"><text:span text:style-name="Source_20_Text"/></text:p>
      <text:p text:style-name="P49"><text:span text:style-name="T151">Tem tags mais </text:span><text:span text:style-name="T60">complexas</text:span><text:span text:style-name="T151"> como a de colocar </text:span><text:span text:style-name="T60">imagem</text:span><text:span text:style-name="T151">:</text:span></text:p>
      <text:p text:style-name="P49"/>
      <text:p text:style-name="P49"><text:span text:style-name="Source_20_Text">&lt;img src=”foto.png” alt=”Exemplo de foto”&gt;</text:span></text:p>
      <text:p text:style-name="P49"/>
      <text:p text:style-name="P93">O img é a <text:span text:style-name="T23">abertura</text:span> de tag. <text:span text:style-name="T152">Lembrando que ela </text:span><text:span text:style-name="T61">não</text:span><text:span text:style-name="T152"> tem fechamento, ou seja, </text:span><text:span text:style-name="T61">não</text:span><text:span text:style-name="T152"> tem tag com barra </text:span></text:p>
      <text:p text:style-name="P94">( / ).</text:p>
      <text:p text:style-name="P93"/>
      <text:p text:style-name="P94"><text:span text:style-name="T9">src</text:span> e <text:span text:style-name="T9">alt </text:span>são <text:span text:style-name="T23">parâmetros</text:span>, já <text:span text:style-name="T102">o </text:span><text:span text:style-name="Source_20_Text"><text:span text:style-name="T60">foto.png</text:span></text:span><text:span text:style-name="Source_20_Text"><text:span text:style-name="T106"> </text:span></text:span><text:span text:style-name="Source_20_Text"><text:span text:style-name="T102">e </text:span></text:span><text:span text:style-name="Source_20_Text"><text:span text:style-name="T60">Exemplo de foto</text:span></text:span><text:span text:style-name="Source_20_Text"><text:span text:style-name="T106"> </text:span></text:span><text:span text:style-name="Source_20_Text"><text:span text:style-name="T102">são chamados de </text:span></text:span><text:span text:style-name="Source_20_Text"><text:span text:style-name="T111">valor</text:span></text:span><text:span text:style-name="Source_20_Text"><text:span text:style-name="T102">.</text:span></text:span></text:p>
      <text:p text:style-name="P94"><text:span text:style-name="Source_20_Text"/></text:p>
      <text:p text:style-name="P111"><text:span text:style-name="Source_20_Text"><text:span text:style-name="T10">src</text:span></text:span> vem de <text:span text:style-name="T23">source</text:span>, que é origem. Ou seja, está colocando uma imagem cuja a <text:span text:style-name="T23">origem</text:span> (src) é “foto.png”.</text:p>
      <text:p text:style-name="P111"><text:span text:style-name="Source_20_Text"><text:span text:style-name="T10">alt</text:span></text:span><text:span text:style-name="T10"> </text:span>vem de <text:span text:style-name="T23">alternative</text:span>, que é alternativo. É colocar o texto <text:span text:style-name="T23">alternativo</text:span> da imagem é “<text:span text:style-name="Source_20_Text"><text:span text:style-name="T103">Exemplo de foto”. </text:span></text:span><text:span text:style-name="Source_20_Text"><text:span text:style-name="T104">Se por algum acaso a imagem </text:span></text:span><text:span text:style-name="Source_20_Text"><text:span text:style-name="T105">não</text:span></text:span><text:span text:style-name="Source_20_Text"><text:span text:style-name="T104"> aparecer, essa mensagem aparecerá.</text:span></text:span></text:p>
      <text:p text:style-name="P111"><text:span text:style-name="Source_20_Text"/></text:p>
      <text:p text:style-name="P50"><text:span text:style-name="Source_20_Text"><text:span text:style-name="T102">Exemplo de conteúdo em </text:span></text:span><text:span text:style-name="Source_20_Text"><text:span text:style-name="T107">CSS</text:span></text:span><text:span text:style-name="Source_20_Text"><text:span text:style-name="T102">:</text:span></text:span></text:p>
      <text:p text:style-name="P50"><text:span text:style-name="Source_20_Text"/></text:p>
      <text:p text:style-name="P50"><text:span text:style-name="Source_20_Text">&lt;h1&gt;Exemplo de título&lt;/h1&gt;</text:span></text:p>
      <text:p text:style-name="P50"><text:span text:style-name="Source_20_Text"/></text:p>
      <text:p text:style-name="P50"><text:span text:style-name="Source_20_Text">&lt;</text:span><text:span text:style-name="Source_20_Text"><text:span text:style-name="T150">p</text:span></text:span><text:span text:style-name="Source_20_Text">&gt;Exemplo de parágrafo&lt;/</text:span><text:span text:style-name="Source_20_Text"><text:span text:style-name="T150">p</text:span></text:span><text:span text:style-name="Source_20_Text">&gt;</text:span></text:p>
      <text:p text:style-name="P50"><text:span text:style-name="Source_20_Text"/></text:p>
      <text:p text:style-name="P50"><text:span text:style-name="Source_20_Text"><text:span text:style-name="T107">Usa-se pra </text:span></text:span><text:span text:style-name="Source_20_Text"><text:span text:style-name="T120">alterar</text:span></text:span><text:span text:style-name="Source_20_Text"><text:span text:style-name="T107"> tamanho, cor, fonte, etc. </text:span></text:span><text:span text:style-name="Source_20_Text"><text:span text:style-name="T145">d</text:span></text:span><text:span text:style-name="Source_20_Text"><text:span text:style-name="T107">o seu conteúdo.</text:span></text:span></text:p>
      <text:p text:style-name="P50"><text:span text:style-name="Source_20_Text"><text:span text:style-name="T107">Geralmente o estilo CSS está </text:span></text:span><text:span text:style-name="Source_20_Text"><text:span text:style-name="T120">dentro</text:span></text:span><text:span text:style-name="Source_20_Text"><text:span text:style-name="T107"> de uma tag style (de HTML), mas utiliza </text:span></text:span><text:span text:style-name="Source_20_Text"><text:span text:style-name="T120">seletores</text:span></text:span><text:span text:style-name="Source_20_Text"><text:span text:style-name="T107">.</text:span></text:span></text:p>
      <text:p text:style-name="P50"><text:span text:style-name="Source_20_Text"><text:span text:style-name="T107">Para alterar o </text:span></text:span><text:span text:style-name="Source_20_Text"><text:span text:style-name="T120">título</text:span></text:span><text:span text:style-name="Source_20_Text"><text:span text:style-name="T107"> usa-se o </text:span></text:span><text:span text:style-name="Source_20_Text"><text:span text:style-name="T120">seletor</text:span></text:span><text:span text:style-name="Source_20_Text"><text:span text:style-name="T107">:</text:span></text:span></text:p>
      <text:p text:style-name="P50"><text:span text:style-name="Source_20_Text"/></text:p>
      <text:p text:style-name="P50"><text:span text:style-name="Source_20_Text"><text:span text:style-name="T153">h1 {</text:span></text:span></text:p>
      <text:p text:style-name="P50"><text:span text:style-name="Source_20_Text"/></text:p>
      <text:p text:style-name="P50"><text:span text:style-name="Source_20_Text"><text:span text:style-name="T153">}</text:span></text:span></text:p>
      <text:p text:style-name="P50"><text:span text:style-name="Source_20_Text"/></text:p>
      <text:p text:style-name="P50"><text:span text:style-name="Source_20_Text"><text:span text:style-name="T120">Dentro</text:span></text:span><text:span text:style-name="Source_20_Text"><text:span text:style-name="T107"> dos seletores, a gente coloca </text:span></text:span><text:span text:style-name="Source_20_Text"><text:span text:style-name="T120">linhas</text:span></text:span><text:span text:style-name="Source_20_Text"><text:span text:style-name="T107">:</text:span></text:span></text:p>
      <text:p text:style-name="P50"><text:span text:style-name="Source_20_Text"/></text:p>
      <text:p text:style-name="P50"><text:span text:style-name="Source_20_Text"><text:span text:style-name="T153">h1 {</text:span></text:span></text:p>
      <text:p text:style-name="P50"><text:span text:style-name="Source_20_Text"><text:span text:style-name="T153"><text:tab/>font-family: Arial;</text:span></text:span></text:p>
      <text:p text:style-name="P51"><text:span text:style-name="Source_20_Text"><text:span text:style-name="T154"><text:tab/>font-size: 20pt;</text:span></text:span></text:p>
      <text:p text:style-name="P51"><text:span text:style-name="Source_20_Text"><text:tab/></text:span><text:span text:style-name="Source_20_Text"><text:span text:style-name="T154">color: blue;</text:span></text:span></text:p>
      <text:p text:style-name="P50"><text:span text:style-name="Source_20_Text"><text:span text:style-name="T153">}</text:span></text:span></text:p>
      <text:p text:style-name="P50"><text:span text:style-name="Source_20_Text"/></text:p>
      <text:p text:style-name="P50"><text:span text:style-name="Source_20_Text"><text:span text:style-name="T62">Font-family</text:span></text:span><text:span text:style-name="Source_20_Text"><text:span text:style-name="T107"> fará que a fonte </text:span></text:span><text:span text:style-name="Source_20_Text"><text:span text:style-name="T120">padrão</text:span></text:span><text:span text:style-name="Source_20_Text"><text:span text:style-name="T107"> do navegador (que é times new roman) seja </text:span></text:span><text:span text:style-name="Source_20_Text"><text:span text:style-name="T120">alterada</text:span></text:span><text:span text:style-name="Source_20_Text"><text:span text:style-name="T107"> para a que você deseja, no caso mudou para arial.</text:span></text:span></text:p>
      <text:p text:style-name="P50"><text:span text:style-name="Source_20_Text"/></text:p>
      <text:p text:style-name="P50"><text:span text:style-name="Source_20_Text"><text:span text:style-name="T107">Cada linha é chamada de </text:span></text:span><text:span text:style-name="Source_20_Text"><text:span text:style-name="T120">declaração</text:span></text:span><text:span text:style-name="Source_20_Text"><text:span text:style-name="T107">, então </text:span></text:span><text:span text:style-name="Source_20_Text"><text:span text:style-name="T153">font-family: Arial;</text:span></text:span><text:span text:style-name="Source_20_Text"><text:span text:style-name="T107"> é uma </text:span></text:span><text:span text:style-name="Source_20_Text"><text:span text:style-name="T120">declaração</text:span></text:span><text:span text:style-name="Source_20_Text"><text:span text:style-name="T107">.</text:span></text:span></text:p>
      <text:p text:style-name="P52"><text:span text:style-name="Source_20_Text"><text:span text:style-name="T108">Nisso é </text:span></text:span><text:span text:style-name="Source_20_Text"><text:span text:style-name="T121">dito</text:span></text:span><text:span text:style-name="Source_20_Text"><text:span text:style-name="T108"> que o título vai ser da fonte arial, tamanho 20pt (pontos) e será da cor azul.</text:span></text:span></text:p>
      <text:p text:style-name="P52"><text:span text:style-name="Source_20_Text"/></text:p>
      <text:p text:style-name="P53"><text:span text:style-name="Source_20_Text"><text:span text:style-name="T109">Toda </text:span></text:span><text:span text:style-name="Source_20_Text"><text:span text:style-name="T122">declaração</text:span></text:span><text:span text:style-name="Source_20_Text"><text:span text:style-name="T109"> tem que ter </text:span></text:span><text:span text:style-name="Source_20_Text"><text:span text:style-name="T122">ponto e vírgula </text:span></text:span><text:span text:style-name="Source_20_Text"><text:span text:style-name="T109">( ; ) no final.</text:span></text:span></text:p>
      <text:p text:style-name="P53"><text:span text:style-name="Source_20_Text"/></text:p>
      <text:p text:style-name="P53"><text:span text:style-name="Source_20_Text"><text:span text:style-name="T63">Color</text:span></text:span><text:span text:style-name="Source_20_Text"><text:span text:style-name="T109"> é o que chamamos de </text:span></text:span><text:span text:style-name="Source_20_Text"><text:span text:style-name="T122">propriedade</text:span></text:span><text:span text:style-name="Source_20_Text"><text:span text:style-name="T109">, </text:span></text:span><text:span text:style-name="Source_20_Text"><text:span text:style-name="T63">blue</text:span></text:span><text:span text:style-name="Source_20_Text"><text:span text:style-name="T109"> é o que a gente chama de </text:span></text:span><text:span text:style-name="Source_20_Text"><text:span text:style-name="T122">valor</text:span></text:span><text:span text:style-name="Source_20_Text"><text:span text:style-name="T109">. Isso vale para as outras declarações.</text:span></text:span></text:p>
      <text:p text:style-name="P54"><text:soft-page-break/><text:span text:style-name="Source_20_Text"><text:span text:style-name="T112">Estrutura básica de um documento HTML</text:span></text:span></text:p>
      <text:p text:style-name="P54"><text:span text:style-name="Source_20_Text"/></text:p>
      <text:p text:style-name="P54"><text:span text:style-name="Source_20_Text"><text:span text:style-name="T112">Todo</text:span></text:span><text:span text:style-name="Source_20_Text"><text:span text:style-name="T110"> documento HTML tem essa estrutura básica.</text:span></text:span></text:p>
      <text:p text:style-name="P54"><text:span text:style-name="Source_20_Text"><text:span text:style-name="T110">A </text:span></text:span><text:span text:style-name="Source_20_Text"><text:span text:style-name="T112">primeira linha</text:span></text:span><text:span text:style-name="Source_20_Text"><text:span text:style-name="T110"> é pra dizer que você </text:span></text:span><text:span text:style-name="Source_20_Text"><text:span text:style-name="T112">desenvolverá</text:span></text:span><text:span text:style-name="Source_20_Text"><text:span text:style-name="T110"> um site em HTML5:</text:span></text:span></text:p>
      <text:p text:style-name="P54"><text:span text:style-name="Source_20_Text"/></text:p>
      <text:p text:style-name="P54"><text:span text:style-name="Source_20_Text"><text:span text:style-name="T299">&lt;!DOCTIPE html&gt;</text:span></text:span></text:p>
      <text:p text:style-name="P54"><text:span text:style-name="Source_20_Text"/></text:p>
      <text:p text:style-name="P54"><text:span text:style-name="Source_20_Text"><text:span text:style-name="T110">Depois faz o HTML em si, criando </text:span></text:span><text:span text:style-name="Source_20_Text"><text:span text:style-name="T112">tag</text:span></text:span><text:span text:style-name="Source_20_Text"><text:span text:style-name="T110"> de abertura e fechamento:</text:span></text:span></text:p>
      <text:p text:style-name="P54"><text:span text:style-name="Source_20_Text"/></text:p>
      <text:p text:style-name="P54"><text:span text:style-name="Source_20_Text"><text:span text:style-name="T299">&lt;html lang=”pt-br”&gt; </text:span></text:span></text:p>
      <text:p text:style-name="P54"><text:span text:style-name="Source_20_Text"><text:span text:style-name="T299">&lt;/html&gt;</text:span></text:span></text:p>
      <text:p text:style-name="P54"><text:span text:style-name="Source_20_Text"/></text:p>
      <text:p text:style-name="P54"><text:span text:style-name="Source_20_Text"><text:span text:style-name="T299">lang=”pt-br”</text:span></text:span><text:span text:style-name="Source_20_Text"><text:span text:style-name="T110"> é um </text:span></text:span><text:span text:style-name="Source_20_Text"><text:span text:style-name="T112">parâmetro</text:span></text:span><text:span text:style-name="Source_20_Text"><text:span text:style-name="T110"> dizendo que o conteúdo dele será em </text:span></text:span><text:span text:style-name="Source_20_Text"><text:span text:style-name="T112">português do Brasil</text:span></text:span><text:span text:style-name="Source_20_Text"><text:span text:style-name="T110">.</text:span></text:span></text:p>
      <text:p text:style-name="P54"><text:span text:style-name="Source_20_Text"/></text:p>
      <text:p text:style-name="P54"><text:span text:style-name="Source_20_Text"><text:span text:style-name="T112">Todo</text:span></text:span><text:span text:style-name="Source_20_Text"><text:span text:style-name="T110"> HTML tem </text:span></text:span><text:span text:style-name="Source_20_Text"><text:span text:style-name="T112">duas</text:span></text:span><text:span text:style-name="Source_20_Text"><text:span text:style-name="T110"> áreas bem definidas:</text:span></text:span></text:p>
      <text:p text:style-name="P54"><text:span text:style-name="Source_20_Text"/></text:p>
      <text:p text:style-name="P54"><text:span text:style-name="Source_20_Text"><text:span text:style-name="T299">&lt;!DOCTIPE html&gt;</text:span></text:span></text:p>
      <text:p text:style-name="P54"><text:span text:style-name="Source_20_Text"><text:span text:style-name="T299">&lt;html lang=”pt-br”&gt;</text:span></text:span></text:p>
      <text:p text:style-name="P54"><text:span text:style-name="Source_20_Text"/></text:p>
      <text:p text:style-name="P54"><text:span text:style-name="Source_20_Text"><text:span text:style-name="T299"><text:tab/>&lt;head&gt;</text:span></text:span></text:p>
      <text:p text:style-name="P54"><text:span text:style-name="Source_20_Text"/></text:p>
      <text:p text:style-name="P54"><text:span text:style-name="Source_20_Text"><text:span text:style-name="T299"><text:tab/>&lt;/head&gt;</text:span></text:span></text:p>
      <text:p text:style-name="P54"><text:span text:style-name="Source_20_Text"><text:span text:style-name="T299"><text:tab/>&lt;body&gt;</text:span></text:span></text:p>
      <text:p text:style-name="P54"><text:span text:style-name="Source_20_Text"/></text:p>
      <text:p text:style-name="P54"><text:span text:style-name="Source_20_Text"><text:span text:style-name="T299"><text:tab/>&lt;/body&gt;</text:span></text:span></text:p>
      <text:p text:style-name="P54"><text:span text:style-name="Source_20_Text"/></text:p>
      <text:p text:style-name="P54"><text:span text:style-name="Source_20_Text"><text:span text:style-name="T299">&lt;/html&gt;</text:span></text:span></text:p>
      <text:p text:style-name="P54"><text:span text:style-name="Source_20_Text"/></text:p>
      <text:p text:style-name="P54"><text:span text:style-name="Source_20_Text"><text:span text:style-name="T110">Essas áreas são a </text:span></text:span><text:span text:style-name="Source_20_Text"><text:span text:style-name="T112">head</text:span></text:span><text:span text:style-name="Source_20_Text"><text:span text:style-name="T110"> (cabeça) e o </text:span></text:span><text:span text:style-name="Source_20_Text"><text:span text:style-name="T112">body</text:span></text:span><text:span text:style-name="Source_20_Text"><text:span text:style-name="T110"> (corpo). Eles estão dendro do </text:span></text:span><text:span text:style-name="Source_20_Text"><text:span text:style-name="T64">&lt;html&gt;</text:span></text:span><text:span text:style-name="Source_20_Text"><text:span text:style-name="T110">, então são colocados mais para a direita, isso se chama identação.</text:span></text:span></text:p>
      <text:p text:style-name="P54"><text:span text:style-name="Source_20_Text"><text:span text:style-name="T110">A área </text:span></text:span><text:span text:style-name="Source_20_Text"><text:span text:style-name="T146">head</text:span></text:span><text:span text:style-name="Source_20_Text"><text:span text:style-name="T110"> é a área de </text:span></text:span><text:span text:style-name="Source_20_Text"><text:span text:style-name="T112">configurações</text:span></text:span><text:span text:style-name="Source_20_Text"><text:span text:style-name="T110">, já a </text:span></text:span><text:span text:style-name="Source_20_Text"><text:span text:style-name="T141">body</text:span></text:span><text:span text:style-name="Source_20_Text"><text:span text:style-name="T110"> é a área de </text:span></text:span><text:span text:style-name="Source_20_Text"><text:span text:style-name="T112">corpo</text:span></text:span><text:span text:style-name="Source_20_Text"><text:span text:style-name="T110">. O Corpo é onde fica o site, o </text:span></text:span><text:span text:style-name="Source_20_Text"><text:span text:style-name="T112">visível</text:span></text:span><text:span text:style-name="Source_20_Text"><text:span text:style-name="T110"> para o público.</text:span></text:span></text:p>
      <text:p text:style-name="P54"><text:span text:style-name="Source_20_Text"/></text:p>
      <text:p text:style-name="P54"><text:span text:style-name="Source_20_Text"><text:span text:style-name="T299">&lt;!DOCTIPE html&gt;</text:span></text:span></text:p>
      <text:p text:style-name="P54"><text:span text:style-name="Source_20_Text"><text:span text:style-name="T299">&lt;html lang=”pt-br”&gt;</text:span></text:span></text:p>
      <text:p text:style-name="P54"><text:span text:style-name="Source_20_Text"/></text:p>
      <text:p text:style-name="P54"><text:span text:style-name="Source_20_Text"><text:span text:style-name="T299"><text:tab/>&lt;head&gt;</text:span></text:span></text:p>
      <text:p text:style-name="P54"><text:span text:style-name="Source_20_Text"><text:span text:style-name="T299"><text:tab/><text:tab/>&lt;meta charset=”utf-8”&gt;</text:span></text:span></text:p>
      <text:p text:style-name="P54"><text:span text:style-name="Source_20_Text"><text:span text:style-name="T299"><text:tab/>&lt;/head&gt;</text:span></text:span></text:p>
      <text:p text:style-name="P54"><text:span text:style-name="Source_20_Text"><text:span text:style-name="T299"><text:tab/>&lt;body&gt;</text:span></text:span></text:p>
      <text:p text:style-name="P54"><text:span text:style-name="Source_20_Text"/></text:p>
      <text:p text:style-name="P54"><text:span text:style-name="Source_20_Text"><text:span text:style-name="T299"><text:tab/>&lt;/body&gt;</text:span></text:span></text:p>
      <text:p text:style-name="P54"><text:span text:style-name="Source_20_Text"/></text:p>
      <text:p text:style-name="P54"><text:span text:style-name="Source_20_Text"><text:span text:style-name="T299">&lt;/html&gt;</text:span></text:span></text:p>
      <text:p text:style-name="P54"><text:span text:style-name="Source_20_Text"/></text:p>
      <text:p text:style-name="P55"><text:span text:style-name="Source_20_Text"><text:span text:style-name="T130">A linha </text:span></text:span><text:span text:style-name="Source_20_Text"><text:span text:style-name="T299">&lt;meta charset=”utf-8”&gt;</text:span></text:span><text:span text:style-name="Source_20_Text"><text:span text:style-name="T110"> </text:span></text:span><text:span text:style-name="Source_20_Text"><text:span text:style-name="T130">significa que o meu site será </text:span></text:span><text:span text:style-name="Source_20_Text"><text:span text:style-name="T123">compatível</text:span></text:span><text:span text:style-name="Source_20_Text"><text:span text:style-name="T130"> com caracteres de </text:span></text:span><text:span text:style-name="Source_20_Text"><text:span text:style-name="T123">utf-8</text:span></text:span><text:span text:style-name="Source_20_Text"><text:span text:style-name="T130">, o que dará </text:span></text:span><text:span text:style-name="Source_20_Text"><text:span text:style-name="T123">compatibilidade</text:span></text:span><text:span text:style-name="Source_20_Text"><text:span text:style-name="T130"> com acentuações e letras únicas como o “ç”.</text:span></text:span></text:p>
      <text:p text:style-name="P55"><text:span text:style-name="Source_20_Text"/></text:p>
      <text:p text:style-name="P55"><text:span text:style-name="Source_20_Text"><text:span text:style-name="T299">&lt;!DOCTIPE html&gt;</text:span></text:span></text:p>
      <text:p text:style-name="P55"><text:span text:style-name="Source_20_Text"><text:span text:style-name="T299">&lt;html lang=”pt-br”&gt;</text:span></text:span></text:p>
      <text:p text:style-name="P55"><text:span text:style-name="Source_20_Text"/></text:p>
      <text:p text:style-name="P55"><text:span text:style-name="Source_20_Text"><text:span text:style-name="T299"><text:tab/>&lt;head&gt;</text:span></text:span></text:p>
      <text:p text:style-name="P55"><text:span text:style-name="Source_20_Text"><text:span text:style-name="T299"><text:tab/><text:tab/>&lt;meta charset=”utf-8”&gt;</text:span></text:span></text:p>
      <text:p text:style-name="P55"><text:soft-page-break/><text:span text:style-name="Source_20_Text"><text:span text:style-name="T299"><text:tab/><text:tab/>&lt;</text:span></text:span><text:span text:style-name="Source_20_Text"><text:span text:style-name="T300">meta name=”viewport” content=”width=device-width, initial-scale=1.0”&gt;</text:span></text:span></text:p>
      <text:p text:style-name="P55"><text:span text:style-name="Source_20_Text"><text:span text:style-name="T299"><text:tab/>&lt;/head&gt;</text:span></text:span></text:p>
      <text:p text:style-name="P55"><text:span text:style-name="Source_20_Text"><text:span text:style-name="T299"><text:tab/>&lt;body&gt;</text:span></text:span></text:p>
      <text:p text:style-name="P55"><text:span text:style-name="Source_20_Text"/></text:p>
      <text:p text:style-name="P55"><text:span text:style-name="Source_20_Text"><text:span text:style-name="T299"><text:tab/>&lt;/body&gt;</text:span></text:span></text:p>
      <text:p text:style-name="P55"><text:span text:style-name="Source_20_Text"/></text:p>
      <text:p text:style-name="P55"><text:span text:style-name="Source_20_Text"><text:span text:style-name="T299">&lt;/html&gt;</text:span></text:span></text:p>
      <text:p text:style-name="P55"><text:span text:style-name="Source_20_Text"/></text:p>
      <text:p text:style-name="P55"><text:span text:style-name="Source_20_Text"><text:span text:style-name="T130">A linha do </text:span></text:span><text:span text:style-name="Source_20_Text"><text:span text:style-name="T65">meta name</text:span></text:span><text:span text:style-name="Source_20_Text"><text:span text:style-name="T130"> diz que o site ocupará </text:span></text:span><text:span text:style-name="Source_20_Text"><text:span text:style-name="T123">100%</text:span></text:span><text:span text:style-name="Source_20_Text"><text:span text:style-name="T130"> da tela branca e será visualizado numa escala de </text:span></text:span><text:span text:style-name="Source_20_Text"><text:span text:style-name="T123">100%</text:span></text:span><text:span text:style-name="Source_20_Text"><text:span text:style-name="T130">, ou seja, </text:span></text:span><text:span text:style-name="Source_20_Text"><text:span text:style-name="T123">não</text:span></text:span><text:span text:style-name="Source_20_Text"><text:span text:style-name="T130"> abrirá com zoom, abrirá padrão.</text:span></text:span></text:p>
      <text:p text:style-name="P55"><text:span text:style-name="Source_20_Text"/></text:p>
      <text:p text:style-name="P56"><text:span text:style-name="Source_20_Text"><text:span text:style-name="T299">&lt;!DOCTIPE html&gt;</text:span></text:span></text:p>
      <text:p text:style-name="P56"><text:span text:style-name="Source_20_Text"><text:span text:style-name="T299">&lt;html lang=”pt-br”&gt;</text:span></text:span></text:p>
      <text:p text:style-name="P56"><text:span text:style-name="Source_20_Text"/></text:p>
      <text:p text:style-name="P56"><text:span text:style-name="Source_20_Text"><text:span text:style-name="T299"><text:tab/>&lt;head&gt;</text:span></text:span></text:p>
      <text:p text:style-name="P56"><text:span text:style-name="Source_20_Text"><text:span text:style-name="T299"><text:tab/><text:tab/>&lt;meta charset=”utf-8”&gt;</text:span></text:span></text:p>
      <text:p text:style-name="P56"><text:span text:style-name="Source_20_Text"><text:span text:style-name="T299"><text:tab/><text:tab/>&lt;</text:span></text:span><text:span text:style-name="Source_20_Text"><text:span text:style-name="T300">meta name=”viewport” content=”width=device-width, initial-scale=1.0”&gt;</text:span></text:span></text:p>
      <text:p text:style-name="P56"><text:span text:style-name="Source_20_Text"><text:span text:style-name="T300"><text:tab/><text:tab/>&lt;</text:span></text:span><text:span text:style-name="Source_20_Text"><text:span text:style-name="T301">title</text:span></text:span><text:span text:style-name="Source_20_Text"><text:span text:style-name="T300">&gt;</text:span></text:span><text:span text:style-name="Source_20_Text"><text:span text:style-name="T301">Document&lt;/title&gt;</text:span></text:span></text:p>
      <text:p text:style-name="P56"><text:span text:style-name="Source_20_Text"><text:span text:style-name="T299"><text:tab/>&lt;/head&gt;</text:span></text:span></text:p>
      <text:p text:style-name="P56"><text:span text:style-name="Source_20_Text"><text:span text:style-name="T299"><text:tab/>&lt;body&gt;</text:span></text:span></text:p>
      <text:p text:style-name="P56"><text:span text:style-name="Source_20_Text"><text:span text:style-name="T299"><text:tab/><text:tab/>&lt;</text:span></text:span><text:span text:style-name="Source_20_Text"><text:span text:style-name="T302">h1&gt;Olá mundo&lt;/h1&gt;</text:span></text:span></text:p>
      <text:p text:style-name="P56"><text:span text:style-name="Source_20_Text"><text:span text:style-name="T299"><text:tab/>&lt;/body&gt;</text:span></text:span></text:p>
      <text:p text:style-name="P56"><text:span text:style-name="Source_20_Text"/></text:p>
      <text:p text:style-name="P56"><text:span text:style-name="Source_20_Text"><text:span text:style-name="T299">&lt;/html&gt;</text:span></text:span></text:p>
      <text:p text:style-name="P56"><text:span text:style-name="Source_20_Text"/></text:p>
      <text:p text:style-name="P56"><text:span text:style-name="Source_20_Text"><text:span text:style-name="T131">A tag </text:span></text:span><text:span text:style-name="Source_20_Text"><text:span text:style-name="T124">title</text:span></text:span><text:span text:style-name="Source_20_Text"><text:span text:style-name="T131"> é onde colocará o </text:span></text:span><text:span text:style-name="Source_20_Text"><text:span text:style-name="T124">título</text:span></text:span><text:span text:style-name="Source_20_Text"><text:span text:style-name="T131"> do seu site. </text:span></text:span><text:span text:style-name="Source_20_Text"><text:span text:style-name="T145">Aparecerá no </text:span></text:span><text:span text:style-name="Source_20_Text"><text:span text:style-name="T125">topo</text:span></text:span><text:span text:style-name="Source_20_Text"><text:span text:style-name="T145"> do site, na </text:span></text:span><text:span text:style-name="Source_20_Text"><text:span text:style-name="T125">aba</text:span></text:span><text:span text:style-name="Source_20_Text"><text:span text:style-name="T145"> que o abrir.</text:span></text:span></text:p>
      <text:p text:style-name="P56"><text:span text:style-name="Source_20_Text"><text:span text:style-name="T131">Já na área </text:span></text:span><text:span text:style-name="Source_20_Text"><text:span text:style-name="T124">body</text:span></text:span><text:span text:style-name="Source_20_Text"><text:span text:style-name="T131"> será colocado o </text:span></text:span><text:span text:style-name="Source_20_Text"><text:span text:style-name="T124">conteúdo</text:span></text:span><text:span text:style-name="Source_20_Text"><text:span text:style-name="T131"> do seu site, como dito no começo.</text:span></text:span></text:p>
      <text:p text:style-name="P56"><text:span text:style-name="Source_20_Text"/></text:p>
      <text:p text:style-name="P56"><text:span text:style-name="Source_20_Text"/></text:p>
      <text:p text:style-name="P57"><text:span text:style-name="Source_20_Text"><text:span text:style-name="T113">Como funciona HTML e CSS?</text:span></text:span></text:p>
      <text:p text:style-name="P57"><text:span text:style-name="Source_20_Text"/></text:p>
      <text:p text:style-name="P57"><text:span text:style-name="Source_20_Text"><text:span text:style-name="T132">Quando você tem o </text:span></text:span><text:span text:style-name="Source_20_Text"><text:span text:style-name="T113">retorno</text:span></text:span><text:span text:style-name="Source_20_Text"><text:span text:style-name="T132"> do servidor (lembrando </text:span></text:span><text:span text:style-name="Source_20_Text"><text:span text:style-name="T133">que passa pelo DNS, como falado anteriormente), que tem o HTML e CSS do site, você traz uma </text:span></text:span><text:span text:style-name="Source_20_Text"><text:span text:style-name="T126">cópia</text:span></text:span><text:span text:style-name="Source_20_Text"><text:span text:style-name="T133"> desse HTML e CSS pro seu pc, daí esse HTML e CSS será </text:span></text:span><text:span text:style-name="Source_20_Text"><text:span text:style-name="T126">disponibilizado</text:span></text:span><text:span text:style-name="Source_20_Text"><text:span text:style-name="T133"> para o seu navegador.</text:span></text:span></text:p>
      <text:p text:style-name="P57"><text:span text:style-name="Source_20_Text"/></text:p>
      <text:p text:style-name="P59"><text:span text:style-name="Source_20_Text"><text:span text:style-name="T133">A função do navegador é </text:span></text:span><text:span text:style-name="Source_20_Text"><text:span text:style-name="T126">analisar</text:span></text:span><text:span text:style-name="Source_20_Text"><text:span text:style-name="T133"> linha a linha do código e gerar o resultado </text:span></text:span><text:span text:style-name="Source_20_Text"><text:span text:style-name="T126">visual</text:span></text:span><text:span text:style-name="Source_20_Text"><text:span text:style-name="T133">. Ele enviará o resultado visual desse site </text:span></text:span><text:span text:style-name="Source_20_Text"><text:span text:style-name="T126">diretamente</text:span></text:span><text:span text:style-name="Source_20_Text"><text:span text:style-name="T133"> para o seu pc, aparecendo assim na tela.</text:span></text:span></text:p>
      <text:p text:style-name="P59"><text:span text:style-name="Source_20_Text"/></text:p>
      <text:p text:style-name="P59"><text:span text:style-name="Source_20_Text"/></text:p>
      <text:p text:style-name="P59"><text:span text:style-name="Source_20_Text"/></text:p>
      <text:p text:style-name="P59"><text:span text:style-name="Source_20_Text"/></text:p>
      <text:p text:style-name="P59"><text:span text:style-name="Source_20_Text"/></text:p>
      <text:p text:style-name="P59"><text:span text:style-name="Source_20_Text"/></text:p>
      <text:p text:style-name="P59"><text:span text:style-name="Source_20_Text"/></text:p>
      <text:p text:style-name="P59"><text:span text:style-name="Source_20_Text"/></text:p>
      <text:p text:style-name="P59"><text:span text:style-name="Source_20_Text"/></text:p>
      <text:p text:style-name="P59"><text:span text:style-name="Source_20_Text"/></text:p>
      <text:p text:style-name="P59"><text:span text:style-name="Source_20_Text"/></text:p>
      <text:p text:style-name="P59"><text:span text:style-name="Source_20_Text"/></text:p>
      <text:p text:style-name="P59"><text:span text:style-name="Source_20_Text"/></text:p>
      <text:p text:style-name="P59"><text:span text:style-name="Source_20_Text"/></text:p>
      <text:h text:style-name="P58" text:outline-level="1"><text:soft-page-break/><text:span text:style-name="Source_20_Text"><text:span text:style-name="T156">Capítulo 3 Aula 2 – Front-end, Back-end e </text:span></text:span><text:span text:style-name="Source_20_Text"><text:span text:style-name="T159">Full</text:span></text:span><text:span text:style-name="Source_20_Text"><text:span text:style-name="T156"> </text:span></text:span><text:span text:style-name="Source_20_Text"><text:span text:style-name="T159">stack</text:span></text:span></text:h>
      <text:p text:style-name="P59"><text:span text:style-name="Source_20_Text"/></text:p>
      <text:p text:style-name="P60"><text:span text:style-name="Source_20_Text"><text:span text:style-name="T127">Site estático</text:span></text:span><text:span text:style-name="Source_20_Text"><text:span text:style-name="T134">: é quando o mesmo site é en</text:span></text:span><text:span text:style-name="Source_20_Text"><text:span text:style-name="T149">t</text:span></text:span><text:span text:style-name="Source_20_Text"><text:span text:style-name="T134">regue para </text:span></text:span><text:span text:style-name="Source_20_Text"><text:span text:style-name="T127">todos</text:span></text:span><text:span text:style-name="Source_20_Text"><text:span text:style-name="T134">, a experiência </text:span></text:span><text:span text:style-name="Source_20_Text"><text:span text:style-name="T135">visual </text:span></text:span><text:span text:style-name="Source_20_Text"><text:span text:style-name="T134">será a mesma </text:span></text:span><text:span text:style-name="Source_20_Text"><text:span text:style-name="T127">independente</text:span></text:span><text:span text:style-name="Source_20_Text"><text:span text:style-name="T134"> de onde estiver vendo.</text:span></text:span></text:p>
      <text:p text:style-name="P60"><text:span text:style-name="Source_20_Text"/></text:p>
      <text:p text:style-name="P61"><text:span text:style-name="Source_20_Text"><text:span text:style-name="T136">O HTML, CSS e JS são tecnologias chamadas de </text:span></text:span><text:span text:style-name="Source_20_Text"><text:span text:style-name="T115">client-side</text:span></text:span><text:span text:style-name="Source_20_Text"><text:span text:style-name="T136"> (lado do cliente), ou seja, são tecnologias que vão funciona</text:span></text:span><text:span text:style-name="Source_20_Text"><text:span text:style-name="T149">r</text:span></text:span><text:span text:style-name="Source_20_Text"><text:span text:style-name="T136"> </text:span></text:span><text:span text:style-name="Source_20_Text"><text:span text:style-name="T128">fora</text:span></text:span><text:span text:style-name="Source_20_Text"><text:span text:style-name="T136"> no servidor.</text:span></text:span></text:p>
      <text:p text:style-name="P61"><text:span text:style-name="Source_20_Text"/></text:p>
      <text:p text:style-name="P61"><text:span text:style-name="Source_20_Text"><text:span text:style-name="T136">O papel do </text:span></text:span><text:span text:style-name="Source_20_Text"><text:span text:style-name="T115">servidor</text:span></text:span><text:span text:style-name="Source_20_Text"><text:span text:style-name="T136"> em tecnologias </text:span></text:span><text:span text:style-name="Source_20_Text"><text:span text:style-name="T115">client-side</text:span></text:span><text:span text:style-name="Source_20_Text"><text:span text:style-name="T136"> é simplesmente </text:span></text:span><text:span text:style-name="Source_20_Text"><text:span text:style-name="T115">entregar</text:span></text:span><text:span text:style-name="Source_20_Text"><text:span text:style-name="T136"> o arquivo pra você e o seu navegador que será responsável para </text:span></text:span><text:span text:style-name="Source_20_Text"><text:span text:style-name="T115">executar</text:span></text:span><text:span text:style-name="Source_20_Text"><text:span text:style-name="T136"> tudo isso.</text:span></text:span></text:p>
      <text:p text:style-name="P61"><text:span text:style-name="Source_20_Text"/></text:p>
      <text:p text:style-name="P62"><text:span text:style-name="Source_20_Text"><text:span text:style-name="T137">O termo </text:span></text:span><text:span text:style-name="Source_20_Text"><text:span text:style-name="T147">client-side</text:span></text:span><text:span text:style-name="Source_20_Text"><text:span text:style-name="T137"> é mais comumente usado no mercado como </text:span></text:span><text:span text:style-name="Source_20_Text"><text:span text:style-name="T114">front-end</text:span></text:span><text:span text:style-name="Source_20_Text"><text:span text:style-name="T137">. </text:span></text:span><text:span text:style-name="Source_20_Text"><text:span text:style-name="T139">É o que gera a parte visual e interativa do site.</text:span></text:span></text:p>
      <text:p text:style-name="P62"><text:span text:style-name="Source_20_Text"/></text:p>
      <text:p text:style-name="P62"><text:span text:style-name="Source_20_Text"><text:span text:style-name="T137">Existem tecnologias que </text:span></text:span><text:span text:style-name="Source_20_Text"><text:span text:style-name="T114">rodarão no servidor</text:span></text:span><text:span text:style-name="Source_20_Text"><text:span text:style-name="T137">, </text:span></text:span><text:span text:style-name="Source_20_Text"><text:span text:style-name="T138">essas são chamadas de tecnologias </text:span></text:span><text:span text:style-name="Source_20_Text"><text:span text:style-name="T116">server-side</text:span></text:span><text:span text:style-name="Source_20_Text"><text:span text:style-name="T138"> (lado do serviço). Essa é uma outra especialidade com outros tipos de ferramentas e linguagem.</text:span></text:span></text:p>
      <text:p text:style-name="P62"><text:span text:style-name="Source_20_Text"/></text:p>
      <text:p text:style-name="P64"><text:span text:style-name="Source_20_Text"><text:span text:style-name="T129">Exemplos</text:span></text:span><text:span text:style-name="Source_20_Text"><text:span text:style-name="T139"> de linguagem que rodam no servidor são: PHP, JS (tem uma versão específica para isso), C#, Python, Ruby, Java, etc.</text:span></text:span></text:p>
      <text:p text:style-name="P62"><text:span text:style-name="Source_20_Text"/></text:p>
      <text:p text:style-name="P63"><text:span text:style-name="Source_20_Text"><text:span text:style-name="T137">O termo </text:span></text:span><text:span text:style-name="Source_20_Text"><text:span text:style-name="T138">server-side</text:span></text:span><text:span text:style-name="Source_20_Text"><text:span text:style-name="T137"> é mais comumente usado no mercado como </text:span></text:span><text:span text:style-name="Source_20_Text"><text:span text:style-name="T116">back-end</text:span></text:span><text:span text:style-name="Source_20_Text"><text:span text:style-name="T137">. </text:span></text:span><text:span text:style-name="Source_20_Text"><text:span text:style-name="T139">Está mais interessado na interação do código dele com o servidor.</text:span></text:span></text:p>
      <text:p text:style-name="P63"><text:span text:style-name="Source_20_Text"/></text:p>
      <text:p text:style-name="P64"><text:span text:style-name="Source_20_Text"><text:span text:style-name="T139">O cliente quando vai fazer uma compra, o cliente </text:span></text:span><text:span text:style-name="Source_20_Text"><text:span text:style-name="T129">envia</text:span></text:span><text:span text:style-name="Source_20_Text"><text:span text:style-name="T139"> uma solicitação pro servidor. No servidor, a linguagem PHP (usando como exemplo, mas poderia ser outro) fará </text:span></text:span><text:span text:style-name="Source_20_Text"><text:span text:style-name="T129">requisições</text:span></text:span><text:span text:style-name="Source_20_Text"><text:span text:style-name="T139"> pra esse banco de dados, vai verificar se o produto desejado tem em estoque. </text:span></text:span></text:p>
      <text:p text:style-name="P64"><text:span text:style-name="Source_20_Text"><text:span text:style-name="T139">Depois o PHP vai </text:span></text:span><text:span text:style-name="Source_20_Text"><text:span text:style-name="T129">gerar</text:span></text:span><text:span text:style-name="Source_20_Text"><text:span text:style-name="T139"> uma página HTML puro com as informações (como tamanho, quantidade, variedade de cores, valores, etc.).</text:span></text:span></text:p>
      <text:p text:style-name="P64"><text:span text:style-name="Source_20_Text"><text:span text:style-name="T139">Em seguida </text:span></text:span><text:span text:style-name="Source_20_Text"><text:span text:style-name="T129">enviará</text:span></text:span><text:span text:style-name="Source_20_Text"><text:span text:style-name="T139"> para o cliente esse HTML junto com estilo e com interação (ou seja, CSS e JS), assim o site terá os produtos requisitados dispostos na tela para o cliente escolher.</text:span></text:span></text:p>
      <text:p text:style-name="P64"><text:span text:style-name="Source_20_Text"/></text:p>
      <text:p text:style-name="P66"><text:span text:style-name="Source_20_Text"><text:span text:style-name="T140">Quando você domina tanto o front-end quanto o back-end, você passa a ser categorizado no mercado como </text:span></text:span><text:span text:style-name="Source_20_Text"><text:span text:style-name="T117">full-stack</text:span></text:span><text:span text:style-name="Source_20_Text"><text:span text:style-name="T140">.</text:span></text:span></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p text:style-name="P66"><text:span text:style-name="Source_20_Text"/></text:p>
      <text:h text:style-name="P65" text:outline-level="1"><text:soft-page-break/><text:span text:style-name="Source_20_Text"><text:span text:style-name="T157">Capítulo 5 Aula 1 – Parágrafos e Quebras</text:span></text:span></text:h>
      <text:p text:style-name="P70"><text:span text:style-name="Source_20_Text"><text:span text:style-name="T170">Visualizar a pasta ex002</text:span></text:span></text:p>
      <text:p text:style-name="P69"><text:span text:style-name="Source_20_Text"/></text:p>
      <text:p text:style-name="P69"><text:span text:style-name="Source_20_Text"><text:span text:style-name="T118">Lembrando</text:span></text:span><text:span text:style-name="Source_20_Text"><text:span text:style-name="T142"> que HTML é uma linguagem de </text:span></text:span><text:span text:style-name="Source_20_Text"><text:span text:style-name="T118">marcação</text:span></text:span><text:span text:style-name="Source_20_Text"><text:span text:style-name="T142">, então quem </text:span></text:span><text:span text:style-name="Source_20_Text"><text:span text:style-name="T118">manda</text:span></text:span><text:span text:style-name="Source_20_Text"><text:span text:style-name="T142"> nas coisas é a </text:span></text:span><text:span text:style-name="Source_20_Text"><text:span text:style-name="T148">marca</text:span></text:span><text:span text:style-name="Source_20_Text"><text:span text:style-name="T142">.</text:span></text:span></text:p>
      <text:p text:style-name="P69"><text:span text:style-name="Source_20_Text"><text:span text:style-name="T142">Para criar uma </text:span></text:span><text:span text:style-name="Source_20_Text"><text:span text:style-name="T118">quebra</text:span></text:span><text:span text:style-name="Source_20_Text"><text:span text:style-name="T142"> de linha pra ela não ficar comprida, apertar o enter não fará nada, temos que colocar uma marca pra que seja interpretado isso.</text:span></text:span></text:p>
      <text:p text:style-name="P69"><text:span text:style-name="Source_20_Text"/></text:p>
      <text:p text:style-name="P69"><text:span text:style-name="Source_20_Text"><text:span text:style-name="T142">A </text:span></text:span><text:span text:style-name="Source_20_Text"><text:span text:style-name="T118">marca/tag</text:span></text:span><text:span text:style-name="Source_20_Text"><text:span text:style-name="T142"> usada para fazer essa quebra no HTML é </text:span></text:span><text:span text:style-name="Source_20_Text"><text:span text:style-name="T66">&lt;br&gt;</text:span></text:span><text:span text:style-name="Source_20_Text"><text:span text:style-name="T118">.</text:span></text:span></text:p>
      <text:p text:style-name="P69"><text:span text:style-name="Source_20_Text"/></text:p>
      <text:p text:style-name="P68"><text:span text:style-name="Source_20_Text"><text:span text:style-name="T143">Ao escrever um texto explicativo no código para que apareça no site (como o da pasta ex002), usar os sinais &lt; &gt; dá interpretação errada pelo programa.</text:span></text:span></text:p>
      <text:p text:style-name="P68"><text:span text:style-name="Source_20_Text"><text:span text:style-name="T143">Dessa forma, para que os sinais apareçam no texto sem ter que usá-los propriamente, use </text:span></text:span><text:span text:style-name="Source_20_Text"><text:span text:style-name="T119">&amp;lt;</text:span></text:span><text:span text:style-name="Source_20_Text"><text:span text:style-name="T143"> e </text:span></text:span><text:span text:style-name="Source_20_Text"><text:span text:style-name="T119">&amp;gt;</text:span></text:span><text:span text:style-name="Source_20_Text"><text:span text:style-name="T143"> .</text:span></text:span></text:p>
      <text:p text:style-name="P68"><text:span text:style-name="Source_20_Text"/></text:p>
      <text:p text:style-name="P68"><text:span text:style-name="Source_20_Text"><text:span text:style-name="T119">Exemplo</text:span></text:span><text:span text:style-name="Source_20_Text"><text:span text:style-name="T143">:</text:span></text:span></text:p>
      <text:p text:style-name="P68"><text:span text:style-name="Source_20_Text"><text:span text:style-name="T143">Para que no site apareça a tag </text:span></text:span><text:span text:style-name="Source_20_Text"><text:span text:style-name="T303">&lt;br&gt;</text:span></text:span><text:span text:style-name="Source_20_Text"><text:span text:style-name="T143">, se digita no HTML </text:span></text:span><text:span text:style-name="Source_20_Text"><text:span text:style-name="T67">&amp;lt;</text:span></text:span><text:span text:style-name="Source_20_Text"><text:span text:style-name="T303">br</text:span></text:span><text:span text:style-name="Source_20_Text"><text:span text:style-name="T67">&amp;gt;</text:span></text:span></text:p>
      <text:p text:style-name="P68"><text:span text:style-name="Source_20_Text"/></text:p>
      <text:p text:style-name="P99"><text:span text:style-name="Source_20_Text"><text:span text:style-name="T102">O </text:span></text:span><text:span text:style-name="Source_20_Text"><text:span text:style-name="T23">lt</text:span></text:span><text:span text:style-name="Source_20_Text"><text:span text:style-name="T102"> significa less than (menor que) e </text:span></text:span><text:span text:style-name="Source_20_Text"><text:span text:style-name="T23">gt</text:span></text:span><text:span text:style-name="Source_20_Text"><text:span text:style-name="T102"> significa greater than (maior que).</text:span></text:span></text:p>
      <text:p text:style-name="P68"><text:span text:style-name="Source_20_Text"/></text:p>
      <text:p text:style-name="P68"><text:span text:style-name="Source_20_Text"/></text:p>
      <text:h text:style-name="P67" text:outline-level="1"><text:span text:style-name="Source_20_Text"><text:span text:style-name="T158">Capítulo 5 Aula 2 – Símbolos e Emoji no seu site</text:span></text:span></text:h>
      <text:p text:style-name="P71"><text:span text:style-name="Source_20_Text"><text:span text:style-name="T163">Visualizar a pasta ex002</text:span></text:span></text:p>
      <text:p text:style-name="P71"><text:span text:style-name="Source_20_Text"/></text:p>
      <text:p text:style-name="P95">Quando quiser fazer uma quebra de linha <text:span text:style-name="T23">maior</text:span>, não use &lt;br&gt; <text:span text:style-name="T23">seguidamente</text:span>. Vai dar certo, mas é de certa forma um erro, já que isso é melhor, mais preciso <text:span text:style-name="T185">e mais </text:span><text:span text:style-name="T68">profissional</text:span><text:span text:style-name="T185"> </text:span>no CSS.</text:p>
      <text:p text:style-name="P95"/>
      <text:p text:style-name="P96">Pra fazer <text:span text:style-name="T23">comentário</text:span> no HTML basta digitar <text:span text:style-name="Source_20_Text"><text:span text:style-name="T23">&lt;!--</text:span></text:span> escrever o que quer e depois fechar com <text:span text:style-name="Source_20_Text"><text:span text:style-name="T23">--&gt;</text:span></text:span></text:p>
      <text:p text:style-name="P96"/>
      <text:p text:style-name="P98"><text:span text:style-name="T23">Exemplo</text:span>:</text:p>
      <text:p text:style-name="P98"/>
      <text:p text:style-name="P98"><text:span text:style-name="Source_20_Text">&lt;!--Bom dia sol--&gt; </text:span></text:p>
      <text:p text:style-name="P99"/>
      <text:p text:style-name="P100">Existem códigos para <text:span text:style-name="T23">símbolos</text:span> também. Para ver a tabela, vá até a <text:span text:style-name="T23">apostila do capítulo 5</text:span>.</text:p>
      <text:p text:style-name="P100"/>
      <text:p text:style-name="P101">Para adicionar algum <text:span text:style-name="T23">emoji</text:span>, entre no site <text:a xlink:type="simple" xlink:href="https://emojipedia.org/" text:style-name="Internet_20_link" text:visited-style-name="Visited_20_Internet_20_Link">https://emojipedia.org/</text:a></text:p>
      <text:p text:style-name="P101"/>
      <text:p text:style-name="P101">Escolha o <text:span text:style-name="T23">emoji</text:span> que quiser e clique nele. Pode-se até copiar e colá-lo no seu código, mas corre o risco de dar erro na hora de aparecer no navegador, então é melhor <text:span text:style-name="T23">descer</text:span> quase até o final e ver o <text:span text:style-name="T23">código</text:span> do emoji em questão, daí você copia isso.</text:p>
      <text:p text:style-name="P101"/>
      <text:p text:style-name="P102"><text:span text:style-name="T23">Exemplo</text:span>:</text:p>
      <text:p text:style-name="P113"><text:span text:style-name="T17">O emoji do Spok (do Star Treck) está o código U+1F596. Copie do 1 para frente, ou seja, exclua o U+. No seu código digite </text:span><text:span text:style-name="T20">&amp;#x</text:span><text:span text:style-name="T17"> e coloque o valor em seguida com </text:span><text:span text:style-name="T20">ponto e vírgula</text:span><text:span text:style-name="T17">, ficando assim:</text:span></text:p>
      <text:p text:style-name="P113"/>
      <text:p text:style-name="P102"><text:span text:style-name="Source_20_Text">&amp;#x1F596;</text:span></text:p>
      <text:p text:style-name="P117"/>
      <text:h text:style-name="P118" text:outline-level="1"><text:soft-page-break/><text:span text:style-name="T162">Capítulo 6 Aula 1 – Você tem o direito de usar qualquer imagem no seu site?</text:span></text:h>
      <text:p text:style-name="P103">Em um projeto <text:span text:style-name="T23">profissional</text:span>, não é correto pegar imagens da internet e usá-las como se fossem suas.</text:p>
      <text:p text:style-name="P104">Para procurar por imagens no <text:span text:style-name="T304">G</text:span>oogle que tecnicamente você tem <text:span text:style-name="T23">direito</text:span> de copiá-la, você faz o seguinte: </text:p>
      <text:p text:style-name="P114"/>
      <text:p text:style-name="P104">Faça a busca que quer, por exemplo “pessoa estudando”. Na página de resultados, vá em “<text:span text:style-name="T23">ferramentas</text:span>”, vá em “<text:span text:style-name="T23">direitos de uso</text:span>” e marca “<text:span text:style-name="T23">Licenças Creative Commons</text:span>”.</text:p>
      <text:p text:style-name="P114"/>
      <text:p text:style-name="P104">Alguns sites bons para pegar <text:span text:style-name="T23">imagens</text:span> com licença são: </text:p>
      <text:p text:style-name="P114"><text:a xlink:type="simple" xlink:href="https://unsplash.com/pt-br" text:style-name="Internet_20_link" text:visited-style-name="Visited_20_Internet_20_Link"/></text:p>
      <text:p text:style-name="P114"><text:a xlink:type="simple" xlink:href="https://unsplash.com/pt-br" text:style-name="Internet_20_link" text:visited-style-name="Visited_20_Internet_20_Link"><text:span text:style-name="T16">https://unsplash.com/pt-br</text:span></text:a></text:p>
      <text:p text:style-name="P114"/>
      <text:p text:style-name="P114"><text:a xlink:type="simple" xlink:href="https://www.pexels.com/pt-br/" text:style-name="Internet_20_link" text:visited-style-name="Visited_20_Internet_20_Link"><text:span text:style-name="T16">https://www.pexels.com/pt-br/</text:span></text:a></text:p>
      <text:p text:style-name="P114"/>
      <text:p text:style-name="P104">Na <text:span text:style-name="T23">apostila</text:span> do capítulo, há mais opções.</text:p>
      <text:p text:style-name="P114"/>
      <text:p text:style-name="P105">Um programa de <text:span text:style-name="T23">manipulação de imagem</text:span> (basicamente um photoshop simples e gratuito) é o <text:span text:style-name="T23">Gimp</text:span>.</text:p>
      <text:p text:style-name="P119"/>
      <text:p text:style-name="P119"/>
      <text:h text:style-name="P5" text:outline-level="1">Capítulo 6 Aula 2 – Quais são os formatos para imagens na Web?</text:h>
      <text:p text:style-name="P106">Pra <text:span text:style-name="T23">web</text:span>, os formatos mais usados de imagem são <text:span text:style-name="T23">JPEG</text:span> e <text:span text:style-name="T23">PNG</text:span>. Algumas vezes se usa i <text:span text:style-name="T23">GIF</text:span> também.</text:p>
      <text:p text:style-name="P115"/>
      <text:p text:style-name="P106"><text:span text:style-name="T23">JPEG</text:span> é o melhor formato de <text:span text:style-name="T23">compactação</text:span> de imagem.</text:p>
      <text:p text:style-name="P106">O <text:span text:style-name="T23">PNG</text:span> também é compactado, mas não tanto quanto o JPEG. Só que o PNG permite <text:span text:style-name="T23">transparência</text:span>.</text:p>
      <text:p text:style-name="P115"><text:span text:style-name="T16">Ele foi criado pra </text:span><text:span text:style-name="T19">substituir</text:span><text:span text:style-name="T16"> o GIF, só que ele não tem animação, </text:span><text:span text:style-name="T19">somente</text:span><text:span text:style-name="T16"> a transparência do GIF. </text:span><text:span text:style-name="T18">Ele também tem uma qualidade </text:span><text:span text:style-name="T21">maior</text:span><text:span text:style-name="T18"> quando a imagem é ampliada.</text:span></text:p>
      <text:p text:style-name="P115"/>
      <text:p text:style-name="P106"><text:span text:style-name="T23">Transparência</text:span> é quando a imagem, tipo uma logo, se <text:span text:style-name="T23">adapta</text:span> ao fundo da tela. Aquela parte “<text:span text:style-name="T23">branca</text:span>” que fica no fundo da imagem, fica <text:span text:style-name="T23">transparente</text:span>.</text:p>
      <text:p text:style-name="P115"/>
      <text:p text:style-name="P106"><text:span text:style-name="T23">Exemplos</text:span>:</text:p>
      <text:p text:style-name="P106">Se quiser colocar uma foto <text:span text:style-name="T23">grande</text:span> no fundo da sua tela, o <text:span text:style-name="T23">melhor</text:span> formato é o JPEG.</text:p>
      <text:p text:style-name="P106">Se quiser uma imagem <text:span text:style-name="T23">flutuando</text:span> em cima e <text:span text:style-name="T23">transparente</text:span>, aí o <text:span text:style-name="T23">melhor</text:span> formato é o PNG.</text:p>
      <text:p text:style-name="P115"/>
      <text:p text:style-name="P106"><text:span text:style-name="T23">Evite</text:span> imagens <text:span text:style-name="T23">pesadas</text:span> (tipo, 20mb ou até menos que isso. Ainda sim podem ser grandes), pois isso pode dificultar o <text:span text:style-name="T23">carregamento</text:span> do site.</text:p>
      <text:p text:style-name="P115"/>
      <text:p text:style-name="P106">Imagem JPEG tem a <text:span text:style-name="T23">extensão</text:span> JPG. Ex: imagem.jpg</text:p>
      <text:p text:style-name="P115"/>
      <text:p text:style-name="P106">Quando <text:span text:style-name="T23">salvar/baixar</text:span> uma imagem no seu computador, a nomeie somente com letras <text:span text:style-name="T23">minúsculas</text:span>.</text:p>
      <text:p text:style-name="P115"/>
      <text:p text:style-name="P107"><text:soft-page-break/>Para procurar uma imagem PNG (uma com <text:span text:style-name="T23">transparência</text:span>), pesquise a imagem e vá em <text:span text:style-name="T23">ferramentas</text:span>. Após definir o “<text:span text:style-name="T23">Direitos de uso</text:span>”, vá em “<text:span text:style-name="T23">cor</text:span>” e coloque “<text:span text:style-name="T23">transparente</text:span>”.</text:p>
      <text:h text:style-name="P12" text:outline-level="1"/>
      <text:h text:style-name="P12" text:outline-level="1">Capítulo 6 Aula 3 – O tamanho das imagens importa para um site?<text:span text:style-name="T16"/></text:h>
      <text:p text:style-name="P352">Um <text:span text:style-name="T23">arquivo de imagem</text:span> de quase 2mb já é muito grande pra compor um site.<text:span text:style-name="T16"/></text:p>
      <text:p text:style-name="P120">Uma imagem para <text:span text:style-name="T188">aparecer no fundo de </text:span>um site tem que ter no <text:span text:style-name="T23">máximo</text:span> 1500 pixels (px) de <text:span text:style-name="T23">largura</text:span>, isso já é um tamanho razoável. <text:span text:style-name="T186">1200px é uma boa escolha também.</text:span><text:span text:style-name="T16"/></text:p>
      <text:p text:style-name="P120"/>
      <text:p text:style-name="P124">Normalmente uma imagem para aparecer em um <text:span text:style-name="T23">conteúdo</text:span> de um site é 600~650px de <text:span text:style-name="T23">largura</text:span>.<text:span text:style-name="T16"/></text:p>
      <text:p text:style-name="P120"/>
      <text:p text:style-name="P355">Para uma <text:span text:style-name="T23">logo</text:span>, a <text:span text:style-name="T23">largura</text:span> 400px já é razoável. <text:span text:style-name="T189">Se for colocar bem pequena no rodapé por exemplo, 200px é bom.</text:span><text:span text:style-name="T16"/></text:p>
      <text:p text:style-name="P120"/>
      <text:p text:style-name="P121">No <text:span text:style-name="T23">Gimp</text:span>, abra a imagem e vá em “<text:span text:style-name="T23">imagem</text:span>” e em seguida “<text:span text:style-name="T23">redimensionar imagem</text:span>”.<text:span text:style-name="T16"/></text:p>
      <text:p text:style-name="P121"/>
      <text:p text:style-name="P121">Em seguida, coloque a largura que deseja. <text:span text:style-name="T23">Mantenha</text:span> o elo que aparece juntando a largura com a altura, assim ao mudar um, o outro <text:span text:style-name="T23">automaticamente</text:span> muda proporcionalmente.<text:span text:style-name="T16"/></text:p>
      <text:p text:style-name="P121"/>
      <text:p text:style-name="P121">Em seguida aperte no teclado a tecla <text:span text:style-name="T23">tab</text:span> (fica dois botões abaixo do Esc, que é a primeira tecla do teclado) pra poder ver como configurou o tamanho.<text:span text:style-name="T16"/></text:p>
      <text:p text:style-name="P121"/>
      <text:p text:style-name="P121">Na <text:span text:style-name="T23">mesma</text:span> tela terá como ajustar a <text:span text:style-name="T23">resolução</text:span>. A mais aconselhável é <text:span text:style-name="T23">72</text:span>, ou até mesmo 50.<text:span text:style-name="T16"/></text:p>
      <text:p text:style-name="P122">Depois é só clicar em “<text:span text:style-name="T23">redimensionar</text:span>” que ficará pronto.<text:span text:style-name="T16"/></text:p>
      <text:p text:style-name="P358"><text:span text:style-name="T23">Lembrando</text:span> que a resolução <text:span text:style-name="T23">não</text:span> tem como aumentar, só diminuir a que já veio da foto.<text:span text:style-name="T16"/></text:p>
      <text:p text:style-name="P122"/>
      <text:p text:style-name="P123">Assim você vai em “<text:span text:style-name="T23">arquivo</text:span>”, em “<text:span text:style-name="T23">exportar como…</text:span>” e em seguida “<text:span text:style-name="T23">exportar</text:span>”.<text:span text:style-name="T16"/></text:p>
      <text:p text:style-name="P123"/>
      <text:p text:style-name="P123">Na <text:span text:style-name="T23">próxima</text:span> janela, perguntará a <text:span text:style-name="T23">qualidade</text:span> do JPEG, geralmente se coloca em <text:span text:style-name="T23">70%</text:span>. <text:span text:style-name="T187">Em seguida vá em “</text:span><text:span text:style-name="T69">exportar</text:span><text:span text:style-name="T187">”.</text:span><text:span text:style-name="T16"/></text:p>
      <text:p text:style-name="P123"/>
      <text:p text:style-name="P360">Para <text:span text:style-name="T23">cortar</text:span> a imagem, o que ajuda a <text:span text:style-name="T23">diminuir</text:span> o tamanho dela também, use a <text:span text:style-name="T23">ferramenta de corte</text:span>. Faça o laço selecionando a parte que quer manter e depois aperte o <text:span text:style-name="T23">Enter</text:span> no teclado.<text:span text:style-name="T16"/></text:p>
      <text:p text:style-name="P123"/>
      <text:p text:style-name="P124">Mesmo fazendo essas alterações de tamanho da imagem, é sempre recomendável <text:span text:style-name="T23">manter</text:span> a original, caso precise redimensionar.<text:span text:style-name="T16"/></text:p>
      <text:p text:style-name="P124"/>
      <text:p text:style-name="P116"><text:span text:style-name="T23">Lembrando</text:span> que no CSS você pode alterar o <text:span text:style-name="T23">tamanho</text:span> do arquivo, mas não o <text:span text:style-name="T23">peso</text:span> dele, sendo assim é melhor colocar as imagens to tamanho que quer <text:span text:style-name="T23">primeiro</text:span> para que o seu site não fique lento.<text:span text:style-name="T16"/></text:p>
      <text:p text:style-name="P116"/>
      <text:p text:style-name="P116"/>
      <text:p text:style-name="P116"/>
      <text:p text:style-name="P116"/>
      <text:p text:style-name="P116"/>
      <text:p text:style-name="P116"/>
      <text:p text:style-name="P116"/>
      <text:h text:style-name="P349" text:outline-level="1"><text:soft-page-break/><text:span text:style-name="T161">Capítulo 6 Aula 4 – A tag img em HTML5</text:span><text:span text:style-name="T16"/></text:h>
      <text:p text:style-name="P72"><text:span text:style-name="Source_20_Text"><text:span text:style-name="T163">Visualizar a pasta ex00</text:span></text:span><text:span text:style-name="Source_20_Text"><text:span text:style-name="T164">3</text:span></text:span></text:p>
      <text:p text:style-name="P125"/>
      <text:p text:style-name="P125">Para colocar a <text:span text:style-name="T23">imagem</text:span> no seu código, digite <text:span text:style-name="T23">img</text:span> no VS Code e aperte <text:span text:style-name="T23">enter</text:span> que o programa colocará a tag pra você. A tag é essa:<text:span text:style-name="T16"/></text:p>
      <text:p text:style-name="P125"/>
      <text:p text:style-name="P125"><text:span text:style-name="Source_20_Text">&lt;img src=” ” alt=” ”&gt;</text:span><text:span text:style-name="T16"/></text:p>
      <text:p text:style-name="P125"/>
      <text:p text:style-name="P125"><text:span text:style-name="Source_20_Text"><text:span text:style-name="T23">src</text:span></text:span> significa source (origem). Diz onde está a <text:span text:style-name="T23">origem</text:span> do arquivo.<text:span text:style-name="T16"/></text:p>
      <text:p text:style-name="P126"><text:span text:style-name="Source_20_Text"><text:span text:style-name="T23">alt</text:span></text:span> significa alternative (alternativa). Diz qual texto que explica melhor o que é essa imagem caso ela <text:span text:style-name="T23">não</text:span> carregue. <text:span text:style-name="T190">Também serve para leitores de tela, pra </text:span><text:span text:style-name="T70">acessibilidade</text:span><text:span text:style-name="T190">, como para pessoas com deficiência visual.</text:span><text:span text:style-name="T16"/></text:p>
      <text:p text:style-name="P126"/>
      <text:p text:style-name="P126"><text:span text:style-name="T191">Caso as</text:span> imagens que for usar <text:span text:style-name="T191">estiverem</text:span> na <text:span text:style-name="T23">mesma</text:span> pasta do index:<text:span text:style-name="T16"/></text:p>
      <text:p text:style-name="P126"/>
      <text:p text:style-name="P126">Entre as aspas do <text:span text:style-name="Source_20_Text"><text:span text:style-name="T23">src</text:span></text:span>, coloque o cursor. Em seguida aperte as teclas do teclado <text:span text:style-name="T23">Ctrl + espaço</text:span>, assim já aparecerá a lista dos arquivos para escolher qual colocar. Dessa forma você <text:span text:style-name="T23">não</text:span> precisará digitar o nome do arquivo, é simplesmente um método mais ágil.<text:span text:style-name="T16"/></text:p>
      <text:p text:style-name="P126"/>
      <text:p text:style-name="P127"><text:span text:style-name="T191">Caso as</text:span> imagens que for usar <text:span text:style-name="T191">estiverem</text:span> n<text:span text:style-name="T191">uma </text:span><text:span text:style-name="T71">outra</text:span> pasta:<text:span text:style-name="T16"/></text:p>
      <text:p text:style-name="P126"/>
      <text:p text:style-name="P127">Entre as aspas do <text:span text:style-name="Source_20_Text"><text:span text:style-name="T23">src</text:span></text:span>, coloque o cursor. Em seguida aperte as teclas do teclado <text:span text:style-name="T23">Ctrl + espaço</text:span>, assim já aparecerá a lista dos arquivos para escolher qual colocar. <text:span text:style-name="T191">Lá aparecerá a pasta, no caso, “</text:span><text:span text:style-name="T71">imagens</text:span><text:span text:style-name="T191">” e dentro dela o arquivo desejado.</text:span><text:span text:style-name="T16"/></text:p>
      <text:p text:style-name="P127"/>
      <text:p text:style-name="P128"><text:span text:style-name="T191">Caso as</text:span> imagens que for usar <text:span text:style-name="T191">estiverem</text:span> <text:span text:style-name="T192">em um </text:span><text:span text:style-name="T72">outro</text:span><text:span text:style-name="T192"> site, usando link</text:span>:<text:span text:style-name="T16"/></text:p>
      <text:p text:style-name="P128"/>
      <text:p text:style-name="P129">Procure a imagem que deseja, <text:span text:style-name="T23">clique/abra</text:span> ela, clique com o botão <text:span text:style-name="T23">direito</text:span> do mouse e vá em “<text:span text:style-name="T23">Copiar endereço da imagem</text:span>”. Entre as aspas do <text:span text:style-name="Source_20_Text"><text:span text:style-name="T23">src</text:span></text:span>, cole o link copiado. <text:span text:style-name="T193">Lembrando que o nome do link é URL.</text:span><text:span text:style-name="T16"/></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343" text:outline-level="1"><text:soft-page-break/>Capítulo 6 Aula 5 – Como mudar o favicon de um site<text:span text:style-name="T16"/></text:h>
      <text:p text:style-name="P73"><text:span text:style-name="Source_20_Text"><text:span text:style-name="T163">Visualizar a pasta ex00</text:span></text:span><text:span text:style-name="Source_20_Text"><text:span text:style-name="T165">4</text:span></text:span></text:p>
      <text:p text:style-name="P130"/>
      <text:p text:style-name="P131"><text:span text:style-name="T23">Favicon</text:span> significa ícone de <text:span text:style-name="T23">favorito</text:span>. É aquele pequeno ícone/imagem que fica ao lado do nome do site, na <text:span text:style-name="T23">aba</text:span> em que o mesmo está aberto.<text:span text:style-name="T16"/></text:p>
      <text:p text:style-name="P131"/>
      <text:p text:style-name="P131">É preferível que use uma imagem com <text:span text:style-name="T23">pouco</text:span> detalhe, já que vai ficar minúscula.<text:span text:style-name="T16"/></text:p>
      <text:p text:style-name="P131"/>
      <text:p text:style-name="P368"><text:span text:style-name="T23">OBS</text:span>:<text:span text:style-name="T16"/></text:p>
      <text:p text:style-name="P368">Um site bom para criar Favicon: <text:a xlink:type="simple" xlink:href="https://favicon.io/" text:style-name="Internet_20_link" text:visited-style-name="Visited_20_Internet_20_Link">https://favicon.io/</text:a><text:span text:style-name="T16"/></text:p>
      <text:p text:style-name="P133">Aqui pode <text:span text:style-name="T23">gerar</text:span> com base em um texto, usando uma <text:span text:style-name="T23">imagem</text:span> ou com um <text:span text:style-name="T23">emoji</text:span>.<text:span text:style-name="T16"/></text:p>
      <text:p text:style-name="P370">Vai ser baixado um arquivo <text:span text:style-name="T23">zipado</text:span> com imagens que criou, sendo uma delas com a extensão <text:span text:style-name="T23">ico</text:span>.<text:span text:style-name="T16"/></text:p>
      <text:p text:style-name="P132"/>
      <text:p text:style-name="P133">Há também um site com várias pra escolher: <text:a xlink:type="simple" xlink:href="https://www.iconarchive.com/" text:style-name="Internet_20_link" text:visited-style-name="Visited_20_Internet_20_Link">https://www.iconarchive.com/</text:a><text:span text:style-name="T16"/></text:p>
      <text:p text:style-name="P133">Quando for baixar, pegue em formato <text:span text:style-name="T23">ICO</text:span>.<text:span text:style-name="T16"/></text:p>
      <text:p text:style-name="P133"/>
      <text:p text:style-name="P133">Pode-se fazer uma imagem que tiver em ícone pelo <text:span text:style-name="T23">Gimp</text:span>, mas é mais trabalhoso, então pelo site citado é mais rápido.<text:span text:style-name="T16"/></text:p>
      <text:p text:style-name="P133"/>
      <text:p text:style-name="P134">É melhor usar imagem <text:span text:style-name="T23">ICO</text:span> pra ícone do que PNG, pois certos navegadores podem não suportar, então por segurança, <text:span text:style-name="T23">converta</text:span>.<text:span text:style-name="T16"/></text:p>
      <text:p text:style-name="P134"/>
      <text:p text:style-name="P135">Para <text:span text:style-name="T23">adicionar</text:span> o favicon, vá até a área <text:span text:style-name="Source_20_Text"><text:span text:style-name="T23">&lt;head&gt;</text:span></text:span> e digite em cima do <text:span text:style-name="Source_20_Text"><text:span text:style-name="T23">&lt;title&gt;</text:span></text:span>:<text:span text:style-name="T16"/></text:p>
      <text:p text:style-name="P135"/>
      <text:p text:style-name="Standard"><text:span text:style-name="Source_20_Text">&lt;link rel="shortcut icon" href="favicon.ico" type="image/x-icon"&gt;</text:span><text:span text:style-name="T16"/></text:p>
      <text:p text:style-name="Standard"/>
      <text:p text:style-name="P135">Pra facilitar, digite “link”, daí na lista que aparecer, escolha o que está escrito “link:favicon” e clique, assim toda a tag aparecerá.<text:span text:style-name="T16"/></text:p>
      <text:p text:style-name="P135"/>
      <text:p text:style-name="P136">Na parte escrita <text:span text:style-name="Source_20_Text"><text:span text:style-name="T23">favicon.ico</text:span></text:span>, dentro das aspas, <text:span text:style-name="T23">apague</text:span> a frase. Em seguida aperte <text:span text:style-name="T23">Ctrl + espaço</text:span> no teclado para aparecer a <text:span text:style-name="T23">lista</text:span> de ícones que você criou e que se encontram dentro da mesma pasta do <text:span text:style-name="T23">index</text:span>.<text:span text:style-name="T16"/></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344" text:outline-level="1"><text:soft-page-break/>Capítulo 7 Aula 1 – Hierarquia de Títulos<text:span text:style-name="T16"/></text:h>
      <text:p text:style-name="P74"><text:span text:style-name="Source_20_Text"><text:span text:style-name="T170">Visualizar a pasta ex00</text:span></text:span><text:span text:style-name="Source_20_Text"><text:span text:style-name="T171">6</text:span></text:span></text:p>
      <text:p text:style-name="P74"><text:span text:style-name="Source_20_Text"/></text:p>
      <text:p text:style-name="P374">Os títulos têm uma <text:span text:style-name="T23">hierarquia</text:span>. Não se <text:span text:style-name="T23">pula</text:span> o do nível 1 para o nível 3, por exemplo.<text:span text:style-name="T16"/></text:p>
      <text:p text:style-name="P138">Pode haver <text:span text:style-name="T23">mais</text:span> de um nível de títulos <text:span text:style-name="T194">(mais de um nível 1, por exemplo).</text:span><text:span text:style-name="T16"/></text:p>
      <text:p text:style-name="P138"/>
      <text:p text:style-name="P138">Um <text:span text:style-name="T23">índice</text:span> de um livro tem o título do livro (nível 1), seguido pelos <text:span text:style-name="T23">nomes</text:span> dos capítulos (que seriam todos níveis 2). Dentro desses capítulos tem <text:span text:style-name="T23">tópicos</text:span> e todos eles seriam nível 3.<text:span text:style-name="T16"/></text:p>
      <text:p text:style-name="P137"/>
      <text:p text:style-name="P376"><text:span text:style-name="T23">Lorem Ipsun </text:span>é uma maneira de criar um parágrafo <text:span text:style-name="T23">fictício</text:span> para poder observar como fica o preenchimento do espaço quando for colocar o texto real.<text:span text:style-name="T16"/></text:p>
      <text:p text:style-name="P139">Para usar, basta abrir a tag que quer “encher linguiça” (no exemplo usou a tag <text:span text:style-name="Source_20_Text">&lt;p&gt;</text:span>) e digitar <text:span text:style-name="Source_20_Text"><text:span text:style-name="T23">lorem</text:span></text:span>, daí aparecerá a opção e escolha ela.<text:span text:style-name="T16"/></text:p>
      <text:p text:style-name="P139"/>
      <text:p text:style-name="P142">Pode-se colocar um número na <text:span text:style-name="T23">frente</text:span> na hora que for digitar o <text:span text:style-name="Source_20_Text">lorem</text:span>, designando a quantidade de palavras que quer que tenha.<text:span text:style-name="T16"/></text:p>
      <text:p text:style-name="P142"/>
      <text:p text:style-name="P142"><text:span text:style-name="T23">Exemplo</text:span>:<text:span text:style-name="T16"/></text:p>
      <text:p text:style-name="P142"/>
      <text:p text:style-name="Standard"><text:span text:style-name="Source_20_Text">&lt;p&gt;lorem10&lt;/p&gt; </text:span><text:span text:style-name="T16"/></text:p>
      <text:p text:style-name="P142"/>
      <text:p text:style-name="P142">Dessa forma terá um texto de <text:span text:style-name="T23">10</text:span> palavras.<text:span text:style-name="T16"/></text:p>
      <text:p text:style-name="P139"/>
      <text:p text:style-name="P140"><text:span text:style-name="T23">Lembrando</text:span> que vai somente até <text:span text:style-name="T23">h6</text:span>, não inventar de ir além disso.<text:span text:style-name="T16"/></text:p>
      <text:p text:style-name="P140"/>
      <text:p text:style-name="P141"><text:span text:style-name="T23">Não</text:span> usar essas variações para ter <text:span text:style-name="T23">tamanhos</text:span> diferentes de texto, isso será feito pelo CSS.<text:span text:style-name="T16"/></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350" text:outline-level="1"><text:soft-page-break/><text:span text:style-name="T161">Capítulo 8 Aula 1 – Semântica na HTML5 é importante</text:span><text:span text:style-name="T16"/></text:h>
      <text:p text:style-name="P75"><text:span text:style-name="Source_20_Text"><text:span text:style-name="T170">Visualizar a pasta ex00</text:span></text:span><text:span text:style-name="Source_20_Text"><text:span text:style-name="T172">7</text:span></text:span></text:p>
      <text:p text:style-name="P75"><text:span text:style-name="Source_20_Text"/></text:p>
      <text:p text:style-name="P143"><text:span text:style-name="T23">Semântica</text:span> é o significado dos vocábulos, por <text:span text:style-name="T23">oposição</text:span> à sua forma. Ou seja, tem <text:span text:style-name="T23">muito</text:span> mais valor o <text:span text:style-name="T23">significado</text:span> do que a forma.<text:span text:style-name="T16"/></text:p>
      <text:p text:style-name="P143"/>
      <text:p text:style-name="P382">No <text:span text:style-name="T23">HTML4</text:span> não tinha tanta <text:span text:style-name="T23">semântica</text:span>, tinha mais <text:span text:style-name="T23">forma</text:span>.<text:span text:style-name="T16"/></text:p>
      <text:p text:style-name="P144"><text:span text:style-name="T195">Não se tinha aquelas tags iniciais como o </text:span><text:span text:style-name="Source_20_Text">&lt;!DOCTYPE html&gt;</text:span>, <text:span text:style-name="T195">por exemplo. Já se começava na tag </text:span><text:span text:style-name="Source_20_Text"><text:span text:style-name="T195">&lt;html&gt;</text:span></text:span><text:span text:style-name="T195"> contendo a </text:span><text:span text:style-name="Source_20_Text"><text:span text:style-name="T195">&lt;head&gt;</text:span></text:span><text:span text:style-name="T195"> e a </text:span><text:span text:style-name="Source_20_Text"><text:span text:style-name="T195">&lt;body&gt;</text:span></text:span><text:span text:style-name="T195"> </text:span><text:span text:style-name="T196">somente.</text:span><text:span text:style-name="T16"/></text:p>
      <text:p text:style-name="P144"/>
      <text:p text:style-name="P145">Quando se abre um <text:span text:style-name="T23">index</text:span> em HTML4, já pede pra <text:span text:style-name="T23">traduzir</text:span>, pois o navegador não sabe qual língua ele está tratando. <text:span text:style-name="T197">Algumas vezes nem acentuação é reconhecida.</text:span><text:span text:style-name="T16"/></text:p>
      <text:p text:style-name="P145"/>
      <text:p text:style-name="P146"><text:span text:style-name="T23">Antes</text:span> para colocar o fundo de uma <text:span text:style-name="T23">cor</text:span>, por exemplo, se colocava <text:span text:style-name="T23">direto</text:span> no HTML:<text:span text:style-name="T16"/></text:p>
      <text:p text:style-name="P146"/>
      <text:p text:style-name="Standard"><text:span text:style-name="Source_20_Text">&lt;body bgcolor="blue"&gt;</text:span><text:span text:style-name="T16"/></text:p>
      <text:p text:style-name="P146"/>
      <text:p text:style-name="P146">Assim o fundo fica azul, mas no próprio <text:span text:style-name="T23">VS Code</text:span> já te avisa que <text:span text:style-name="T23">não</text:span> se faz mais esse tipo de edição no HTML, e sim que agora é um serviço do <text:span text:style-name="T23">CSS</text:span>.<text:span text:style-name="T16"/></text:p>
      <text:p text:style-name="P146"/>
      <text:p text:style-name="P147">A tag <text:span text:style-name="Source_20_Text"><text:span text:style-name="T23">&lt;center&gt;</text:span></text:span>, que servia pra <text:span text:style-name="T23">centralizar</text:span> o texto, já também se tornou <text:span text:style-name="T23">obsoleta</text:span>, agora é com o CSS. <text:span text:style-name="T198">O próprio VS Code deixa em </text:span><text:span text:style-name="T73">vermelho</text:span><text:span text:style-name="T198">, te avisando que é um </text:span><text:span text:style-name="T73">erro</text:span><text:span text:style-name="T198">.</text:span><text:span text:style-name="T16"/></text:p>
      <text:p text:style-name="P147"/>
      <text:p text:style-name="P387">Tags como <text:span text:style-name="Source_20_Text"><text:span text:style-name="T23">&lt;u&gt;</text:span></text:span> e <text:span text:style-name="Source_20_Text"><text:span text:style-name="T23">&lt;marquee&gt;</text:span></text:span> também são obsoletas.<text:span text:style-name="T16"/></text:p>
      <text:p text:style-name="P147"/>
      <text:p text:style-name="P149">O HTML é focado na <text:span text:style-name="T23">semântica/significado</text:span>, em tags semânticas. Colocar cor, tamanho, etc. é considerado <text:span text:style-name="T23">forma</text:span>, questão reservada para o <text:span text:style-name="T23">CSS</text:span>. HTML é o conteúdo em si.<text:span text:style-name="T16"/></text:p>
      <text:p text:style-name="P149"/>
      <text:p text:style-name="P149">A tag <text:span text:style-name="Source_20_Text"><text:span text:style-name="T23">&lt;address&gt;</text:span></text:span> é pra colocar <text:span text:style-name="T23">endereço</text:span> no HTML. Ela é ativa e <text:span text:style-name="T23">não</text:span> é forma (mesmo aparecendo em itálico), pois quando alguém usa pelo celular, pode <text:span text:style-name="T23">aparecer</text:span> a opção de clicar e levar para o endereço pelo google maps.<text:span text:style-name="T16"/></text:p>
      <text:p text:style-name="P147"/>
      <text:p text:style-name="P148">Por isso é sempre <text:span text:style-name="T23">importante</text:span> ficar atento em saber se alguma tag que é usada no HTML5 se tornou <text:span text:style-name="T23">obsoleta</text:span>, pra depois não ter problemas com o seu site no futuro.<text:span text:style-name="T16"/></text:p>
      <text:p text:style-name="P148"/>
      <text:p text:style-name="P150"><text:span text:style-name="T23">OBS</text:span>: a tag <text:span text:style-name="Source_20_Text"><text:span text:style-name="T23">&lt;style&gt;</text:span></text:span> usada no <text:span text:style-name="T23">index</text:span> HTML5 foi somente pra exemplificar o uso do CSS quando quiser colocar o fundo azul, em vez de usar <text:span text:style-name="Source_20_Text"><text:span text:style-name="T23">bgcolor="blue"</text:span></text:span> direto no HTML. <text:span text:style-name="T16"/></text:p>
      <text:p text:style-name="P150">Mas o CSS será feito em <text:span text:style-name="T23">outro</text:span> arquivo, pra não ficar um código grande no do HTML.<text:span text:style-name="T16"/></text:p>
      <text:p text:style-name="P150"/>
      <text:p text:style-name="P151">Veja aqui as tags que ficaram <text:span text:style-name="T23">obsoletas</text:span> (site atualizado com frequência):<text:span text:style-name="T16"/></text:p>
      <text:p text:style-name="P151"/>
      <text:p text:style-name="P151"><text:a xlink:type="simple" xlink:href="https://dev.w3.org/html5/pf-summary/obsolete.html" text:style-name="Internet_20_link" text:visited-style-name="Visited_20_Internet_20_Link">https://dev.w3.org/html5/pf-summary/obsolete.html</text:a><text:span text:style-name="T16"/></text:p>
      <text:p text:style-name="P151"/>
      <text:p text:style-name="P151"/>
      <text:p text:style-name="P151"/>
      <text:p text:style-name="P151"/>
      <text:p text:style-name="P151"/>
      <text:p text:style-name="P151"/>
      <text:h text:style-name="P152" text:outline-level="1"><text:soft-page-break/><text:span text:style-name="T161">Capítulo 8 Aula 2 – Negrito e Itálico do jeito certo</text:span></text:h>
      <text:p text:style-name="P76"><text:span text:style-name="Source_20_Text"><text:span text:style-name="T170">Visualizar a pasta ex00</text:span></text:span><text:span text:style-name="Source_20_Text"><text:span text:style-name="T173">8</text:span></text:span></text:p>
      <text:p text:style-name="P153"/>
      <text:p text:style-name="P154">Existem <text:span text:style-name="T23">duas</text:span> maneiras de colocar <text:span text:style-name="T23">negrito</text:span>: uma maneira <text:span text:style-name="T23">semântica</text:span> e uma maneira <text:span text:style-name="T23">não-semântica</text:span> (p<text:span text:style-name="T199">ela</text:span> forma).</text:p>
      <text:p text:style-name="P154"/>
      <text:p text:style-name="P156">A maneira <text:span text:style-name="T23">não-semântica</text:span> é usando a tag <text:span text:style-name="Source_20_Text"><text:span text:style-name="T23">&lt;b&gt;</text:span></text:span>. <text:span text:style-name="T200">É o formato em negrito. </text:span><text:span text:style-name="T201">Só tem sentido de </text:span><text:span text:style-name="T74">forma</text:span><text:span text:style-name="T201">.</text:span></text:p>
      <text:p text:style-name="P156"/>
      <text:p text:style-name="P158">A maneira <text:span text:style-name="T23">semântica</text:span> é usando a tag <text:span text:style-name="Source_20_Text"><text:span text:style-name="T23">&lt;strong&gt;</text:span></text:span><text:span text:style-name="T202">. Fica igual ao negrito, mas ela dá </text:span><text:span text:style-name="T23">sentido</text:span><text:span text:style-name="T202"> à frase, dá o destaque no texto.</text:span></text:p>
      <text:p text:style-name="P158"/>
      <text:p text:style-name="Standard"><text:span text:style-name="T231">E</text:span>mbora <text:span text:style-name="T23">ambas</text:span> as tags possam ser usadas para aplicar o estilo de negrito ao texto, a tag <text:span text:style-name="Source_20_Text"><text:span text:style-name="T23">&lt;strong&gt;</text:span></text:span><text:span text:style-name="T23"> </text:span>é preferível quando o objetivo é <text:span text:style-name="T23">transmitir</text:span> significado semântico e enfatizar a importância do texto, enquanto a tag <text:span text:style-name="Source_20_Text"><text:span text:style-name="T23">&lt;b&gt;</text:span></text:span> é mais adequada para fins <text:span text:style-name="T23">puramente</text:span> estilísticos, sem transmitir nenhuma informação semântica adicional. </text:p>
      <text:p text:style-name="Standard"/>
      <text:p text:style-name="P155">Existem <text:span text:style-name="T23">duas</text:span> maneiras de colocar <text:span text:style-name="T234">em </text:span><text:span text:style-name="T24">itálico</text:span><text:span text:style-name="T234">: </text:span>uma maneira <text:span text:style-name="T23">semântica</text:span> e uma maneira <text:span text:style-name="T23">não semântica</text:span>.</text:p>
      <text:p text:style-name="P160"/>
      <text:p text:style-name="P157">A maneira <text:span text:style-name="T23">não-semântica</text:span> é usando a tag <text:span text:style-name="Source_20_Text"><text:span text:style-name="T23">&lt;</text:span></text:span><text:span text:style-name="Source_20_Text"><text:span text:style-name="T24">i</text:span></text:span><text:span text:style-name="Source_20_Text"><text:span text:style-name="T23">&gt;</text:span></text:span>. <text:span text:style-name="T234">Lembrando que assim </text:span><text:span text:style-name="T24">não</text:span><text:span text:style-name="T234"> se fala sobre sentido da coisa, sobre significado da coisa, sobre semântica.</text:span></text:p>
      <text:p text:style-name="P160"/>
      <text:p text:style-name="P159">A maneira <text:span text:style-name="T23">semântica</text:span> é usando a tag <text:span text:style-name="Source_20_Text"><text:span text:style-name="T23">&lt;</text:span></text:span><text:span text:style-name="Source_20_Text"><text:span text:style-name="T25">em</text:span></text:span><text:span text:style-name="Source_20_Text"><text:span text:style-name="T23">&gt;</text:span></text:span><text:span text:style-name="T202"> </text:span><text:span text:style-name="T203">(que significa </text:span><text:span text:style-name="T236">emphasis</text:span><text:span text:style-name="T203">/ênfase). </text:span><text:span text:style-name="T204">Tanto </text:span><text:span text:style-name="Source_20_Text"><text:span text:style-name="T204">&lt;i&gt;</text:span></text:span><text:span text:style-name="T204"> e </text:span><text:span text:style-name="Source_20_Text"><text:span text:style-name="T204">&lt;em&gt;</text:span></text:span><text:span text:style-name="T204"> são iguais </text:span><text:span text:style-name="T75">visualmente</text:span><text:span text:style-name="T204">, mas o </text:span><text:span text:style-name="Source_20_Text"><text:span text:style-name="T204">&lt;i&gt;</text:span></text:span><text:span text:style-name="T204"> </text:span><text:span text:style-name="T75">não</text:span><text:span text:style-name="T204"> tem significado/</text:span><text:span text:style-name="T75">não</text:span><text:span text:style-name="T204"> tem semântica, é simplesmente uma </text:span><text:span text:style-name="T75">forma</text:span><text:span text:style-name="T204"> em itálico. </text:span><text:span text:style-name="T205">Já pro HTML o </text:span><text:span text:style-name="Source_20_Text"><text:span text:style-name="T205">&lt;em&gt;</text:span></text:span><text:span text:style-name="T205"> </text:span><text:span text:style-name="T76">tem</text:span><text:span text:style-name="T205"> significado/semântica.</text:span></text:p>
      <text:p text:style-name="P161"/>
      <text:p text:style-name="P160"><text:span text:style-name="T23">OBS</text:span>: para colocar uma frase já pronta <text:span text:style-name="T23">dentro</text:span> e uma tag, basta abrir a tag, <text:span text:style-name="T23">selecionar</text:span> a parte da frase que quer colocar <text:span text:style-name="T23">dentro</text:span>, pressionar e segurar com o botão <text:span text:style-name="T23">esquerdo</text:span> do mouse e <text:span text:style-name="T23">arrastar</text:span> para dentro da tag.</text:p>
      <text:p text:style-name="P160"/>
      <text:p text:style-name="P160"><text:span text:style-name="T23">Exemplo</text:span>:</text:p>
      <text:p text:style-name="P160"/>
      <text:p text:style-name="P212"><text:span text:style-name="Source_20_Text">&lt;p&gt;Nesta frase, temos um </text:span><text:span text:style-name="Source_20_Text"><text:span text:style-name="T23">&lt;i&gt;&lt;/i&gt;</text:span></text:span><text:span text:style-name="Source_20_Text"> termo em itálico usando a tag &amp;lt;i&amp;gt; (não-semântica).&lt;/p&gt;</text:span></text:p>
      <text:p text:style-name="P160"/>
      <text:p text:style-name="P160"><text:span text:style-name="T23">Depois</text:span> de arrastar:</text:p>
      <text:p text:style-name="P160"/>
      <text:p text:style-name="P212"><text:span text:style-name="Source_20_Text">&lt;p&gt;Nesta frase, temos um </text:span><text:span text:style-name="Source_20_Text"><text:span text:style-name="T23">&lt;i&gt;</text:span></text:span><text:span text:style-name="Source_20_Text">termo em itálico</text:span><text:span text:style-name="Source_20_Text"><text:span text:style-name="T23">&lt;/i&gt;</text:span></text:span><text:span text:style-name="Source_20_Text"> usando a tag &amp;lt;i&amp;gt; (não-semântica).&lt;/p&gt;</text:span></text:p>
      <text:p text:style-name="P212"/>
      <text:p text:style-name="P339"><text:span text:style-name="T23">Outra</text:span> forma de fazer isso seria selecionando o <text:span text:style-name="Source_20_Text"><text:span text:style-name="T23">termo em itálico</text:span></text:span>, pressionar </text:p>
      <text:p text:style-name="P339"><text:span text:style-name="T23">Ctrl + Shift + P</text:span>. Na nova janela, selecione “<text:span text:style-name="T23">envelope com abreviatura</text:span>”.</text:p>
      <text:p text:style-name="P213">Daí vai perguntar <text:span text:style-name="T23">qual</text:span> a tag que você quer envelopar, então escreva “<text:span text:style-name="Source_20_Text">i</text:span>” (sem as aspas) <text:span text:style-name="T233">e aperte </text:span><text:span text:style-name="T77">Enter</text:span><text:span text:style-name="T233">.</text:span></text:p>
      <text:p text:style-name="P213"/>
      <text:p text:style-name="P214">Ao fazer isso, <text:span text:style-name="T23">sempre</text:span> que você selecionar um texto e quiser ele em <text:span text:style-name="T23">itálico</text:span> (<text:span text:style-name="Source_20_Text">&lt;i&gt;</text:span>) <text:span text:style-name="T235">ou colocar dentro de </text:span><text:span text:style-name="T25">qualquer outra tag</text:span>, basta pressionar <text:span text:style-name="T78">Ctrl + Shift + P</text:span><text:span text:style-name="T232"> </text:span><text:span text:style-name="T235">depois </text:span><text:span text:style-name="T25">Enter</text:span><text:span text:style-name="T235"> (pois o </text:span><text:span text:style-name="T232">“envelope com abreviatura” </text:span><text:span text:style-name="T235">já estará como primeiro da lista), depois a </text:span><text:span text:style-name="T25">tag</text:span><text:span text:style-name="T235"> que deseja e então </text:span><text:span text:style-name="T25">Enter</text:span><text:span text:style-name="T235"> outra vez.</text:span></text:p>
      <text:h text:style-name="P215" text:outline-level="1"><text:soft-page-break/><text:span text:style-name="T161">Capítulo 8 Aula 3 – Formatações adicionais em HTML</text:span></text:h>
      <text:p text:style-name="P77"><text:span text:style-name="Source_20_Text"><text:span text:style-name="T170">Visualizar a pasta ex00</text:span></text:span><text:span text:style-name="Source_20_Text"><text:span text:style-name="T173">8</text:span></text:span></text:p>
      <text:p text:style-name="P77"><text:span text:style-name="Source_20_Text"/></text:p>
      <text:p text:style-name="P216">Outra tag<text:span text:style-name="T237"> </text:span><text:span text:style-name="T26">semântica</text:span><text:span text:style-name="T237"> é a </text:span><text:span text:style-name="Source_20_Text"><text:span text:style-name="T26">&lt;mark&gt;</text:span></text:span><text:span text:style-name="T237">. Ela é usada pra </text:span><text:span text:style-name="T26">marcar</text:span><text:span text:style-name="T237"> te</text:span><text:span text:style-name="T305">x</text:span><text:span text:style-name="T237">to como se fosse uma </text:span><text:span text:style-name="T26">caneta</text:span><text:span text:style-name="T237"> </text:span><text:span text:style-name="T26">marca-texto</text:span><text:span text:style-name="T237">. </text:span><text:span text:style-name="T238">Você está dando um significado, você está </text:span><text:span text:style-name="T79">querendo</text:span><text:span text:style-name="T238"> </text:span><text:span text:style-name="T239">uma parte do</text:span><text:span text:style-name="T238"> texto marcado.</text:span></text:p>
      <text:p text:style-name="P216"/>
      <text:p text:style-name="P217">Por padrão, a cor do <text:span text:style-name="Source_20_Text">&lt;mark&gt;</text:span> é <text:span text:style-name="T23">amarela</text:span>, mas pra mudar essa cor, aí teria que usar CSS, já que a mudança de cor é <text:span text:style-name="T23">forma</text:span>, ou seja, não tem semântica.</text:p>
      <text:p text:style-name="P217"/>
      <text:p text:style-name="P217">Mesmo assim, pra fazer essa mudança com CSS, dentro do &lt;&gt;, escreva <text:span text:style-name="Source_20_Text"><text:span text:style-name="T23">style=””</text:span></text:span><text:span text:style-name="T23">.</text:span></text:p>
      <text:p text:style-name="P162">Vai aparecer uma grande lista de <text:span text:style-name="T23">parâmetros</text:span>, mas a que se ad<text:span text:style-name="T305">e</text:span>qua é a <text:span text:style-name="Source_20_Text"><text:span text:style-name="T23">background-color</text:span></text:span><text:span text:style-name="T23">.</text:span></text:p>
      <text:p text:style-name="P162"/>
      <text:p text:style-name="P162">No final ficará assim:</text:p>
      <text:p text:style-name="P162"/>
      <text:p text:style-name="Standard"><text:span text:style-name="Source_20_Text">&lt;mark style="background-color: coral;"&gt;um texto marcado&lt;/mark&gt;</text:span></text:p>
      <text:p text:style-name="P162"/>
      <text:p text:style-name="P164">Uma <text:span text:style-name="T23">dica</text:span> boa é que se quiser uma cor <text:span text:style-name="T305">com </text:span><text:span text:style-name="T80">tonalidade</text:span><text:span text:style-name="T305"> diferente</text:span> da que escolheu, pare o mouse <text:span text:style-name="T23">sobre</text:span> a cor escolhida, assim abrirá uma pequena janela para <text:span text:style-name="T23">escolher</text:span> a tonalidade.</text:p>
      <text:p text:style-name="P164"/>
      <text:p text:style-name="P163"><text:span text:style-name="T23">Lembrando</text:span> que fazer CSS <text:span text:style-name="T23">dentro</text:span> do HTML dessa forma, só é recomendado quando você quiser uma alteração <text:span text:style-name="T23">pontual</text:span>, ou seja, uma mudança em uma parte <text:span text:style-name="T23">específica</text:span>.</text:p>
      <text:p text:style-name="P164"/>
      <text:p text:style-name="P165">Se fizer em um outro parágrafo uma <text:span text:style-name="T23">marcação</text:span>, a cor será a <text:span text:style-name="T23">padrão</text:span>, pois não herdará a alteração anterior, já foi feita <text:span text:style-name="T23">especificamente</text:span> para aquela frase.</text:p>
      <text:p text:style-name="P162"/>
      <text:p text:style-name="P166">Se quiser que <text:span text:style-name="T23">todas</text:span> as frases dentro de <text:span text:style-name="Source_20_Text">&lt;mark&gt;</text:span> sejam da mesma cor que deseja, então terá que abrir uma tag <text:span text:style-name="Source_20_Text"><text:span text:style-name="T23">&lt;style&gt;</text:span></text:span> dentro de <text:span text:style-name="Source_20_Text"><text:span text:style-name="T23">&lt;head&gt;</text:span></text:span>:</text:p>
      <text:p text:style-name="P166"/>
      <text:p text:style-name="Standard"><text:span text:style-name="Source_20_Text">&lt;style&gt;</text:span></text:p>
      <text:p text:style-name="Standard"><text:span text:style-name="Source_20_Text"><text:tab/>mark {</text:span></text:p>
      <text:p text:style-name="Standard"><text:span text:style-name="Source_20_Text"><text:tab/><text:tab/>background-color: coral;</text:span></text:p>
      <text:p text:style-name="Standard"><text:span text:style-name="Source_20_Text"><text:tab/>}</text:span></text:p>
      <text:p text:style-name="Standard"><text:span text:style-name="Source_20_Text">&lt;/style&gt;</text:span></text:p>
      <text:p text:style-name="P166"/>
      <text:p text:style-name="P166"/>
      <text:p text:style-name="P166">Após isso, o <text:span text:style-name="Source_20_Text">style</text:span> criado <text:span text:style-name="T23">dentro</text:span> daquele <text:span text:style-name="Source_20_Text">&lt;mark&gt;</text:span> anterior, pode ser <text:span text:style-name="T23">apagado</text:span>, já que agora com esse código, <text:span text:style-name="T23">todos</text:span> os <text:span text:style-name="Source_20_Text">&lt;mark&gt;</text:span> serão da cor escolhida.</text:p>
      <text:p text:style-name="P166"/>
      <text:p text:style-name="P166"><text:span text:style-name="T23">Lembrando</text:span> que essas configurações só funcionam <text:span text:style-name="T23">dentro</text:span> do documento HTML, então em outro documento/página <text:span text:style-name="T23">não</text:span> funcionará, teria que criar pra elas também.</text:p>
      <text:p text:style-name="P166"/>
      <text:p text:style-name="P166">Em uma <text:span text:style-name="T23">terceira</text:span> maneira de fazer isso, será quando <text:span text:style-name="T23">começar</text:span> a criar CSS em uma outra página, assim gerando um link <text:span text:style-name="T23">externo</text:span> (explicado posteriormente).</text:p>
      <text:p text:style-name="P166"/>
      <text:p text:style-name="P167">As tags <text:span text:style-name="Source_20_Text"><text:span text:style-name="T23">&lt;big&gt;</text:span></text:span> e <text:span text:style-name="Source_20_Text"><text:span text:style-name="T23">&lt;small&gt;</text:span></text:span> é pra <text:span text:style-name="T23">aumentar</text:span> ou <text:span text:style-name="T23">diminuir</text:span> certa parte do texto.</text:p>
      <text:p text:style-name="P167">A <text:span text:style-name="Source_20_Text">&lt;big&gt;</text:span> ficou <text:span text:style-name="T23">obsoleta</text:span>, só que a <text:span text:style-name="Source_20_Text">&lt;small&gt;</text:span> não, pois uma letra ficar grande é <text:span text:style-name="T23">forma</text:span>, então se faz o CSS. Já uma pequena, tem um <text:span text:style-name="T23">significado</text:span>. Por exemplo, em um <text:span text:style-name="T23">contrato</text:span> que pede para ler as letras pequenas no final ou no rodapé. Você consegue dar <text:span text:style-name="T23">sentido</text:span> para uma letra pequena.</text:p>
      <text:p text:style-name="P168"><text:soft-page-break/>As tags <text:span text:style-name="Source_20_Text"><text:span text:style-name="T23">&lt;ins&gt;</text:span></text:span> (insert, inserir) e <text:span text:style-name="Source_20_Text"><text:span text:style-name="T23">&lt;u&gt;</text:span></text:span>, <text:span text:style-name="T23">visualmente</text:span>, são iguais, ambas <text:span text:style-name="T23">sublinham</text:span> a parte do texto desejada, só que a primeira tem semântica e a outra não. O <text:span text:style-name="T23">sentido</text:span> seria como se dissesse “preencha uma lacuna”, não simplesmente por <text:span text:style-name="T23">estética</text:span>.</text:p>
      <text:p text:style-name="P168"/>
      <text:p text:style-name="P218"><text:span text:style-name="T206">A tag </text:span><text:span text:style-name="Source_20_Text"><text:span text:style-name="T27">&lt;sup&gt;</text:span></text:span><text:span text:style-name="T206"> é pra colocar o texto </text:span><text:span text:style-name="T27">sobrescrito</text:span><text:span text:style-name="T206">, ou seja, colocar uma </text:span><text:span text:style-name="T27">potência</text:span><text:span text:style-name="T206">, elevar uma palavra ou número.</text:span></text:p>
      <text:p text:style-name="P218"/>
      <text:p text:style-name="P178">Exemplo: </text:p>
      <text:p text:style-name="Standard"><text:span text:style-name="Source_20_Text">x&lt;sup&gt;20&lt;/sup&gt;+3</text:span> <text:span text:style-name="T240">ficará assim:</text:span></text:p>
      <text:p text:style-name="Standard"/>
      <text:p text:style-name="Standard">x<text:span text:style-name="T241">20</text:span>+3 </text:p>
      <text:p text:style-name="Standard"/>
      <text:p text:style-name="P219">O 20 está <text:span text:style-name="T23">sobrescrito</text:span>.</text:p>
      <text:p text:style-name="P220"/>
      <text:p text:style-name="P218"><text:span text:style-name="T206">Já a</text:span><text:span text:style-name="T202"> tag </text:span><text:span text:style-name="Source_20_Text"><text:span text:style-name="T23">&lt;su</text:span></text:span><text:span text:style-name="Source_20_Text"><text:span text:style-name="T27">b</text:span></text:span><text:span text:style-name="Source_20_Text"><text:span text:style-name="T23">&gt;</text:span></text:span><text:span text:style-name="T202"> é pra colocar o texto </text:span><text:span text:style-name="T23">s</text:span><text:span text:style-name="T27">ub</text:span><text:span text:style-name="T23">scrito</text:span><text:span text:style-name="T202">, ou seja, colocar </text:span><text:span text:style-name="T27">abaixo</text:span><text:span text:style-name="T206"> de uma palavra ou número.</text:span></text:p>
      <text:p text:style-name="P218"/>
      <text:p text:style-name="P178">Exemplo: </text:p>
      <text:p text:style-name="Standard"><text:span text:style-name="Source_20_Text">H&lt;sub&gt;2&lt;/sub&gt;O</text:span> <text:span text:style-name="T240">ficará assim:</text:span></text:p>
      <text:p text:style-name="Standard"/>
      <text:p text:style-name="P219">H<text:span text:style-name="T242">2</text:span>O</text:p>
      <text:p text:style-name="Standard"/>
      <text:p text:style-name="P219">O 2 está <text:span text:style-name="T23">subscrito</text:span>.</text:p>
      <text:p text:style-name="P219"/>
      <text:p text:style-name="P219"/>
      <text:p text:style-name="P219"/>
      <text:h text:style-name="P6" text:outline-level="1">Capítulo 8 Aula 4 – Citações e Códigos</text:h>
      <text:p text:style-name="P78"><text:span text:style-name="Source_20_Text"><text:span text:style-name="T170">Visualizar a pasta ex00</text:span></text:span><text:span text:style-name="Source_20_Text"><text:span text:style-name="T174">8b</text:span></text:span></text:p>
      <text:p text:style-name="P221"/>
      <text:p text:style-name="P221"><text:span text:style-name="T23">Código-fonte</text:span> são <text:span text:style-name="T23">comandos</text:span>, partes de código.</text:p>
      <text:p text:style-name="P221"/>
      <text:p text:style-name="Standard"><text:span text:style-name="Source_20_Text">&lt;p&gt;O comando document.getElementById('teste') é escrito em linguajem JavaScript.&lt;/p&gt;</text:span></text:p>
      <text:p text:style-name="P221"/>
      <text:p text:style-name="P221">O comando “<text:span text:style-name="Source_20_Text">document.getElementById('teste')</text:span>” é só para exemplificar. Ao aparecer no site esse comando, o <text:span text:style-name="T23">espaçamento</text:span> entre as letras é bem <text:span text:style-name="T23">pequeno</text:span>, não é <text:span text:style-name="T23">monoespaçada</text:span>, ou seja, ela não reserva o <text:span text:style-name="T23">mesmo espaço</text:span> lateral pra cada letra.</text:p>
      <text:p text:style-name="P221"/>
      <text:p text:style-name="P221">Para resolver isso, basta envelopar (<text:span text:style-name="T23">Ctrl + Shift + P</text:span>, como visto no capítulo anterior) a frase desejada e digitar <text:span text:style-name="Source_20_Text"><text:span text:style-name="T23">&lt;code&gt;</text:span></text:span>.</text:p>
      <text:p text:style-name="P221"/>
      <text:p text:style-name="P221">Dessa forma fica com a fonte <text:span text:style-name="T23">monoespaçada</text:span>, ela é muito boa para <text:span text:style-name="T23">ler</text:span> códigos.</text:p>
      <text:p text:style-name="P221"/>
      <text:p text:style-name="P222">O <text:span text:style-name="Source_20_Text">&lt;code&gt;</text:span> faz ficar <text:span text:style-name="T23">monoespaçado</text:span>, mas ele <text:span text:style-name="T23">não</text:span> organiza seu código com <text:span text:style-name="T23">identação</text:span>.</text:p>
      <text:p text:style-name="P222"/>
      <text:p text:style-name="P222"><text:span text:style-name="T23">Exemplo</text:span>:</text:p>
      <text:p text:style-name="Standard"><text:span text:style-name="Source_20_Text">&lt;code&gt; &lt;!-- Aqui está exemplificando com linguagem Python --&gt;</text:span></text:p>
      <text:p text:style-name="Standard"><text:span text:style-name="Source_20_Text"><text:tab/>num = int(imput('digite um número'))</text:span></text:p>
      <text:p text:style-name="Standard"><text:span text:style-name="Source_20_Text"><text:tab/>if num % 2 == 0:</text:span></text:p>
      <text:p text:style-name="Standard"><text:span text:style-name="Source_20_Text"><text:tab/><text:tab/>print(f'O número {num} é PAR')</text:span></text:p>
      <text:p text:style-name="Standard"><text:span text:style-name="Source_20_Text"><text:tab/></text:span><text:span text:style-name="Source_20_Text"><text:span text:style-name="T243">else:</text:span></text:span></text:p>
      <text:p text:style-name="Standard"><text:soft-page-break/><text:span text:style-name="Source_20_Text"><text:tab/><text:tab/>print(f'O número {num} é ÍMPAR')</text:span></text:p>
      <text:p text:style-name="Standard"><text:span text:style-name="Source_20_Text"><text:tab/><text:tab/>print('Fim do programa')</text:span></text:p>
      <text:p text:style-name="Standard"><text:span text:style-name="Source_20_Text">&lt;/code&gt;</text:span></text:p>
      <text:p text:style-name="Standard"/>
      <text:p text:style-name="P222">Nesse exemplo, vemos o código <text:span text:style-name="T23">com identação</text:span>, mas mesmo dentro de <text:span text:style-name="Source_20_Text">&lt;code&gt;</text:span>, ele ficará assim na <text:span text:style-name="T23">tela</text:span> do site:</text:p>
      <text:p text:style-name="P222"/>
      <text:p text:style-name="Standard"><text:span text:style-name="Source_20_Text">num = int(imput('digite um número')) if num % 2 == 0: print(f'O número {num} é PAR') else: print(f'O número {num} é ÍMPAR') print('Fim do programa') </text:span></text:p>
      <text:p text:style-name="Standard"/>
      <text:p text:style-name="P224">Para resolver isso, <text:span text:style-name="T23">envelop</text:span><text:span text:style-name="T81">e</text:span> esse código com a tag <text:span text:style-name="Source_20_Text"><text:span text:style-name="T23">&lt;pre&gt;</text:span></text:span>, assim vai ficar com <text:span text:style-name="T23">identação</text:span> no site, já que <text:span text:style-name="T23">considerará</text:span> <text:span text:style-name="T244">as quebras</text:span> d<text:span text:style-name="T244">e</text:span> linhas, <text:span text:style-name="T244">as tabulações, etc. </text:span><text:span text:style-name="T246">O </text:span><text:span text:style-name="Source_20_Text"><text:span text:style-name="T246">&lt;pre&gt;</text:span></text:span><text:span text:style-name="T246"> também serve como uma </text:span><text:span text:style-name="T82">pré-formatação</text:span><text:span text:style-name="T246">, então se apertar o </text:span><text:span text:style-name="T82">Enter</text:span><text:span text:style-name="T246"> pra dar espaço, será </text:span><text:span text:style-name="T82">impresso</text:span><text:span text:style-name="T246"> (mostrado no site) o espaço dado.</text:span></text:p>
      <text:p text:style-name="P224"/>
      <text:p text:style-name="P225">Se espaçamento do código na parte <text:span text:style-name="T23">esquerda</text:span> dele for muito grande e quiser <text:span text:style-name="T23">regredir</text:span> <text:span text:style-name="T245">(ir mais para a esquerda)</text:span> por qualquer motivo, como por exemplo, pro código acima ficar mais alinhado ao texto, <text:span text:style-name="T23">selecione</text:span> o trecho que deseja regredir, <text:span text:style-name="T23">segure</text:span> a tecla <text:span text:style-name="T23">Shift</text:span> e <text:span text:style-name="T23">pressione</text:span> a tecla <text:span text:style-name="T23">Tab</text:span> assim o bloco vai ir voltando, ficando assim (em comparação com o código anterior):</text:p>
      <text:p text:style-name="P227"/>
      <text:p text:style-name="P227"><text:span text:style-name="Source_20_Text">&lt;pre&gt;</text:span></text:p>
      <text:p text:style-name="P226"><text:span text:style-name="Source_20_Text"><text:tab/>&lt;code&gt; &lt;!-- Aqui está exemplificando com linguagem Python --&gt;</text:span></text:p>
      <text:p text:style-name="P226"><text:span text:style-name="Source_20_Text">num = int(imput('digite um número'))</text:span></text:p>
      <text:p text:style-name="P226"><text:span text:style-name="Source_20_Text">if num % 2 == 0:</text:span></text:p>
      <text:p text:style-name="P226"><text:span text:style-name="Source_20_Text"><text:tab/>print(f'O número {num} é PAR')</text:span></text:p>
      <text:p text:style-name="P223"><text:span text:style-name="Source_20_Text">else:</text:span></text:p>
      <text:p text:style-name="P226"><text:span text:style-name="Source_20_Text"><text:tab/>print(f'O número {num} é ÍMPAR')</text:span></text:p>
      <text:p text:style-name="P226"><text:span text:style-name="Source_20_Text"><text:tab/>print('Fim do programa')</text:span></text:p>
      <text:p text:style-name="P226"><text:span text:style-name="Source_20_Text"><text:tab/>&lt;/code&gt;</text:span></text:p>
      <text:p text:style-name="P227"><text:span text:style-name="Source_20_Text">&lt;pre&gt;</text:span></text:p>
      <text:p text:style-name="P227"/>
      <text:p text:style-name="P227">Com o código dentro do <text:span text:style-name="Source_20_Text"><text:span text:style-name="T23">&lt;pre&gt;</text:span></text:span>, não há problema de <text:span text:style-name="T23">identação</text:span>, pois você arrumará para aparecer no site de maneira melhor.</text:p>
      <text:p text:style-name="P227"/>
      <text:p text:style-name="P228">Pra ir mais para <text:span text:style-name="T23">direita</text:span>, basta selecionar o trecho desejado e aperta a tecla <text:span text:style-name="T23">Tab</text:span>.</text:p>
      <text:p text:style-name="P228"/>
      <text:p text:style-name="P229">Para colocar <text:span text:style-name="T23">aspas</text:span> com tag, usa-se <text:span text:style-name="Source_20_Text"><text:span text:style-name="T23">&lt;q&gt;</text:span></text:span>. Usado geralmente para <text:span text:style-name="T23">citações</text:span>, quando quiser fazer uma citação.</text:p>
      <text:p text:style-name="P229"/>
      <text:p text:style-name="P230">Ao colocar o <text:span text:style-name="Source_20_Text">&lt;q&gt;</text:span>, você está dando <text:span text:style-name="T23">sentido</text:span> ao conteúdo nele incluso. Usar sempre que for citação <text:span text:style-name="T83">simples</text:span><text:span text:style-name="T247">, aquelas que </text:span><text:span text:style-name="T83">não</text:span><text:span text:style-name="T247"> há quebra.</text:span></text:p>
      <text:p text:style-name="P230"/>
      <text:p text:style-name="P231">Para uma citação <text:span text:style-name="T23">maior</text:span>, usa-se <text:span text:style-name="Source_20_Text"><text:span text:style-name="T23">&lt;blockquote&gt;</text:span></text:span>. Aqui pode colocar um <text:span text:style-name="T23">parágrafo</text:span> como citação.</text:p>
      <text:p text:style-name="P231">Ela aparecerá deslocada <text:span text:style-name="T23">horizontalmente</text:span>, deixando claro que é uma citação de um determinado autor.</text:p>
      <text:p text:style-name="P231"/>
      <text:p text:style-name="P232">Dentro da tag, pode colocar ainda um <text:span text:style-name="T23">parâmetro</text:span> dentro dele chamado <text:span text:style-name="Source_20_Text"><text:span text:style-name="T23">cite</text:span></text:span>, <text:span text:style-name="T248">onde pode colocar um </text:span><text:span text:style-name="T84">link</text:span><text:span text:style-name="T248"> de referência da citação. </text:span><text:span text:style-name="T249">Não vai acontecer nada </text:span><text:span text:style-name="T85">visualmente</text:span><text:span text:style-name="T249"> no site, não terá algo pra </text:span><text:span text:style-name="T85">clicar</text:span><text:span text:style-name="T249"> e direcionar, mas os mecanismos de busca, o </text:span><text:span text:style-name="T85">Google</text:span><text:span text:style-name="T249">, a parte interna do site, </text:span><text:span text:style-name="T85">saberá</text:span><text:span text:style-name="T249"> que a citação está referenciando ao livro disponível no link.</text:span></text:p>
      <text:p text:style-name="P233"/>
      <text:p text:style-name="P233"><text:soft-page-break/><text:span text:style-name="T23">Exemplo</text:span>:</text:p>
      <text:p text:style-name="Standard"><text:span text:style-name="Source_20_Text">&lt;blockquote cite="https://www.google.com.br/books/edition/Treinando_seu_Cachorro_O_Guia_Completo_p/gTPnDQAAQBAJ?hl=pt-BR&amp;gbpv=1&amp;dq=cachorro&amp;printsec=frontcover"&gt;</text:span></text:p>
      <text:p text:style-name="Standard"><text:span text:style-name="Source_20_Text">Um cachorro que se recusa a obedecer e não teve treinamento apropriado é aquele com maior probabilidade de se magoar. Esses filhotes irão correr pela rua, correr desenfreadamente, ou em caso contrário irão se ferir com as coisas ao seu redor, muitas vezes até mesmo porque nem sequer estarem ouvindo ou prestando atenção.</text:span></text:p>
      <text:p text:style-name="Standard"><text:span text:style-name="Source_20_Text">&lt;/blockquote&gt;</text:span></text:p>
      <text:p text:style-name="P233"/>
      <text:p text:style-name="P234">Para colocar o <text:span text:style-name="T23">significado</text:span> das abreviações que usar, basta usar a tag <text:span text:style-name="Source_20_Text"><text:span text:style-name="T23">&lt;abbr title=””&gt;</text:span></text:span><text:span text:style-name="T23">. </text:span><text:span text:style-name="T202">Com ela, quando o cursor for colocado </text:span><text:span text:style-name="T23">sobre</text:span><text:span text:style-name="T202"> a abreviação </text:span><text:span text:style-name="T230">(quando </text:span><text:span text:style-name="T101">passar o mouse por cima</text:span><text:span text:style-name="T230">)</text:span><text:span text:style-name="T202">, o nome que você colocar entre as aspas </text:span><text:span text:style-name="T23">aparecerá</text:span><text:span text:style-name="T202">.</text:span></text:p>
      <text:p text:style-name="P234"/>
      <text:p text:style-name="P179"><text:span text:style-name="T23">Exemplo</text:span>:</text:p>
      <text:p text:style-name="Standard"><text:span text:style-name="Source_20_Text">&lt;p&gt;Estou estudando &lt;abbr title="HipperText Markup Language"&gt;HTML&lt;/abbr&gt; e &lt;abbr title="Cascading Style Sheets"&gt;CSS&lt;/abbr&gt;. Estou adorando.&lt;/p&gt;</text:span></text:p>
      <text:p text:style-name="P234"/>
      <text:p text:style-name="Standard">O <text:span text:style-name="Source_20_Text">title</text:span> fornece uma dica de ferramenta que é exibida quando o usuário passa o mouse sobre o elemento.</text:p>
      <text:p text:style-name="Standard"/>
      <text:p text:style-name="Standard">Aqui está um exemplo de como usar o atributo <text:span text:style-name="Source_20_Text">title</text:span> em um elemento:</text:p>
      <text:p text:style-name="Standard"/>
      <text:p text:style-name="Standard"><text:span text:style-name="Source_20_Text">&lt;p title="Esta é uma descrição"&gt;Passe o mouse aqui&lt;/p&gt;</text:span></text:p>
      <text:p text:style-name="Standard"/>
      <text:p text:style-name="Standard">Nesse exemplo, quando o usuário passa o mouse sobre o parágrafo <text:span text:style-name="Source_20_Text">&lt;p&gt;</text:span>, uma pequena janela de dica de ferramenta será exibida com o texto "Esta é uma descrição".</text:p>
      <text:p text:style-name="Standard"/>
      <text:p text:style-name="Standard">O atributo <text:span text:style-name="Source_20_Text">title</text:span> pode ser usado em vários elementos HTML, como <text:span text:style-name="Source_20_Text">&lt;a&gt;</text:span>, <text:span text:style-name="Source_20_Text">&lt;img&gt;</text:span>, <text:span text:style-name="Source_20_Text">&lt;span&gt;</text:span>, entre outros.</text:p>
      <text:p text:style-name="Standard"/>
      <text:p text:style-name="Standard">Em resumo, o atributo <text:span text:style-name="Source_20_Text">title</text:span> é usado para fornecer uma dica de ferramenta geral sobre um elemento, enquanto o elemento <text:span text:style-name="Source_20_Text">&lt;abbr&gt;</text:span> é usado para marcar abreviações específicas dentro do conteúdo, fornecendo informações adicionais sobre elas. </text:p>
      <text:p text:style-name="Standard"/>
      <text:p text:style-name="P235"><text:span text:style-name="T207">Para escrever de </text:span><text:span text:style-name="T86">trás pra frente</text:span><text:span text:style-name="T207">, </text:span><text:span text:style-name="T208">caso precise,</text:span><text:span text:style-name="T207"> basta colocar a tag </text:span><text:span text:style-name="Source_20_Text"><text:span text:style-name="T23">&lt;bdo dir="rtl"&gt;</text:span></text:span><text:span text:style-name="T202">, </text:span><text:span text:style-name="T207">onde </text:span><text:span text:style-name="Source_20_Text"><text:span text:style-name="T207">rtl</text:span></text:span><text:span text:style-name="T207"> significa “right to left”, ou seja, direita pra esquerda.</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170" text:outline-level="1"><text:soft-page-break/><text:span text:style-name="T160">Capítulo 9 Aula 1 – Listas OL e UL</text:span></text:h>
      <text:p text:style-name="P79"><text:span text:style-name="Source_20_Text"><text:span text:style-name="T170">Visualizar a pasta ex00</text:span></text:span><text:span text:style-name="Source_20_Text"><text:span text:style-name="T175">9</text:span></text:span></text:p>
      <text:p text:style-name="P79"><text:span text:style-name="Source_20_Text"/></text:p>
      <text:p text:style-name="P171">Temos as listas <text:span text:style-name="T23">ordenadas</text:span> <text:span text:style-name="T252">(ordered list)</text:span>, que são criadas usando a tag <text:span text:style-name="Source_20_Text"><text:span text:style-name="T23">&lt;ol&gt;</text:span></text:span>.</text:p>
      <text:p text:style-name="P171">Cada <text:span text:style-name="T23">item</text:span> de lista fica entre a tag <text:span text:style-name="Source_20_Text"><text:span text:style-name="T23">&lt;li&gt;</text:span></text:span>.</text:p>
      <text:p text:style-name="P173">Dessa forma a numeração <text:span text:style-name="T23">já é feita pra você</text:span>, então se precisar adicionar algo na lista, mas <text:span text:style-name="T306">se </text:span>esse algo tem que ficar no meio dela, não há necessidade de trocar cada numeração.</text:p>
      <text:p text:style-name="P173"/>
      <text:p text:style-name="P173"><text:span text:style-name="T23">Exemplo</text:span>:</text:p>
      <text:p text:style-name="Standard"><text:span text:style-name="Source_20_Text">&lt;ol&gt;</text:span></text:p>
      <text:p text:style-name="Standard"><text:span text:style-name="Source_20_Text"><text:tab/>&lt;li&gt;Acordar&lt;/li&gt;</text:span></text:p>
      <text:p text:style-name="Standard"><text:span text:style-name="Source_20_Text"><text:tab/>&lt;li&gt;Ligar para João&lt;/li&gt;</text:span></text:p>
      <text:p text:style-name="Standard"><text:span text:style-name="Source_20_Text"><text:tab/>&lt;li&gt;Tomar café&lt;/li&gt;</text:span></text:p>
      <text:p text:style-name="Standard"><text:span text:style-name="Source_20_Text"><text:tab/>&lt;li&gt;Escovar os dentes&lt;/li&gt;</text:span></text:p>
      <text:p text:style-name="Standard"><text:span text:style-name="Source_20_Text"><text:tab/>&lt;li&gt;Lavar roupa&lt;/li&gt;</text:span></text:p>
      <text:p text:style-name="Standard"><text:span text:style-name="Source_20_Text">&lt;/ol&gt;</text:span></text:p>
      <text:p text:style-name="P173"/>
      <text:p text:style-name="Standard">Vai ficar assim:</text:p>
      <text:p text:style-name="Standard"><text:tab/>1.Acordar</text:p>
      <text:p text:style-name="Standard"><text:tab/>2.Ligar para João</text:p>
      <text:list text:style-name="L1">
        <text:list-header>
          <text:p text:style-name="P392">3.Tomar café</text:p>
          <text:p text:style-name="P392">4.Escovar os dentes</text:p>
          <text:p text:style-name="P392">5.Lavar roupa</text:p>
        </text:list-header>
      </text:list>
      <text:p text:style-name="Text_20_body"/>
      <text:p text:style-name="Standard">Com o HTML5, fechar a tag <text:span text:style-name="Source_20_Text">&lt;li&gt;</text:span>, torna-se<text:span text:style-name="T23"> opcional</text:span>.</text:p>
      <text:p text:style-name="Standard"/>
      <text:p text:style-name="Standard">Se <text:span text:style-name="T250">quiser </text:span><text:span text:style-name="T28">alterar</text:span><text:span text:style-name="T250"> a numeração para que comece a partir de </text:span><text:span text:style-name="T28">outro</text:span><text:span text:style-name="T250"> número, coloque na tag </text:span><text:span text:style-name="Source_20_Text"><text:span text:style-name="T250">&lt;ol&gt;</text:span></text:span><text:span text:style-name="T250"> o parâmetro </text:span><text:span text:style-name="Source_20_Text"><text:span text:style-name="T28">start=””</text:span></text:span><text:span text:style-name="T209">, ficando assim:</text:span></text:p>
      <text:p text:style-name="Standard"/>
      <text:p text:style-name="Standard"><text:span text:style-name="Source_20_Text">&lt;ol start=""&gt;</text:span></text:p>
      <text:p text:style-name="Standard"/>
      <text:p text:style-name="P236"><text:span text:style-name="T209">P</text:span><text:span text:style-name="T202">ara mudar o </text:span><text:span text:style-name="T23">tipo</text:span><text:span text:style-name="T202"> da ordenação, coloque </text:span><text:span text:style-name="Source_20_Text"><text:span text:style-name="T23">type=””</text:span></text:span><text:span text:style-name="T202">, ficando assim;</text:span></text:p>
      <text:p text:style-name="P236"/>
      <text:p text:style-name="Standard"><text:span text:style-name="Source_20_Text">&lt;ol type=""&gt;</text:span></text:p>
      <text:p text:style-name="P236"/>
      <text:p text:style-name="P180">Ao criar, aparecerá para colocar dentro das aspas: </text:p>
      <text:p text:style-name="P237"><text:span text:style-name="T23">1 – </text:span><text:span text:style-name="T210">Colocar número</text:span></text:p>
      <text:p text:style-name="P237"><text:span text:style-name="T23">A – </text:span><text:span text:style-name="T211">Alfabeto em maiúsculo</text:span></text:p>
      <text:p text:style-name="P237"><text:span text:style-name="T23">a – </text:span><text:span text:style-name="T211">Alfabeto em minúsculo</text:span></text:p>
      <text:p text:style-name="P237"><text:span text:style-name="T23">I –</text:span><text:span text:style-name="T202"> </text:span><text:span text:style-name="T211">Números romanos com elementos maiúsculos</text:span></text:p>
      <text:p text:style-name="P238"><text:span text:style-name="T29">i – </text:span><text:span text:style-name="T211">Números romanos com elementos minúsculos</text:span></text:p>
      <text:p text:style-name="P238"/>
      <text:p text:style-name="P172"><text:span text:style-name="T251">Temos as listas </text:span><text:span text:style-name="T30">não </text:span><text:span text:style-name="T29">ordenadas</text:span><text:span text:style-name="T251"> </text:span><text:span text:style-name="T252">(unordered list)</text:span><text:span text:style-name="T251">, que são criadas usando a tag </text:span><text:span text:style-name="Source_20_Text"><text:span text:style-name="T29">&lt;</text:span></text:span><text:span text:style-name="Source_20_Text"><text:span text:style-name="T30">u</text:span></text:span><text:span text:style-name="Source_20_Text"><text:span text:style-name="T29">l&gt;</text:span></text:span><text:span text:style-name="T251">. </text:span><text:span text:style-name="T252">Aqui a sequência </text:span><text:span text:style-name="T30">não faz sentido</text:span><text:span text:style-name="T252">, não há necessidade de enumeração.</text:span></text:p>
      <text:p text:style-name="P172">Cada item de lista fica entre a tag <text:span text:style-name="Source_20_Text"><text:span text:style-name="T23">&lt;li&gt;</text:span></text:span><text:span text:style-name="T23"> </text:span><text:span text:style-name="T252">também.</text:span></text:p>
      <text:p text:style-name="P174"/>
      <text:p text:style-name="P174"/>
      <text:p text:style-name="P174"/>
      <text:p text:style-name="P174"/>
      <text:p text:style-name="P174"/>
      <text:p text:style-name="P174"><text:soft-page-break/><text:span text:style-name="T23">Exemplo</text:span>:</text:p>
      <text:p text:style-name="Standard"><text:span text:style-name="Source_20_Text">&lt;ul&gt;</text:span></text:p>
      <text:p text:style-name="Standard"><text:span text:style-name="Source_20_Text"><text:tab/>&lt;li&gt;Pão&lt;/li&gt;</text:span></text:p>
      <text:p text:style-name="Standard"><text:span text:style-name="Source_20_Text"><text:tab/>&lt;li&gt;Leite&lt;/li&gt;</text:span></text:p>
      <text:p text:style-name="Standard"><text:span text:style-name="Source_20_Text"><text:tab/>&lt;li&gt;Tomate</text:span></text:p>
      <text:p text:style-name="Standard"><text:span text:style-name="Source_20_Text"><text:tab/>&lt;li&gt;Manteiga</text:span></text:p>
      <text:p text:style-name="Standard"><text:span text:style-name="Source_20_Text"><text:tab/>&lt;li&gt;Arroz&lt;/li&gt;</text:span></text:p>
      <text:p text:style-name="Standard"><text:span text:style-name="Source_20_Text"><text:tab/>&lt;li&gt;Feijão&lt;/li&gt;</text:span></text:p>
      <text:p text:style-name="Standard"><text:span text:style-name="Source_20_Text">&lt;/ul&gt;</text:span></text:p>
      <text:p text:style-name="P174"/>
      <text:p text:style-name="P175">Ficando assim:</text:p>
      <text:list text:style-name="L2">
        <text:list-item>
          <text:p text:style-name="P393">Pão</text:p>
        </text:list-item>
        <text:list-item>
          <text:p text:style-name="P393">Leite</text:p>
        </text:list-item>
        <text:list-item>
          <text:p text:style-name="P393">Tomate</text:p>
        </text:list-item>
        <text:list-item>
          <text:p text:style-name="P393">Manteiga</text:p>
        </text:list-item>
        <text:list-item>
          <text:p text:style-name="P393">Arroz</text:p>
        </text:list-item>
        <text:list-item>
          <text:p text:style-name="P393">Feijão</text:p>
        </text:list-item>
      </text:list>
      <text:p text:style-name="P175"/>
      <text:p text:style-name="P176">Pode colocar também o parâmetro<text:span text:style-name="T23"> </text:span><text:span text:style-name="Source_20_Text"><text:span text:style-name="T23">type=””</text:span></text:span>, tendo as opções:</text:p>
      <text:p text:style-name="P176"><text:span text:style-name="Source_20_Text"><text:span text:style-name="T23">disc</text:span></text:span> – Um disco/ponto preto <text:span text:style-name="T253">(padrão)</text:span></text:p>
      <text:p text:style-name="P176"><text:span text:style-name="Source_20_Text"><text:span text:style-name="T23">circle</text:span></text:span> – Um círculo</text:p>
      <text:p text:style-name="P177"><text:span text:style-name="Source_20_Text"><text:span text:style-name="T23">square</text:span></text:span> – Um quadrado</text:p>
      <text:p text:style-name="P177"/>
      <text:p text:style-name="P181">Existe também um <text:span text:style-name="T23">atalho</text:span> para se criar várias tag <text:span text:style-name="T23">iguais</text:span> usando asterisco. Por exemplo, se digitar <text:span text:style-name="Source_20_Text"><text:span text:style-name="T23">li*7</text:span></text:span>, será criado 7 <text:span text:style-name="Source_20_Text">&lt;li&gt;</text:span> pra você preencher.</text:p>
      <text:p text:style-name="P177"/>
      <text:p text:style-name="Standard"><text:span text:style-name="T254">S</text:span>e quiser ir <text:span text:style-name="T23">um pouco mais além</text:span>, tem como fazer <text:span text:style-name="Source_20_Text"><text:span text:style-name="T23">ul&gt;li*5</text:span></text:span> ou <text:span text:style-name="Source_20_Text"><text:span text:style-name="T23">ol&gt;li*5</text:span></text:span>, <text:span text:style-name="T254">assim já cria a tag </text:span><text:span text:style-name="Source_20_Text"><text:span text:style-name="T254">&lt;ul&gt;</text:span></text:span><text:span text:style-name="T254"> ou </text:span><text:span text:style-name="Source_20_Text"><text:span text:style-name="T254">&lt;ol&gt;</text:span></text:span><text:span text:style-name="T254"> com a quantidade de </text:span><text:span text:style-name="Source_20_Text"><text:span text:style-name="T254">&lt;li&gt;</text:span></text:span><text:span text:style-name="T254"> que deseja adicionar.</text:span></text:p>
      <text:p text:style-name="Standard"/>
      <text:p text:style-name="Standard">Alterar o tipo de marcador: Você pode usar a propriedade <text:span text:style-name="Source_20_Text">list-style-type</text:span> para especificar o tipo de marcador que deseja usar. Alguns valores comuns são:</text:p>
      <text:list text:style-name="L3">
        <text:list-item>
          <text:p text:style-name="P394"><text:span text:style-name="Source_20_Text">none</text:span>: Remove o marcador.</text:p>
        </text:list-item>
        <text:list-item>
          <text:p text:style-name="P394"><text:span text:style-name="Source_20_Text">disc</text:span>: Usa um círculo como marcador (padrão).</text:p>
        </text:list-item>
        <text:list-item>
          <text:p text:style-name="P394"><text:span text:style-name="Source_20_Text">square</text:span>: Usa um quadrado como marcador.</text:p>
        </text:list-item>
        <text:list-item>
          <text:p text:style-name="P394"><text:span text:style-name="Source_20_Text">circle</text:span>: Usa um círculo vazado como marcador.</text:p>
        </text:list-item>
        <text:list-item>
          <text:p text:style-name="P394"><text:span text:style-name="Source_20_Text">decimal</text:span>: Usa números como marcadores.</text:p>
        </text:list-item>
      </text:list>
      <text:p text:style-name="Standard"/>
      <text:p text:style-name="P341"><text:span text:style-name="T311">Exemplo: </text:span>ul { list-style-type: square; }</text:p>
      <text:p text:style-name="Standard"/>
      <text:p text:style-name="Standard">Usar uma imagem personalizada como marcador: Você pode usar a propriedade <text:span text:style-name="Source_20_Text">list-style-image</text:span> para especificar uma imagem como marcador da lista. Você precisa fornecer a URL da imagem.</text:p>
      <text:p text:style-name="Standard"/>
      <text:p text:style-name="P341"><text:span text:style-name="T311">Exemplo: </text:span>ul { list-style-image: url('caminho/para/imagem.png'); } </text:p>
      <text:p text:style-name="Standard"/>
      <text:p text:style-name="Standard">Utilizar caracteres especiais como marcadores: Você pode usar a propriedade <text:span text:style-name="Source_20_Text">list-style-type</text:span> com valores especiais para usar caracteres personalizados como marcadores. Alguns valores comuns são:</text:p>
      <text:list text:style-name="L4">
        <text:list-item>
          <text:p text:style-name="P395"><text:span text:style-name="Source_20_Text">\2022</text:span>: Usa um ponto preto como marcador.</text:p>
        </text:list-item>
        <text:list-item>
          <text:p text:style-name="P395"><text:span text:style-name="Source_20_Text">\25CF</text:span>: Usa um círculo preto como marcador.</text:p>
        </text:list-item>
      </text:list>
      <text:p text:style-name="Standard"><text:span text:style-name="T311">Exemplo: </text:span>ul { list-style-type: '\2022'; } </text:p>
      <text:h text:style-name="P340" text:outline-level="1"><text:soft-page-break/><text:span text:style-name="T161">Capítulo 9 Aula 2 – Listas mistas e de definição</text:span></text:h>
      <text:p text:style-name="P80"><text:span text:style-name="Source_20_Text"><text:span text:style-name="T170">Visualizar a pasta ex00</text:span></text:span><text:span text:style-name="Source_20_Text"><text:span text:style-name="T175">9</text:span></text:span></text:p>
      <text:p text:style-name="P80"><text:span text:style-name="Source_20_Text"/></text:p>
      <text:p text:style-name="P239">Quando se coloca um código <text:span text:style-name="T23">dentro</text:span> do outro, é chamado de <text:span text:style-name="T23">aninhamento</text:span>. Ao adicionar uma <text:span text:style-name="T23">lista</text:span> dentro de outra, você está <text:span text:style-name="T23">aninhando</text:span> uma a outra.</text:p>
      <text:p text:style-name="P240"><text:span text:style-name="T23">Exemplo</text:span>:</text:p>
      <text:p text:style-name="Standard"><text:span text:style-name="Source_20_Text">&lt;ol&gt;</text:span></text:p>
      <text:p text:style-name="Standard"><text:span text:style-name="Source_20_Text"><text:tab/>&lt;li&gt;Antigas&lt;/li&gt;</text:span></text:p>
      <text:p text:style-name="Standard"><text:span text:style-name="Source_20_Text"><text:tab/>&lt;ol type="a"&gt;</text:span></text:p>
      <text:p text:style-name="Standard"><text:span text:style-name="Source_20_Text"><text:tab/><text:tab/>&lt;li&gt;Clipper&lt;/li&gt;</text:span></text:p>
      <text:p text:style-name="Standard"><text:span text:style-name="Source_20_Text"><text:tab/><text:tab/>&lt;li&gt;Visual Basic&lt;/li&gt;</text:span></text:p>
      <text:p text:style-name="Standard"><text:span text:style-name="Source_20_Text"><text:tab/><text:tab/>&lt;li&gt;Fortran&lt;/li&gt;</text:span></text:p>
      <text:p text:style-name="Standard"><text:span text:style-name="Source_20_Text"><text:tab/><text:tab/>&lt;li&gt;Delphi&lt;/li&gt;</text:span></text:p>
      <text:p text:style-name="Standard"><text:span text:style-name="Source_20_Text"><text:tab/>&lt;/ol&gt;</text:span></text:p>
      <text:p text:style-name="Standard"><text:span text:style-name="Source_20_Text"><text:tab/>&lt;li&gt;Novas&lt;/li&gt;</text:span></text:p>
      <text:p text:style-name="Standard"><text:span text:style-name="Source_20_Text"><text:tab/>&lt;ol type="a"&gt;</text:span></text:p>
      <text:p text:style-name="Standard"><text:span text:style-name="Source_20_Text"><text:tab/><text:tab/>&lt;li&gt;PHP&lt;/li&gt;</text:span></text:p>
      <text:p text:style-name="Standard"><text:span text:style-name="Source_20_Text"><text:tab/><text:tab/>&lt;li&gt;Python&lt;/li&gt;</text:span></text:p>
      <text:p text:style-name="Standard"><text:span text:style-name="Source_20_Text"><text:tab/><text:tab/>&lt;li&gt;JavaScript&lt;/li&gt;</text:span></text:p>
      <text:p text:style-name="Standard"><text:span text:style-name="Source_20_Text"><text:tab/><text:tab/>&lt;li&gt;Kotlin&lt;/li&gt;</text:span></text:p>
      <text:p text:style-name="Standard"><text:span text:style-name="Source_20_Text"><text:tab/>&lt;/ol&gt;</text:span></text:p>
      <text:p text:style-name="Standard"><text:span text:style-name="Source_20_Text">&lt;/ol&gt;</text:span></text:p>
      <text:p text:style-name="P241"/>
      <text:p text:style-name="P240"/>
      <text:p text:style-name="P240">O parâmetro <text:span text:style-name="Source_20_Text"><text:span text:style-name="T23">start=””</text:span></text:span><text:span text:style-name="T202"> que se coloca </text:span><text:span text:style-name="T23">dentro</text:span><text:span text:style-name="T202"> da tag para definir </text:span><text:span text:style-name="T23">onde</text:span><text:span text:style-name="T202"> quer que comece a contagem só funciona se for </text:span><text:span text:style-name="T23">numérico</text:span><text:span text:style-name="T202">, ou seja, se quiser que comece o </text:span><text:span text:style-name="T23">alfabeto</text:span><text:span text:style-name="T202"> pela letra “e”, ele </text:span><text:span text:style-name="T23">não</text:span><text:span text:style-name="T202"> fará isso. </text:span><text:span text:style-name="T212">Ele é um parâmetro </text:span><text:span text:style-name="T87">numérico</text:span><text:span text:style-name="T212">.</text:span></text:p>
      <text:p text:style-name="P182"/>
      <text:p text:style-name="P183">Para <text:span text:style-name="T23">resolver</text:span> isso, deve-se colocar nesse parâmetro a <text:span text:style-name="T23">posição</text:span> que a letra está no alfabeto. Se deseja começar com a letra “e”, então coloca-se o número <text:span text:style-name="T23">5</text:span>, já que essa letra é a <text:span text:style-name="T23">quinta</text:span> no alfabeto.</text:p>
      <text:p text:style-name="P183"/>
      <text:p text:style-name="P184">Para alterar <text:span text:style-name="T23">várias</text:span> tags <text:span text:style-name="Source_20_Text">&lt;ol&gt;</text:span> pra <text:span text:style-name="Source_20_Text">&lt;ul&gt;</text:span> (vice-versa ou outra qualquer), <text:span text:style-name="T307">b</text:span>asta clicar, enquanto <text:span text:style-name="T23">segura o Alt</text:span>, na área que deseja fazer alteração, assim quando apertar <text:span text:style-name="T23">delet</text:span><text:span text:style-name="T88">e</text:span> <text:span text:style-name="T255">ou </text:span><text:span text:style-name="T23">backspace</text:span>, vai apagar nas tags marcadas e ao atualizar uma, as outras <text:span text:style-name="T23">também</text:span> serão. <text:span text:style-name="T255">Pode usar para acrescentar um </text:span><text:span text:style-name="T88">mesmo</text:span><text:span text:style-name="T255"> parâmetro em </text:span><text:span text:style-name="T88">todas</text:span><text:span text:style-name="T255"> as tags selecionadas também, por exemplo.</text:span></text:p>
      <text:p text:style-name="P184"/>
      <text:p text:style-name="P185">No <text:span text:style-name="T23">aninhamento</text:span>, o parâmetro do que está aninhando, <text:span text:style-name="T23">afeta</text:span> o que está sento aninhado. Mas pode colocar <text:span text:style-name="T23">outros</text:span> parâmetros no aninhado para que fique <text:span text:style-name="T23">único</text:span> a ele.</text:p>
      <text:p text:style-name="P185"><text:span text:style-name="T23">Exemplo</text:span>:</text:p>
      <text:p text:style-name="P185"/>
      <text:p text:style-name="Standard"><text:span text:style-name="Source_20_Text">&lt;li&gt;NES&lt;/li&gt;</text:span></text:p>
      <text:p text:style-name="Standard"><text:span text:style-name="Source_20_Text"><text:tab/>&lt;ul type="square"&gt;</text:span></text:p>
      <text:p text:style-name="Standard"><text:span text:style-name="Source_20_Text"><text:tab/><text:tab/>&lt;li&gt;Mario Bros&lt;/li&gt;</text:span></text:p>
      <text:p text:style-name="Standard"><text:span text:style-name="Source_20_Text"><text:tab/><text:tab/><text:tab/>&lt;ul type="circle"&gt;</text:span></text:p>
      <text:p text:style-name="Standard"><text:span text:style-name="Source_20_Text"><text:tab/><text:tab/><text:tab/>&lt;li&gt;Mario Bros 3&lt;/li&gt;</text:span></text:p>
      <text:p text:style-name="Standard"><text:span text:style-name="Source_20_Text"><text:tab/><text:tab/><text:tab/>&lt;li&gt;Mario: Lost Levels&lt;/li&gt;</text:span></text:p>
      <text:p text:style-name="Standard"><text:span text:style-name="Source_20_Text"><text:tab/>&lt;/ul&gt;</text:span></text:p>
      <text:p text:style-name="Standard"><text:span text:style-name="Source_20_Text"><text:tab/><text:tab/>&lt;li&gt;Ninja Gaiden&lt;/li&gt;</text:span></text:p>
      <text:p text:style-name="Standard"><text:span text:style-name="Source_20_Text"><text:tab/>&lt;/ul&gt;</text:span></text:p>
      <text:p text:style-name="P185"><text:soft-page-break/>Vemos no exemplo anterior que o <text:span text:style-name="Source_20_Text"><text:span text:style-name="T23">square</text:span></text:span> afetará <text:span text:style-name="T23">todos</text:span> dentro dessa tag, mas ao colocar <text:span text:style-name="Source_20_Text"><text:span text:style-name="T23">circle</text:span></text:span> em uma das tags internas, essa então passa a valer <text:span text:style-name="T23">especificamente</text:span> para essa tag.</text:p>
      <text:p text:style-name="P185"/>
      <text:p text:style-name="P186">Outra lista é a <text:span text:style-name="T23">lista de definições</text:span> (definition list) com a tag <text:span text:style-name="Source_20_Text"><text:span text:style-name="T23">&lt;dl&gt;</text:span></text:span>.</text:p>
      <text:p text:style-name="P186">É como se fosse um <text:span text:style-name="T23">dicionário</text:span>, onde se colocará um termo e a definição dele.</text:p>
      <text:p text:style-name="P186"/>
      <text:p text:style-name="P187">Dentro dessa lista, temos o <text:span text:style-name="T23">termo</text:span>, com a tag <text:span text:style-name="Source_20_Text"><text:span text:style-name="T23">&lt;dt&gt;</text:span></text:span> e a <text:span text:style-name="T23">descrição</text:span> desse termo com a tag <text:span text:style-name="Source_20_Text"><text:span text:style-name="T23">&lt;dd&gt;</text:span></text:span>.</text:p>
      <text:p text:style-name="P188">Exemplo:</text:p>
      <text:p text:style-name="Standard"/>
      <text:p text:style-name="Standard"><text:span text:style-name="Source_20_Text">&lt;dl&gt;</text:span></text:p>
      <text:p text:style-name="Standard"><text:span text:style-name="Source_20_Text"><text:tab/>&lt;dt&gt;Termo&lt;/dt&gt;</text:span></text:p>
      <text:p text:style-name="Standard"><text:span text:style-name="Source_20_Text"><text:tab/>&lt;dd&gt;Descrição&lt;/dd&gt;</text:span></text:p>
      <text:p text:style-name="Standard"><text:span text:style-name="Source_20_Text">&lt;/dl&gt;</text:span></text:p>
      <text:p text:style-name="Standard"/>
      <text:p text:style-name="P242">Essa questão de usar <text:span text:style-name="Source_20_Text">&lt;dt&gt;</text:span> e <text:span text:style-name="Source_20_Text">&lt;dd&gt;</text:span> <text:span text:style-name="T23">facilita</text:span> bastante os mecanismos de busca. O Google por exemplo, vai dar <text:span text:style-name="T23">mais valor</text:span> ao resultado da busca por sites que usam essas tags para <text:span text:style-name="T23">definir</text:span> algo.</text:p>
      <text:p text:style-name="P242"/>
      <text:p text:style-name="P243"><text:span text:style-name="T89">OBS</text:span><text:span text:style-name="T256">:</text:span> <text:span text:style-name="T256">Uma </text:span><text:span text:style-name="T89">dica</text:span> muito interessante é apertar <text:span text:style-name="T23">CTRL+ENTER</text:span>, fará você ir para uma <text:span text:style-name="T23">nova</text:span> linha mesmo que o cursor do mouse esteja <text:span text:style-name="T23">entre</text:span> <text:span text:style-name="T307">t</text:span>ags. <text:span text:style-name="T257">Assim não precisará correr o risco de </text:span><text:span text:style-name="T90">quebrar</text:span><text:span text:style-name="T257"> a linha ou ter que ir até o final da linha pra poder apertar </text:span><text:span text:style-name="T90">ENTER</text:span><text:span text:style-name="T257">.</text:span></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7" text:outline-level="1"><text:soft-page-break/>Capítulo 10 Aula 1 – Links e Âncoras em HTML5</text:h>
      <text:p text:style-name="P81"><text:span text:style-name="Source_20_Text"><text:span text:style-name="T170">Visualizar a pasta ex0</text:span></text:span><text:span text:style-name="Source_20_Text"><text:span text:style-name="T176">10</text:span></text:span></text:p>
      <text:p text:style-name="P81"><text:span text:style-name="Source_20_Text"/></text:p>
      <text:p text:style-name="P244">Toda vez que entra em um site e você clica em um lugar para te levar para outro, isso se chama <text:span text:style-name="T23">link</text:span><text:span text:style-name="T202">. E esse ponto que é clicável é chamado de </text:span><text:span text:style-name="T23">âncora</text:span><text:span text:style-name="T202"> </text:span><text:span text:style-name="T213">ou </text:span><text:span text:style-name="T31">hiperlink</text:span><text:span text:style-name="T213">.</text:span></text:p>
      <text:p text:style-name="P244"/>
      <text:p text:style-name="P191">Todo <text:span text:style-name="T23">hiperlink</text:span> é construído através de uma <text:span text:style-name="T23">âncora</text:span>, dentro do código HTML.</text:p>
      <text:p text:style-name="P250"/>
      <text:p text:style-name="P192">Link <text:span text:style-name="T23">externo</text:span> é um link que apontará para um <text:span text:style-name="T23">outro</text:span> site que não é seu.</text:p>
      <text:p text:style-name="P244"/>
      <text:p text:style-name="P246"><text:span text:style-name="T214">Para fazer uma parte do texto tenha um </text:span><text:span text:style-name="T91">link</text:span><text:span text:style-name="T214">, selecione o trecho e o envelope (</text:span><text:span text:style-name="T91">ctrl + shift + </text:span><text:span text:style-name="T92">p</text:span><text:span text:style-name="T214">), então digite “</text:span><text:span text:style-name="Source_20_Text"><text:span text:style-name="T91">a</text:span></text:span><text:span text:style-name="T214">”. Esse “</text:span><text:span text:style-name="Source_20_Text"><text:span text:style-name="T214">a</text:span></text:span><text:span text:style-name="T214">” é a tag que será aberta que é</text:span> <text:span text:style-name="Source_20_Text"><text:span text:style-name="T23">&lt;a href=""&gt;</text:span></text:span><text:span text:style-name="T202">. </text:span><text:span text:style-name="T218">Pode apertar somente o “</text:span><text:span text:style-name="Source_20_Text"><text:span text:style-name="T218">a</text:span></text:span><text:span text:style-name="T218">” para que a tag apareça, caso ainda não escreveu o trecho.</text:span></text:p>
      <text:p text:style-name="P245"><text:span text:style-name="T202">Esse “</text:span><text:span text:style-name="Source_20_Text"><text:span text:style-name="T202">a</text:span></text:span><text:span text:style-name="T202">” se refere a âncora e o </text:span><text:span text:style-name="Source_20_Text"><text:span text:style-name="T23">href</text:span></text:span><text:span text:style-name="T202"> é referência hipertexto, </text:span><text:span text:style-name="T215">que é pra onde o site levará.</text:span></text:p>
      <text:p text:style-name="P245"/>
      <text:p text:style-name="P193">Entre as aspas, tem que colocar a URL completa.</text:p>
      <text:p text:style-name="P193"><text:span text:style-name="T23">Exemplo</text:span>:</text:p>
      <text:p text:style-name="P251"/>
      <text:p text:style-name="Standard"><text:span text:style-name="Source_20_Text">&lt;h1&gt;Usando link externo&lt;/h1&gt;</text:span></text:p>
      <text:p text:style-name="Standard"><text:span text:style-name="Source_20_Text"><text:tab/>&lt;p&gt;Você pode acessar o site &lt;a href="https://tudosobrecachorros.com.br/"&gt;pra conhecer melhor sobre cachorros&lt;/a&gt;.&lt;/p&gt;</text:span></text:p>
      <text:p text:style-name="Standard"><text:span text:style-name="Source_20_Text"><text:tab/>&lt;p&gt;Você também pode acessar o canal com &lt;a href="https://www.youtube.com/watch?v=CaRVI8eLcy8"&gt;videos de cães&lt;/a&gt; no Youtube.&lt;/p&gt;</text:span></text:p>
      <text:p text:style-name="Standard"/>
      <text:p text:style-name="P247">A questão agora é que, se a pessoa clicar no <text:span text:style-name="T23">link</text:span>, ela vai ser direcionada para o <text:span text:style-name="T23">outro</text:span> site e <text:span text:style-name="T23">dificilmente</text:span> voltará para o seu. Como <text:span text:style-name="T23">resolver</text:span>:</text:p>
      <text:p text:style-name="P247"/>
      <text:p text:style-name="Standard"><text:span text:style-name="Source_20_Text">&lt;p&gt;Você pode acessar o site &lt;a href="https://tudosobrecachorros.com.br/" target="</text:span><text:span text:style-name="Source_20_Text"><text:span text:style-name="T258">_</text:span></text:span><text:span text:style-name="Source_20_Text">blank" rel="external"&gt;pra conhecer melhor sobre cachorros&lt;/a&gt;.&lt;/p&gt;</text:span></text:p>
      <text:p text:style-name="P247"/>
      <text:p text:style-name="P247">O <text:span text:style-name="Source_20_Text"><text:span text:style-name="T23">rel="external"</text:span></text:span><text:span text:style-name="T23"> </text:span><text:span text:style-name="T202">está deixando claro que esse é um </text:span><text:span text:style-name="T23">link</text:span><text:span text:style-name="T202"> do tipo </text:span><text:span text:style-name="T23">externo</text:span><text:span text:style-name="T202">, ou seja, que ele vai para </text:span><text:span text:style-name="T23">fora</text:span><text:span text:style-name="T202"> do meu site. </text:span><text:span text:style-name="T217">Isso é pra indicar para o </text:span><text:span text:style-name="T93">navegador</text:span><text:span text:style-name="T217"> que o link é externo.</text:span></text:p>
      <text:p text:style-name="P247"/>
      <text:p text:style-name="P248"><text:span text:style-name="Source_20_Text"><text:span text:style-name="T23">target="</text:span></text:span><text:span text:style-name="Source_20_Text"><text:span text:style-name="T32">_</text:span></text:span><text:span text:style-name="Source_20_Text"><text:span text:style-name="T23">blank"</text:span></text:span><text:span text:style-name="T202"> diz que você quer que ele tenha um </text:span><text:span text:style-name="T23">alvo</text:span><text:span text:style-name="T202"> (</text:span><text:span text:style-name="Source_20_Text"><text:span text:style-name="T202">target</text:span></text:span><text:span text:style-name="T202">) em uma </text:span><text:span text:style-name="T23">janela em branco</text:span><text:span text:style-name="T202"> (</text:span><text:span text:style-name="Source_20_Text"><text:span text:style-name="T202">_blank</text:span></text:span><text:span text:style-name="T202">).</text:span></text:p>
      <text:p text:style-name="P248"/>
      <text:p text:style-name="P249"><text:span text:style-name="T202">Dessa forma, o link irá ser aberto em uma </text:span><text:span text:style-name="T23">outra janela</text:span><text:span text:style-name="T202"> ou aba do navegador, </text:span><text:span text:style-name="T216">não sobrepondo ao seu site, o </text:span><text:span text:style-name="T202">deixando ainda aberto para a pessoa que o está acessando.</text:span></text:p>
      <text:p text:style-name="P249"/>
      <text:p text:style-name="P190">Usa-se esses <text:span text:style-name="T23">parâmetros</text:span> em caso de usar links que <text:span text:style-name="T23">não</text:span> forem seus/de dentro do seu próprio site.</text:p>
      <text:p text:style-name="P190"/>
      <text:p text:style-name="P190"/>
      <text:p text:style-name="P190"/>
      <text:p text:style-name="P190"/>
      <text:p text:style-name="P190"/>
      <text:p text:style-name="P190"/>
      <text:h text:style-name="P189" text:outline-level="1"><text:soft-page-break/><text:span text:style-name="T160">Capítulo 10 Aula 2 – Links Internos</text:span></text:h>
      <text:p text:style-name="P82"><text:span text:style-name="Source_20_Text"><text:span text:style-name="T170">Visualizar a pasta ex0</text:span></text:span><text:span text:style-name="Source_20_Text"><text:span text:style-name="T176">10</text:span></text:span></text:p>
      <text:p text:style-name="P82"><text:span text:style-name="Source_20_Text"/></text:p>
      <text:p text:style-name="P194"><text:span text:style-name="T23">Link interno</text:span>: fará uma relação com <text:span text:style-name="T23">outra</text:span> página que está <text:span text:style-name="T23">dentro</text:span> do nosso servidor e diz respeito a nossa <text:span text:style-name="T23">própria</text:span> página.</text:p>
      <text:p text:style-name="P194"/>
      <text:p text:style-name="P195">O <text:span text:style-name="T23">index.html</text:span> seria a página <text:span text:style-name="T23">01</text:span>, no <text:span text:style-name="T23">exemplo</text:span> <text:span text:style-name="T259">dentro </text:span>da pasta, o arquivo <text:span text:style-name="T23">pag002.html</text:span> é a página <text:span text:style-name="T23">02</text:span>.</text:p>
      <text:p text:style-name="P195"/>
      <text:p text:style-name="P252"><text:span text:style-name="T219">Para colocar o link </text:span><text:span text:style-name="T94">interno</text:span><text:span text:style-name="T219">, crie a </text:span><text:span text:style-name="T94">âncora</text:span><text:span text:style-name="T219"> </text:span><text:span text:style-name="Source_20_Text"><text:span text:style-name="T23">&lt;a href=""&gt;</text:span></text:span><text:span text:style-name="T202"> </text:span><text:span text:style-name="T220">(digitando somente a letra “a”, já aparece a opção), depois, </text:span><text:span text:style-name="T33">dentro</text:span><text:span text:style-name="T220"> das aspas, aperte </text:span><text:span text:style-name="T33">ctrl + espaço</text:span><text:span text:style-name="T220">, assim aparecerá a lista das páginas que você tem na pasta.</text:span></text:p>
      <text:p text:style-name="P196"><text:span text:style-name="T23">Exemplo</text:span>:</text:p>
      <text:p text:style-name="P196"/>
      <text:p text:style-name="Standard"><text:span text:style-name="Source_20_Text">&lt;p&gt;Esta é a primeira página do meu site. Se você quiser, pode acessar também a minha &lt;a href="pag002.html"&gt;segunda página&lt;/a&gt;&lt;/p&gt;</text:span></text:p>
      <text:p text:style-name="Standard"/>
      <text:p text:style-name="P253">Quando se faz um link <text:span text:style-name="T23">interno</text:span>, não precisa indicar a URL <text:span text:style-name="T23">inteira</text:span>, contando que a página que deseja esteja na <text:span text:style-name="T23">mesma pasta</text:span> que o <text:span text:style-name="T23">index</text:span>.</text:p>
      <text:p text:style-name="P196"/>
      <text:p text:style-name="P197">Se quiser fazer um link na <text:span text:style-name="T23">segunda</text:span> página para <text:span text:style-name="T23">voltar</text:span> para a primeira, basta criar a tag <text:span text:style-name="Source_20_Text"><text:span text:style-name="T23">&lt;a href=""&gt;</text:span></text:span> <text:span text:style-name="T23">dentro</text:span> do arquivo pag002, e então entre as aspas colocar o index.html.</text:p>
      <text:p text:style-name="P197"/>
      <text:p text:style-name="P198">Isso tudo cria um <text:span text:style-name="T23">sistema de navegação</text:span>.</text:p>
      <text:p text:style-name="P198"/>
      <text:p text:style-name="P199"><text:span text:style-name="T23">Não existe</text:span> o <text:span text:style-name="Source_20_Text"><text:span text:style-name="T258">rel="</text:span></text:span><text:span text:style-name="Source_20_Text"><text:span text:style-name="T261">in</text:span></text:span><text:span text:style-name="Source_20_Text"><text:span text:style-name="T258">ternal"</text:span></text:span><text:span text:style-name="T258">, </text:span><text:span text:style-name="T261">mas sim </text:span><text:span text:style-name="Source_20_Text"><text:span text:style-name="T34">rel =”next”</text:span></text:span><text:span text:style-name="T34"> </text:span><text:span text:style-name="T261">que se coloca </text:span><text:span text:style-name="T34">dentro</text:span><text:span text:style-name="T261"> da tag </text:span><text:span text:style-name="Source_20_Text"><text:span text:style-name="T260">&lt;a href=""&gt;</text:span></text:span><text:span text:style-name="T260"> </text:span><text:span text:style-name="T261">da página </text:span><text:span text:style-name="T34">index</text:span><text:span text:style-name="T261">. Já na página </text:span><text:span text:style-name="T34">pag002</text:span><text:span text:style-name="T261">, coloca-se </text:span><text:span text:style-name="Source_20_Text"><text:span text:style-name="T34">rel=”prev”</text:span></text:span><text:span text:style-name="T261"> (previous, anterior).</text:span></text:p>
      <text:p text:style-name="P200">Isso tudo é pra <text:span text:style-name="T23">facilitar</text:span> a busca em um navegador, pra que ele entenda o que está acontecendo.</text:p>
      <text:p text:style-name="P200"/>
      <text:p text:style-name="P201">Ao criar um link <text:span text:style-name="T23">externo</text:span> do qual você <text:span text:style-name="T23">não</text:span> dá seu aval, se usa o <text:span text:style-name="T23">rel=”nofollow”</text:span>. Quando <text:span text:style-name="T23">não</text:span> quer que o mecanismo de busca <text:span text:style-name="T23">perpetue</text:span>, por exemplo, quando você vai fazer uma publicidade colocando o link do patrocinador.</text:p>
      <text:p text:style-name="P201"><text:span text:style-name="T23">Exemplo</text:span>:</text:p>
      <text:p text:style-name="P201"/>
      <text:p text:style-name="Standard"><text:span text:style-name="Source_20_Text">&lt;p&gt;Esta página é um oferecimento de &lt;a href="https://www.pedigree.com.br/" target="_blank" rel="nofollow"&gt;Pedigree&lt;/a&gt;.&lt;/p&gt;</text:span></text:p>
      <text:p text:style-name="Standard"/>
      <text:p text:style-name="P254">Para criar um link de uma página em <text:span text:style-name="T23">outra</text:span> pasta (chamaremos de <text:span text:style-name="T23">pag003</text:span>), basta usar a tag <text:span text:style-name="Source_20_Text"><text:span text:style-name="T221">&lt;a href=""&gt;</text:span></text:span><text:span text:style-name="T221"> </text:span><text:span text:style-name="T202">e entre as aspas, apertar </text:span><text:span text:style-name="T23">ctrl + espaço</text:span><text:span text:style-name="T202">, assim você acha a </text:span><text:span text:style-name="T23">pasta</text:span><text:span text:style-name="T202"> onde contém o arquivo pag003 e o seleciona. </text:span><text:span text:style-name="T23">Lembrando</text:span><text:span text:style-name="T202"> que assim é no caso de a pasta estar dentro da </text:span><text:span text:style-name="T23">mesma pasta</text:span><text:span text:style-name="T202"> onde se encontra o </text:span><text:span text:style-name="T23">index</text:span><text:span text:style-name="T202">.</text:span></text:p>
      <text:p text:style-name="P202"><text:span text:style-name="T23">Exemplo</text:span>:</text:p>
      <text:p text:style-name="P256"/>
      <text:p text:style-name="Standard"><text:span text:style-name="Source_20_Text">&lt;p&gt;Você também pode acessar a nossa &lt;a href="noticias/pag003.html" target="_self" rel="next"&gt;página de notícias&lt;/a&gt;.&lt;/p&gt;</text:span></text:p>
      <text:p text:style-name="Standard"/>
      <text:p text:style-name="P254"/>
      <text:p text:style-name="P254"><text:span text:style-name="T23">Não</text:span><text:span text:style-name="T202"> precisa colocar </text:span><text:span text:style-name="Source_20_Text"><text:span text:style-name="T36">target="</text:span></text:span><text:span text:style-name="Source_20_Text"><text:span text:style-name="T32">_</text:span></text:span><text:span text:style-name="Source_20_Text"><text:span text:style-name="T36">blank"</text:span></text:span><text:span text:style-name="T222">, </text:span><text:span text:style-name="T202">já que está abrindo uma outra página do seu próprio site.</text:span></text:p>
      <text:p text:style-name="P255"><text:soft-page-break/><text:span text:style-name="T202">Assim você pode deixar em branco ou colocar </text:span><text:span text:style-name="Source_20_Text"><text:span text:style-name="T23">target=”_self”</text:span></text:span><text:span text:style-name="T202">.</text:span></text:p>
      <text:p text:style-name="P255"/>
      <text:p text:style-name="P202">Para criar um <text:span text:style-name="T23">retorno</text:span> na <text:span text:style-name="T23">pag003</text:span> para que volte para a página <text:span text:style-name="T23">inicial</text:span> (o index no caso):</text:p>
      <text:p text:style-name="P256"/>
      <text:p text:style-name="P256"><text:span text:style-name="T202">Dentro do das aspas do </text:span><text:span text:style-name="Source_20_Text"><text:span text:style-name="T35">&lt;a href=""&gt;</text:span></text:span><text:span text:style-name="T221"> , </text:span><text:span text:style-name="T202">coloque</text:span><text:span text:style-name="T23"> </text:span><text:span text:style-name="Source_20_Text"><text:span text:style-name="T23">./</text:span></text:span><text:span text:style-name="T23"> antes</text:span><text:span text:style-name="T202"> do nome do arquivo, assim será interpretado que o mesmo se encontra na </text:span><text:span text:style-name="T23">própria</text:span><text:span text:style-name="T202"> pasta. Se colocar </text:span><text:span text:style-name="Source_20_Text"><text:span text:style-name="T23">../</text:span></text:span><text:span text:style-name="T23"> </text:span><text:span text:style-name="T202">significa que está na pasta </text:span><text:span text:style-name="T23">anterior</text:span><text:span text:style-name="T202">.</text:span></text:p>
      <text:p text:style-name="P203"><text:span text:style-name="T23">Exemplo</text:span>:</text:p>
      <text:p text:style-name="P257"/>
      <text:p text:style-name="Standard"><text:span text:style-name="Source_20_Text">&lt;p&gt;&lt;a href="../index.html"&gt;Voltar para aprimeira página&lt;/a&gt;.&lt;/p&gt;</text:span></text:p>
      <text:p text:style-name="Standard"/>
      <text:p text:style-name="P257">Só de digitar <text:span text:style-name="Source_20_Text">../</text:span> <text:s/>já aparece as <text:span text:style-name="T23">opções</text:span> dos arquivos pra escolher, <text:span text:style-name="T262">no caso o index.html</text:span>.</text:p>
      <text:p text:style-name="P257"/>
      <text:p text:style-name="P257"><text:span text:style-name="Source_20_Text"><text:span text:style-name="T23">./</text:span></text:span><text:span text:style-name="T23"> </text:span><text:s text:c="2"/><text:span text:style-name="T263">Na mesma pasta.</text:span></text:p>
      <text:p text:style-name="P257"><text:span text:style-name="Source_20_Text"><text:span text:style-name="T23">../</text:span></text:span> <text:s/><text:span text:style-name="T263">Volte uma pasta.</text:span></text:p>
      <text:p text:style-name="P257"/>
      <text:p text:style-name="P258">Caso você <text:span text:style-name="T23">precise</text:span> voltar 2, 3, 4 pastas em um link, é só <text:span text:style-name="T23">continuar</text:span> usando a sequ<text:span text:style-name="T263">ê</text:span>ncias de "<text:span text:style-name="Source_20_Text">../../../arquivo.html</text:span>" para cada sequência de <text:span text:style-name="Source_20_Text">../ </text:span>o código volta uma <text:span text:style-name="T264">pasta</text:span>.</text:p>
      <text:p text:style-name="P258"/>
      <text:p text:style-name="P258"/>
      <text:p text:style-name="P258"/>
      <text:h text:style-name="P8" text:outline-level="1">Capítulo 10 Aula 3 – Links para download</text:h>
      <text:p text:style-name="P83"><text:span text:style-name="Source_20_Text"><text:span text:style-name="T170">Visualizar a pasta ex0</text:span></text:span><text:span text:style-name="Source_20_Text"><text:span text:style-name="T176">10</text:span></text:span></text:p>
      <text:p text:style-name="P259"/>
      <text:p text:style-name="P260">Ao criar links para <text:span text:style-name="T23">baixar</text:span>, pode-se usar a tag <text:span text:style-name="Source_20_Text"><text:span text:style-name="T23">&lt;ul&gt;</text:span></text:span> para criar uma lista e em cada <text:span text:style-name="Source_20_Text"><text:span text:style-name="T23">&lt;li&gt;</text:span></text:span> colocar um link para <text:span text:style-name="T265">fazer </text:span><text:span text:style-name="T95">download</text:span>.</text:p>
      <text:p text:style-name="P260"/>
      <text:p text:style-name="P261">Em cada <text:span text:style-name="Source_20_Text"><text:span text:style-name="T23">&lt;li&gt;</text:span></text:span>, coloque a tag <text:span text:style-name="Source_20_Text"><text:span text:style-name="T35">&lt;a href=""&gt;</text:span></text:span><text:span text:style-name="T221"> </text:span><text:span text:style-name="T202">para colocar o link </text:span><text:span text:style-name="T23">dentro</text:span><text:span text:style-name="T202"> das aspas depois.</text:span></text:p>
      <text:p text:style-name="P204">Pode colocar uma <text:span text:style-name="T23">hashtag</text:span> (<text:span text:style-name="Source_20_Text">#</text:span>) dentro das aspas enquanto monta o código, isso criará um link <text:span text:style-name="T23">vazio</text:span>. Depois você o tira pra colocar o link que deseja.</text:p>
      <text:p text:style-name="P261"/>
      <text:p text:style-name="P204">Usando como exemplo a pasta “<text:span text:style-name="T23">livro</text:span>” criada na pasta <text:span text:style-name="T23">ex010</text:span>, entre as aspas, coloque o caminho do arquivo, ficando assim:</text:p>
      <text:p text:style-name="P261"/>
      <text:p text:style-name="Standard"><text:span text:style-name="Source_20_Text">&lt;li&gt;&lt;a href="livro/Apostila.pdf"&gt;Baixar o livro em PDF&lt;/a&gt;.&lt;/li&gt;</text:span></text:p>
      <text:p text:style-name="Standard"/>
      <text:p text:style-name="P261">Dessa forma somente, o navegador irá simplesmente <text:span text:style-name="T23">abrir</text:span> o PDF. Para fazer o <text:span text:style-name="T23">download</text:span>, deve colocar o parâmetro <text:span text:style-name="Source_20_Text"><text:span text:style-name="T23">download=””</text:span></text:span><text:span text:style-name="T202">:</text:span></text:p>
      <text:p text:style-name="P261"/>
      <text:p text:style-name="Standard"><text:span text:style-name="Source_20_Text">&lt;li&gt;&lt;a href="livro/Apostila.pdf" download="Apostila.pdf"&gt;Baixar o livro em PDF&lt;/a&gt;.&lt;/li&gt;</text:span></text:p>
      <text:p text:style-name="Standard"/>
      <text:p text:style-name="P262"><text:span text:style-name="T266">Algumas vezes o navegador </text:span><text:span text:style-name="T96">não</text:span><text:span text:style-name="T266"> reconhece esse parâmetro, então para </text:span><text:span text:style-name="T96">complementar</text:span><text:span text:style-name="T266">, coloca-se o </text:span><text:span text:style-name="Source_20_Text"><text:span text:style-name="T23">type="application/pdf"</text:span></text:span> :</text:p>
      <text:p text:style-name="P263"/>
      <text:p text:style-name="Standard"><text:span text:style-name="Source_20_Text">&lt;li&gt;&lt;a href="livro/Apostila.pdf" download="Apostila.pdf" type="application/pdf"&gt;Baixar o livro em PDF&lt;/a&gt;.&lt;/li&gt;</text:span></text:p>
      <text:p text:style-name="P263"/>
      <text:p text:style-name="P262"><text:span text:style-name="T266">O</text:span> <text:span text:style-name="Source_20_Text">type="application/pdf"</text:span> <text:span text:style-name="T266">e muitos outros pode se </text:span><text:span text:style-name="T96">encontrar</text:span><text:span text:style-name="T266"> no site:</text:span></text:p>
      <text:p text:style-name="P262"><text:a xlink:type="simple" xlink:href="https://www.iana.org/assignments/media-types/media-types.xhtml" text:style-name="Internet_20_link" text:visited-style-name="Visited_20_Internet_20_Link"><text:soft-page-break/>https://www.iana.org/assignments/media-types/media-types.xhtml</text:a></text:p>
      <text:p text:style-name="P262"/>
      <text:p text:style-name="P264">Nele você encontra o <text:span text:style-name="T23">media type</text:span> de cada arquivo. Já que estamos usando como exemplo o PDF, então o <text:span text:style-name="Source_20_Text"><text:span text:style-name="T23">type</text:span></text:span> será <text:span text:style-name="Source_20_Text"><text:span text:style-name="T23">application/pdf.</text:span></text:span></text:p>
      <text:p text:style-name="P264"/>
      <text:p text:style-name="P265">Ao clicar no link do <text:span text:style-name="T23">PDF</text:span> e ele não fizer o download <text:span text:style-name="T23">direto</text:span>, pode apertar com o botão <text:span text:style-name="T23">direito</text:span> do mouse e ir em “<text:span text:style-name="T23">salvar link como</text:span>” que funciona também.</text:p>
      <text:p text:style-name="P265"/>
      <text:p text:style-name="P265">Para arquivos <text:span text:style-name="T23">compactados</text:span> em formato<text:span text:style-name="T23"> RAR</text:span>, é só fazer o mesmo código, mas indo no site citado acima e conferir o <text:span text:style-name="T23">media type</text:span> para o formato em questão:</text:p>
      <text:p text:style-name="Standard"/>
      <text:p text:style-name="Standard"><text:span text:style-name="Source_20_Text">&lt;li&gt;&lt;a href="livro/Apostila.rar" download="Apostila.rar" type="application/vnd.rar"&gt;Livro compactato em </text:span><text:span text:style-name="Source_20_Text"><text:span text:style-name="T267">RAR</text:span></text:span><text:span text:style-name="Source_20_Text">&lt;/a&gt;.&lt;/li&gt;</text:span></text:p>
      <text:p text:style-name="P265"/>
      <text:p text:style-name="P266"><text:span text:style-name="T268">Pode criar uma lista com </text:span><text:span text:style-name="T97">vários</text:span><text:span text:style-name="T268"> link de uma vez só ao digitar </text:span><text:span text:style-name="Source_20_Text"><text:span text:style-name="T166">ul&gt;li*4&gt;a</text:span></text:span> , <text:span text:style-name="T268">que nesse exemplo criará uma </text:span><text:span text:style-name="T97">lista</text:span><text:span text:style-name="T268"> com quatro linhas e cada linha já terá uma tag </text:span><text:span text:style-name="Source_20_Text"><text:span text:style-name="T221">&lt;a href=""&gt;</text:span></text:span><text:span text:style-name="T221">.</text:span></text:p>
      <text:p text:style-name="P266"/>
      <text:p text:style-name="P266"/>
      <text:p text:style-name="P266"/>
      <text:p text:style-name="P266"/>
      <text:h text:style-name="P345" text:outline-level="1">Capítulo 11 Aula 1 – Imagens Dinâmicas<text:span text:style-name="T221"/></text:h>
      <text:p text:style-name="P84"><text:span text:style-name="Source_20_Text"><text:span text:style-name="T170">Visualizar a pasta ex0</text:span></text:span><text:span text:style-name="Source_20_Text"><text:span text:style-name="T176">1</text:span></text:span><text:span text:style-name="Source_20_Text"><text:span text:style-name="T177">1</text:span></text:span></text:p>
      <text:p text:style-name="P266"/>
      <text:p text:style-name="P267">Todo o seu conteúdo tem que se <text:span text:style-name="T23">adaptar</text:span> ao público, se adaptar para <text:span text:style-name="T23">todas</text:span> as telas.<text:span text:style-name="T221"/></text:p>
      <text:p text:style-name="P267"/>
      <text:p text:style-name="P268">Para criar um arquivo de imagem no<text:span text:style-name="T23"> Gimp</text:span> com tamanho satisfatório para celular:<text:span text:style-name="T221"/></text:p>
      <text:p text:style-name="P268"/>
      <text:p text:style-name="P268">Vá em “<text:span text:style-name="T23">Arquivos</text:span>” e em “<text:span text:style-name="T23">Nova…</text:span>”. <text:span text:style-name="T221"/></text:p>
      <text:p text:style-name="P268">Em seguida, coloque a altura e largura com <text:span text:style-name="T23">300</text:span> e a resolução em <text:span text:style-name="T23">80</text:span> (ela fica dentro das opções avançadas). <text:span text:style-name="T270">Indicado para </text:span><text:span text:style-name="T37">celulares</text:span><text:span text:style-name="T270">.</text:span><text:span text:style-name="T221"/></text:p>
      <text:p text:style-name="P268"/>
      <text:p text:style-name="P269">Para um <text:span text:style-name="T23">tablet</text:span> o valor da largura e altura seria em torno de <text:span text:style-name="T23">700.</text:span><text:span text:style-name="T221"/></text:p>
      <text:p text:style-name="P269"/>
      <text:p text:style-name="P269">Para um <text:span text:style-name="T23">notebook/</text:span><text:span text:style-name="T37">computador</text:span> o valor de largura e altura seria em torno de <text:span text:style-name="T23">1000.</text:span><text:span text:style-name="T221"/></text:p>
      <text:p text:style-name="P269"/>
      <text:p text:style-name="P399"><text:span text:style-name="T23">Exemplo de uso:</text:span><text:span text:style-name="T221"/></text:p>
      <text:p text:style-name="P205">No arquivo menor (300), digite a letra <text:span text:style-name="T23">P</text:span>. Em seguida, araste a <text:span text:style-name="T23">régua</text:span> lateral e superior para o valor 150, assim o encontro delas ficará no meio da imagem.<text:span text:style-name="T221"/></text:p>
      <text:p text:style-name="P205"/>
      <text:p text:style-name="P205">Em seguida, clique na área da esquerda, no <text:span text:style-name="T23">ícone</text:span> de duas setas de cruzando. Clique no P e o arraste para o centro.<text:span text:style-name="T221"/></text:p>
      <text:p text:style-name="P205"/>
      <text:p text:style-name="P206">Na parte da direita, na camada da letra P, coloque a <text:span text:style-name="T23">opacidade</text:span> para 50.<text:span text:style-name="T221"/></text:p>
      <text:p text:style-name="P206"/>
      <text:p text:style-name="P206">Para colocar o P nas outras imagens criadas, basta <text:span text:style-name="T23">arrastar</text:span> a camada onde tá o P para a aba das outras imagens.<text:span text:style-name="T221"/></text:p>
      <text:p text:style-name="P206"/>
      <text:p text:style-name="P206">Em seguida, <text:span text:style-name="T23">edite</text:span> em cada imagem colocando M (média) e G (grande) no lugar de P. Para isso, basta clicar no ícone de texto (é um A, no lado superior esquerdo) e clicar na letra P.<text:span text:style-name="T221"/></text:p>
      <text:p text:style-name="P206"/>
      <text:p text:style-name="P207"><text:soft-page-break/>Para<text:span text:style-name="T23"> pintar</text:span>, clique no <text:span text:style-name="T23">balde</text:span> e escolha a cor que deseja usar. Clique na parte branca da imagem pra tingir. Se não pintar, clique na <text:span text:style-name="T23">camada</text:span> onde se encontra o fundo branco primeiro. <text:span text:style-name="T269">Faça isso nas outras duas imagens usando cores diferentes.</text:span><text:span text:style-name="T221"/></text:p>
      <text:p text:style-name="P207"/>
      <text:p text:style-name="P208"/>
      <text:p text:style-name="P403">Para <text:span text:style-name="T23">salvar</text:span> as imagens, clique em Aquivo<text:span text:style-name="T270">s</text:span>, Exportar (já vai sugerir o formato PNG) e salve na pasta que deseja (no caso do exemplo, foi na pasta “imagens” dentro da pasta ex011).<text:span text:style-name="T221"/></text:p>
      <text:p text:style-name="P208"/>
      <text:p text:style-name="P208"><text:span text:style-name="T23">Lembrando</text:span> que é um exemplo, profissionalmente você pegará uma imagem <text:span text:style-name="T23">profissional</text:span>, cortará ela em tamanhos diferentes pra poder caber.<text:span text:style-name="T221"/></text:p>
      <text:p text:style-name="P207"/>
      <text:p text:style-name="Standard"><text:span text:style-name="T23">Dica</text:span> para Alinhar mais facilmente no <text:span text:style-name="T23">G</text:span><text:span text:style-name="T98">imp</text:span>. Existe a <text:span text:style-name="T23">Ferramenta de Alinhamento</text:span> (tecla de atalho: Q). Ao acionar essa ferramenta, clique sobre o item que deseja alinhar e depois escolha os alinhamentos disponíveis. Existem opções de alinhamento horizontal e vertical.<text:span text:style-name="T221"/></text:p>
      <text:p text:style-name="Standard"/>
      <text:p text:style-name="Standard"/>
      <text:p text:style-name="Standard"/>
      <text:h text:style-name="P346" text:outline-level="1">Capítulo 11 Aula 2 – Imagens que se adaptam sozinhas<text:span text:style-name="T221"/></text:h>
      <text:p text:style-name="P85"><text:span text:style-name="Source_20_Text"><text:span text:style-name="T170">Visualizar a pasta ex0</text:span></text:span><text:span text:style-name="Source_20_Text"><text:span text:style-name="T176">1</text:span></text:span><text:span text:style-name="Source_20_Text"><text:span text:style-name="T177">1</text:span></text:span></text:p>
      <text:p text:style-name="P85"><text:span text:style-name="Source_20_Text"/></text:p>
      <text:p text:style-name="Standard"><text:span text:style-name="Source_20_Text"><text:span text:style-name="T111">Imagem dinâmica</text:span></text:span><text:span text:style-name="Source_20_Text"><text:span text:style-name="T102"> é aquela imagem que vai se adaptando/adequando à </text:span></text:span><text:span text:style-name="Source_20_Text"><text:span text:style-name="T111">largura</text:span></text:span><text:span text:style-name="Source_20_Text"><text:span text:style-name="T102"> d</text:span></text:span><text:span text:style-name="Source_20_Text"><text:span text:style-name="T144">a</text:span></text:span><text:span text:style-name="Source_20_Text"><text:span text:style-name="T102"> tela </text:span></text:span><text:span text:style-name="Source_20_Text"><text:span text:style-name="T144">do seu dispositivo</text:span></text:span><text:span text:style-name="Source_20_Text"><text:span text:style-name="T102">.</text:span></text:span><text:span text:style-name="T177"/></text:p>
      <text:p text:style-name="Standard"><text:span text:style-name="Source_20_Text"/></text:p>
      <text:p text:style-name="P270">Primeiramente se cria a tag <text:span text:style-name="Source_20_Text"><text:span text:style-name="T23">&lt;picture&gt;</text:span></text:span>. Nela tem a tag <text:span text:style-name="T23">imagem</text:span>, só que a diferença é que ela permite que você crie <text:span text:style-name="T23">vários</text:span> <text:span text:style-name="Source_20_Text">sources</text:span> (várias fontes).<text:span text:style-name="T221"/></text:p>
      <text:p text:style-name="P270"/>
      <text:p text:style-name="P271"><text:span text:style-name="T23">Dentro</text:span> da tag <text:span text:style-name="Source_20_Text">&lt;picture&gt;</text:span> você coloca as imagens (no caso do exemplo ex011, são 3) que usará, claro, usando a tag <text:span text:style-name="Source_20_Text"><text:span text:style-name="T23">img</text:span></text:span>:<text:span text:style-name="T221"/></text:p>
      <text:p text:style-name="P271"/>
      <text:p text:style-name="Standard"><text:span text:style-name="Source_20_Text">&lt;picture&gt;</text:span><text:span text:style-name="T221"/></text:p>
      <text:p text:style-name="Standard"><text:span text:style-name="Source_20_Text"><text:tab/>&lt;img src="imagens/foto-g.png" alt="Imagem flexível"&gt;</text:span><text:span text:style-name="T221"/></text:p>
      <text:p text:style-name="Standard"><text:span text:style-name="Source_20_Text">&lt;/picture&gt;</text:span><text:span text:style-name="T221"/></text:p>
      <text:p text:style-name="Standard"/>
      <text:p text:style-name="P272">É <text:span text:style-name="T23">importante</text:span> ter tamanhos <text:span text:style-name="T23">diferentes</text:span> de imagem para telas de <text:span text:style-name="T23">tamanhos</text:span> diferentes por conta que os usuários não gostam de rolagem lateral, afetando a <text:span text:style-name="T23">experiência</text:span> dele com o seu site.<text:span text:style-name="T221"/></text:p>
      <text:p text:style-name="P272">Ao diminuir a experiência, a pessoa vai <text:span text:style-name="T23">sair</text:span> do seu site e isso passa para o Google a informação chamada <text:span text:style-name="T23">bounce rate</text:span> (taxa de rejeição).<text:span text:style-name="T221"/></text:p>
      <text:p text:style-name="P272">Essa taxa é uma medida para dar <text:span text:style-name="T23">valor</text:span> ou <text:span text:style-name="T23">desvalorizar</text:span> o seu site; vai afetar o quanto o Google irá indicar ou não o seu site.<text:span text:style-name="T221"/></text:p>
      <text:p text:style-name="P272"/>
      <text:p text:style-name="P273">Dentro da tag <text:span text:style-name="Source_20_Text">&lt;picture&gt;</text:span>, você coloca uma outra tag chamada <text:span text:style-name="Source_20_Text"><text:span text:style-name="T23">&lt;source&gt;</text:span></text:span> e escolha o parâmetro <text:span text:style-name="Source_20_Text"><text:span text:style-name="T23">media:tipe</text:span></text:span>.<text:span text:style-name="T221"/></text:p>
      <text:p text:style-name="P273"/>
      <text:p text:style-name="Standard"><text:span text:style-name="Source_20_Text">&lt;picture&gt;</text:span><text:span text:style-name="T221"/></text:p>
      <text:p text:style-name="P410"><text:span text:style-name="Source_20_Text"><text:tab/>&lt;source media="(max-width: )" srcset="imagens/foto-</text:span><text:span text:style-name="Source_20_Text"><text:span text:style-name="T271">m</text:span></text:span><text:span text:style-name="Source_20_Text">.png" <text:tab/>type="image/</text:span><text:span text:style-name="Source_20_Text"><text:span text:style-name="T271">png</text:span></text:span><text:span text:style-name="Source_20_Text">"&gt;</text:span><text:span text:style-name="T221"/></text:p>
      <text:p text:style-name="P411"><text:span text:style-name="Source_20_Text"><text:tab/>&lt;img src="imagens/foto-g.png" alt="Imagem flexível"&gt;</text:span><text:span text:style-name="T221"/></text:p>
      <text:p text:style-name="Standard"><text:span text:style-name="Source_20_Text">&lt;/picture&gt;</text:span><text:span text:style-name="T221"/></text:p>
      <text:p text:style-name="P274"><text:soft-page-break/>Lembrar de colocar <text:span text:style-name="Source_20_Text"><text:span text:style-name="T23">max-width</text:span></text:span><text:span text:style-name="T23"> </text:span><text:span text:style-name="T39">(largura máxima)</text:span>, mais usado assim.<text:span text:style-name="T221"/></text:p>
      <text:p text:style-name="P274"/>
      <text:p text:style-name="P275">No <text:span text:style-name="Source_20_Text"><text:span text:style-name="T38">max-width</text:span></text:span><text:span text:style-name="T223">, </text:span><text:span text:style-name="T202">você colocará o </text:span><text:span text:style-name="T23">tamanho</text:span><text:span text:style-name="T202"> da sua imagem por largura, no caso a imagem </text:span><text:span text:style-name="T23">foto-g</text:span><text:span text:style-name="T202"> tem 1000px.</text:span><text:span text:style-name="T221"/></text:p>
      <text:p text:style-name="P275"/>
      <text:p text:style-name="P275"><text:span text:style-name="T202">No </text:span><text:span text:style-name="Source_20_Text"><text:span text:style-name="T23">srcset</text:span></text:span><text:span text:style-name="T202"> você coloca o caminho da imagem média, a </text:span><text:span text:style-name="T23">foto-m</text:span><text:span text:style-name="T202">.</text:span><text:span text:style-name="T221"/></text:p>
      <text:p text:style-name="P275"/>
      <text:p text:style-name="P275"><text:span text:style-name="T23">Basicamente </text:span><text:span text:style-name="T202">esse código diz que: vai ser carregada a foto grande, mas se a tela for </text:span><text:span text:style-name="T23">menor</text:span><text:span text:style-name="T202"> que 1000px (chegar a menos de 1000px), ele carregará a </text:span><text:span text:style-name="T23">foto-m</text:span><text:span text:style-name="T202">.</text:span><text:span text:style-name="T221"/></text:p>
      <text:p text:style-name="P275"/>
      <text:p text:style-name="P414"><text:span text:style-name="T202">Diz que, em uma tela que tenha no </text:span><text:span text:style-name="T23">máximo</text:span><text:span text:style-name="T202"> 1000px, é pra carregar a </text:span><text:span text:style-name="T23">foto-m</text:span><text:span text:style-name="T202">, se tiver mais que isso, aí se carrega a </text:span><text:span text:style-name="T23">foto-g</text:span><text:span text:style-name="T202">.</text:span><text:span text:style-name="T221"/></text:p>
      <text:p text:style-name="P275"/>
      <text:p text:style-name="P275"><text:span text:style-name="T202">Geralmente aparece uma </text:span><text:span text:style-name="T23">“folguinha”</text:span><text:span text:style-name="T202">, deixando uma pequena barra de rolagem lateral, para resolver isso, basta colocar 50px a mais nos 1000px, assim o problema se resolve.</text:span><text:span text:style-name="T221"/></text:p>
      <text:p text:style-name="P275"/>
      <text:p text:style-name="P275"><text:span text:style-name="T202">Para telas </text:span><text:span text:style-name="T23">ainda menores</text:span><text:span text:style-name="T202">, tipo as de celular, o código ficará assim:</text:span><text:span text:style-name="T221"/></text:p>
      <text:p text:style-name="P275"/>
      <text:p text:style-name="Standard"><text:span text:style-name="Source_20_Text">&lt;picture&gt;</text:span><text:span text:style-name="T221"/></text:p>
      <text:p text:style-name="Standard"><text:span text:style-name="Source_20_Text"><text:tab/>&lt;source media="(max-width: 750px)" srcset="imagens/foto-p.png" <text:tab/>type="image/png"&gt;</text:span><text:span text:style-name="T221"/></text:p>
      <text:p text:style-name="Standard"><text:span text:style-name="Source_20_Text"><text:tab/>&lt;source media="(max-width: 1050px)" srcset="imagens/foto-<text:tab/>m.png" type="image/png"&gt;</text:span><text:span text:style-name="T221"/></text:p>
      <text:p text:style-name="Standard"><text:span text:style-name="Source_20_Text"><text:tab/>&lt;img src="imagens/foto-g.png" alt="Imagem flexível"&gt;</text:span><text:span text:style-name="T221"/></text:p>
      <text:p text:style-name="Standard"><text:span text:style-name="Source_20_Text">&lt;/picture&gt;</text:span><text:span text:style-name="T221"/></text:p>
      <text:p text:style-name="Standard"/>
      <text:p text:style-name="P275">Para funcionar <text:span text:style-name="T23">corretamente</text:span>, o primeiro <text:span text:style-name="Source_20_Text">&lt;source&gt;</text:span> <text:span text:style-name="T23">tem</text:span> que ser o com <text:span text:style-name="Source_20_Text">max-width</text:span> menor.<text:span text:style-name="T221"/></text:p>
      <text:p text:style-name="P275"/>
      <text:p text:style-name="P414">Ao colocar a imagem <text:span text:style-name="T23">maior</text:span> na tag <text:span text:style-name="Source_20_Text">&lt;img&gt;</text:span>, você vai colocando as <text:span text:style-name="T23">menores</text:span> antes dessa tag, usando a tag <text:span text:style-name="Source_20_Text">&lt;source&gt;</text:span>, isso porque se lê o código de cima para baixo.<text:span text:style-name="T221"/></text:p>
      <text:p text:style-name="P275"/>
      <text:p text:style-name="P275">No <text:span text:style-name="Source_20_Text"><text:span text:style-name="T23">srcset</text:span></text:span>, já se coloca o caminho para a imagem menor, a foto-p.<text:span text:style-name="T221"/></text:p>
      <text:p text:style-name="P275"/>
      <text:p text:style-name="Text_20_body"><text:span text:style-name="T272">V</text:span>ocê pode fazer uma <text:span text:style-name="T23">analogia</text:span> entre o uso dos elementos <text:span text:style-name="Source_20_Text">&lt;source&gt;</text:span> e <text:span text:style-name="Source_20_Text">&lt;img&gt;</text:span> dentro de um elemento <text:span text:style-name="Source_20_Text">&lt;picture&gt;</text:span> e o uso de uma estrutura de condição <text:span text:style-name="Source_20_Text"><text:span text:style-name="T23">if-else</text:span></text:span> em um programa.<text:span text:style-name="T221"/></text:p>
      <text:p text:style-name="Text_20_body">Pense nos <text:span text:style-name="T23">elementos</text:span> <text:span text:style-name="Source_20_Text">&lt;source&gt;</text:span> como as condições<text:span text:style-name="Source_20_Text"> </text:span><text:span text:style-name="Source_20_Text"><text:span text:style-name="T23">if</text:span></text:span><text:span text:style-name="Source_20_Text"> </text:span>e no <text:span text:style-name="T23">elemento</text:span> <text:span text:style-name="Source_20_Text">&lt;img&gt;</text:span> como o bloco de código <text:span text:style-name="Source_20_Text"><text:span text:style-name="T23">else</text:span></text:span>. O navegador analisa as condições definidas nos elementos <text:span text:style-name="Source_20_Text">&lt;source&gt;</text:span> <text:span text:style-name="T23">da mesma forma</text:span> que um programa avalia as condições em uma estrutura <text:span text:style-name="Source_20_Text">if</text:span>. Ele verifica cada condição, começando pela primeira, e seleciona a <text:span text:style-name="T23">primeira</text:span> condição que é <text:span text:style-name="T23">verdadeira</text:span>.<text:span text:style-name="T221"/></text:p>
      <text:p text:style-name="Text_20_body">Se uma condição definida no elemento <text:span text:style-name="Source_20_Text">&lt;source&gt;</text:span> é <text:span text:style-name="T23">atendida</text:span> (por exemplo, a largura máxima da tela é menor que 750px), o navegador carrega a imagem especificada naquele elemento. <text:span text:style-name="T23">Caso contrário</text:span>, se nenhuma das condições definidas pelos <text:span text:style-name="Source_20_Text"><text:span text:style-name="T23">&lt;source&gt;</text:span></text:span> é atendida, o navegador passa para o elemento <text:span text:style-name="Source_20_Text">&lt;img&gt;</text:span> e <text:span text:style-name="T23">carrega</text:span> a imagem especificada nele, assim como um programa executaria o bloco de código <text:span text:style-name="Source_20_Text">else</text:span> se <text:span text:style-name="T23">nenhuma</text:span> condição <text:span text:style-name="Source_20_Text">if</text:span> anterior fosse verdadeira.<text:span text:style-name="T221"/></text:p>
      <text:p text:style-name="Standard"><text:span text:style-name="T23">Em suma</text:span>, se colocasse o <text:span text:style-name="Source_20_Text">&lt;img&gt;</text:span> <text:span text:style-name="T23">antes</text:span> do <text:span text:style-name="Source_20_Text">&lt;source&gt;</text:span>, o código leria o <text:span text:style-name="Source_20_Text">&lt;img&gt;</text:span> e já o validaria, <text:span text:style-name="T23">descartando</text:span> os <text:span text:style-name="Source_20_Text">&lt;source&gt;</text:span> sequentes. Assim como se colocasse o <text:span text:style-name="Source_20_Text">else</text:span> <text:span text:style-name="T23">antes</text:span> do <text:span text:style-name="Source_20_Text">if</text:span>, o computador já validaria o <text:span text:style-name="Source_20_Text">else</text:span> e <text:span text:style-name="T23">nem leria</text:span> o <text:span text:style-name="Source_20_Text">if</text:span>.<text:span text:style-name="T221"/></text:p>
      <text:p text:style-name="P275"/>
      <text:p text:style-name="P415"><text:soft-page-break/><text:span text:style-name="T23">Dica</text:span>: Selecionando com <text:span text:style-name="T23">ctrl + x</text:span> em vez de <text:span text:style-name="T23">ctrl + c</text:span>, funcionaria como <text:span text:style-name="T23">recorte</text:span>, não precisando voltar para apagar o que copiou.<text:span text:style-name="T221"/></text:p>
      <text:p text:style-name="P275"/>
      <text:p text:style-name="P302">Um bom site para busca <text:span text:style-name="T23">PNG</text:span> é: <text:a xlink:type="simple" xlink:href="https://www.pngegg.com/" text:style-name="Internet_20_link" text:visited-style-name="Visited_20_Internet_20_Link"><text:span text:style-name="T202">https://www.pngegg.com/</text:span></text:a></text:p>
      <text:p text:style-name="P276"/>
      <text:p text:style-name="P275"/>
      <text:p text:style-name="P275"/>
      <text:p text:style-name="P275"/>
      <text:h text:style-name="P9" text:outline-level="1">Capítulo 11 Aula 3 – Colocando áudio no seu site</text:h>
      <text:p text:style-name="P86"><text:span text:style-name="Source_20_Text"><text:span text:style-name="T170">Visualizar a pasta ex0</text:span></text:span><text:span text:style-name="Source_20_Text"><text:span text:style-name="T176">1</text:span></text:span><text:span text:style-name="Source_20_Text"><text:span text:style-name="T177">1</text:span></text:span></text:p>
      <text:p text:style-name="P86"><text:span text:style-name="Source_20_Text"/></text:p>
      <text:p text:style-name="P277"><text:span text:style-name="T23">Lembrando</text:span> que as regras de licença e direitos para usar uma imagem, <text:span text:style-name="T23">também</text:span> valem para <text:span text:style-name="T23">mídia</text:span>, então músicas por exemplo, não se deve usar profissionalmente <text:span text:style-name="T23">sem</text:span> autorização.</text:p>
      <text:p text:style-name="P277"/>
      <text:p text:style-name="P278">O <text:span text:style-name="T23">YouTube</text:span> oferece uma gama de áudios para baixar <text:span text:style-name="T23">gratuitamente</text:span>, basta clicar na sua <text:span text:style-name="T23">conta</text:span> (o seu avatar na parte superior à direita), depois em <text:span text:style-name="T23">YouTube Studio</text:span> e depois em <text:span text:style-name="T23">Biblioteca de áudio</text:span>.</text:p>
      <text:p text:style-name="P278"/>
      <text:p text:style-name="P279">Também <text:span text:style-name="T23">lembrar</text:span> que arquivos de música com qualidade <text:span text:style-name="T23">muito alta</text:span>, geram arquivos <text:span text:style-name="T23">muito</text:span> grandes, afetando a navegação da mesma forma que uma imagem muito grande afeta.</text:p>
      <text:p text:style-name="P279"/>
      <text:p text:style-name="P280">Existem <text:span text:style-name="T23">duas</text:span> maneiras de adicionar um <text:span text:style-name="T23">áudio</text:span> no HTML.</text:p>
      <text:p text:style-name="P280">A mais <text:span text:style-name="T23">simples</text:span> <text:span text:style-name="T275">(e um pouco limitado) </text:span>é usando a tag <text:span text:style-name="Source_20_Text"><text:span text:style-name="T23">&lt;audio&gt;</text:span></text:span><text:span text:style-name="T202">, fiando assim:</text:span></text:p>
      <text:p text:style-name="P280"/>
      <text:p text:style-name="Standard"><text:span text:style-name="Source_20_Text">&lt;audio src="midia/EverybodyWantsToLoveYou.mp3" </text:span><text:span text:style-name="Source_20_Text"><text:span text:style-name="T273">controls autoplay</text:span></text:span><text:span text:style-name="Source_20_Text">&gt;&lt;/audio&gt;</text:span></text:p>
      <text:p text:style-name="Standard"/>
      <text:p text:style-name="P281">O parâmetro <text:span text:style-name="Source_20_Text"><text:span text:style-name="T23">autoplay</text:span></text:span> é pra tocar <text:span text:style-name="T23">automaticamente</text:span> ao abrir o site. Alguns navegadores <text:span text:style-name="T23">não</text:span> <text:span text:style-name="T274">tem total compatibilidade </text:span><text:span text:style-name="T275">com ele. </text:span><text:span text:style-name="T277">O Chrome </text:span><text:span text:style-name="T41">não tem</text:span><text:span text:style-name="T277">, pois a Google decidiu que o usuário que tem que </text:span><text:span text:style-name="T41">permitir</text:span><text:span text:style-name="T277"> se quer ou não ouvir. Já o </text:span><text:span text:style-name="T41">Edge</text:span><text:span text:style-name="T277"> tem suporte.</text:span></text:p>
      <text:p text:style-name="P281"/>
      <text:p text:style-name="P283">Os formatos mais aceitos são: <text:span text:style-name="T23">MP3</text:span>, <text:span text:style-name="T23">WAV</text:span> e <text:span text:style-name="T23">OGG</text:span>.</text:p>
      <text:p text:style-name="P281"/>
      <text:p text:style-name="P281">O <text:span text:style-name="Source_20_Text"><text:span text:style-name="T23">controls</text:span></text:span> é pra criar um <text:span text:style-name="T23">player</text:span> para tocar ou pausar o áudio que você colocou no site.</text:p>
      <text:p text:style-name="P281"/>
      <text:p text:style-name="P285">A <text:span text:style-name="T23">segunda</text:span> forma é usando a tag <text:span text:style-name="Source_20_Text"><text:span text:style-name="T23">&lt;audio&gt;</text:span></text:span> de maneira diferente <text:span text:style-name="T308">(</text:span><text:span text:style-name="T99">semelhante</text:span><text:span text:style-name="T308"> ao da </text:span><text:span text:style-name="T99">imagem</text:span><text:span text:style-name="T308">, só que usando a tag </text:span><text:span text:style-name="Source_20_Text"><text:span text:style-name="T308">&lt;picture&gt;)</text:span></text:span>:</text:p>
      <text:p text:style-name="P284"/>
      <text:p text:style-name="P291"><text:span text:style-name="Source_20_Text">&lt;audio preload="metadata" controls&gt;</text:span></text:p>
      <text:p text:style-name="Standard"><text:span text:style-name="Source_20_Text"><text:tab/>&lt;source src="midia/EverybodyWantsToLoveYou.mp3" <text:tab/>type="audio/mpeg"&gt;</text:span></text:p>
      <text:p text:style-name="Standard"><text:span text:style-name="Source_20_Text"><text:tab/>&lt;source src="midia/EverybodyWantsToLoveYou.mp3" <text:tab/>type="audio/ogg"&gt;</text:span></text:p>
      <text:p text:style-name="Standard"><text:span text:style-name="Source_20_Text"><text:tab/>&lt;source src="midia/EverybodyWantsToLoveYou.mp3" <text:tab/>type="audio/wav"&gt;</text:span></text:p>
      <text:p text:style-name="Standard"><text:span text:style-name="Source_20_Text"><text:tab/>&lt;p&gt;Infelizmente seu navegador não consegue reproduzir áudio. &lt;a href="midia/EverybodyWantsToLoveYou.mp3"&gt;Clique aqui para baixar o arquivo <text:tab/>MP3.&lt;/a&gt;&lt;/p&gt;</text:span></text:p>
      <text:p text:style-name="Standard"><text:soft-page-break/><text:span text:style-name="Source_20_Text">&lt;/audio&gt;</text:span></text:p>
      <text:p text:style-name="Standard"/>
      <text:p text:style-name="P286">O <text:span text:style-name="Source_20_Text"><text:span text:style-name="T23">type</text:span></text:span> é o tipo de mídia, cada um tem o seu <text:span text:style-name="T23">media-type</text:span> específico. Na <text:span text:style-name="T23">apostila</text:span> do capitulo tem uma lista, mas não é difícil achar na internet também.</text:p>
      <text:p text:style-name="P286"/>
      <text:p text:style-name="P286">Como mostrado no <text:span text:style-name="T23">exemplo</text:span>, temos três <text:span text:style-name="Source_20_Text"><text:span text:style-name="T23">source</text:span></text:span>, cada um com o <text:span text:style-name="T23">mesmo</text:span> áudio em formatos <text:span text:style-name="T23">diferentes</text:span>. A ordem é <text:span text:style-name="T23">importante</text:span>, pois o código será lido de <text:span text:style-name="T23">cima para baixo</text:span>, então <text:span text:style-name="T276">no caso, </text:span><text:span text:style-name="T40">primeiro</text:span><text:span text:style-name="T276"> tentará carregar o </text:span><text:span text:style-name="T40">MP3</text:span><text:span text:style-name="T276">, se não conseguir, ele tentará o </text:span><text:span text:style-name="T40">OGG</text:span><text:span text:style-name="T276"> e se não conseguir ele tentará o </text:span><text:span text:style-name="T40">WAV</text:span><text:span text:style-name="T276">.</text:span></text:p>
      <text:p text:style-name="P286"/>
      <text:p text:style-name="P287"><text:span text:style-name="T23">Lembrando</text:span> que para ter os áudios em formatos diferente<text:span text:style-name="T309">s</text:span>, deve-se <text:span text:style-name="T23">converter</text:span> o áudio em um outro programa primeiro.</text:p>
      <text:p text:style-name="P287"/>
      <text:p text:style-name="P288">O <text:span text:style-name="Source_20_Text"><text:span text:style-name="T23">&lt;p&gt;</text:span></text:span> é pra caso <text:span text:style-name="T23">nenhum</text:span> <text:span text:style-name="T23">carregue</text:span>, assim você pode deixar um <text:span text:style-name="T23">link</text:span> para a pessoa baixar.</text:p>
      <text:p text:style-name="P287"/>
      <text:p text:style-name="P289">Há também <text:span text:style-name="T23">parâmetros</text:span> para colocar na tag <text:span text:style-name="Source_20_Text">&lt;audio&gt;</text:span>, como o <text:span text:style-name="Source_20_Text"><text:span text:style-name="T23">preload=””</text:span></text:span>.</text:p>
      <text:p text:style-name="P289">O <text:span text:style-name="Source_20_Text"><text:span text:style-name="T23">preload</text:span></text:span> pode colocar entre as aspas:</text:p>
      <text:p text:style-name="P289"><text:span text:style-name="Source_20_Text"><text:span text:style-name="T23">auto</text:span></text:span> – é o padrão. Faz o áudio carregar junto com o site, só que pode ser problemático se o áudio for pesado, demorando mais pra carregar o seu site.</text:p>
      <text:p text:style-name="P289"><text:span text:style-name="Source_20_Text"><text:span text:style-name="T23">metadata</text:span></text:span> – carregará só o nome do arquivo, data, duração, informações do áudio.</text:p>
      <text:p text:style-name="P289"><text:span text:style-name="Source_20_Text"><text:span text:style-name="T23">none</text:span></text:span> – não carregará nada, somente quando o usuário apertar o play.</text:p>
      <text:p text:style-name="P289"/>
      <text:p text:style-name="P292">O <text:span text:style-name="Source_20_Text"><text:span text:style-name="T23">loop</text:span></text:span>, que faz com que o audio toque de novo quando ele terminar.</text:p>
      <text:p text:style-name="P289"/>
      <text:p text:style-name="P290">Pode colocar os mesmos parâmetros como <text:span text:style-name="Source_20_Text"><text:span text:style-name="T23">autoplay</text:span></text:span> e <text:span text:style-name="Source_20_Text"><text:span text:style-name="T23">controls</text:span></text:span> nessa segunda forma, só lembrando que se colocar <text:span text:style-name="Source_20_Text">autoplay</text:span>, o <text:span text:style-name="Source_20_Text">preload</text:span> tem que estar no <text:span text:style-name="Source_20_Text"><text:span text:style-name="T23">auto</text:span></text:span>.</text:p>
      <text:p text:style-name="P290"/>
      <text:p text:style-name="P292">Mesmo sendo compatível, é recomendado <text:span text:style-name="T23">não</text:span> usar arquivo em formato <text:span text:style-name="T23">WAV</text:span>, pois são arquivos <text:span text:style-name="T23">muito</text:span> grandes e pesados, <text:span text:style-name="T23">pesando</text:span> o seu site.</text:p>
      <text:p text:style-name="P292"/>
      <text:p text:style-name="P295"><text:span text:style-name="T23">Lembrando</text:span> que, arquivos de <text:span text:style-name="T23">alta qualidade</text:span> são recomendados para se colocar pra <text:span text:style-name="T23">download</text:span>, não para usar em <text:span text:style-name="T23">navegação</text:span>.</text:p>
      <text:p text:style-name="P295"/>
      <text:p text:style-name="P295"/>
      <text:p text:style-name="P295"/>
      <text:h text:style-name="P10" text:outline-level="1">Capítulo 11 Aula 4 – Formatos de vídeo para seu site</text:h>
      <text:p text:style-name="P87"><text:span text:style-name="Source_20_Text"><text:span text:style-name="T170">Visualizar a pasta ex0</text:span></text:span><text:span text:style-name="Source_20_Text"><text:span text:style-name="T176">1</text:span></text:span><text:span text:style-name="Source_20_Text"><text:span text:style-name="T178">2</text:span></text:span></text:p>
      <text:p text:style-name="P87"><text:span text:style-name="Source_20_Text"/></text:p>
      <text:p text:style-name="P296"><text:span text:style-name="T23">Lembrando</text:span> mais uma vez: <text:span text:style-name="T23">cuidado</text:span> com direitos autorais ao baixar e usar <text:span text:style-name="T23">profissionalmente</text:span> vídeos.</text:p>
      <text:p text:style-name="P297"/>
      <text:p text:style-name="P297">O site <text:a xlink:type="simple" xlink:href="https://www.pexels.com/pt-br/" text:style-name="Internet_20_link" text:visited-style-name="Visited_20_Internet_20_Link">https://www.pexels.com/pt-br/</text:a> também contém <text:span text:style-name="T23">vídeos gratuitos</text:span> para baixar e usar.</text:p>
      <text:p text:style-name="P297"/>
      <text:p text:style-name="P298">Os formatos de vídeos <text:span text:style-name="T23">mais</text:span> utilizados e suportados são:</text:p>
      <text:p text:style-name="P298"/>
      <text:p text:style-name="P298"><text:span text:style-name="T23">MP4</text:span> – são os arquivos .mp4 ou .m4v</text:p>
      <text:p text:style-name="P298"><text:span text:style-name="T23">W</text:span><text:span text:style-name="T43">eb</text:span><text:span text:style-name="T23">M </text:span>– é pequeno e com pouca qualidade</text:p>
      <text:p text:style-name="P298"><text:soft-page-break/><text:span text:style-name="T23">OGG</text:span> – que também tem vídeo no formato .OGV</text:p>
      <text:p text:style-name="P298"/>
      <text:p text:style-name="P299">Como nos arquivos de <text:span text:style-name="T19">imagem</text:span>, o ideal é ter <text:span text:style-name="T23">vários</text:span> arquivos com <text:span text:style-name="T23">variados</text:span> formatos, para garantir que, pelo menos, um vai ser suport<text:span text:style-name="T281">ado</text:span> pelo navegador do usuário.</text:p>
      <text:p text:style-name="P299"/>
      <text:p text:style-name="P300">Um programa bom e <text:span text:style-name="T23">gratuito</text:span> para converter vídeos é o <text:span text:style-name="T23">HandBrake</text:span><text:span text:style-name="T202">. Basta arrastar o arquivo dentro dele que ele o decodificará e dará as opções de conversão.</text:span></text:p>
      <text:p text:style-name="P301"/>
      <text:p text:style-name="P301"><text:span text:style-name="T202">Um tamanho bom de usar é o </text:span><text:span text:style-name="T23">Creator 720p60</text:span><text:span text:style-name="T202"> (fica na parte Perfil do HandBrake), pois é um tamanho recomendado para YouTube e Vimeo.</text:span></text:p>
      <text:p text:style-name="P299"/>
      <text:p text:style-name="P300">Se quiser colocar um vídeo hospedado no <text:span text:style-name="T23">próprio</text:span> sistema, <text:span text:style-name="T278">no próprio site, </text:span><text:span text:style-name="T42">evite</text:span><text:span text:style-name="T278"> vídeos acima de 1080p, </text:span><text:span text:style-name="T279">como o 4k, por exemplo</text:span><text:span text:style-name="T278">.</text:span></text:p>
      <text:p text:style-name="Standard"/>
      <text:p text:style-name="Standard">Recentemente o <text:span text:style-name="T23">Adobe Stock</text:span> liberou uma seção de fotos, vídeos, vetores e mais um monte de coisas <text:span text:style-name="T23">gratuito</text:span>, no lançamento eram 5000 assets. <text:span text:style-name="T280">É</text:span> uma boa pedida, <text:span text:style-name="T280">pois </text:span>são de <text:span text:style-name="T23">alta qualidade</text:span>.</text:p>
      <text:p text:style-name="Standard"/>
      <text:p text:style-name="P300"/>
      <text:h text:style-name="P11" text:outline-level="1">Capítulo 11 Aula 5 – Vídeos em hospedagem própria</text:h>
      <text:p text:style-name="P88"><text:span text:style-name="Source_20_Text"><text:span text:style-name="T170">Visualizar a pasta ex0</text:span></text:span><text:span text:style-name="Source_20_Text"><text:span text:style-name="T176">1</text:span></text:span><text:span text:style-name="Source_20_Text"><text:span text:style-name="T178">2</text:span></text:span></text:p>
      <text:p text:style-name="P300"/>
      <text:p text:style-name="P303">A forma mais <text:span text:style-name="T23">simples</text:span> de implementar <text:span text:style-name="T23">vídeo</text:span> é usando a tag <text:span text:style-name="Source_20_Text"><text:span text:style-name="T23">&lt;video&gt;</text:span></text:span>, basta digitar que já vai de indicar essa tag.</text:p>
      <text:p text:style-name="P303"/>
      <text:p text:style-name="Standard"><text:span text:style-name="Source_20_Text">&lt;video src="midia/meu-video-720.mp4" width="500" controls&gt;&lt;/video&gt;</text:span></text:p>
      <text:p text:style-name="Standard"/>
      <text:p text:style-name="P304">O <text:span text:style-name="Source_20_Text"><text:span text:style-name="T23">src</text:span></text:span><text:span text:style-name="T23"> </text:span><text:span text:style-name="T44">(source)</text:span>, como sempre, é definindo o <text:span text:style-name="T23">local</text:span> onde se encontra o arquivo.</text:p>
      <text:p text:style-name="Standard"/>
      <text:p text:style-name="P304">O <text:span text:style-name="Source_20_Text"><text:span text:style-name="T23">width</text:span></text:span> é pra determinar a <text:span text:style-name="T23">largura</text:span> do vídeo, pois muito provavelmente o vídeo sem essa configuração, ficará com uma tela enorme.</text:p>
      <text:p text:style-name="P304"/>
      <text:p text:style-name="P304">O <text:span text:style-name="Source_20_Text"><text:span text:style-name="T23">controls</text:span></text:span> é pra criar os <text:span text:style-name="T23">botões</text:span> de play e volume, variando de navegador.</text:p>
      <text:p text:style-name="P304"/>
      <text:p text:style-name="P305">O <text:span text:style-name="T23">ideal</text:span> é, assim como nas imagens, usar e colocar <text:span text:style-name="T23">todos</text:span> os formatos de vídeo <text:span text:style-name="T282">(</text:span><text:span text:style-name="T283">MP</text:span><text:span text:style-name="T282">4, </text:span><text:span text:style-name="T283">WebM</text:span><text:span text:style-name="T282"> e </text:span><text:span text:style-name="T283">OGG</text:span><text:span text:style-name="T282">) </text:span>no código, garantindo que, pelo menos, <text:span text:style-name="T23">um</text:span> deles carregará para o usuário.</text:p>
      <text:p text:style-name="P306">Sendo assim, deve-se usar a mesma tag <text:span text:style-name="Source_20_Text"><text:span text:style-name="T23">&lt;video&gt;</text:span></text:span>, só que ela <text:span text:style-name="T23">aberta</text:span>:</text:p>
      <text:p text:style-name="P306"/>
      <text:p text:style-name="P310"><text:span text:style-name="Source_20_Text">&lt;video</text:span><text:span text:style-name="Source_20_Text"><text:span text:style-name="T284"> </text:span></text:span><text:span text:style-name="Source_20_Text">poster="imagens/thump-dog.png" width="500" controls </text:span><text:span text:style-name="Source_20_Text"><text:span text:style-name="T284">loop </text:span></text:span><text:span text:style-name="Source_20_Text"><text:span text:style-name="T286">muted </text:span></text:span><text:span text:style-name="Source_20_Text"><text:span text:style-name="T285">autoplay</text:span></text:span><text:span text:style-name="Source_20_Text">&gt;</text:span></text:p>
      <text:p text:style-name="Standard"><text:span text:style-name="Source_20_Text"><text:tab/>&lt;source src="midia/meu-video.webm" type="video/webm"&gt;</text:span></text:p>
      <text:p text:style-name="Standard"><text:span text:style-name="Source_20_Text"><text:tab/>&lt;source src="midia/meu-video.mp4" type="video/mp4"&gt;</text:span></text:p>
      <text:p text:style-name="Standard"><text:span text:style-name="Source_20_Text"><text:tab/>&lt;source src="midia/meu-video.ogv" type="video/ogg"&gt;</text:span></text:p>
      <text:p text:style-name="Standard"><text:span text:style-name="Source_20_Text"><text:tab/>&lt;p&gt;Seu navegador não tem compatibilidade com reprodução de <text:tab/>vídeo.&lt;/p&gt;</text:span></text:p>
      <text:p text:style-name="Standard"><text:span text:style-name="Source_20_Text">&lt;/video&gt;</text:span></text:p>
      <text:p text:style-name="P307"/>
      <text:p text:style-name="P308">Basta digitar <text:span text:style-name="Source_20_Text"><text:span text:style-name="T23">source</text:span></text:span> e escolher <text:span text:style-name="Source_20_Text"><text:span text:style-name="T23">source:src</text:span></text:span> que virá a tag correta e completa.</text:p>
      <text:p text:style-name="P306"/>
      <text:p text:style-name="P308"><text:soft-page-break/>O parâmetro <text:span text:style-name="Source_20_Text"><text:span text:style-name="T23">type</text:span></text:span> aqui funciona da <text:span text:style-name="T23">mesma forma</text:span> que na imagem, cada formato tem seu tipo, então pesquisar a que <text:span text:style-name="T23">corresponde</text:span> com o arquivo que vai usar.</text:p>
      <text:p text:style-name="P308"/>
      <text:p text:style-name="P309">O <text:span text:style-name="Source_20_Text"><text:span text:style-name="T23">poster</text:span></text:span> é quando você quer que o vídeo tenha uma <text:span text:style-name="T23">thumbnail</text:span>, assim antes de começar, ele terá uma imagem.</text:p>
      <text:p text:style-name="P309"/>
      <text:p text:style-name="P293">O <text:span text:style-name="Source_20_Text"><text:span text:style-name="T23">loop</text:span></text:span>, que faz com que o <text:span text:style-name="T284">vídeo</text:span> <text:span text:style-name="T284">passe</text:span> <text:span text:style-name="T23">de novo</text:span> quando ele terminar.</text:p>
      <text:p text:style-name="P293"/>
      <text:p text:style-name="P282">O parâmetro <text:span text:style-name="Source_20_Text"><text:span text:style-name="T23">autoplay</text:span></text:span> é pra <text:span text:style-name="T285">rodar o vídeo</text:span> <text:span text:style-name="T23">automaticamente</text:span> ao abrir o site. Alguns navegadores <text:span text:style-name="T23">não</text:span> <text:span text:style-name="T274">tem total compatibilidade </text:span><text:span text:style-name="T275">com ele. </text:span></text:p>
      <text:p text:style-name="P282"/>
      <text:p text:style-name="P282"><text:span text:style-name="T286">Para que funcione no </text:span><text:span text:style-name="T46">Chrome</text:span><text:span text:style-name="T286">, basta colocar o parâmetro </text:span><text:span text:style-name="Source_20_Text"><text:span text:style-name="T46">muted</text:span></text:span><text:span text:style-name="T286"> antes do </text:span><text:span text:style-name="Source_20_Text"><text:span text:style-name="T46">autoplay</text:span></text:span><text:span text:style-name="T286">, assim o vídeo carregará, mas sem som.</text:span></text:p>
      <text:p text:style-name="P308"/>
      <text:p text:style-name="P309"><text:span text:style-name="T23">Lembrando</text:span> para dar preferência para que <text:span text:style-name="T23">comece</text:span> com o formato do arquivo <text:span text:style-name="T23">menor</text:span>, no caso é o <text:span text:style-name="T23">WebM</text:span><text:span text:style-name="T202">.</text:span></text:p>
      <text:p text:style-name="P309"/>
      <text:p text:style-name="P294"><text:span text:style-name="T23">Aviso</text:span><text:span text:style-name="T202">: vídeos hospedados dessa maneira, </text:span><text:span text:style-name="T224">ou seja, no </text:span><text:span text:style-name="T100">próprio</text:span><text:span text:style-name="T224"> servidor,</text:span><text:span text:style-name="T202"> usando a tag </text:span><text:span text:style-name="Source_20_Text"><text:span text:style-name="T202">&lt;video&gt;</text:span></text:span><text:span text:style-name="T202"> consumirá </text:span><text:span text:style-name="T23">muito</text:span><text:span text:style-name="T202"> tráfego de dados, e assim ficando caro. No </text:span><text:span text:style-name="T23">próximo</text:span><text:span text:style-name="T202"> capítulo tem uma forma bem melhor e mais barata.</text:span></text:p>
      <text:p text:style-name="P294"/>
      <text:h text:style-name="P13" text:outline-level="1">Capítulo 11 Aula 6 – Incorporação de vídeos externos</text:h>
      <text:p text:style-name="P89"><text:span text:style-name="Source_20_Text"><text:span text:style-name="T179">Visualizar a pasta ex0</text:span></text:span><text:span text:style-name="Source_20_Text"><text:span text:style-name="T180">1</text:span></text:span><text:span text:style-name="Source_20_Text"><text:span text:style-name="T181">2</text:span></text:span></text:p>
      <text:p text:style-name="P89"><text:span text:style-name="Source_20_Text"/></text:p>
      <text:p text:style-name="P311"><text:span text:style-name="T202">No </text:span><text:span text:style-name="T23">capítulo anterior</text:span><text:span text:style-name="T202">, vimos que usar a tag </text:span><text:span text:style-name="Source_20_Text"><text:span text:style-name="T23">&lt;video&gt;</text:span></text:span><text:span text:style-name="T202"> com vídeos hospedados no seu </text:span><text:span text:style-name="T23">próprio</text:span><text:span text:style-name="T202"> servidor, ou seja, na sua própria máquina, fica </text:span><text:span text:style-name="T23">caro</text:span><text:span text:style-name="T202"> e não é tão prático.</text:span></text:p>
      <text:p text:style-name="P311"/>
      <text:p text:style-name="P311"><text:span text:style-name="T202">Uma solução para isso é </text:span><text:span text:style-name="T23">adicionando</text:span><text:span text:style-name="T202"> os vídeos em serviços de hospedagem de vídeo, como o </text:span><text:span text:style-name="T23">YouTube</text:span><text:span text:style-name="T202">.</text:span></text:p>
      <text:p text:style-name="P311"/>
      <text:p text:style-name="P209">No caso, vamos usar como exemplo um vídeo <text:span text:style-name="T23">já</text:span> hospedado.</text:p>
      <text:p text:style-name="P311"/>
      <text:p text:style-name="P311"><text:span text:style-name="T202">Basta escolher o vídeo desejado, clicar em </text:span><text:span text:style-name="T23">Compartilhar</text:span><text:span text:style-name="T202"> e em </text:span><text:span text:style-name="T23">Incorporar</text:span><text:span text:style-name="T202">, assim será criado um código para você.</text:span></text:p>
      <text:p text:style-name="P311"/>
      <text:p text:style-name="P311"><text:span text:style-name="T202">Se for um </text:span><text:span text:style-name="T23">Short vídeo</text:span><text:span text:style-name="T202">, basta clicar com o </text:span><text:span text:style-name="T23">botão direito</text:span><text:span text:style-name="T202"> e clicar em </text:span><text:span text:style-name="T23">Copiar código de incorporação</text:span><text:span text:style-name="T202">.</text:span></text:p>
      <text:p text:style-name="P210">Exemplo:</text:p>
      <text:p text:style-name="P312"/>
      <text:p text:style-name="Standard"><text:span text:style-name="Source_20_Text">&lt;iframe width="320" height="560" src="https://www.youtube.com/embed/clyBWu-daE4" title="Walter is the ultimate backseat driver. #frenchie #dog #frenchiebulldog #dogmom" frameborder="0" allow="accelerometer; autoplay; clipboard-write; encrypted-media; gyroscope; picture-in-picture; web-share" allowfullscreen&gt;&lt;/iframe&gt;</text:span></text:p>
      <text:p text:style-name="P311"/>
      <text:p text:style-name="P313"><text:span text:style-name="T202">Quando alguém der play no vídeo </text:span><text:span text:style-name="T23">upado</text:span><text:span text:style-name="T202"> no YouTube que você </text:span><text:span text:style-name="T23">incorporou</text:span><text:span text:style-name="T202"> ao seu site, o consumo de dados será no </text:span><text:span text:style-name="T23">servidor</text:span><text:span text:style-name="T202"> do YouTube, não mais no seu, economizando dinheiro.</text:span></text:p>
      <text:p text:style-name="P314"><text:soft-page-break/><text:span text:style-name="T202">Já que o </text:span><text:span text:style-name="T23">segundo</text:span><text:span text:style-name="T202"> maior buscador do mundo é o YouTube (o primeiro é o Google), convém </text:span><text:span text:style-name="T23">muito</text:span><text:span text:style-name="T202"> em criar uma conta no mesmo para hospedar seus vídeos.</text:span></text:p>
      <text:p text:style-name="P211">Isso amplia ainda mais a visualização, a abrangência que o algoritmo do Google dará.</text:p>
      <text:p text:style-name="P314"/>
      <text:p text:style-name="P315"><text:span text:style-name="T225">S</text:span><text:span text:style-name="T202">e </text:span><text:span text:style-name="T23">não</text:span><text:span text:style-name="T202"> quiser que o vídeo upado no YouTube fique </text:span><text:span text:style-name="T23">público</text:span><text:span text:style-name="T202"> (á que ao upar, qualquer um poderá ver), quiser algo </text:span><text:span text:style-name="T23">privado</text:span><text:span text:style-name="T202"> só pra algumas pessoas verem, então melhor usar </text:span><text:span text:style-name="T23">outra</text:span><text:span text:style-name="T202"> hospedagem de vídeo que lhe forneça essa particularidade, </text:span><text:span text:style-name="T226">como o </text:span><text:span text:style-name="T45">Vimeo</text:span><text:span text:style-name="T226">.</text:span></text:p>
      <text:p text:style-name="P315"/>
      <text:p text:style-name="P316"><text:span text:style-name="T202">A </text:span><text:span text:style-name="T23">vantagem</text:span><text:span text:style-name="T202"> do Vimeo é que a qualidade é </text:span><text:span text:style-name="T23">maior</text:span><text:span text:style-name="T202"> e tem mais opções pra escolher ao </text:span><text:span text:style-name="T23">incorporar</text:span><text:span text:style-name="T202">. O </text:span><text:span text:style-name="T23">ruim</text:span><text:span text:style-name="T202"> é que ele </text:span><text:span text:style-name="T23">não</text:span><text:span text:style-name="T202"> tem um algoritmo tão bom quanto o do YouTube.</text:span></text:p>
      <text:p text:style-name="P316"/>
      <text:p text:style-name="P316"/>
      <text:p text:style-name="P316"/>
      <text:h text:style-name="P347" text:outline-level="1">Capítulo 12 Aula 1 – Estilos CSS inline<text:span text:style-name="T202"/></text:h>
      <text:p text:style-name="P90"><text:span text:style-name="Source_20_Text"><text:span text:style-name="T179">Visualizar a pasta ex0</text:span></text:span><text:span text:style-name="Source_20_Text"><text:span text:style-name="T180">1</text:span></text:span><text:span text:style-name="Source_20_Text"><text:span text:style-name="T182">3</text:span></text:span></text:p>
      <text:p text:style-name="P90"><text:span text:style-name="Source_20_Text"/></text:p>
      <text:p text:style-name="P317"><text:span text:style-name="T23">CSS</text:span> significa cascading style sheets (folhas de estilo em cascata), dessa forma <text:span text:style-name="T309">se</text:span> conjulga no <text:span text:style-name="T23">plural </text:span><text:span text:style-name="T47">do feminino</text:span>, então ficaria “as CSS”. Mas não há problema falar no masculino e no singular.<text:span text:style-name="T202"/></text:p>
      <text:p text:style-name="P317"/>
      <text:p text:style-name="P317"><text:span text:style-name="T47">Lembrar </text:span><text:span text:style-name="T287">que os estilos vistos nos capítulos anteriores que </text:span><text:span text:style-name="T47">não</text:span><text:span text:style-name="T287"> se devem usar no HTML, como alterar a cor do fundo direto na tag </text:span><text:span text:style-name="Source_20_Text"><text:span text:style-name="T287">&lt;body&gt;</text:span></text:span><text:span text:style-name="T287">, por exemplo. A questão de </text:span><text:span text:style-name="T47">semântica e forma</text:span><text:span text:style-name="T287">. No CSS veremos as </text:span><text:span text:style-name="T47">formas</text:span><text:span text:style-name="T287">.</text:span><text:span text:style-name="T202"/></text:p>
      <text:p text:style-name="P317"/>
      <text:p text:style-name="P318">As folhas de estilo, as CSS, <text:span text:style-name="T23">permitirão</text:span> que você dê um estilo para sua página.<text:span text:style-name="T202"/></text:p>
      <text:p text:style-name="P318"/>
      <text:p text:style-name="P418">As CSS podem ser aplicadas de <text:span text:style-name="T23">três</text:span> formas e uma das que falaremos agora é a <text:span text:style-name="T23">inline</text:span>.<text:span text:style-name="T202"/></text:p>
      <text:p text:style-name="P319">A inline é a mais <text:span text:style-name="T23">fraca</text:span> e a <text:span text:style-name="T23">menos</text:span> <text:span text:style-name="T23">recomendada</text:span>, mas é o que dará o primeiro contato com CSS.<text:span text:style-name="T202"/></text:p>
      <text:p text:style-name="P319"/>
      <text:p text:style-name="P320">Ela já foi usada em <text:span text:style-name="T23">exemplos anteriores</text:span>, mas aqui vai mais um:<text:span text:style-name="T202"/></text:p>
      <text:p text:style-name="P320"/>
      <text:p text:style-name="P421"><text:span text:style-name="Source_20_Text">&lt;body style="background-color: bisque; font-family: Arial, Helvetica, sans-serif; font-size: 20px;"&gt;</text:span><text:span text:style-name="T202"/></text:p>
      <text:p text:style-name="P421"><text:span text:style-name="Source_20_Text"><text:tab/>&lt;h1 style="color: rgb(112, 87, 57); font-size: <text:tab/>1.5em;”&gt;Ca</text:span><text:span text:style-name="Source_20_Text"><text:span text:style-name="T289">p</text:span></text:span><text:span text:style-name="Source_20_Text">ítulo 1&lt;/h1&gt;</text:span><text:span text:style-name="T202"/></text:p>
      <text:p text:style-name="P421"><text:span text:style-name="Source_20_Text"><text:tab/>&lt;h2 style="color: brown; font-size: 1.</text:span><text:span text:style-name="Source_20_Text"><text:span text:style-name="T291">2</text:span></text:span><text:span text:style-name="Source_20_Text">em;"&gt;Capítulo 1.1&lt;/h2&gt;</text:span><text:span text:style-name="T202"/></text:p>
      <text:p text:style-name="P422"><text:span text:style-name="Source_20_Text"><text:tab/>&lt;p style="text-align: justify;"&gt;Lorem ipsum dolor, sit amet <text:tab/>consectetur adipisicing elit. <text:tab/>Dolores, pariatur illo <text:tab/>exercitationem recusandae corrupti consectetur harum quam <text:tab/>laudantium odit animi,laborum, omnis accusantium expedita. <text:tab/>Corrupti provident <text:tab/>eligendi <text:tab/>asperiores commodi dolore.&lt;/p&gt;</text:span><text:span text:style-name="T202"/></text:p>
      <text:p text:style-name="Standard"><text:span text:style-name="Source_20_Text">&lt;/body&gt;</text:span><text:span text:style-name="T202"/></text:p>
      <text:p text:style-name="Standard"/>
      <text:p text:style-name="P320">Antes se colocava <text:span text:style-name="Source_20_Text"><text:span text:style-name="T23">bgcolor=””</text:span></text:span>, mas como é um parâmetro <text:span text:style-name="T23">sem</text:span> semântica, ficou em <text:span text:style-name="T23">desuso</text:span>.<text:span text:style-name="T202"/></text:p>
      <text:p text:style-name="P320">Sendo assim, se usa o CSS com o <text:span text:style-name="Source_20_Text"><text:span text:style-name="T23">style=””</text:span></text:span> dentro da tag <text:span text:style-name="Source_20_Text">&lt;body&gt;</text:span>, por exemplo.<text:span text:style-name="T202"/></text:p>
      <text:p text:style-name="P320"/>
      <text:p text:style-name="P423">Pode-se colocar <text:span text:style-name="T23">mais</text:span> mudanças dentro das aspas do <text:span text:style-name="Source_20_Text"><text:span text:style-name="T23">style</text:span></text:span>, basta separar por <text:span text:style-name="T23">ponto-vírgula</text:span> (como visto na tag <text:span text:style-name="Source_20_Text">&lt;body&gt;</text:span>).<text:span text:style-name="T202"/></text:p>
      <text:p text:style-name="P320"/>
      <text:p text:style-name="P424">O <text:span text:style-name="T23">inline</text:span> seria então a possibilidade de colocar <text:span text:style-name="T23">dentro</text:span> de cada tag um <text:span text:style-name="Source_20_Text"><text:span text:style-name="T23">style</text:span></text:span> (estilo) e assim configurar seu conteúdo. <text:span text:style-name="T288">A possibilidade de colocar um estilo </text:span><text:span text:style-name="T48">local</text:span><text:span text:style-name="T288">.</text:span><text:span text:style-name="T202"/></text:p>
      <text:p text:style-name="P423"><text:soft-page-break/>O <text:span text:style-name="T23">ruim</text:span> disso é que você terá que ir em <text:span text:style-name="T23">cada</text:span> tag e colocar a <text:span text:style-name="T290">alteração que deseja</text:span>, mesmo que seja a mesma <text:span text:style-name="T290">tag usada em outra parte do código</text:span>.<text:span text:style-name="T202"/></text:p>
      <text:p text:style-name="P321">Também, fazendo isso, acaba <text:span text:style-name="T23">poluindo</text:span> o HTML, o ideal é <text:span text:style-name="T23">separar</text:span> o que é estilo do que é conteúdo.<text:span text:style-name="T202"/></text:p>
      <text:p text:style-name="P321"/>
      <text:p text:style-name="P321">Em suma, o método <text:span text:style-name="T23">inline</text:span> não é usado no geral, mesmo que não seja errado ou obsoleto. Usa-se mais quando é alguma alteração <text:span text:style-name="T23">muito pontual </text:span>e pequena no código.<text:span text:style-name="T202"/></text:p>
      <text:p text:style-name="P321"/>
      <text:p text:style-name="P322"><text:span text:style-name="T292">O </text:span><text:span text:style-name="Source_20_Text"><text:span text:style-name="T23">font-size: 1.5em</text:span></text:span><text:span text:style-name="T23">:</text:span> <text:span text:style-name="T292">esse </text:span><text:span text:style-name="Source_20_Text"><text:span text:style-name="T49">em</text:span></text:span><text:span text:style-name="T292"> é referente ao </text:span><text:span text:style-name="Source_20_Text"><text:span text:style-name="T49">20px</text:span></text:span><text:span text:style-name="T292"> colocado no </text:span><text:span text:style-name="Source_20_Text"><text:span text:style-name="T292">&lt;body&gt;</text:span></text:span><text:span text:style-name="T292">, ou seja, o tamanho da fonte será 1.5 do valor padrão ditado, que é </text:span><text:span text:style-name="Source_20_Text"><text:span text:style-name="T292">20px</text:span></text:span><text:span text:style-name="T292">.</text:span><text:span text:style-name="T202"/></text:p>
      <text:p text:style-name="P322"/>
      <text:p text:style-name="P322"/>
      <text:p text:style-name="P322"/>
      <text:h text:style-name="P351" text:outline-level="1"><text:span text:style-name="T161">Capítulo 12 Aula 2 – Estilos CSS internos</text:span><text:span text:style-name="T202"/></text:h>
      <text:p text:style-name="P91"><text:span text:style-name="Source_20_Text"><text:span text:style-name="T179">Visualizar a pasta ex0</text:span></text:span><text:span text:style-name="Source_20_Text"><text:span text:style-name="T180">1</text:span></text:span><text:span text:style-name="Source_20_Text"><text:span text:style-name="T183">4</text:span></text:span></text:p>
      <text:p text:style-name="P91"><text:span text:style-name="Source_20_Text"/></text:p>
      <text:p text:style-name="P323">O CSS <text:span text:style-name="T23">interno</text:span> também é chamado de CSS <text:span text:style-name="T23">local</text:span>.<text:span text:style-name="T202"/></text:p>
      <text:p text:style-name="P323"/>
      <text:p text:style-name="P324">Na área <text:span text:style-name="Source_20_Text"><text:span text:style-name="T23">&lt;head&gt;</text:span></text:span>, acima ou abaixo do <text:span text:style-name="Source_20_Text">&lt;title&gt;</text:span>,será criado uma tag chamada <text:span text:style-name="Source_20_Text"><text:span text:style-name="T23">&lt;style&gt;</text:span></text:span>.<text:span text:style-name="T202"/></text:p>
      <text:p text:style-name="P324">Tudo que for escrito dentro da tag <text:span text:style-name="Source_20_Text"><text:span text:style-name="T23">&lt;style&gt;</text:span></text:span> será considerado CSS.<text:span text:style-name="T202"/></text:p>
      <text:p text:style-name="P324"/>
      <text:p text:style-name="P325">Dentro dele, vão ser criados <text:span text:style-name="T23">seletores</text:span> para configuração.<text:span text:style-name="T202"/></text:p>
      <text:p text:style-name="P325">Exemplo de seletor para o <text:span text:style-name="Source_20_Text">&lt;body&gt;</text:span>:<text:span text:style-name="T202"/></text:p>
      <text:p text:style-name="P325"/>
      <text:p text:style-name="Standard"><text:span text:style-name="Source_20_Text">body {</text:span><text:span text:style-name="T202"/></text:p>
      <text:p text:style-name="Standard"><text:span text:style-name="Source_20_Text"/></text:p>
      <text:p text:style-name="Standard"><text:span text:style-name="Source_20_Text">}</text:span><text:span text:style-name="T202"/></text:p>
      <text:p text:style-name="P325"/>
      <text:p text:style-name="P325">Tudo que colocar <text:span text:style-name="T23">dentro</text:span> dele, será aplicado ao <text:span text:style-name="Source_20_Text">&lt;</text:span><text:span text:style-name="Source_20_Text"><text:span text:style-name="T23">body&gt;</text:span></text:span>.<text:span text:style-name="T202"/></text:p>
      <text:p text:style-name="P325"/>
      <text:p text:style-name="Standard"><text:span text:style-name="Source_20_Text">&lt;style&gt;</text:span><text:span text:style-name="T202"/></text:p>
      <text:p text:style-name="Standard"><text:span text:style-name="Source_20_Text"><text:tab/>body {</text:span><text:span text:style-name="T202"/></text:p>
      <text:p text:style-name="Standard"><text:span text:style-name="Source_20_Text"><text:tab/>background-color:bisque;</text:span><text:span text:style-name="T202"/></text:p>
      <text:p text:style-name="Standard"><text:span text:style-name="Source_20_Text"><text:tab/>font-family: Arial, Helvetica, sans-serif;</text:span><text:span text:style-name="T202"/></text:p>
      <text:p text:style-name="Standard"><text:span text:style-name="Source_20_Text"><text:tab/>font-size: 20px;</text:span><text:span text:style-name="T202"/></text:p>
      <text:p text:style-name="Standard"><text:span text:style-name="Source_20_Text"><text:tab/>}</text:span><text:span text:style-name="T202"/></text:p>
      <text:p text:style-name="Standard"><text:span text:style-name="Source_20_Text"/></text:p>
      <text:p text:style-name="Standard"><text:span text:style-name="Source_20_Text"><text:tab/>h1 {</text:span><text:span text:style-name="T202"/></text:p>
      <text:p text:style-name="Standard"><text:span text:style-name="Source_20_Text"><text:tab/>color: rgb(112, 87, 57);</text:span><text:span text:style-name="T202"/></text:p>
      <text:p text:style-name="Standard"><text:span text:style-name="Source_20_Text"><text:tab/>}</text:span><text:span text:style-name="T202"/></text:p>
      <text:p text:style-name="Standard"><text:span text:style-name="Source_20_Text">&lt;/style&gt;</text:span><text:span text:style-name="T202"/></text:p>
      <text:p text:style-name="Standard"/>
      <text:p text:style-name="P326"><text:span text:style-name="Source_20_Text"><text:span text:style-name="T23">body</text:span></text:span> e <text:span text:style-name="Source_20_Text"><text:span text:style-name="T23">h1</text:span></text:span> são <text:span text:style-name="T23">seletores</text:span>.<text:span text:style-name="T202"/></text:p>
      <text:p text:style-name="P326"/>
      <text:p text:style-name="P327"><text:span text:style-name="Source_20_Text"><text:span text:style-name="T23">background-color:bisque;</text:span></text:span> <text:span text:style-name="T294">é uma </text:span><text:span text:style-name="T50">declaração</text:span><text:span text:style-name="T294">, </text:span><text:span text:style-name="T295">que é um conjunto de </text:span><text:span text:style-name="T51">propriedade</text:span><text:span text:style-name="T295"> e </text:span><text:span text:style-name="T51">valor</text:span><text:span text:style-name="T294"> (como tudo que tem dentro do seletor) onde:</text:span><text:span text:style-name="T202"/></text:p>
      <text:p text:style-name="P327"/>
      <text:p text:style-name="P327"><text:span text:style-name="Source_20_Text"><text:span text:style-name="T23">background-colo</text:span></text:span><text:span text:style-name="Source_20_Text"><text:span text:style-name="T50">r</text:span></text:span><text:span text:style-name="T294"> é uma propriedade</text:span><text:span text:style-name="T202"/></text:p>
      <text:p text:style-name="P327"><text:span text:style-name="Source_20_Text"><text:span text:style-name="T23">bisque</text:span></text:span> <text:span text:style-name="T294">é um valor</text:span><text:span text:style-name="T202"/></text:p>
      <text:p text:style-name="P327"><text:soft-page-break/><text:span text:style-name="T294">Sendo assim, </text:span>a <text:span text:style-name="T23">declaração</text:span> define a <text:span text:style-name="T23">propriedade</text:span> <text:span text:style-name="Source_20_Text">background-colo</text:span><text:span text:style-name="Source_20_Text"><text:span text:style-name="T294">r</text:span></text:span> com o <text:span text:style-name="T23">valor</text:span> <text:span text:style-name="Source_20_Text">bisque</text:span> para <text:span text:style-name="T23">todos</text:span> os elementos <text:span text:style-name="Source_20_Text">&lt;</text:span><text:span text:style-name="Source_20_Text"><text:span text:style-name="T294">body</text:span></text:span><text:span text:style-name="Source_20_Text">&gt;</text:span>.<text:span text:style-name="T202"/></text:p>
      <text:p text:style-name="P327"/>
      <text:p text:style-name="P432">Lembrando de <text:span text:style-name="T23">sempre</text:span> terminar uma declaração com <text:span text:style-name="T23">ponto-vírgula</text:span>.<text:span text:style-name="T202"/></text:p>
      <text:p text:style-name="P326"/>
      <text:p text:style-name="P325">Vemos aqui que, <text:span text:style-name="T23">antes</text:span> no inline, teríamos que alterar <text:span text:style-name="T294">as </text:span><text:span text:style-name="T293">declarações</text:span> dentro de cada tag <text:span text:style-name="Source_20_Text">&lt;h1&gt;</text:span>, agora com o <text:span text:style-name="T23">seletor</text:span>, tudo que for alterado nele, será alterado em <text:span text:style-name="T23">todas</text:span> as tags <text:span text:style-name="Source_20_Text">&lt;h1&gt;</text:span>.<text:span text:style-name="T202"/></text:p>
      <text:p text:style-name="P325"/>
      <text:p text:style-name="P328">Com estilos CSS <text:span text:style-name="T23">internos</text:span> o código fica <text:span text:style-name="T23">muito</text:span> mais organizado e entendível, além de facilitar <text:span text:style-name="T23">muito</text:span> a sua manutenção.<text:span text:style-name="T202"/></text:p>
      <text:p text:style-name="P328"/>
      <text:p text:style-name="P434">Uma <text:span text:style-name="T23">desvantagem</text:span> para CSS internos é que os estilos vão ocupar um espaço <text:span text:style-name="T23">muito</text:span> grande, então até chegar ao conteúdo no código, teria que rolar bastante. <text:span text:style-name="T296">Por isso se usa só se for criar um estilo </text:span><text:span text:style-name="T53">pequeno</text:span><text:span text:style-name="T296">.</text:span><text:span text:style-name="T202"/></text:p>
      <text:p text:style-name="P434">Outra <text:span text:style-name="T23">desvantagem</text:span> é que, por exemplo, se você tiver <text:span text:style-name="T23">trinta</text:span> páginas e quer a <text:span text:style-name="T23">mesma</text:span> configuração em todas, teria que <text:span text:style-name="T23">copiar</text:span> o <text:span text:style-name="Source_20_Text">&lt;style&gt;</text:span> e <text:span text:style-name="T23">colar</text:span> em cada página.<text:span text:style-name="T202"/></text:p>
      <text:p text:style-name="P328"/>
      <text:p text:style-name="P329">Se passar de <text:span text:style-name="T23">dois</text:span> documentos/páginas, é <text:span text:style-name="T23">melhor</text:span> usar a técnica seguinte.<text:span text:style-name="T202"/></text:p>
      <text:p text:style-name="P329"/>
      <text:p text:style-name="P329"/>
      <text:h text:style-name="P348" text:outline-level="1">Capítulo 12 Aula 3 – Estilos CSS externos<text:span text:style-name="T202"/></text:h>
      <text:p text:style-name="P92"><text:span text:style-name="Source_20_Text"><text:span text:style-name="T179">Visualizar a pasta ex0</text:span></text:span><text:span text:style-name="Source_20_Text"><text:span text:style-name="T180">1</text:span></text:span><text:span text:style-name="Source_20_Text"><text:span text:style-name="T184">5</text:span></text:span></text:p>
      <text:p text:style-name="P330"/>
      <text:p text:style-name="P331">Estilos CSS <text:span text:style-name="T23">externos</text:span> seria a parte da aplicação <text:span text:style-name="Source_20_Text">&lt;style&gt;</text:span> em um <text:span text:style-name="T23">outro arquivo</text:span>.<text:span text:style-name="T202"/></text:p>
      <text:p text:style-name="P331"/>
      <text:p text:style-name="P332"><text:span text:style-name="T23">Dica</text:span>: para <text:span text:style-name="T23">criar</text:span> um arquivo rapidamente, você pode <text:span text:style-name="T23">digitar</text:span> o nome que deseja na área onde ele deveria existir, <text:span text:style-name="T23">coloque</text:span> o mouse sobre o link ainda não criado, <text:span text:style-name="T23">segure o ctrl</text:span> e <text:span text:style-name="T23">clique</text:span> no link.<text:span text:style-name="T202"/></text:p>
      <text:p text:style-name="P332"/>
      <text:p text:style-name="P332">O VSCode vai dar uma mensagem perguntando se deseja criar, então basta <text:span text:style-name="T23">confirmar</text:span>.<text:span text:style-name="T202"/></text:p>
      <text:p text:style-name="P332">Exemplo:<text:span text:style-name="T202"/></text:p>
      <text:p text:style-name="P332"/>
      <text:p text:style-name="Standard"><text:span text:style-name="Source_20_Text">&lt;p&gt;&lt;a href="pagina02.html" target="_self"&gt;Ir para a página 2&lt;/a&gt;&lt;/p&gt;</text:span><text:span text:style-name="T202"/></text:p>
      <text:p text:style-name="P332"/>
      <text:p text:style-name="P332">No exemplo seria colocar o mouse sobre "pagina02.html", <text:span text:style-name="T23">segurar ctrl</text:span> e <text:span text:style-name="T23">clicar</text:span> nela.<text:span text:style-name="T202"/></text:p>
      <text:p text:style-name="P332"/>
      <text:p text:style-name="P332">Para <text:span text:style-name="T23">criar</text:span> um arquivo <text:span text:style-name="T23">externo</text:span> para o CSS somente, basta colocar <text:span text:style-name="T23">dentro</text:span> do <text:span text:style-name="Source_20_Text"><text:span text:style-name="T23">&lt;head&gt;</text:span></text:span> a palavra <text:span text:style-name="T23">link</text:span>, e então veja as sugestões e <text:span text:style-name="T23">escolha</text:span> a com CSS. <text:span text:style-name="T202"/></text:p>
      <text:p text:style-name="P332">Faça então o procedimento da <text:span text:style-name="T23">dica</text:span> citada acima.<text:span text:style-name="T202"/></text:p>
      <text:p text:style-name="P332"/>
      <text:p text:style-name="Standard"><text:span text:style-name="Source_20_Text">&lt;link rel="stylesheet" href="style.css"&gt;</text:span><text:span text:style-name="T202"/></text:p>
      <text:p text:style-name="P332"/>
      <text:p text:style-name="P333">Após o arquivo <text:span text:style-name="T23">style.css</text:span> ser criado (também pode ser criado da <text:span text:style-name="T23">mesma forma</text:span> como é criado o <text:span text:style-name="T23">index</text:span>, basta colocar o noque que desejar terminando com <text:span text:style-name="T23">.css</text:span>), recorte o conteúdo do <text:span text:style-name="Source_20_Text"><text:span text:style-name="T23">&lt;style&gt;</text:span></text:span><text:span text:style-name="T23"> </text:span>usando <text:span text:style-name="T23">ctrl + x</text:span> e o cole dentro desse arquivo novo.<text:span text:style-name="T202"/></text:p>
      <text:p text:style-name="P333"/>
      <text:p text:style-name="P333">Lembrando que essa tag <text:span text:style-name="Source_20_Text">&lt;style&gt;</text:span> <text:span text:style-name="T23">não</text:span> precisa ser usada no novo arquivo.<text:span text:style-name="T202"/></text:p>
      <text:p text:style-name="P334"/>
      <text:p text:style-name="P335">Costuma-se colocar no <text:span text:style-name="T23">início</text:span> do style.css algumas <text:span text:style-name="T23">regras</text:span>, elas começam com <text:span text:style-name="T23">@</text:span>.<text:span text:style-name="T202"/></text:p>
      <text:p text:style-name="P335"><text:soft-page-break/>Uma delas que se usa com frequência é a <text:span text:style-name="Source_20_Text"><text:span text:style-name="T23">@charset "UTF-8";</text:span></text:span><text:span text:style-name="T202"/></text:p>
      <text:p text:style-name="P335"/>
      <text:p text:style-name="P337"><text:span text:style-name="T202">O </text:span><text:span text:style-name="T23">mesmo link</text:span><text:span text:style-name="T202"> criado no </text:span><text:span text:style-name="T23">index</text:span><text:span text:style-name="T202"> (primeira página) </text:span><text:span text:style-name="T23">também</text:span><text:span text:style-name="T202"> será criado na pagina02.</text:span><text:span text:style-name="T202"/></text:p>
      <text:p text:style-name="P337"/>
      <text:p text:style-name="P337"><text:span text:style-name="T202">Lembrando que é usando o </text:span><text:span text:style-name="T23">mesmo</text:span><text:span text:style-name="T202"> arquivo CSS (no caso o arquivo style.css) </text:span><text:span text:style-name="T227">em cada página</text:span><text:span text:style-name="T202">, só em certos casos que se cria mais de um arquivo CSS.</text:span><text:span text:style-name="T202"/></text:p>
      <text:p text:style-name="P334"/>
      <text:p text:style-name="P336">Também pode colocar <text:span text:style-name="T23">mais de um link</text:span> em uma página, caso queria que certas páginas tenham estilos <text:span text:style-name="T23">extras</text:span>, que somente algumas páginas se beneficiarão.<text:span text:style-name="T202"/></text:p>
      <text:p text:style-name="P336">Esse <text:span text:style-name="T23">novo</text:span> link com um <text:span text:style-name="T23">novo</text:span> arquivo CSS, será <text:span text:style-name="T23">somado</text:span> ao arquivo principal na leitura do código.<text:span text:style-name="T202"/></text:p>
      <text:p text:style-name="P336"/>
      <text:p text:style-name="P338">Lembrando que pode usar as <text:span text:style-name="T23">três</text:span> formas de CSS (inline, interno e externo) ao <text:span text:style-name="T23">mesmo tempo</text:span><text:span text:style-name="T202">. </text:span><text:span text:style-name="T228">No exemplo vemos os tês sendo usados juntos.</text:span><text:span text:style-name="T202"/></text:p>
      <text:p text:style-name="P338"/>
      <text:p text:style-name="P443"><text:span text:style-name="T228">A </text:span><text:span text:style-name="T23">prioridade </text:span><text:span text:style-name="T202">na leitura do código ao usar os </text:span><text:span text:style-name="T23">três</text:span><text:span text:style-name="T202"> de uma vez é: </text:span><text:span text:style-name="T52">inline &gt; interno &gt; externo</text:span><text:span text:style-name="T229">.</text:span><text:span text:style-name="T20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45:12.861000000</meta:creation-date>
    <dc:date>2023-06-29T16:31:58.306000000</dc:date>
    <meta:editing-duration>P2DT7H59M34S</meta:editing-duration>
    <meta:editing-cycles>390</meta:editing-cycles>
    <meta:generator>LibreOffice/7.5.0.3$Windows_X86_64 LibreOffice_project/c21113d003cd3efa8c53188764377a8272d9d6de</meta:generator>
    <meta:document-statistic meta:table-count="0" meta:image-count="0" meta:object-count="0" meta:page-count="38" meta:paragraph-count="785" meta:word-count="10708" meta:character-count="63642" meta:non-whitespace-character-count="53515"/>
  </office:meta>
</office:document-meta>
</file>